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2" svg:font-family="FreeSans"/>
    <style:font-face style:name="Liberation Serif1" svg:font-family="'Liberation Serif', serif"/>
    <style:font-face style:name="Noto Sans CJK SC Regular1" svg:font-family="'Noto Sans CJK SC Regular'"/>
    <style:font-face style:name="FreeSans1" svg:font-family="FreeSans" style:font-family-generic="swiss"/>
    <style:font-face style:name="Liberation Serif" svg:font-family="'Liberation Serif'" style:font-family-generic="roman" style:font-pitch="variable"/>
    <style:font-face style:name="Albany" svg:font-family="Albany"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start" style:justify-single-word="false"/>
    </style:style>
    <style:style style:name="P2" style:family="paragraph" style:parent-style-name="Text_20_body">
      <style:paragraph-properties fo:text-align="justify" style:justify-single-word="false"/>
    </style:style>
    <style:style style:name="P3" style:family="paragraph" style:parent-style-name="Text_20_body">
      <style:paragraph-properties fo:margin-left="1cm" fo:margin-right="0cm" fo:text-indent="0cm" style:auto-text-indent="false"/>
    </style:style>
    <style:style style:name="P4" style:family="paragraph" style:parent-style-name="List_20_Heading">
      <style:paragraph-properties fo:margin-top="0cm" fo:margin-bottom="0.499cm" loext:contextual-spacing="false"/>
    </style:style>
    <style:style style:name="P5" style:family="paragraph" style:parent-style-name="Text_20_body">
      <style:text-properties fo:font-size="12pt" style:font-size-asian="12pt" style:font-size-complex="12pt"/>
    </style:style>
    <style:style style:name="P6" style:family="paragraph" style:parent-style-name="Text_20_body">
      <style:paragraph-properties fo:text-align="center" style:justify-single-word="false"/>
      <style:text-properties fo:font-size="12pt" style:font-size-asian="12pt" style:font-size-complex="12pt"/>
    </style:style>
    <style:style style:name="P7" style:family="paragraph" style:parent-style-name="Text_20_body">
      <style:text-properties fo:font-size="12pt" fo:language="en" fo:country="US" style:font-size-asian="12pt" style:font-size-complex="12pt"/>
    </style:style>
    <style:style style:name="P8" style:family="paragraph" style:parent-style-name="Text_20_body">
      <style:paragraph-properties fo:margin-top="0cm" fo:margin-bottom="0cm" loext:contextual-spacing="false"/>
    </style:style>
    <style:style style:name="P9" style:family="paragraph" style:parent-style-name="Text_20_body">
      <style:paragraph-properties fo:margin-top="0cm" fo:margin-bottom="0cm" loext:contextual-spacing="false"/>
      <style:text-properties fo:font-size="12pt" style:font-size-asian="12pt" style:font-size-complex="12pt"/>
    </style:style>
    <style:style style:name="P10" style:family="paragraph" style:parent-style-name="Text_20_body" style:master-page-name="HTML">
      <style:paragraph-properties style:page-number="auto"/>
      <style:text-properties fo:font-size="12pt" style:font-size-asian="12pt" style:font-size-complex="12pt"/>
    </style:style>
    <style:style style:name="P11" style:family="paragraph" style:parent-style-name="Text_20_body">
      <style:paragraph-properties fo:margin-left="1cm" fo:margin-right="0cm" fo:text-indent="0cm" style:auto-text-indent="false"/>
      <style:text-properties fo:font-size="12pt" style:font-size-asian="12pt" style:font-size-complex="12pt"/>
    </style:style>
    <style:style style:name="P12" style:family="paragraph" style:parent-style-name="Heading_20_1">
      <style:text-properties fo:font-size="12pt" style:font-size-asian="12pt" style:font-size-complex="12pt"/>
    </style:style>
    <style:style style:name="T1" style:family="text">
      <style:text-properties fo:language="en" fo:country="US"/>
    </style:style>
    <style:style style:name="T2" style:family="text">
      <style:text-properties fo:language="en" fo:country="US" fo:font-style="italic"/>
    </style:style>
    <style:style style:name="T3" style:family="text">
      <style:text-properties fo:font-style="italic"/>
    </style:style>
    <style:style style:name="T4" style:family="text">
      <style:text-properties fo:font-weight="bold"/>
    </style:style>
    <style:style style:name="T5" style:family="text">
      <style:text-properties fo:font-size="12pt" style:font-size-asian="12pt" style:font-size-complex="12pt"/>
    </style:style>
    <style:style style:name="T6" style:family="text">
      <style:text-properties fo:font-size="12pt" fo:language="en" fo:country="US" style:font-size-asian="12pt" style:font-size-complex="12pt"/>
    </style:style>
    <style:style style:name="T7" style:family="text">
      <style:text-properties fo:font-size="12pt" fo:font-style="italic" style:font-size-asian="12pt" style:font-size-complex="12pt"/>
    </style:style>
    <style:style style:name="T8" style:family="text">
      <style:text-properties fo:font-size="12pt" fo:font-weight="bold" style:font-size-asian="12pt" style:font-size-complex="12pt"/>
    </style:style>
    <style:style style:name="Sect1" style:family="section">
      <style:section-properties style:writing-mode="lr-tb"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o">
        <text:p text:style-name="P10"><office:annotation><dc:date>2018-09-15T15:29:01</dc:date><text:p>HTML: &lt;meta name="changed" content="00:00:00"&gt;</text:p></office:annotation><office:annotation><dc:date>2018-09-15T15:29:01</dc:date><text:p>HTML: &lt;meta name="created" content="00:00:00"&gt;</text:p></office:annotation><office:annotation><dc:date>2018-09-15T15:29:01</dc:date><text:p>HTML: &lt;meta name="changed" content="2018-09-15T15:14:54.957522545"&gt;</text:p></office:annotation><office:annotation><dc:date>2018-09-15T15:29:01</dc:date><text:p>HTML: &lt;meta name="created" content="00:00:00"&gt;</text:p></office:annotation><office:annotation><dc:date>2018-09-15T15:29:01</dc:date><text:p>HTML: &lt;meta name="changed" content="2018-09-15T14:45:10.509343465"&gt;</text:p></office:annotation><office:annotation><dc:date>2018-09-15T15:29:01</dc:date><text:p>HTML: &lt;meta name="created" content="00:00:00"&gt;</text:p></office:annotation><office:annotation><dc:date>2018-09-15T15:29:01</dc:date><text:p>HTML: &lt;meta name="changed" content="2018-09-15T14:42:09.337068893"&gt;</text:p></office:annotation><office:annotation><dc:date>2018-09-15T15:29:01</dc:date><text:p>HTML: &lt;meta name="created" content="00:00:00"&gt;</text:p></office:annotation><office:annotation><dc:date>2018-09-15T15:29:01</dc:date><text:p>HTML: &lt;meta name="changed" content="2018-09-14T13:26:27.313013546"&gt;</text:p></office:annotation><office:annotation><dc:date>2018-09-15T15:29:01</dc:date><text:p>HTML: &lt;meta name="created" content="00:00:00"&gt;</text:p></office:annotation><office:annotation><dc:date>2018-09-15T15:29:01</dc:date><text:p>HTML: &lt;meta name="changed" content="2018-09-13T22:38:49.531752036"&gt;</text:p></office:annotation></text:p>
        <text:section text:style-name="Sect1" text:name="calibre_link-8">
          <text:p text:style-name="P6">A Primeira Epístola de Paulo</text:p>
          <text:p text:style-name="P6">aos <text:line-break/>CORÍNTIOS</text:p>
          <text:p text:style-name="P5"> </text:p>
          <text:p text:style-name="P5"> </text:p>
          <text:p text:style-name="P5"> </text:p>
          <text:p text:style-name="P5"> </text:p>
          <text:p text:style-name="P5"> </text:p>
          <text:p text:style-name="P5"> </text:p>
          <text:p text:style-name="P5"> </text:p>
          <text:p text:style-name="P5"> </text:p>
          <text:p text:style-name="P5"> </text:p>
          <text:p text:style-name="P5"> </text:p>
          <text:p text:style-name="P6">A Manutenção da Ordem</text:p>
          <text:p text:style-name="P6">na Assembleia Local</text:p>
          <text:p text:style-name="P5"> </text:p>
          <text:p text:style-name="P5"> </text:p>
          <text:p text:style-name="P5"> </text:p>
          <text:p text:style-name="P5"> </text:p>
          <text:p text:style-name="P5">Bruce Anstey</text:p>
        </text:section>
        <text:section text:style-name="Sect1" text:name="calibre_link-3">
          <text:p text:style-name="P5"> </text:p>
          <text:p text:style-name="P5">A PRIMEIRA EPÍSTOLA DE PAULO AOS CORÍNTIOS – A Manutenção da Ordem na Assembleia Local</text:p>
          <text:p text:style-name="P5">Bruce Anstey</text:p>
          <text:p text:style-name="P5"> </text:p>
          <text:p text:style-name="P5">Originalmente publicado por:</text:p>
          <text:p text:style-name="Text_20_body"><text:a xlink:type="simple" xlink:href="http://christiantruthpublishing.blogspot.com.br/" text:style-name="Internet_20_link" text:visited-style-name="Visited_20_Internet_20_Link"><text:span text:style-name="T6">CHRISTIAN TRUTH PUBLISHING</text:span></text:a></text:p>
          <text:p text:style-name="P7">12048 – 59th Ave.</text:p>
          <text:p text:style-name="P7">Surrey, BC V3X 3L3</text:p>
          <text:p text:style-name="P7">CANADÁ</text:p>
          <text:p text:style-name="P5"><text:soft-page-break/> </text:p>
          <text:p text:style-name="P5"><text:span text:style-name="T1">Título do original em inglês: </text:span>“<text:span text:style-name="T1">THE FIRST EPISTLE OF PAUL TO THE CORINTHIANS—The Maintenance of Order in the Local Assembly</text:span>”</text:p>
          <text:p text:style-name="P5">Primeira edição – julho 2007</text:p>
          <text:p text:style-name="P5">Impresso no Canadá</text:p>
          <text:p text:style-name="P5"> </text:p>
          <text:p text:style-name="P5">Traduzido, publicado e distribuído no Brasil com autorização do autor por:</text:p>
          <text:p text:style-name="P5"> </text:p>
          <text:p text:style-name="Text_20_body"><text:a xlink:type="simple" xlink:href="https://www.verdadesvivas.com.br/" text:style-name="Internet_20_link" text:visited-style-name="Visited_20_Internet_20_Link"><text:span text:style-name="T5">ASSOCIAÇÃO VERDADES VIVAS</text:span></text:a><text:span text:style-name="T5">, uma associação sem fins lucrativos, cujo objetivo é divulgar o evangelho e a sã doutrina de nosso Senhor Jesus Cristo.</text:span></text:p>
          <text:p text:style-name="Text_20_body"><text:a xlink:type="simple" xlink:href="mailto:atendimento@verdadesvivas.com.br?subject=1a.%20Coríntios%20-%20Bruce%20Anstey" text:style-name="Internet_20_link" text:visited-style-name="Visited_20_Internet_20_Link"><text:span text:style-name="T5">Atendimento@verdadesvivas.com.br</text:span></text:a></text:p>
          <text:p text:style-name="P5"> </text:p>
          <text:p text:style-name="P5">Primeira edição em português – setembro 2018</text:p>
          <text:p text:style-name="P5">E-book versão 1.0</text:p>
          <text:p text:style-name="P5"> </text:p>
          <text:p text:style-name="P5">Abreviaturas utilizadas:</text:p>
          <text:p text:style-name="P5"> </text:p>
          <text:p text:style-name="P5">ARC – João Ferreira de Almeida – Corrigida e Revisada – SBB 1969</text:p>
          <text:p text:style-name="P5">ARA – João Ferreira de Almeida – Corrigida e Atualizada – SBB 1993</text:p>
          <text:p text:style-name="P5">ATB – João Ferreira de Almeida – Tradução Brasileira - 1917</text:p>
          <text:p text:style-name="P5">ACF – João Ferreira de Almeida – Corrigida Fiel – SBTB 1994</text:p>
          <text:p text:style-name="P5">AIBB – João Ferreira de Almeida – Imprensa Bíblica Brasileira - 1967</text:p>
          <text:p text:style-name="P5">JND – Tradução inglesa de John Nelson Darby</text:p>
          <text:p text:style-name="P5">KJV – Tradução inglesa King James</text:p>
          <text:p text:style-name="P5"> </text:p>
          <text:p text:style-name="P5">Todas as citações das Escrituras são da versão ARC, a não ser que outra esteja indicada.</text:p>
        </text:section>
        <text:section text:style-name="Sect1" text:name="calibre_link-18">
          <text:p text:style-name="P12">UM BREVE RESUMO DA EPÍSTOLA</text:p>
          <text:p text:style-name="Text_20_body"><text:span text:style-name="T5">Os </text:span><text:a xlink:type="simple" xlink:href="http://mysword.info/b?r=1Co_1" text:style-name="Internet_20_link" text:visited-style-name="Visited_20_Internet_20_Link"><text:span text:style-name="T5">capítulos 1-10:14</text:span></text:a><text:span text:style-name="T5"> tratam da assembleia sob o aspecto da </text:span><text:span text:style-name="T7">casa de Deus</text:span><text:span text:style-name="T5"> e lidam com as coisas que dizem respeito à </text:span><text:span text:style-name="T7">santidade</text:span><text:span text:style-name="T5"> da assembleia local.</text:span></text:p>
          <text:p text:style-name="Text_20_body"><text:span text:style-name="T5">Os capítulos </text:span><text:a xlink:type="simple" xlink:href="http://mysword.info/b?r=1Co_10" text:style-name="Internet_20_link" text:visited-style-name="Visited_20_Internet_20_Link"><text:span text:style-name="T5">10:15–16:24</text:span></text:a><text:span text:style-name="T5"> tratam da assembleia sob o aspecto do </text:span><text:span text:style-name="T7">corpo de Cristo</text:span><text:span text:style-name="T5"> e lidam com os </text:span><text:span text:style-name="T7">privilégios</text:span><text:span text:style-name="T5"> da assembleia local.</text:span></text:p>
          <text:p text:style-name="P5">~~~~~~~~~~~~~~~~~~~~</text:p>
          <text:p text:style-name="Text_20_body"><text:soft-page-break/><text:span text:style-name="T5">Os </text:span><text:a xlink:type="simple" xlink:href="http://mysword.info/b?r=1Co_1" text:style-name="Internet_20_link" text:visited-style-name="Visited_20_Internet_20_Link"><text:span text:style-name="T5">capítulos 1</text:span></text:a><text:span text:style-name="T5">-6 tratam das coisas entre os coríntios que foram relatadas ao apóstolo (</text:span><text:a xlink:type="simple" xlink:href="http://mysword.info/b?r=1Co_1:11" text:style-name="Internet_20_link" text:visited-style-name="Visited_20_Internet_20_Link"><text:span text:style-name="T5">1 Co 1:11</text:span></text:a><text:span text:style-name="T5">).</text:span></text:p>
          <text:p text:style-name="Text_20_body"><text:span text:style-name="T5">Os </text:span><text:a xlink:type="simple" xlink:href="http://mysword.info/b?r=1Co_7" text:style-name="Internet_20_link" text:visited-style-name="Visited_20_Internet_20_Link"><text:span text:style-name="T5">capítulos 7</text:span></text:a><text:span text:style-name="T5">-11:16 tratam das perguntas que os coríntios fizeram por escrito ao apóstolo (</text:span><text:a xlink:type="simple" xlink:href="http://mysword.info/b?r=1Co_7:1" text:style-name="Internet_20_link" text:visited-style-name="Visited_20_Internet_20_Link"><text:span text:style-name="T5">1 Co 7:1</text:span></text:a><text:span text:style-name="T5">).</text:span></text:p>
          <text:p text:style-name="Text_20_body"><text:span text:style-name="T5">Os </text:span><text:a xlink:type="simple" xlink:href="http://mysword.info/b?r=1Co_11" text:style-name="Internet_20_link" text:visited-style-name="Visited_20_Internet_20_Link"><text:span text:style-name="T5">capítulos 11</text:span></text:a><text:span text:style-name="T5">:17-16:23 lidam com mais coisas que foram relatadas ao apóstolo relativas ao funcionamento da Assembleia (</text:span><text:a xlink:type="simple" xlink:href="http://mysword.info/b?r=1Co_11:18" text:style-name="Internet_20_link" text:visited-style-name="Visited_20_Internet_20_Link"><text:span text:style-name="T5">1 Co. 11:18</text:span></text:a><text:span text:style-name="T5">).</text:span></text:p>
          <text:p text:style-name="P5">~~~~~~~~~~~~~~~~~~~~</text:p>
          <text:p text:style-name="Text_20_body"><text:span text:style-name="T5">Também vemos os três inimigos do Cristão trabalhando nos </text:span><text:a xlink:type="simple" xlink:href="http://mysword.info/b?r=1Co_1" text:style-name="Internet_20_link" text:visited-style-name="Visited_20_Internet_20_Link"><text:span text:style-name="T5">capítulos 1</text:span></text:a><text:span text:style-name="T5">–10.</text:span></text:p>
          <text:p text:style-name="P8"><text:a xlink:type="simple" xlink:href="http://mysword.info/b?r=1Co_1" text:style-name="Internet_20_link" text:visited-style-name="Visited_20_Internet_20_Link"><text:span text:style-name="T5">Capítulos 1</text:span></text:a><text:span text:style-name="T5">-4 – A sabedoria do mundo. </text:span></text:p>
          <text:p text:style-name="P8"><text:a xlink:type="simple" xlink:href="http://mysword.info/b?r=1Co_5" text:style-name="Internet_20_link" text:visited-style-name="Visited_20_Internet_20_Link"><text:span text:style-name="T5">Capítulos 5</text:span></text:a><text:span text:style-name="T5">-7 – As concupiscências da carne. </text:span></text:p>
          <text:p text:style-name="Text_20_body"><text:a xlink:type="simple" xlink:href="http://mysword.info/b?r=1Co_8" text:style-name="Internet_20_link" text:visited-style-name="Visited_20_Internet_20_Link"><text:span text:style-name="T5">Capítulos 8</text:span></text:a><text:span text:style-name="T5">-10 – O poder do diabo (demônios). </text:span></text:p>
          <text:p text:style-name="P5"> </text:p>
          <text:p text:style-name="P5">O apóstolo mostra como essas três coisas podem destruir uma assembleia local e dá o remédio de Deus para lidar com elas.</text:p>
          <text:p text:style-name="P5"/>
        </text:section>
        <text:section text:style-name="Sect1" text:name="calibre_link-46">
          <text:p text:style-name="P5"> </text:p>
          <text:p text:style-name="P5">A PRIMEIRA EPÍSTOLA DE PAULO AOS <text:line-break/>CORÍNTIOS</text:p>
          <text:p text:style-name="P12">A MANUTENÇÃO DA ORDEM NA ASSEMBLEIA LOCAL</text:p>
          <text:p text:style-name="P5">Graves desordens existiam na assembleia em Corinto, e essas foram o motivo para o escrever da epístola. O apóstolo Paulo tinha estado com os coríntios por 18 meses e certamente não teria permitido que essas coisas acontecessem enquanto estava lá. É razoável supor, portanto, que as coisas na assembleia em Corinto se deterioraram significativamente.</text:p>
          <text:p text:style-name="Text_20_body"><text:span text:style-name="T5">Paulo preferiu escrever aos coríntios sobre os problemas em seu meio, em vez de visitá-los pessoalmente. Se tivesse ido à Corinto, ele teria de usar sua autoridade apostólica como uma vara de correção e julgar muitos deles que estavam em falha (</text:span><text:a xlink:type="simple" xlink:href="http://mysword.info/b?r=1Co_4:21" text:style-name="Internet_20_link" text:visited-style-name="Visited_20_Internet_20_Link"><text:span text:style-name="T5">1 Co 4:21</text:span></text:a><text:span text:style-name="T5">). Portanto, em misericórdia, ele ficou de longe e lhes escreveu e esperou que Deus produzisse neles arrependimento por meio do qual acertariam as coisas que estavam em desordem (</text:span><text:a xlink:type="simple" xlink:href="http://mysword.info/b?r=2Co_1:23" text:style-name="Internet_20_link" text:visited-style-name="Visited_20_Internet_20_Link"><text:span text:style-name="T5">2 Co 1:23</text:span></text:a><text:span text:style-name="T5">). Por isso, a epístola trata várias questões relativas à ordem interna da assembleia local, bem como sua responsabilidade pública. Ela considera a assembleia de Deus em seus privilégios e responsabilidades na Terra e apresenta a ordem indicada por Deus para o seu funcionamento normal. Assim, somos supridos com discernimento divino para a manutenção da ordem em uma assembleia Cristã local.</text:span></text:p>
          <text:p text:style-name="Heading_20_1"><text:span text:style-name="T5">A INTRODUÇÃO À EPÍSTOLA <text:line-break/>(</text:span><text:a xlink:type="simple" xlink:href="http://mysword.info/b?r=1Co_1:1-9" text:style-name="Internet_20_link" text:visited-style-name="Visited_20_Internet_20_Link"><text:span text:style-name="T5">1 Co 1:1-9</text:span></text:a><text:span text:style-name="T5">)</text:span></text:p>
          <text:p text:style-name="Text_20_body"><text:a xlink:type="simple" xlink:href="http://mysword.info/b?r=1Co_1:1-2" text:style-name="Internet_20_link" text:visited-style-name="Visited_20_Internet_20_Link"><text:span text:style-name="T5">Vs. 1-2</text:span></text:a><text:span text:style-name="T5"> – Paulo estabelece seu apostolado já no início para que os santos em Corinto entendessem claramente que as coisas que estavam prestes a escrever, sobre as desordens em meio deles, não eram preconceitos pessoais, mas determinações apostólicas vindas do Senhor (</text:span><text:a xlink:type="simple" xlink:href="http://mysword.info/b?r=1Co_14:37" text:style-name="Internet_20_link" text:visited-style-name="Visited_20_Internet_20_Link"><text:span text:style-name="T5">1 Co 14:37</text:span></text:a><text:span text:style-name="T5">).</text:span></text:p>
          <text:p text:style-name="P5"><text:soft-page-break/>As instruções que ele dá não se aplicam apenas à assembleia em Corinto, mas também a “<text:span text:style-name="T4">todos os que em </text:span>todo <text:span text:style-name="T4">lugar invocam o nome de Jesus Cristo, nosso Senhor”</text:span>. Isso significa que a epístola é aplicável a todas as assembleias Cristãs, tanto as daquela época como as de agora. Sendo escrita de forma corretiva, somos instruídos sobre como devemos lidar com tais problemas se surgirem na Igreja hoje em dia.</text:p>
          <text:p text:style-name="P12">DEZ DESORDENS TRATADAS E CORRIGIDAS</text:p>
          <text:p text:style-name="P5">Paulo passa a corrigir pelo menos <text:span text:style-name="T3">dez</text:span> desordens na assembleia em Corinto. Assim, em suas observações, somos supridos por uma exposição composta do que deveria caracterizar uma assembleia local de Cristãos. As desordens são:</text:p>
          <text:p text:style-name="P9">Falha em manter a unidade na assembleia. </text:p>
          <text:p text:style-name="P9">Falha em julgar o mal moral na assembleia. </text:p>
          <text:p text:style-name="P9">Falha em resolver disputas pessoais. </text:p>
          <text:p text:style-name="P9">Falha em compreender a liberdade Cristã em relação à moralidade. </text:p>
          <text:p text:style-name="P9">Falha em compreender a liberdade Cristã em relação à idolatria. </text:p>
          <text:p text:style-name="P9">Falha em compreender a autoridade e seu sinal. </text:p>
          <text:p text:style-name="P9">Falha em ter sobriedade à Ceia do Senhor. </text:p>
          <text:p text:style-name="P9">Falha em compreender a natureza e uso de dons. </text:p>
          <text:p text:style-name="P9">Falha em manter a sã doutrina. </text:p>
          <text:p text:style-name="P5">Falha em relação às coletas. </text:p>
          <text:p text:style-name="Text_20_body"><text:a xlink:type="simple" xlink:href="http://mysword.info/b?r=1Co_1:3-9" text:style-name="Internet_20_link" text:visited-style-name="Visited_20_Internet_20_Link"><text:span text:style-name="T5">Vs. 3-9</text:span></text:a><text:span text:style-name="T5"> – Antes de se envolver naquelas coisas que precisavam de correção, o apóstolo louva os coríntios por tudo que havia de Deus entre eles. Isso tornaria os coríntios mais dispostos a receber suas admoestações que se seguiriam. Este é um princípio que faríamos bem em prestar atenção. O amor Cristão elogiará, se possível, antes de corrigir.</text:span></text:p>
        </text:section>
        <text:section text:style-name="Sect1" text:name="calibre_link-32">
          <text:p text:style-name="Heading_20_1"><text:span text:style-name="T5">1) FALHA EM MANTER A UNIDADE NA ASSEMBLEIA <text:line-break/>(</text:span><text:a xlink:type="simple" xlink:href="http://mysword.info/b?r=1Co_1:10" text:style-name="Internet_20_link" text:visited-style-name="Visited_20_Internet_20_Link"><text:span text:style-name="T5">Caps. 1:10</text:span></text:a><text:span text:style-name="T5">-4:21)</text:span></text:p>
          <text:p text:style-name="Heading_20_1"><text:span text:style-name="T5">As Características da Divisão <text:line-break/>(</text:span><text:a xlink:type="simple" xlink:href="http://mysword.info/b?r=1Co_1:10-16" text:style-name="Internet_20_link" text:visited-style-name="Visited_20_Internet_20_Link"><text:span text:style-name="T5">1 Co. 1:10-16</text:span></text:a><text:span text:style-name="T5">)</text:span></text:p>
          <text:p text:style-name="Text_20_body"><text:a xlink:type="simple" xlink:href="http://mysword.info/b?r=1Co_1:10-16" text:style-name="Internet_20_link" text:visited-style-name="Visited_20_Internet_20_Link"><text:span text:style-name="T5">Vs. 10-16</text:span></text:a><text:span text:style-name="T5"> – Paulo tinha ouvido falar que havia partidos na assembleia local em Corinto e imediatamente se volta para resolver esse problema. Era necessário corrigir primeiro esta desordem, pois sem estar a unidade restaurada na assembleia não haveria poder para lidar com os outros males que precisavam ser julgados. Tomar decisões de assembleia seria quase impossível se a assembleia permanecesse em um estado dividido.</text:span></text:p>
          <text:p text:style-name="P5">Os coríntios estavam andando como homens carnais e imersos no mundo ao seu redor, que estava cheio de escolas de opinião lideradas por vários filósofos. De maneira semelhante, eles formaram diferentes partidos na assembleia sob a liderança de certos homens dotados e se organizaram em torno deles de acordo com suas preferências pessoais. No entanto, essa ideia mundana ameaçava o testemunho público da unidade da assembleia em Corinto. Este era um problema comum no mundo e o pensamento mundano estava entrando na assembleia.</text:p>
          <text:p text:style-name="Text_20_body"><text:a xlink:type="simple" xlink:href="http://mysword.info/b?r=1Co_1:10" text:style-name="Internet_20_link" text:visited-style-name="Visited_20_Internet_20_Link"><text:span text:style-name="T5">V. 10</text:span></text:a><text:span text:style-name="T5"> – Paulo começa rogando aos coríntios em “</text:span><text:span text:style-name="T8">nome de nosso Senhor Jesus Cristo”</text:span><text:span text:style-name="T5"> que esse </text:span><text:soft-page-break/><text:span text:style-name="T5">não fosse o caso entre eles, e que procurassem corrigir o problema imediatamente. Ao trazer o nome do Senhor, como o fez, estava mostrando que não era apenas sua ideia para com eles, mas que era a vontade do Senhor (</text:span><text:a xlink:type="simple" xlink:href="http://mysword.info/b?r=1Co_14:37" text:style-name="Internet_20_link" text:visited-style-name="Visited_20_Internet_20_Link"><text:span text:style-name="T5">1 Co 14:37</text:span></text:a><text:span text:style-name="T5">). E se continuassem como estavam, claramente não estariam vivendo sob a autoridade do Senhorio de Cristo.</text:span></text:p>
          <text:p text:style-name="Text_20_body"><text:span text:style-name="T5">Paulo lhes diz que, para que uma assembleia exista em um estado saudável, não pode haver “</text:span><text:span text:style-name="T8">dissenções</text:span><text:span text:style-name="T5"> [</text:span><text:span text:style-name="T8">cismas</text:span><text:span text:style-name="T5">]” (a mesma palavra no grego) entre eles. Isso se refere a um partido </text:span><text:span text:style-name="T7">interno</text:span><text:span text:style-name="T5"> entre irmãos, mesmo que todos pudessem estar se reunindo exteriormente como uma só companhia (grupo). Então, ele diz que uma assembleia apropriadamente ordenada, de acordo com a vontade de Deus seria “</text:span><text:span text:style-name="T8">unida em um mesmo sentido </text:span><text:span text:style-name="T5">[</text:span><text:span text:style-name="T8">mente </text:span><text:span text:style-name="T5">- JND] </text:span><text:span text:style-name="T8">e em um mesmo parecer </text:span><text:span text:style-name="T5">[</text:span><text:span text:style-name="T8">opinião</text:span><text:span text:style-name="T5"> – JND]”. Ao afirmar isso, Paulo procura alcançar a consciência deles e realmente demonstra como essas coisas se desenvolvem. As divisões entre o povo do Senhor começam com algo tão pequeno quanto as diferenças de “</text:span><text:span text:style-name="T8">opinião”</text:span><text:span text:style-name="T5"> e de pareceres (</text:span><text:a xlink:type="simple" xlink:href="http://mysword.info/b?r=1Co_1:10" text:style-name="Internet_20_link" text:visited-style-name="Visited_20_Internet_20_Link"><text:span text:style-name="T5">v. 10</text:span></text:a><text:span text:style-name="T5">). Essas diferenças levarão a “</text:span><text:span text:style-name="T8">contendas</text:span><text:span text:style-name="T5"> [</text:span><text:span text:style-name="T8">disputas</text:span><text:span text:style-name="T5"> – JND]” (</text:span><text:a xlink:type="simple" xlink:href="http://mysword.info/b?r=1Co_1:11" text:style-name="Internet_20_link" text:visited-style-name="Visited_20_Internet_20_Link"><text:span text:style-name="T5">v. 11</text:span></text:a><text:span text:style-name="T5">). E, se as contendas e disputas não forem julgadas, elas se desenvolverão em “</text:span><text:span text:style-name="T8">divisões</text:span><text:span text:style-name="T5"> [</text:span><text:span text:style-name="T8">cismas</text:span><text:span text:style-name="T5">]” (</text:span><text:a xlink:type="simple" xlink:href="http://mysword.info/b?r=1Co_1:12-13" text:style-name="Internet_20_link" text:visited-style-name="Visited_20_Internet_20_Link"><text:span text:style-name="T5">vs. 12–13</text:span></text:a><text:span text:style-name="T5">).</text:span></text:p>
          <text:p text:style-name="Text_20_body"><text:span text:style-name="T5">Mais adiante, na epístola, Paulo diz aos coríntios que as “</text:span><text:span text:style-name="T8">divisões</text:span><text:span text:style-name="T5"> [</text:span><text:span text:style-name="T8">cismas</text:span><text:span text:style-name="T5">]”, se não julgadas, levarão a “</text:span><text:span text:style-name="T8">heresias</text:span><text:span text:style-name="T5"> [</text:span><text:span text:style-name="T8">seitas</text:span><text:span text:style-name="T5">]” (</text:span><text:a xlink:type="simple" xlink:href="http://mysword.info/b?r=1Co_11:18" text:style-name="Internet_20_link" text:visited-style-name="Visited_20_Internet_20_Link"><text:span text:style-name="T5">1 Co 11:18</text:span></text:a><text:span text:style-name="T5">–19). Isso é ainda mais sério. Uma seita ou heresia (a mesma palavra no grego) é uma divisão ou separação </text:span><text:span text:style-name="T7">Externa</text:span><text:span text:style-name="T5"> entre os santos, onde um grupo se separa e começa a se reunir de forma independente. Isso significava que o problema da divisão entre os santos de Corinto era um mal sério e que precisava ser corrigido imediatamente.</text:span></text:p>
          <text:p text:style-name="Text_20_body"><text:a xlink:type="simple" xlink:href="http://mysword.info/b?r=1Co_1:11" text:style-name="Internet_20_link" text:visited-style-name="Visited_20_Internet_20_Link"><text:span text:style-name="T5">V. 11</text:span></text:a><text:span text:style-name="T5"> – Esse problema entre eles não era apenas boato; Paulo indica a fonte da qual ele ouvira essas coisas. Era da “</text:span><text:span text:style-name="T8">casa de Cloe”</text:span><text:span text:style-name="T5">. Isso enfatiza um princípio que deve sempre ser aplicado ao lidar com problemas na assembleia – tudo deve ser feito “</text:span><text:span text:style-name="T8">por boca de duas ou três testemunhas”</text:span><text:span text:style-name="T5"> (</text:span><text:a xlink:type="simple" xlink:href="http://mysword.info/b?r=2Co_13:1" text:style-name="Internet_20_link" text:visited-style-name="Visited_20_Internet_20_Link"><text:span text:style-name="T5">2 Co 13:1</text:span></text:a><text:span text:style-name="T5">).</text:span></text:p>
          <text:p text:style-name="Text_20_body"><text:a xlink:type="simple" xlink:href="http://mysword.info/b?r=1Co_1:12-13" text:style-name="Internet_20_link" text:visited-style-name="Visited_20_Internet_20_Link"><text:span text:style-name="T5">Vs. 12-13</text:span></text:a><text:span text:style-name="T5"> – Os grupos ou divisões que se formaram entre os coríntios não eram, na verdade, em torno de “</text:span><text:span text:style-name="T8">Paulo”</text:span><text:span text:style-name="T5">, “</text:span><text:span text:style-name="T8">Apolo”</text:span><text:span text:style-name="T5"> e “</text:span><text:span text:style-name="T8">Cefas”</text:span><text:span text:style-name="T5"> (Pedro), embora Paulo use seu nome e de outros proeminentes trabalhadores. No </text:span><text:a xlink:type="simple" xlink:href="http://mysword.info/b?r=1Co_4:6" text:style-name="Internet_20_link" text:visited-style-name="Visited_20_Internet_20_Link"><text:span text:style-name="T5">capítulo 4:6</text:span></text:a><text:span text:style-name="T5"> ele menciona que propositalmente “</text:span><text:span text:style-name="T8">eu as apliquei figuradamente”</text:span><text:span text:style-name="T5"> (ATB) os nomes dos líderes no meio deles para si mesmo e para os outros servos do Senhor, a fim de mostrar seu ponto de vista aos coríntios. Usando tato espiritual e delicadeza, ele não queria identificar por nome as pessoas em torno de quem estavam se juntando, para que não dissessem que Paulo estava com ciúmes deles. Portanto, usou a si mesmo e Apolo, etc., apenas por ilustração. Sempre que faz referência a esses grupos e seus líderes, transfere a aplicação para si mesmo e para Apolo, </text:span><text:span text:style-name="T7">Etc.</text:span><text:span text:style-name="T5"> (</text:span><text:a xlink:type="simple" xlink:href="http://mysword.info/b?r=1Co_1:12" text:style-name="Internet_20_link" text:visited-style-name="Visited_20_Internet_20_Link"><text:span text:style-name="T5">1 Co 1:12</text:span></text:a><text:span text:style-name="T5">, </text:span><text:a xlink:type="simple" xlink:href="http://mysword.info/b?r=1Co_3:4" text:style-name="Internet_20_link" text:visited-style-name="Visited_20_Internet_20_Link"><text:span text:style-name="T5">3:4</text:span></text:a><text:span text:style-name="T5">, </text:span><text:a xlink:type="simple" xlink:href="http://mysword.info/b?r=1Co_3:22" text:style-name="Internet_20_link" text:visited-style-name="Visited_20_Internet_20_Link"><text:span text:style-name="T5">3:22</text:span></text:a><text:span text:style-name="T5">, </text:span><text:a xlink:type="simple" xlink:href="http://mysword.info/b?r=1Co_3:6" text:style-name="Internet_20_link" text:visited-style-name="Visited_20_Internet_20_Link"><text:span text:style-name="T5">4:6</text:span></text:a><text:span text:style-name="T5">). De todos os cismas em seu meio, “</text:span><text:span text:style-name="T8">eu de Cristo”</text:span><text:span text:style-name="T5"> era talvez o pior de todos, pois implicava que eles eram os únicos de Cristo!</text:span></text:p>
          <text:p text:style-name="Text_20_body"><text:a xlink:type="simple" xlink:href="http://mysword.info/b?r=1Co_1:14-17" text:style-name="Internet_20_link" text:visited-style-name="Visited_20_Internet_20_Link"><text:span text:style-name="T5">Vs. 14-17</text:span></text:a><text:span text:style-name="T5"> – Tais eram as inclinações dos coríntios que Paulo estava agradecido de que quando esteve entre eles, deixou que outros batizassem, para que não usassem de seu nome para formarem um partido em torno de si. No entanto, batizou “</text:span><text:span text:style-name="T8">Crispo e Gaio”</text:span><text:span text:style-name="T5"> e “</text:span><text:span text:style-name="T8">a casa de Estéfanas”</text:span><text:span text:style-name="T5">, os primeiros crentes naquela região (</text:span><text:a xlink:type="simple" xlink:href="http://mysword.info/b?r=1Co_16:15" text:style-name="Internet_20_link" text:visited-style-name="Visited_20_Internet_20_Link"><text:span text:style-name="T5">1 Co 16:15</text:span></text:a><text:span text:style-name="T5">). Depois disso, deixou que outros fizessem esse trabalho para que não parecesse que era o fundador de alguma nova seita. Este é um princípio sábio e deve ser aplicado hoje em dia no serviço Cristão. Aqueles que são proeminentes e dotados devem deixar certas tarefas para outros na obra do Senhor, de modo a tirar os holofotes de si mesmos. Isso ajudará a neutralizar quaisquer ideias que o povo do Senhor tenha de querer se reunir em torno de um único servo.</text:span></text:p>
          <text:p text:style-name="Heading_20_1"><text:soft-page-break/><text:span text:style-name="T5">A Causa da Divisão <text:line-break/>A intromissão da Sabedoria Humana na Assembleia <text:line-break/>(</text:span><text:a xlink:type="simple" xlink:href="http://mysword.info/b?r=1Co_1:17" text:style-name="Internet_20_link" text:visited-style-name="Visited_20_Internet_20_Link"><text:span text:style-name="T5">Caps. 1:17</text:span></text:a><text:span text:style-name="T5">-3:17)</text:span></text:p>
          <text:p text:style-name="Text_20_body"><text:span text:style-name="T5">Nos </text:span><text:a xlink:type="simple" xlink:href="http://mysword.info/b?r=1Co_1" text:style-name="Internet_20_link" text:visited-style-name="Visited_20_Internet_20_Link"><text:span text:style-name="T5">capítulos 1</text:span></text:a><text:span text:style-name="T5">:17-2:16, Paulo traça a causa de tais cismas entre os coríntios até sua origem – a intromissão da sabedoria humana na assembleia. Sendo convertidos do mundo, os coríntios trouxeram excesso de bagagem consigo. Os gregos tinham suas várias escolas de filosofia às quais eles se reuniam, e esses queridos santos achavam que no Cristianismo acontecia o mesmo. Mas estavam totalmente enganados. O triste fato é que tais coisas apenas levaram à formação de partidos entre eles. Sendo este o caso, Paulo passa a expor a futilidade da sabedoria do homem nas coisas de Deus.</text:span></text:p>
          <text:p text:style-name="Text_20_body"><text:a xlink:type="simple" xlink:href="http://mysword.info/b?r=1Co_1:17" text:style-name="Internet_20_link" text:visited-style-name="Visited_20_Internet_20_Link"><text:span text:style-name="T5">V. 17</text:span></text:a><text:span text:style-name="T5"> – “</text:span><text:span text:style-name="T8">A cruz de Cristo”</text:span><text:span text:style-name="T5"> é a resposta de Deus à sabedoria do mundo. O apóstolo aponta para a cruz para mostrar aos coríntios que ali toda sabedoria humana foi julgada por Deus e, portanto, não tem lugar na assembleia. (Não estamos nos referindo ao conhecimento que o homem adquiriu nos campos da ciência, medicina, tecnologia, etc., mas a assim chamada sabedoria do mundo e filosofias da vida – aquelas coisas que pertencem aos valores essenciais da vida – morais e espirituais).</text:span></text:p>
          <text:p text:style-name="P5">A cruz permanece como a prova suprema da loucura da sabedoria humana. Os homens, em sua assim chamada sabedoria, olharam para Cristo quando Ele veio a este mundo e não viram valor n’Ele, e clamaram por Sua crucificação! Paulo, portanto, não daria a ela qualquer lugar em sua pregação e ensino, e exortou os coríntios a fazerem o mesmo. Nem devemos dar a ela lugar em nosso ministério. A sabedoria deste mundo não tem lugar na assembleia. Se o evangelho for para ser comunicado por métodos da sabedoria do homem, então a cruz de Cristo é feita “<text:span text:style-name="T4">vã”</text:span> (“<text:span text:style-name="T4">sem efeito”</text:span> – KJV), porque o propósito da cruz é glorificar a Deus sobre a questão do pecado e executar julgamento sobre <text:span text:style-name="T3">tudo</text:span> o que é do homem na carne – incluindo sua, assim chamada, sabedoria. O evangelho anuncia que toda essa filosofia e sabedoria humanas foram julgadas na cruz; como então poderíamos implementá-las em nossa pregação e serviço para o Senhor?</text:p>
          <text:p text:style-name="P5">Para enfatizar isso, o apóstolo segue adiante mostrando a futilidade da sabedoria do homem:</text:p>
          <text:p text:style-name="P8"><text:span text:style-name="T5">Primeiramente, na comunicação do evangelho a </text:span><text:span text:style-name="T7">almas perdidas</text:span><text:span text:style-name="T5"> (</text:span><text:a xlink:type="simple" xlink:href="http://mysword.info/b?r=1Co_1:18-31" text:style-name="Internet_20_link" text:visited-style-name="Visited_20_Internet_20_Link"><text:span text:style-name="T5">1 Co 1:18-31</text:span></text:a><text:span text:style-name="T5">). </text:span></text:p>
          <text:p text:style-name="Text_20_body"><text:span text:style-name="T5">Em segundo lugar, no ensinamento da verdade de Deus aos </text:span><text:span text:style-name="T7">santos</text:span><text:span text:style-name="T5"> (</text:span><text:a xlink:type="simple" xlink:href="http://mysword.info/b?r=1Co_2:1-16" text:style-name="Internet_20_link" text:visited-style-name="Visited_20_Internet_20_Link"><text:span text:style-name="T5">1 Co 2:1-16</text:span></text:a><text:span text:style-name="T5">). </text:span></text:p>
          <text:p text:style-name="Heading_20_1"><text:span text:style-name="T5">A Futilidade da Sabedoria Humana em Ajudar.os Homens a Entender o Evangelho <text:line-break/>(</text:span><text:a xlink:type="simple" xlink:href="http://mysword.info/b?r=1Co_1:18-31" text:style-name="Internet_20_link" text:visited-style-name="Visited_20_Internet_20_Link"><text:span text:style-name="T5">1 Co. 1:18-31</text:span></text:a><text:span text:style-name="T5">)</text:span></text:p>
          <text:p text:style-name="Text_20_body"><text:a xlink:type="simple" xlink:href="http://mysword.info/b?r=1Co_1:18-20" text:style-name="Internet_20_link" text:visited-style-name="Visited_20_Internet_20_Link"><text:span text:style-name="T5">Vs. 18-20</text:span></text:a><text:span text:style-name="T5"> – A sabedoria e a filosofia humanas, seja ao comunicar o evangelho, seja ao recebê-lo, têm apenas impedido os homens de ver o valor da obra de Cristo na cruz. Paulo diz: “</text:span><text:span text:style-name="T8">a palavra da cruz é loucura para os que perecem”</text:span><text:span text:style-name="T5">. Os sábios deste mundo não veem a glória da Pessoa que foi nela pendurada, nem veem o amor de Deus que deu o Seu Filho para morrer ali. Eles não veem a santidade de Deus que exigiu tal sacrifício nem a completa ruína do homem que deve ser julgada. A sabedoria do mundo é, portanto, exposta como sendo sem valor e um obstáculo nas coisas divinas.</text:span></text:p>
          <text:p text:style-name="Text_20_body"><text:span text:style-name="T5">Alguns dos que ensinavam na assembleia em Corinto estavam tentando tornar o evangelho algo intelectualmente respeitável. Sua ocupação com a sabedoria do mundo os tornou preocupados com os aspectos da mensagem Cristã que fossem ofensivos aos filósofos e para o público em geral. Eles </text:span><text:soft-page-break/><text:span text:style-name="T5">não queriam abandonar a fé; só queriam redefini-la, para que fosse mais aceitável para os homens do mundo. Paulo mostra que simplesmente não se pode misturar as duas, pois elas são totalmente opostas. Os princípios, motivos e objetivos do homem são opostos aos de Deus e são apenas um obstáculo para se entender as coisas de Deus. A mente natural do homem nunca pode aprender a verdade de Deus, exceto pela revelação da Palavra de Deus (</text:span><text:a xlink:type="simple" xlink:href="http://mysword.info/b?r=Job_11:7" text:style-name="Internet_20_link" text:visited-style-name="Visited_20_Internet_20_Link"><text:span text:style-name="T5">Jó 11:7</text:span></text:a><text:span text:style-name="T5">; </text:span><text:a xlink:type="simple" xlink:href="http://mysword.info/b?r=1Co_2:14" text:style-name="Internet_20_link" text:visited-style-name="Visited_20_Internet_20_Link"><text:span text:style-name="T5">1 Co 2:14</text:span></text:a><text:span text:style-name="T5">). Portanto, na cruz, Deus destruiu “</text:span><text:span text:style-name="T8">a sabedoria dos sábios”</text:span><text:span text:style-name="T5"> ao executar julgamento sobre toda a ordem do homem segundo a carne. Agora pode ser dito: “</text:span><text:span text:style-name="T8">Onde está o sábio? Onde está o escriba? Onde está o inquiridor deste século?”</text:span><text:span text:style-name="T5"> Tudo foi posto de lado (</text:span><text:a xlink:type="simple" xlink:href="http://mysword.info/b?r=Rom_8:3" text:style-name="Internet_20_link" text:visited-style-name="Visited_20_Internet_20_Link"><text:span text:style-name="T5">Rm 8:3</text:span></text:a><text:span text:style-name="T5">).</text:span></text:p>
          <text:p text:style-name="Text_20_body"><text:a xlink:type="simple" xlink:href="http://mysword.info/b?r=1Co_1:21-25" text:style-name="Internet_20_link" text:visited-style-name="Visited_20_Internet_20_Link"><text:span text:style-name="T5">Vs. 21-25</text:span></text:a><text:span text:style-name="T5"> – Como o mundo pela sua sabedoria provou que não pode conhecer a Deus, Deus Se agradou em abençoar o homem em um princípio completamente diferente – a fé. Por meio da “</text:span><text:span text:style-name="T8">loucura da pregação”</text:span><text:span text:style-name="T5"> Ele iria agora “</text:span><text:span text:style-name="T8">salvar os crentes”</text:span><text:span text:style-name="T5">. Isso exalta “</text:span><text:span text:style-name="T8">o poder de Deus e a sabedoria de Deus”</text:span><text:span text:style-name="T5">. Não é que o mundo considera tola a forma de pregação, porque o mundo usa essa forma também; </text:span><text:span text:style-name="T7">o que</text:span><text:span text:style-name="T5"> é pregado que é loucura para eles.</text:span></text:p>
          <text:p text:style-name="Text_20_body"><text:a xlink:type="simple" xlink:href="http://mysword.info/b?r=1Co_1:26-29" text:style-name="Internet_20_link" text:visited-style-name="Visited_20_Internet_20_Link"><text:span text:style-name="T5">Vs. 26-29</text:span></text:a><text:span text:style-name="T5"> – A “</text:span><text:span text:style-name="T8">vocação”</text:span><text:span text:style-name="T5"> dos santos coríntios foi uma excelente prova desse exato ponto. Eles não eram da classe de grandes filósofos e sábios, nem ricos, nem famosos na sociedade – intelecto e posição na vida geralmente é um obstáculo para as pessoas. Paulo menciona três classes de pessoas importantes neste mundo que geralmente tropeçam no evangelho.</text:span></text:p>
          <text:p text:style-name="P5"> </text:p>
          <text:p text:style-name="P5">1) “<text:span text:style-name="T4">Sábios”</text:span> – o altamente educado (intelecto).</text:p>
          <text:p text:style-name="P5">2) “<text:span text:style-name="T4">Poderosos”</text:span> – os famosos e ricos (riquezas).</text:p>
          <text:p text:style-name="P5">3) “<text:span text:style-name="T4">Nobres”</text:span> – aqueles da alta sociedade, nobreza, <text:span text:style-name="T3">Etc.</text:span> (por nascimento).</text:p>
          <text:p text:style-name="P5"> </text:p>
          <text:p text:style-name="P5">Para ensinar a lição da futilidade da sabedoria humana, Deus propositalmente escolheu as pessoas “<text:span text:style-name="T4">loucas”</text:span>, “<text:span text:style-name="T4">fracas”</text:span>, “<text:span text:style-name="T4">vis”</text:span> e as “<text:span text:style-name="T4">desprezíveis”</text:span> deste mundo para possuir e comunicar Sua verdade. Desta forma, nenhum homem sábio na carne, caso se salve, teria algo em que se vangloriar.</text:p>
          <text:p text:style-name="Text_20_body"><text:bookmark text:name="(2)"/><text:bookmark text:name="(1)"/><text:a xlink:type="simple" xlink:href="http://mysword.info/b?r=1Co_1:30-31" text:style-name="Internet_20_link" text:visited-style-name="Visited_20_Internet_20_Link"><text:span text:style-name="T5">Vs. 30-31</text:span></text:a><text:span text:style-name="T5"> – O capítulo termina com o apóstolo falando de Cristo em glória, e o lugar do crente diante de Deus n’Ele. Isso é visto na expressão “</text:span><text:span text:style-name="T8">em Cristo Jesus”</text:span><text:span text:style-name="T5"> – ATB, que se refere a Ele ressuscitado e ascendido ao alto</text:span><text:a xlink:type="simple" xlink:href="#1" text:style-name="Internet_20_link" text:visited-style-name="Visited_20_Internet_20_Link"><text:span text:style-name="T5">(1)</text:span></text:a><text:span text:style-name="T5">. Ele é apresentado como a fonte da verdadeira “</text:span><text:span text:style-name="T8">sabedoria”</text:span><text:span text:style-name="T5">. Onde está a verdadeira sabedoria então? Está no Homem glorificado no céu! Não precisamos nos voltar para os sábios do mundo e seus princípios de filosofia ao buscarmos por sabedoria; nós a temos em Cristo. Não apenas o Cristão tem “</text:span><text:span text:style-name="T8">sabedoria”</text:span><text:span text:style-name="T5"> em Cristo, ele tem “</text:span><text:span text:style-name="T8">justiça”</text:span><text:span text:style-name="T5">, “</text:span><text:span text:style-name="T8">santificação”</text:span><text:span text:style-name="T5"> e “</text:span><text:span text:style-name="T8">redenção”</text:span><text:a xlink:type="simple" xlink:href="#2" text:style-name="Internet_20_link" text:visited-style-name="Visited_20_Internet_20_Link"><text:span text:style-name="T8">(</text:span></text:a><text:a xlink:type="simple" xlink:href="#2" text:style-name="Internet_20_link" text:visited-style-name="Visited_20_Internet_20_Link"><text:span text:style-name="T5">2)</text:span></text:a><text:span text:style-name="T5">. Precisamos de justiça? Nós a temos em Cristo (</text:span><text:a xlink:type="simple" xlink:href="http://mysword.info/b?r=2Co_5:21" text:style-name="Internet_20_link" text:visited-style-name="Visited_20_Internet_20_Link"><text:span text:style-name="T5">2 Co 5:21</text:span></text:a><text:span text:style-name="T5">). Precisamos de santificação e redenção? Nós as temos em Cristo (</text:span><text:a xlink:type="simple" xlink:href="http://mysword.info/b?r=Heb_10:10,14" text:style-name="Internet_20_link" text:visited-style-name="Visited_20_Internet_20_Link"><text:span text:style-name="T5">Hb 10:10, 14</text:span></text:a><text:span text:style-name="T5">; </text:span><text:a xlink:type="simple" xlink:href="http://mysword.info/b?r=Rom_8:23" text:style-name="Internet_20_link" text:visited-style-name="Visited_20_Internet_20_Link"><text:span text:style-name="T5">Rm 8:23</text:span></text:a><text:span text:style-name="T5">). Tudo o que precisamos está em Cristo! Não temos necessidade de olhar para fora d’Ele para nada. Portanto, se deve haver qualquer glória, esta deve estar em Cristo e no que temos n’Ele (</text:span><text:a xlink:type="simple" xlink:href="http://mysword.info/b?r=1Co_1:31" text:style-name="Internet_20_link" text:visited-style-name="Visited_20_Internet_20_Link"><text:span text:style-name="T5">v. 31</text:span></text:a><text:span text:style-name="T5">).</text:span></text:p>
          <text:p text:style-name="Text_20_body"><text:span text:style-name="T5">Por isso, o </text:span><text:a xlink:type="simple" xlink:href="http://mysword.info/b?r=1Co_1" text:style-name="Internet_20_link" text:visited-style-name="Visited_20_Internet_20_Link"><text:span text:style-name="T5">capítulo 1</text:span></text:a><text:span text:style-name="T5"> apresenta </text:span><text:span text:style-name="T7">Cristo na cruz</text:span><text:span text:style-name="T5"> (crucificado) como a declaração do julgamento de Deus sobre o homem na carne (</text:span><text:a xlink:type="simple" xlink:href="http://mysword.info/b?r=Rom_8:3" text:style-name="Internet_20_link" text:visited-style-name="Visited_20_Internet_20_Link"><text:span text:style-name="T5">Rm 8:3</text:span></text:a><text:span text:style-name="T5">). Também estabelece </text:span><text:span text:style-name="T7">Cristo em glória</text:span><text:span text:style-name="T5"> como a medida da posição do crente diante de Deus e suas bênçãos e recursos n’Ele (</text:span><text:a xlink:type="simple" xlink:href="http://mysword.info/b?r=Eph_1:3" text:style-name="Internet_20_link" text:visited-style-name="Visited_20_Internet_20_Link"><text:span text:style-name="T5">Ef 1:3</text:span></text:a><text:span text:style-name="T5">).</text:span></text:p>
          <text:p text:style-name="Heading_20_1"><text:soft-page-break/><text:span text:style-name="T5">A Futilidade da Sabedoria Humana em Ajudar os Santos a Aprenderem a Verdade de Deus <text:line-break/>(</text:span><text:a xlink:type="simple" xlink:href="http://mysword.info/b?r=1Co_2:1-6" text:style-name="Internet_20_link" text:visited-style-name="Visited_20_Internet_20_Link"><text:span text:style-name="T5">1 Co 2:1-6</text:span></text:a><text:span text:style-name="T5">)</text:span></text:p>
          <text:p text:style-name="Text_20_body"><text:span text:style-name="T5">No </text:span><text:a xlink:type="simple" xlink:href="http://mysword.info/b?r=1Co_2" text:style-name="Internet_20_link" text:visited-style-name="Visited_20_Internet_20_Link"><text:span text:style-name="T5">capítulo 2</text:span></text:a><text:span text:style-name="T5">, o apóstolo expõe a futilidade da sabedoria do homem ao ensinar a verdade aos santos. Assim como a sabedoria humana não pode ajudar uma pessoa a entender o evangelho (</text:span><text:a xlink:type="simple" xlink:href="http://mysword.info/b?r=1Co_1/" text:style-name="Internet_20_link" text:visited-style-name="Visited_20_Internet_20_Link"><text:span text:style-name="T5">1 Co 1</text:span></text:a><text:span text:style-name="T5">), também não pode ajudar o crente a aprender a verdade de Deus (</text:span><text:a xlink:type="simple" xlink:href="http://mysword.info/b?r=1Co_2/" text:style-name="Internet_20_link" text:visited-style-name="Visited_20_Internet_20_Link"><text:span text:style-name="T5">1 Co 2</text:span></text:a><text:span text:style-name="T5">). Paulo aponta para seu próprio ministério como uma demonstração disso. Ele não permitiu a carne em si mesmo e em seu ministério para que não houvesse nenhum obstáculo à operação do Espírito de Deus nas almas. Quando chegou a Corinto, não fez nenhum apelo ao homem natural recusando–se a usar a “</text:span><text:span text:style-name="T8">sublimidade de palavras”</text:span><text:span text:style-name="T5"> ou qualquer demonstração de sabedoria humana. Ele propositadamente evitou usar tais métodos para comunicar a verdade.</text:span></text:p>
          <text:p text:style-name="P8"><text:a xlink:type="simple" xlink:href="http://mysword.info/b?r=1Co_2:1" text:style-name="Internet_20_link" text:visited-style-name="Visited_20_Internet_20_Link"><text:span text:style-name="T5">V. 1</text:span></text:a><text:span text:style-name="T5"> – O estilo de sua pregação não era “</text:span><text:span text:style-name="T8">sublimidade de palavras”</text:span><text:span text:style-name="T5">. </text:span></text:p>
          <text:p text:style-name="P8"><text:a xlink:type="simple" xlink:href="http://mysword.info/b?r=1Co_2:2" text:style-name="Internet_20_link" text:visited-style-name="Visited_20_Internet_20_Link"><text:span text:style-name="T5">V. 2</text:span></text:a><text:span text:style-name="T5"> – O tema de sua pregação era “</text:span><text:span text:style-name="T8">Cristo crucificado”</text:span><text:span text:style-name="T5">. </text:span></text:p>
          <text:p text:style-name="P8"><text:a xlink:type="simple" xlink:href="http://mysword.info/b?r=1Co_2:3" text:style-name="Internet_20_link" text:visited-style-name="Visited_20_Internet_20_Link"><text:span text:style-name="T5">V. 3</text:span></text:a><text:span text:style-name="T5"> – O espírito que caracterizava a sua pregação era “</text:span><text:span text:style-name="T8">em fraqueza, em temor e em grande tremor”</text:span><text:span text:style-name="T5">. </text:span></text:p>
          <text:p text:style-name="P8"><text:a xlink:type="simple" xlink:href="http://mysword.info/b?r=1Co_2:4" text:style-name="Internet_20_link" text:visited-style-name="Visited_20_Internet_20_Link"><text:span text:style-name="T5">V. 4</text:span></text:a><text:span text:style-name="T5"> – A fonte de poder em sua pregação era “</text:span><text:span text:style-name="T8">o Espírito”</text:span><text:span text:style-name="T5">. </text:span></text:p>
          <text:p text:style-name="Text_20_body"><text:a xlink:type="simple" xlink:href="http://mysword.info/b?r=1Co_2:5" text:style-name="Internet_20_link" text:visited-style-name="Visited_20_Internet_20_Link"><text:span text:style-name="T5">V. 5</text:span></text:a><text:span text:style-name="T5"> – A finalidade de sua pregação era “</text:span><text:span text:style-name="T8">para que a vossa fé não se apoiasse em sabedoria dos homens, mas no poder de Deus”</text:span><text:span text:style-name="T5">. </text:span></text:p>
          <text:p text:style-name="Text_20_body"><text:a xlink:type="simple" xlink:href="http://mysword.info/b?r=1Co_2:6-9" text:style-name="Internet_20_link" text:visited-style-name="Visited_20_Internet_20_Link"><text:span text:style-name="T5">Vs. 6-9</text:span></text:a><text:span text:style-name="T5"> – Nos versículos iniciais do capítulo dois, Paulo se refere à sabedoria muitas vezes e em cada ocasião, para inteiramente desconsiderá-la. Podemos concluir disso que a sabedoria é algo que o Cristão deve desconfiar e evitar. Podemos pensar que a fé Cristã serve apenas para sentimentos e emoções de uma pessoa e não tem nada nela para o homem de pensamento. No entanto, Paulo não está dizendo isso. Ele disse: “</text:span><text:span text:style-name="T8">Nós falamos sabedoria</text:span><text:span text:style-name="T5">…” (</text:span><text:a xlink:type="simple" xlink:href="http://mysword.info/b?r=1Co_2:6" text:style-name="Internet_20_link" text:visited-style-name="Visited_20_Internet_20_Link"><text:span text:style-name="T5">v. 6</text:span></text:a><text:span text:style-name="T5">), o que mostra que a valorizava, mas era certo tipo de sabedoria a qual sustentava e procurava comunicar – a sabedoria divina, que é só encontrada em Cristo (</text:span><text:a xlink:type="simple" xlink:href="http://mysword.info/b?r=1Co_1:30" text:style-name="Internet_20_link" text:visited-style-name="Visited_20_Internet_20_Link"><text:span text:style-name="T5">1 Co 1:30</text:span></text:a><text:span text:style-name="T5">).</text:span></text:p>
          <text:p text:style-name="Text_20_body"><text:bookmark text:name="(3)"/><text:span text:style-name="T5">Além disso, ele procurou ministrar a verdadeira sabedoria de Deus “</text:span><text:span text:style-name="T8">entre os que são perfeitos”</text:span><text:span text:style-name="T5"> – aqueles que eram crentes maduros ou adultos</text:span><text:a xlink:type="simple" xlink:href="#3" text:style-name="Internet_20_link" text:visited-style-name="Visited_20_Internet_20_Link"><text:span text:style-name="T5">(3)</text:span></text:a><text:span text:style-name="T5">. Isso mostra que Paulo não ministraria a verdade para agradar a mente filosófica grega. Nem ministraria as coisas de Deus de uma maneira que agradasse ao Cristão carnal. Em vez disso, procurou alcançar aqueles que, dentre os que o ouviam, estavam andando de uma maneira espiritual, e permitir que esses ensinassem a outros, segundo sua aptidão para isso. Não obstante, há alguns hoje em dia que insistem que o ministério nas reuniões deveria estar no nível do mais jovem crente. Parece que querem que tudo seja mantido num nível não mais elevado que o da escola dominical. Mas essa não é a maneira de Paulo. Não é que se recusou a deixar cair “</text:span><text:span text:style-name="T8">alguns punhados”</text:span><text:span text:style-name="T5"> para os jovens em seu ministério (</text:span><text:a xlink:type="simple" xlink:href="http://mysword.info/b?r=Rut_2:16" text:style-name="Internet_20_link" text:visited-style-name="Visited_20_Internet_20_Link"><text:span text:style-name="T5">Rt 2:16</text:span></text:a><text:span text:style-name="T5">; </text:span><text:a xlink:type="simple" xlink:href="http://mysword.info/b?r=1Co_3:1-2" text:style-name="Internet_20_link" text:visited-style-name="Visited_20_Internet_20_Link"><text:span text:style-name="T5">1 Co 3:1–2</text:span></text:a><text:span text:style-name="T5">), mas o principal objetivo de sua obra de ensino era alcançar os crentes maduros em sua audiência (“</text:span><text:span text:style-name="T8">Os perfeitos”</text:span><text:span text:style-name="T5">). Se eles recebessem sua doutrina e fossem edificados nela, eles, por sua vez, poderiam ensiná-la a outros. Paulo instruiu Timóteo a fazer o mesmo. Disse-lhe para ensinar a verdade a “</text:span><text:span text:style-name="T8">homens fiéis”</text:span><text:span text:style-name="T5"> que ensinariam outros também (</text:span><text:a xlink:type="simple" xlink:href="http://mysword.info/b?r=2Ti_2:2" text:style-name="Internet_20_link" text:visited-style-name="Visited_20_Internet_20_Link"><text:span text:style-name="T5">2Tm 2:2</text:span></text:a><text:span text:style-name="T5">). Ministrar àqueles que eram “</text:span><text:span text:style-name="T8">perfeitos”</text:span><text:span text:style-name="T5"> não exigia uma maneira intelectual de falar, pois mesmo as verdades mais profundas da Bíblia podem ser ministradas de uma forma simples de maneira que todos que a desejem, possam entendê-la.</text:span></text:p>
          <text:p text:style-name="Text_20_body"><text:bookmark text:name="(4)"/><text:span text:style-name="T5">Ele disse que a sabedoria de Deus é “</text:span><text:span text:style-name="T8">oculta em mistério”</text:span><text:span text:style-name="T5">, que é um segredo que só pode ser conhecido se Deus revelá-lo (</text:span><text:a xlink:type="simple" xlink:href="http://mysword.info/b?r=1Co_2:7" text:style-name="Internet_20_link" text:visited-style-name="Visited_20_Internet_20_Link"><text:span text:style-name="T5">v. 7</text:span></text:a><text:span text:style-name="T5">). A procura filosófica do homem nunca pode encontrá-la (</text:span><text:a xlink:type="simple" xlink:href="http://mysword.info/b?r=Job_11:7" text:style-name="Internet_20_link" text:visited-style-name="Visited_20_Internet_20_Link"><text:span text:style-name="T5">Jó </text:span></text:a><text:soft-page-break/><text:a xlink:type="simple" xlink:href="http://mysword.info/b?r=Job_11:7" text:style-name="Internet_20_link" text:visited-style-name="Visited_20_Internet_20_Link"><text:span text:style-name="T5">11:7</text:span></text:a><text:span text:style-name="T5">). Os grandes do mundo (“</text:span><text:span text:style-name="T8">Os príncipes”</text:span><text:span text:style-name="T5">)</text:span><text:a xlink:type="simple" xlink:href="#4" text:style-name="Internet_20_link" text:visited-style-name="Visited_20_Internet_20_Link"><text:span text:style-name="T5">(4)</text:span></text:a><text:span text:style-name="T5"> provaram isso ao falhar em ver a sabedoria de Deus em Cristo e crucificaram “</text:span><text:span text:style-name="T8">o Senhor da glória”</text:span><text:span text:style-name="T5"> (</text:span><text:a xlink:type="simple" xlink:href="http://mysword.info/b?r=1Co_2:8" text:style-name="Internet_20_link" text:visited-style-name="Visited_20_Internet_20_Link"><text:span text:style-name="T5">v. 8</text:span></text:a><text:span text:style-name="T5">).</text:span></text:p>
          <text:p text:style-name="Text_20_body"><text:span text:style-name="T5">Paulo cita Isaías para provar que o modo do homem de adquirir sabedoria e conhecimento é totalmente inadequado nas coisas de Deus (</text:span><text:a xlink:type="simple" xlink:href="http://mysword.info/b?r=1Co_2:9" text:style-name="Internet_20_link" text:visited-style-name="Visited_20_Internet_20_Link"><text:span text:style-name="T5">v. 9</text:span></text:a><text:span text:style-name="T5">). Os homens têm três maneiras principais de aprender: o “</text:span><text:span text:style-name="T8">olho”</text:span><text:span text:style-name="T5"> – </text:span><text:span text:style-name="T7">Observação</text:span><text:span text:style-name="T5">; o “</text:span><text:span text:style-name="T8">ouvido”</text:span><text:span text:style-name="T5"> – </text:span><text:span text:style-name="T7">tradição</text:span><text:span text:style-name="T5"> (ouvir as coisas que foram transmitidas pelas gerações anteriores) e o “</text:span><text:span text:style-name="T8">coração”</text:span><text:span text:style-name="T5"> – </text:span><text:span text:style-name="T7">intuição</text:span><text:span text:style-name="T5"> (pelos instintos do coração). Mas observe que a passagem que ele cita está no negativo. “</text:span><text:span text:style-name="T8">O olho </text:span><text:span text:style-name="T5">não </text:span><text:span text:style-name="T8">viu, e o ouvido </text:span><text:span text:style-name="T5">não </text:span><text:span text:style-name="T8">ouviu, e </text:span><text:span text:style-name="T5">não </text:span><text:span text:style-name="T8">subiram ao coração do homem”</text:span><text:span text:style-name="T5">. Esses três métodos, por si mesmos, não podem encontrar a sabedoria de Deus. Assim, a verdade de Deus não é descoberta pelos sentidos naturais do homem, independentemente de quão aguçados possam ser em um indivíduo. Portanto, é inútil usar esses métodos para aprender a verdade.</text:span></text:p>
          <text:p text:style-name="Heading_20_1"><text:span text:style-name="T5">Como a Verdadeira Sabedoria é Adquirida <text:line-break/>(</text:span><text:a xlink:type="simple" xlink:href="http://mysword.info/b?r=1Co_2:7-16" text:style-name="Internet_20_link" text:visited-style-name="Visited_20_Internet_20_Link"><text:span text:style-name="T5">1 Co 2:7-16</text:span></text:a><text:span text:style-name="T5">)</text:span></text:p>
          <text:p text:style-name="Text_20_body"><text:span text:style-name="T5">A questão segue naturalmente: “Como então a verdadeira sabedoria é adquirida?” Na segunda metade do capítulo, Paulo mostra que a verdadeira sabedoria vem toda de Deus, que é a Sua fonte, e que só pode ser aprendida pelo poder do Espírito de Deus. Do </text:span><text:a xlink:type="simple" xlink:href="http://mysword.info/b?r=1Co_2:7-16" text:style-name="Internet_20_link" text:visited-style-name="Visited_20_Internet_20_Link"><text:span text:style-name="T5">versículo 7</text:span></text:a><text:span text:style-name="T5"> até o final do capítulo, ele traça uma série de coisas pelas quais Deus nos trouxe à verdade. Em </text:span><text:span text:style-name="T7">primeiro lugar</text:span><text:span text:style-name="T5">, ela foi “ordenada” (“</text:span><text:span text:style-name="T8">predeterminada”</text:span><text:span text:style-name="T5"> – JND) antes dos séculos terem começado – antes de tudo o que é natural ter sido criado. Uma vez que ela existia antes das coisas naturais, está completamente fora do alcance das coisas naturais. Por isso, os homens naturais, embora inteligentes, não a conhecem por instrução natural deles. A maior prova disso é que os “</text:span><text:span text:style-name="T8">príncipes deste mundo”</text:span><text:span text:style-name="T5"> crucificaram Cristo (</text:span><text:a xlink:type="simple" xlink:href="http://mysword.info/b?r=1Co_2:8" text:style-name="Internet_20_link" text:visited-style-name="Visited_20_Internet_20_Link"><text:span text:style-name="T5">v. 8</text:span></text:a><text:span text:style-name="T5">).</text:span></text:p>
          <text:p text:style-name="Text_20_body"><text:a xlink:type="simple" xlink:href="http://mysword.info/b?r=1Co_2:9" text:style-name="Internet_20_link" text:visited-style-name="Visited_20_Internet_20_Link"><text:span text:style-name="T5">V. 9</text:span></text:a><text:span text:style-name="T5">b – Em </text:span><text:span text:style-name="T7">segundo lugar</text:span><text:span text:style-name="T5">, a verdade de Deus tinha de ser “</text:span><text:span text:style-name="T8">preparada”</text:span><text:span text:style-name="T5"> para nós. Deus não poderia dar essas coisas preciosas aos homens, exceto sobre uma base justa, que foi colocada por Cristo realizando a redenção. Sua obra de redenção preparou o caminho para Deus trazê-la a nós.</text:span></text:p>
          <text:p text:style-name="Text_20_body"><text:a xlink:type="simple" xlink:href="http://mysword.info/b?r=1Co_2:10-12" text:style-name="Internet_20_link" text:visited-style-name="Visited_20_Internet_20_Link"><text:span text:style-name="T5">Vs. 10-12</text:span></text:a><text:span text:style-name="T5"> – Em </text:span><text:span text:style-name="T7">terceiro lugar</text:span><text:span text:style-name="T5">, o que foi ordenado e preparado para os homens redimidos exigiu o poder do Espírito de Deus para que lhes fosse entregue. Por isso, foi “</text:span><text:span text:style-name="T8">revelado”</text:span><text:span text:style-name="T5"> aos vasos especiais (os apóstolos) “</text:span><text:span text:style-name="T8">pelo Seu Espírito”</text:span><text:span text:style-name="T5">, que foram levantados com o propósito de levar a verdade aos santos</text:span><text:span text:style-name="T8">. “Nós</text:span><text:span text:style-name="T5"> [no-las]” no </text:span><text:a xlink:type="simple" xlink:href="http://mysword.info/b?r=1Co_2:10" text:style-name="Internet_20_link" text:visited-style-name="Visited_20_Internet_20_Link"><text:span text:style-name="T5">versículo 10</text:span></text:a><text:span text:style-name="T5"> se refere aos apóstolos. A eles foram dadas </text:span><text:span text:style-name="T7">revelações </text:span><text:span text:style-name="T5">especiais da verdade com o propósito de nos entregá-las, para que “</text:span><text:span text:style-name="T8">pudéssemos conhecer o que nos é dado gratuitamente por Deus”</text:span><text:span text:style-name="T5">. “</text:span><text:span text:style-name="T8">As profundezas de Deus”</text:span><text:span text:style-name="T5"> não são profecias, mas a verdade do mistério de Cristo e da Igreja, e todas as verdades relacionadas com a posição e prática Cristãs, que até então estiveram “</text:span><text:span text:style-name="T8">ocultas”</text:span><text:span text:style-name="T5"> no coração de Deus (</text:span><text:a xlink:type="simple" xlink:href="http://mysword.info/b?r=Eph_3:9" text:style-name="Internet_20_link" text:visited-style-name="Visited_20_Internet_20_Link"><text:span text:style-name="T5">Ef 3:9</text:span></text:a><text:span text:style-name="T5">; </text:span><text:a xlink:type="simple" xlink:href="http://mysword.info/b?r=col_1:26" text:style-name="Internet_20_link" text:visited-style-name="Visited_20_Internet_20_Link"><text:span text:style-name="T5">Cl 1:26</text:span></text:a><text:span text:style-name="T5">).</text:span></text:p>
          <text:p text:style-name="Text_20_body"><text:a xlink:type="simple" xlink:href="http://mysword.info/b?r=1Co_2:13" text:style-name="Internet_20_link" text:visited-style-name="Visited_20_Internet_20_Link"><text:span text:style-name="T5">V. 13</text:span></text:a><text:span text:style-name="T5"> – Em </text:span><text:span text:style-name="T7">quarto lugar</text:span><text:span text:style-name="T5">, os meios pelos quais os apóstolos comunicavam a verdade aos santos era por meio de “</text:span><text:span text:style-name="T8">palavras”</text:span><text:span text:style-name="T5"> divinamente dadas. Não são necessariamente as palavras que homens sábios intelectuais do mundo usariam, “</text:span><text:span text:style-name="T8">mas com aquelas ensinadas pelo Espírito, comunicando coisas espirituais por meios espirituais”</text:span><text:span text:style-name="T5"> (JND). Os apóstolos, independentemente de quão piedosos e dotados fossem, eram apenas homens com limitações humanas. Eles não tinham poder em si mesmos para transmitir a verdade aos santos na absoluta fidelidade e perfeição em que lhes fora revelada. Por isso, uma ação adicional do Espírito era necessária. Os “</text:span><text:span text:style-name="T8">meios”</text:span><text:span text:style-name="T5"> espirituais pelos quais eles comunicaram a verdade são </text:span><text:span text:style-name="T7">inspiração divina</text:span><text:span text:style-name="T5">. Na Igreja primitiva, os apóstolos tornaram </text:span><text:soft-page-break/><text:span text:style-name="T5">a verdade conhecida aos santos pelo ministério oral, mas também foram, por inspiração, levados a escrevê-la para nós nas Escrituras do Novo Testamento. Isso é chamado de “inspiração verbal”, que é o pensamento de Deus transmitido em “</text:span><text:span text:style-name="T8">palavras”</text:span><text:span text:style-name="T5"> escolhidas por Deus. Alguns pensaram que “</text:span><text:span text:style-name="T8">comunicando coisas espirituais por meios espirituais” </text:span><text:span text:style-name="T5">(JND) estaria se referindo aos nossos trabalhos no ministério Cristão de comunicar a verdade a outros. Mas este versículo não está realmente falando de nosso ministério, mas do trabalho dos apóstolos sob inspiração.</text:span></text:p>
          <text:p text:style-name="Text_20_body"><text:a xlink:type="simple" xlink:href="http://mysword.info/b?r=1Co_2:14-16" text:style-name="Internet_20_link" text:visited-style-name="Visited_20_Internet_20_Link"><text:span text:style-name="T5">Vs. 14-16</text:span></text:a><text:span text:style-name="T5"> – Em </text:span><text:span text:style-name="T7">quinto lugar</text:span><text:span text:style-name="T5">, há ainda mais uma coisa necessária para que a verdade seja recebida e entendida pelos santos. Tem de ser espiritualmente “</text:span><text:span text:style-name="T8">discernida”</text:span><text:span text:style-name="T5">. Ter uma alma salva com uma nova vida não é suficiente para receber a verdade; o crente precisa do Espírito de Deus habitando em si para ajudá-lo a apropriá-la. Isso é chamado de </text:span><text:span text:style-name="T7">iluminação</text:span><text:span text:style-name="T5">. O Espírito de Deus ilumina a alma, fazendo com que o crente entenda a verdade. No entanto, ser “</text:span><text:span text:style-name="T8">espiritual”</text:span><text:span text:style-name="T5"> é mais do que apenas possuir o Espírito, implica uma condição em que a pessoa está sob o controle do Espírito. Isso mostra que um estado espiritual de alma em nós é imperativo para aprendermos a verdade. Se andarmos no poder do Espírito de Deus não contristado, Ele nos dará o discernimento espiritual para conhecer a verdade (</text:span><text:a xlink:type="simple" xlink:href="http://mysword.info/b?r=1Jo_2:20-21,27" text:style-name="Internet_20_link" text:visited-style-name="Visited_20_Internet_20_Link"><text:span text:style-name="T5">1 Jo 2:20-21, 27</text:span></text:a><text:span text:style-name="T5">). “</text:span><text:span text:style-name="T8">O homem natural”</text:span><text:span text:style-name="T5"> (a alma perdida) não pode receber as coisas de Deus porque não tem capacidade espiritual para fazê-lo. “</text:span><text:span text:style-name="T8">Mas o que é espiritual discerne bem tudo”</text:span><text:span text:style-name="T5">.</text:span></text:p>
          <text:p text:style-name="P5">Essas cinco coisas mostram que Deus trabalha de ambos os lados ao trazer a verdade aos santos. Ele <text:span text:style-name="T3">ordena</text:span> e <text:span text:style-name="T3">prepara</text:span> a verdade, depois a <text:span text:style-name="T3">revela</text:span> aos apóstolos, <text:span text:style-name="T3">inspirando-os</text:span> a escrevê-la nas Sagradas Escrituras. Mas então Ele também trabalha nos santos para produzir um estado de alma pelo qual são <text:span text:style-name="T3">iluminados</text:span> e são capacitados a assimilar a verdade.</text:p>
          <text:p text:style-name="Text_20_body"><text:span text:style-name="T5">Por isso, em conexão com o dar e o receber a verdade de Deus, existem cinco elos: 1) Ordenação (</text:span><text:a xlink:type="simple" xlink:href="http://mysword.info/b?r=1Co_2:7" text:style-name="Internet_20_link" text:visited-style-name="Visited_20_Internet_20_Link"><text:span text:style-name="T5">v. 7</text:span></text:a><text:span text:style-name="T5">)</text:span></text:p>
          <text:p text:style-name="Text_20_body"><text:span text:style-name="T5">2) Preparação (</text:span><text:a xlink:type="simple" xlink:href="http://mysword.info/b?r=1Co_2:9" text:style-name="Internet_20_link" text:visited-style-name="Visited_20_Internet_20_Link"><text:span text:style-name="T5">v. 9</text:span></text:a><text:span text:style-name="T5">)</text:span></text:p>
          <text:p text:style-name="Text_20_body"><text:span text:style-name="T5">3) Revelação (</text:span><text:a xlink:type="simple" xlink:href="http://mysword.info/b?r=1Co_2:10" text:style-name="Internet_20_link" text:visited-style-name="Visited_20_Internet_20_Link"><text:span text:style-name="T5">v. 10</text:span></text:a><text:span text:style-name="T5">)</text:span></text:p>
          <text:p text:style-name="Text_20_body"><text:span text:style-name="T5">4) Inspiração (</text:span><text:a xlink:type="simple" xlink:href="http://mysword.info/b?r=1Co_2:13" text:style-name="Internet_20_link" text:visited-style-name="Visited_20_Internet_20_Link"><text:span text:style-name="T5">v. 13</text:span></text:a><text:span text:style-name="T5">)</text:span></text:p>
          <text:p text:style-name="Text_20_body"><text:span text:style-name="T5">5) Iluminação (</text:span><text:a xlink:type="simple" xlink:href="http://mysword.info/b?r=1Co_2:14-16" text:style-name="Internet_20_link" text:visited-style-name="Visited_20_Internet_20_Link"><text:span text:style-name="T5">vs. 14-16</text:span></text:a><text:span text:style-name="T5">) </text:span></text:p>
          <text:p text:style-name="Text_20_body"><text:span text:style-name="T5">Em resumo dos dois primeiros capítulos, Paulo declarou </text:span><text:span text:style-name="T7">duas</text:span><text:span text:style-name="T5"> grandes coisas para a correção e bênção da assembleia em Corinto – a cruz de Cristo e o Espírito de Deus. A cruz exclui o homem e o Espírito introduz a Deus. O grande resultado é que os santos são instruídos na “</text:span><text:span text:style-name="T8">mente de Cristo”</text:span><text:span text:style-name="T5"> (</text:span><text:a xlink:type="simple" xlink:href="http://mysword.info/b?r=1Co_2:16" text:style-name="Internet_20_link" text:visited-style-name="Visited_20_Internet_20_Link"><text:span text:style-name="T5">v. 16</text:span></text:a><text:span text:style-name="T5">), o que significa que eles têm a capacidade de pensar em termos espirituais e conhecer a verdade de Deus. Mas observe: todo esse processo de nos trazer a verdade está completamente fora dos recursos do homem natural e de sua sabedoria. Isso prova conclusivamente que a sabedoria e a filosofia do homem são inúteis nas coisas de Deus e não devem receber lugar na assembleia.</text:span></text:p>
          <text:p text:style-name="P5">Se há agora algum obstáculo aos Cristãos que estão aprendendo a verdade, isso tem a ver totalmente com o estado de alma deles. Se não entendermos uma parte específica das Escrituras, é por que: </text:p>
          <text:p text:style-name="P5">1) Nós não lemos a passagem com o cuidado suficiente.</text:p>
          <text:p text:style-name="P5">2) Trouxemos ideias preconcebidas para a Palavra e estamos tentando interpretar as Escrituras a partir desses conceitos.</text:p>
          <text:p text:style-name="P5"><text:soft-page-break/>3) Nossa vontade está agindo e não queremos a verdade.</text:p>
          <text:p text:style-name="Heading_20_1"><text:span text:style-name="T5">As Consequências da Sabedoria Mundana na Assembleia <text:line-break/>(</text:span><text:a xlink:type="simple" xlink:href="http://mysword.info/b?r=1Co_3:1-17" text:style-name="Internet_20_link" text:visited-style-name="Visited_20_Internet_20_Link"><text:span text:style-name="T5">1 Co 3:1-17</text:span></text:a><text:span text:style-name="T5">)</text:span></text:p>
          <text:p text:style-name="Text_20_body"><text:span text:style-name="T5">No </text:span><text:a xlink:type="simple" xlink:href="http://mysword.info/b?r=1Co_3:1-17" text:style-name="Internet_20_link" text:visited-style-name="Visited_20_Internet_20_Link"><text:span text:style-name="T5">capítulo 3:1-17</text:span></text:a><text:span text:style-name="T5">, o apóstolo continua a expor os perigos da sabedoria humana. Nos </text:span><text:a xlink:type="simple" xlink:href="http://mysword.info/b?r=1Co_1" text:style-name="Internet_20_link" text:visited-style-name="Visited_20_Internet_20_Link"><text:span text:style-name="T5">capítulos 1</text:span></text:a><text:span text:style-name="T5">-2, ele mostrou que a sabedoria do mundo não produzirá nada de </text:span><text:span text:style-name="T7">positivo</text:span><text:span text:style-name="T5"> nas coisas de Deus. Agora, no terceiro capítulo, ele mostra que isso realmente tem sérios efeitos </text:span><text:span text:style-name="T7">Negativos</text:span><text:span text:style-name="T5"> sobre a assembleia.</text:span></text:p>
          <text:p text:style-name="P5">Paulo prossegue dizendo aos coríntios das tristes consequências que resultam do trabalho da sabedoria do mundo entre os santos. Longe de ser proveitosa, foi destrutiva para a vida da assembleia. Ele mostra que ela:</text:p>
          <text:p text:style-name="P8"><text:a xlink:type="simple" xlink:href="http://mysword.info/b?r=1Co_3:1-2" text:style-name="Internet_20_link" text:visited-style-name="Visited_20_Internet_20_Link"><text:span text:style-name="T5">Vs. 1-2</text:span></text:a><text:span text:style-name="T5"> – </text:span><text:span text:style-name="T7">Impede o crescimento</text:span><text:span text:style-name="T5"> dos santos. </text:span></text:p>
          <text:p text:style-name="P8"><text:a xlink:type="simple" xlink:href="http://mysword.info/b?r=1Co_3:3-8" text:style-name="Internet_20_link" text:visited-style-name="Visited_20_Internet_20_Link"><text:span text:style-name="T5">Vs. 3-8</text:span></text:a><text:span text:style-name="T5"> – </text:span><text:span text:style-name="T7">Divide</text:span><text:span text:style-name="T5"> a assembleia. </text:span></text:p>
          <text:p text:style-name="Text_20_body"><text:a xlink:type="simple" xlink:href="http://mysword.info/b?r=1Co_3:9-17" text:style-name="Internet_20_link" text:visited-style-name="Visited_20_Internet_20_Link"><text:span text:style-name="T5">Vs. 9-17</text:span></text:a><text:span text:style-name="T5"> – </text:span><text:span text:style-name="T7">Contamina</text:span><text:span text:style-name="T5"> a casa de Deus. </text:span></text:p>
          <text:p text:style-name="Heading_20_1"><text:span text:style-name="T5">1) O crescimento espiritual é impedido (</text:span><text:a xlink:type="simple" xlink:href="http://mysword.info/b?r=1Co_3:1-2" text:style-name="Internet_20_link" text:visited-style-name="Visited_20_Internet_20_Link"><text:span text:style-name="T5">1 Co 3:1-2</text:span></text:a><text:span text:style-name="T5">)</text:span></text:p>
          <text:p text:style-name="Text_20_body"><text:bookmark text:name="(5)"/><text:a xlink:type="simple" xlink:href="http://mysword.info/b?r=1Co_3:1-2" text:style-name="Internet_20_link" text:visited-style-name="Visited_20_Internet_20_Link"><text:span text:style-name="T5">Vs. 1-2</text:span></text:a><text:span text:style-name="T5"> – Primeiramente, a sabedoria do mundo, sendo oposta à sabedoria de Deus, é contraproducente para o crescimento espiritual dos santos. As ideias humanas da filosofia não só não deram aos santos a verdade de Deus pela qual eles cresceriam, mas elas na verdade impediram seu crescimento! Os coríntios eram uma prova viva disso. Eles eram anões espirituais. Paulo lhes escreveu esta epístola cerca de cinco anos depois de terem se tornados Cristãos, e à época que foi escrita ainda eram muito “</text:span><text:span text:style-name="T8">criancinhas em Cristo”</text:span><text:span text:style-name="T5"> (ATB)</text:span><text:a xlink:type="simple" xlink:href="#5" text:style-name="Internet_20_link" text:visited-style-name="Visited_20_Internet_20_Link"><text:span text:style-name="T5">(5)</text:span></text:a><text:span text:style-name="T5">. Isso era para sua vergonha.</text:span></text:p>
          <text:p text:style-name="Text_20_body"><text:span text:style-name="T5">O apóstolo se refere a </text:span><text:span text:style-name="T7">três</text:span><text:span text:style-name="T5"> estados nesta parte da epístola. No final do </text:span><text:a xlink:type="simple" xlink:href="http://mysword.info/b?r=1Co_2" text:style-name="Internet_20_link" text:visited-style-name="Visited_20_Internet_20_Link"><text:span text:style-name="T5">capítulo 2</text:span></text:a><text:span text:style-name="T5">, ele falou daqueles que eram “</text:span><text:span text:style-name="T8">espirituais”</text:span><text:span text:style-name="T5"> (uma pessoa salva que possui o Espírito e é controlada por Ele) e daqueles que eram “</text:span><text:span text:style-name="T8">naturais”</text:span><text:span text:style-name="T5"> (uma pessoa perdida que não tem o Espírito). Agora, no </text:span><text:a xlink:type="simple" xlink:href="http://mysword.info/b?r=1Co_3" text:style-name="Internet_20_link" text:visited-style-name="Visited_20_Internet_20_Link"><text:span text:style-name="T5">capítulo 3</text:span></text:a><text:span text:style-name="T5">, fala daqueles que eram “</text:span><text:span text:style-name="T8">carnais”</text:span><text:span text:style-name="T5">. Isso se refere a uma pessoa que é salva, possui o Espírito, mas não vive sob o controle do Espírito.</text:span></text:p>
          <text:p text:style-name="P5">O problema com a maioria dos coríntios era que estavam em um estado carnal. Isso foi evidenciado pelo fato de que Paulo não lhes podia ministrar “<text:span text:style-name="T4">as profundezas de Deus”</text:span> (“<text:span text:style-name="T4">carne”</text:span> - JND), mas apenas as verdades elementares da fé Cristã (“<text:span text:style-name="T4">leite”</text:span>). Eles simplesmente não estavam em um estado capaz de absorver nada além.</text:p>
          <text:p text:style-name="Heading_20_1"><text:span text:style-name="T5">2) Um espírito de rivalidade se desenvolve (</text:span><text:a xlink:type="simple" xlink:href="http://mysword.info/b?r=1Co_3:3-9" text:style-name="Internet_20_link" text:visited-style-name="Visited_20_Internet_20_Link"><text:span text:style-name="T5">1 Co 3:3-9</text:span></text:a><text:span text:style-name="T5">)</text:span></text:p>
          <text:p text:style-name="Text_20_body"><text:a xlink:type="simple" xlink:href="http://mysword.info/b?r=1Co_3:3-8" text:style-name="Internet_20_link" text:visited-style-name="Visited_20_Internet_20_Link"><text:span text:style-name="T5">Vs. 3-8</text:span></text:a><text:span text:style-name="T5"> – Outro resultado negativo de se absorver a sabedoria do mundo é que ela estimula e promove a contenda na assembleia. Tomar partido, é claro, não promove unidade divina, mas, ao contrário, estimula a carne com “</text:span><text:span text:style-name="T8">inveja e contenda” </text:span><text:span text:style-name="T5">(</text:span><text:a xlink:type="simple" xlink:href="http://mysword.info/b?r=1Co_3:3" text:style-name="Internet_20_link" text:visited-style-name="Visited_20_Internet_20_Link"><text:span text:style-name="T5">v. 3</text:span></text:a><text:span text:style-name="T5">). Os coríntios copiaram, dos fundadores de certas escolas de pensamento, as maneiras do mundo de se exaltar, dizendo: “</text:span><text:span text:style-name="T8">Eu sou de Paulo; e outro: Eu de Apolo”</text:span><text:span text:style-name="T5">. Isso levou ao orgulho partidário – cada um buscando defender seu mestre favorito. Essa rivalidade polarizou os santos (“</text:span><text:span text:style-name="T8">divisões”</text:span><text:span text:style-name="T5">) e apenas confirmou seu estado carnal (</text:span><text:a xlink:type="simple" xlink:href="http://mysword.info/b?r=1Co_3:4" text:style-name="Internet_20_link" text:visited-style-name="Visited_20_Internet_20_Link"><text:span text:style-name="T5">v. 4</text:span></text:a><text:span text:style-name="T5">).</text:span></text:p>
          <text:p text:style-name="Text_20_body"><text:span text:style-name="T5">Quando há águas turbulentas (contenda e divisões) em uma assembleia local, isso indica que a assembleia está em um estado fraco ou “</text:span><text:span text:style-name="T8">carnal”</text:span><text:span text:style-name="T5">. Se os santos são distraídos com brigas internas e </text:span><text:soft-page-break/><text:span text:style-name="T5">problemas no meio deles, não podem se alimentar e crescer. É imperativo, portanto, que haja “</text:span><text:span text:style-name="T8">águas tranquilas”</text:span><text:span text:style-name="T5"> na assembleia (</text:span><text:a xlink:type="simple" xlink:href="http://mysword.info/b?r=Psa_23:2" text:style-name="Internet_20_link" text:visited-style-name="Visited_20_Internet_20_Link"><text:span text:style-name="T5">Sl 23:2</text:span></text:a><text:span text:style-name="T5">).</text:span></text:p>
          <text:p text:style-name="Text_20_body"><text:span text:style-name="T5">O apóstolo explica que os mestres dotados em seu meio não deveriam se colocar em rivalidade uns contra os outros. Cada um tinha um lugar diferente para ocupar no corpo, e cada um tinha um serviço diferente para cumprir. Foi o Senhor Quem lhes deu os seus distintos dons e, portanto, era impossível compará-los quando havia tal diversidade de serviços (</text:span><text:a xlink:type="simple" xlink:href="http://mysword.info/b?r=1Co_3:5" text:style-name="Internet_20_link" text:visited-style-name="Visited_20_Internet_20_Link"><text:span text:style-name="T5">v. 5</text:span></text:a><text:span text:style-name="T5"> – ARA).</text:span></text:p>
          <text:p text:style-name="Text_20_body"><text:span text:style-name="T5">Longe de colocar os trabalhadores em rivalidade, Paulo mostra que devem estar unidos em seus labores. Ele fala de si mesmo e de Apolo como um exemplo. Um “</text:span><text:span text:style-name="T8">plantou”</text:span><text:span text:style-name="T5"> e o outro “</text:span><text:span text:style-name="T8">regou”</text:span><text:span text:style-name="T5">. Seus trabalhos se complementavam um ao outro. Eles não estavam competindo entre si como rivais; eles trabalhavam juntos para o mesmo fim comum. Além disso, quaisquer resultados que seus trabalhos produzissem não seriam, de qualquer maneira, seus feitos; era apenas o resultado de Deus trabalhando. Ele diz: “</text:span><text:span text:style-name="T8">Deus deu o crescimento”</text:span><text:span text:style-name="T5">. Portanto, estava completamente fora de lugar exaltar os servos do Senhor quando era realmente tudo trabalho de Deus (</text:span><text:a xlink:type="simple" xlink:href="http://mysword.info/b?r=1Co_3:6" text:style-name="Internet_20_link" text:visited-style-name="Visited_20_Internet_20_Link"><text:span text:style-name="T5">v. 6</text:span></text:a><text:span text:style-name="T5">).</text:span></text:p>
          <text:p text:style-name="Text_20_body"><text:span text:style-name="T5">Os servos do Senhor não deveriam se ver como “</text:span><text:span text:style-name="T8">alguma coisa”</text:span><text:span text:style-name="T5">, seja ele quem “</text:span><text:span text:style-name="T8">planta”</text:span><text:span text:style-name="T5"> ou aquele que “</text:span><text:span text:style-name="T8">rega”</text:span><text:span text:style-name="T5"> (</text:span><text:a xlink:type="simple" xlink:href="http://mysword.info/b?r=1Co_3:7-8" text:style-name="Internet_20_link" text:visited-style-name="Visited_20_Internet_20_Link"><text:span text:style-name="T5">vs. 7-8</text:span></text:a><text:span text:style-name="T5">). Se vamos ser usados por Ele em Sua vinha, precisamos nos ver como não sendo nada. O apóstolo disse: “</text:span><text:span text:style-name="T8">Quem é Paulo?”</text:span><text:span text:style-name="T5"> Este é o espírito correto de se ter. Uma das coisas que Deus faz no treinamento de Seus servos é reduzi-los a um tamanho útil. Se formos muito grandes aos nossos olhos, ou aos olhos dos santos, provavelmente não seremos usados pelo Senhor de maneira apreciável. Se aqueles que servem se veem como algo importante entre o povo de Deus, isso poderia atrair o orgulho daqueles que os procuram para ministério, e levá-los a se gloriar nesses servos, o que, por sua vez, poderia levar à formação de um partido. Um irmão mais velho, que foi muito usado pelo Senhor em sua vida, foi perguntado quando o Senhor começou a usá-lo. Ele respondeu: “Quando percebi que Ele não precisava de mim!” Isso é algo importante de se entender para todos os que servem ao Senhor. Ele não precisa de nenhum de nós, mesmo que tenha prazer em usar-nos às vezes. Quando Ele o faz, devemos considerar isso um privilégio e procurar realizá-lo com humildade.</text:span></text:p>
          <text:p text:style-name="Heading_20_1"><text:span text:style-name="T5">3) Traz contaminação mundana à casa de Deus e uma perda de galardão (</text:span><text:a xlink:type="simple" xlink:href="http://mysword.info/b?r=1Co_3:10-17" text:style-name="Internet_20_link" text:visited-style-name="Visited_20_Internet_20_Link"><text:span text:style-name="T5">1 Co. 3:10-17</text:span></text:a><text:span text:style-name="T5">)</text:span></text:p>
          <text:p text:style-name="Text_20_body"><text:a xlink:type="simple" xlink:href="http://mysword.info/b?r=1Co_3:9-17" text:style-name="Internet_20_link" text:visited-style-name="Visited_20_Internet_20_Link"><text:span text:style-name="T5">Vs. 9-17</text:span></text:a><text:span text:style-name="T5"> – Uma terceira consequência negativa ao se assimilar e apresentar sabedoria mundana é que ela traz corrupção para a casa de Deus, o que resulta em uma perda de galardão para o trabalhador.</text:span></text:p>
          <text:p text:style-name="P5">O apóstolo mostra que, ao trabalhar na casa de Deus, é possível construir com material ruim que não alcançará a aprovação do Senhor. Isso leva o apóstolo a falar da qualidade do trabalho com que se deve laborar a fim alcançar a aprovação do Senhor. O trabalho de cada servo será revisto no tribunal de Cristo. Paulo aponta para o fato solene de que quando nossas obras forem revisadas, poderemos “<text:span text:style-name="T4">sofrer detrimento”</text:span>. Promover a sabedoria mundana e apoiar a divisão entre os santos é energia desperdiçada que de outra forma poderia ser usada para edificar a casa de Deus. Isso não resistirá ao teste do tribunal de Cristo. Todos os que agirem assim “<text:span text:style-name="T4">sofrerão detrimento”</text:span>.</text:p>
          <text:p text:style-name="Text_20_body"><text:a xlink:type="simple" xlink:href="http://mysword.info/b?r=1Co_3:9" text:style-name="Internet_20_link" text:visited-style-name="Visited_20_Internet_20_Link"><text:span text:style-name="T5">V. 9</text:span></text:a><text:span text:style-name="T5"> – Duas figuras são usadas para descrever a esfera na qual os servos do Senhor devem trabalhar para Ele. Uma é a “</text:span><text:span text:style-name="T8">lavoura de Deus”</text:span><text:span text:style-name="T5"> (uma vinha); a outra é o “</text:span><text:span text:style-name="T8">Edifício de Deus”</text:span><text:span text:style-name="T5"> (uma casa). Eles apresentam dois aspectos da esfera do trabalhador. Os versículos seguintes enfocam particularmente </text:span><text:soft-page-break/><text:span text:style-name="T5">o aspecto da casa (</text:span><text:a xlink:type="simple" xlink:href="http://mysword.info/b?r=1Ti_3:15" text:style-name="Internet_20_link" text:visited-style-name="Visited_20_Internet_20_Link"><text:span text:style-name="T5">1Tm 3:15</text:span></text:a><text:span text:style-name="T5">).</text:span></text:p>
          <text:p text:style-name="Text_20_body"><text:a xlink:type="simple" xlink:href="http://mysword.info/b?r=1Co_3:10-11" text:style-name="Internet_20_link" text:visited-style-name="Visited_20_Internet_20_Link"><text:span text:style-name="T5">Vs. 10-11</text:span></text:a><text:span text:style-name="T5"> – Há dois aspectos para a assembleia como a casa de Deus. Primeiramente, os crentes são vistos como “</text:span><text:span text:style-name="T8">pedras vivas”</text:span><text:span text:style-name="T5"> na casa (</text:span><text:a xlink:type="simple" xlink:href="http://mysword.info/b?r=Mat_16:18" text:style-name="Internet_20_link" text:visited-style-name="Visited_20_Internet_20_Link"><text:span text:style-name="T5">Mt 16:18</text:span></text:a><text:span text:style-name="T5">; </text:span><text:a xlink:type="simple" xlink:href="http://mysword.info/b?r=Eph_2:20-21" text:style-name="Internet_20_link" text:visited-style-name="Visited_20_Internet_20_Link"><text:span text:style-name="T5">Ef 2:20-21</text:span></text:a><text:span text:style-name="T5">; </text:span><text:a xlink:type="simple" xlink:href="http://mysword.info/b?r=1Pe_2:5" text:style-name="Internet_20_link" text:visited-style-name="Visited_20_Internet_20_Link"><text:span text:style-name="T5">1 Pe 2:5</text:span></text:a><text:span text:style-name="T5">; </text:span><text:a xlink:type="simple" xlink:href="http://mysword.info/b?r=Heb_3:6" text:style-name="Internet_20_link" text:visited-style-name="Visited_20_Internet_20_Link"><text:span text:style-name="T5">Hb 3:6</text:span></text:a><text:span text:style-name="T5">). Cristo é visto como o Construtor (</text:span><text:a xlink:type="simple" xlink:href="http://mysword.info/b?r=Mat_16:18" text:style-name="Internet_20_link" text:visited-style-name="Visited_20_Internet_20_Link"><text:span text:style-name="T5">Mt 16:18</text:span></text:a><text:span text:style-name="T5">), e todos os que compõem a casa neste aspecto são verdadeiros. Em segundo lugar, há o aspecto da casa de Deus onde a profissão está incluída (</text:span><text:a xlink:type="simple" xlink:href="http://mysword.info/b?r=Eph_2:22" text:style-name="Internet_20_link" text:visited-style-name="Visited_20_Internet_20_Link"><text:span text:style-name="T5">Ef 2:22</text:span></text:a><text:span text:style-name="T5">; </text:span><text:a xlink:type="simple" xlink:href="http://mysword.info/b?r=1Ti_3:15" text:style-name="Internet_20_link" text:visited-style-name="Visited_20_Internet_20_Link"><text:span text:style-name="T5">1Tm 3:15</text:span></text:a><text:span text:style-name="T5">; </text:span><text:a xlink:type="simple" xlink:href="http://mysword.info/b?r=2Ti_2:20-21" text:style-name="Internet_20_link" text:visited-style-name="Visited_20_Internet_20_Link"><text:span text:style-name="T5">2 Tm 2:20-21</text:span></text:a><text:span text:style-name="T5">). Isto é, abrange todos os que professam Cristo, sejam eles verdadeiramente salvos ou não. Os homens são vistos como tendo parte no edifício e, portanto, existe a possibilidade de materiais ruins estarem na construção da casa. Paulo diz: “</text:span><text:span text:style-name="T8">mas veja cada um como edifica sobre ele”</text:span><text:span text:style-name="T5">. Tudo o que é construído deve estar de acordo com “</text:span><text:span text:style-name="T8">o fundamento”</text:span><text:span text:style-name="T5">, que é o próprio Cristo, a fim de alcançar a aprovação de Deus (</text:span><text:a xlink:type="simple" xlink:href="http://mysword.info/b?r=1Co_3:11" text:style-name="Internet_20_link" text:visited-style-name="Visited_20_Internet_20_Link"><text:span text:style-name="T5">v. 11</text:span></text:a><text:span text:style-name="T5">). Isso significa que há responsabilidade ligada em se trabalhar na casa de Deus.</text:span></text:p>
          <text:p text:style-name="P12">Três tipos de bom e três tipos de mau material</text:p>
          <text:p text:style-name="Text_20_body"><text:a xlink:type="simple" xlink:href="http://mysword.info/b?r=1Co_3:12-13" text:style-name="Internet_20_link" text:visited-style-name="Visited_20_Internet_20_Link"><text:span text:style-name="T5">Vs. 12-13</text:span></text:a><text:span text:style-name="T5"> – Os coríntios precisavam entender que, embora alguns da assembleia tivessem assumido o papel de ensinar, isso não significava que estavam necessariamente trabalhando com a aprovação de Deus. Alguém pode estar fazendo (o que ele acha que é) uma obra </text:span><text:span text:style-name="T7">para</text:span><text:span text:style-name="T5"> Deus, mas não é uma obra </text:span><text:span text:style-name="T7">de</text:span><text:span text:style-name="T5"> Deus – isto é, Deus não é o Autor dela. Paulo, portanto, indica que há pessoas que podem trabalhar ou construir na casa de Deus com materiais que são totalmente inadequados. Boas intenções não são os critérios para a aprovação de Deus, mas se está de acordo com a verdade.</text:span></text:p>
          <text:p text:style-name="P5">Ele se refere a <text:span text:style-name="T3">três</text:span> tipos de materiais bons que são figurativos do trabalho que alcançam a aprovação do Senhor.</text:p>
          <text:p text:style-name="P9">“<text:span text:style-name="T4">Ouro”</text:span> – fala da glória de Deus; isto é, trabalhos que pertencem à exaltação da glória de Deus em Cristo. </text:p>
          <text:p text:style-name="P8"><text:span text:style-name="T5">“</text:span><text:span text:style-name="T8">Prata”</text:span><text:span text:style-name="T5"> – fala da obra de redenção de Cristo (</text:span><text:a xlink:type="simple" xlink:href="http://mysword.info/b?r=Exo_30:12-16" text:style-name="Internet_20_link" text:visited-style-name="Visited_20_Internet_20_Link"><text:span text:style-name="T5">Ex 30:12-16</text:span></text:a><text:span text:style-name="T5">); isto é, trabalhos que ajudam a estabelecer as almas nas bênçãos do evangelho. </text:span></text:p>
          <text:p text:style-name="Text_20_body"><text:span text:style-name="T5">“</text:span><text:span text:style-name="T8">Pedras Preciosas”</text:span><text:span text:style-name="T5"> – fala da formação de Cristo nos santos de Deus (</text:span><text:a xlink:type="simple" xlink:href="http://mysword.info/b?r=Mal_3:17" text:style-name="Internet_20_link" text:visited-style-name="Visited_20_Internet_20_Link"><text:span text:style-name="T5">Ml 3:17</text:span></text:a><text:span text:style-name="T5">); isto é, trabalhos que ajudam o aperfeiçoamento dos santos em sua caminhada com o Senhor. </text:span></text:p>
          <text:p text:style-name="P5"> </text:p>
          <text:p text:style-name="P5">Ele também se refere a <text:span text:style-name="T3">três</text:span> tipos de materiais maus que são figurativos do trabalho que não alcançarão a aprovação do Senhor. É triste dizer que os coríntios haviam trazido todas essas três coisas para a assembleia.</text:p>
          <text:p text:style-name="P8"><text:span text:style-name="T5">“</text:span><text:span text:style-name="T8">Madeira” </text:span><text:span text:style-name="T5">– fala do que é natural e meramente humano (</text:span><text:a xlink:type="simple" xlink:href="http://mysword.info/b?r=Amo_2:9" text:style-name="Internet_20_link" text:visited-style-name="Visited_20_Internet_20_Link"><text:span text:style-name="T5">Am 2:9</text:span></text:a><text:span text:style-name="T5">; </text:span><text:a xlink:type="simple" xlink:href="http://mysword.info/b?r=Mar_8:24" text:style-name="Internet_20_link" text:visited-style-name="Visited_20_Internet_20_Link"><text:span text:style-name="T5">Mc 8:24</text:span></text:a><text:span text:style-name="T5">; </text:span><text:a xlink:type="simple" xlink:href="http://mysword.info/b?r=Luk_3:9" text:style-name="Internet_20_link" text:visited-style-name="Visited_20_Internet_20_Link"><text:span text:style-name="T5">Lc 3:9</text:span></text:a><text:span text:style-name="T5">; </text:span><text:a xlink:type="simple" xlink:href="http://mysword.info/b?r=Isa_2:12-13" text:style-name="Internet_20_link" text:visited-style-name="Visited_20_Internet_20_Link"><text:span text:style-name="T5">Is 2:12-13</text:span></text:a><text:span text:style-name="T5">, </text:span><text:a xlink:type="simple" xlink:href="http://mysword.info/b?r=Isa_7:2" text:style-name="Internet_20_link" text:visited-style-name="Visited_20_Internet_20_Link"><text:span text:style-name="T5">7:2</text:span></text:a><text:span text:style-name="T5">, </text:span><text:a xlink:type="simple" xlink:href="http://mysword.info/b?r=Isa_10:16-19" text:style-name="Internet_20_link" text:visited-style-name="Visited_20_Internet_20_Link"><text:span text:style-name="T5">10:16-19</text:span></text:a><text:span text:style-name="T5">). </text:span></text:p>
          <text:p text:style-name="P8"><text:span text:style-name="T5">“</text:span><text:span text:style-name="T8">Feno”</text:span><text:span text:style-name="T5"> – fala do que é carnal (</text:span><text:a xlink:type="simple" xlink:href="http://mysword.info/b?r=Isa_40:6" text:style-name="Internet_20_link" text:visited-style-name="Visited_20_Internet_20_Link"><text:span text:style-name="T5">Is 40:6</text:span></text:a><text:span text:style-name="T5">; </text:span><text:a xlink:type="simple" xlink:href="http://mysword.info/b?r=1Pe_1:24" text:style-name="Internet_20_link" text:visited-style-name="Visited_20_Internet_20_Link"><text:span text:style-name="T5">1 Pe 1:24</text:span></text:a><text:span text:style-name="T5">). </text:span></text:p>
          <text:p text:style-name="Text_20_body"><text:span text:style-name="T5">“</text:span><text:span text:style-name="T8">Palha”</text:span><text:span text:style-name="T5"> – fala do que é positivamente mau (</text:span><text:a xlink:type="simple" xlink:href="http://mysword.info/b?r=Job_21:17-18" text:style-name="Internet_20_link" text:visited-style-name="Visited_20_Internet_20_Link"><text:span text:style-name="T5">Jó 21:17-18</text:span></text:a><text:span text:style-name="T5">; </text:span><text:a xlink:type="simple" xlink:href="http://mysword.info/b?r=Mal_4:1" text:style-name="Internet_20_link" text:visited-style-name="Visited_20_Internet_20_Link"><text:span text:style-name="T5">Ml 4:1</text:span></text:a><text:span text:style-name="T5">). </text:span></text:p>
          <text:p text:style-name="P12">Três tipos de construtores na casa de Deus</text:p>
          <text:p text:style-name="Text_20_body"><text:span text:style-name="T5">Paulo fala então de </text:span><text:span text:style-name="T7">três</text:span><text:span text:style-name="T5"> tipos de construtores na casa de Deus. Cada um desses construtores é indicado no texto pelas palavras: “</text:span><text:span text:style-name="T8">Se a obra de alguém...” </text:span><text:span text:style-name="T5">(</text:span><text:a xlink:type="simple" xlink:href="http://mysword.info/b?r=1Co_3:14-15,17" text:style-name="Internet_20_link" text:visited-style-name="Visited_20_Internet_20_Link"><text:span text:style-name="T5">vs. 14-15, 17</text:span></text:a><text:span text:style-name="T5">).</text:span></text:p>
          <text:p text:style-name="Text_20_body"><text:a xlink:type="simple" xlink:href="http://mysword.info/b?r=1Co_3:14" text:style-name="Internet_20_link" text:visited-style-name="Visited_20_Internet_20_Link"><text:span text:style-name="T5">V. 14</text:span></text:a><text:span text:style-name="T5"> – Um </text:span><text:span text:style-name="T7">bom construtor</text:span><text:span text:style-name="T5"> é um crente temente a Deus que se esforça “</text:span><text:span text:style-name="T8">legitimamente”</text:span><text:span text:style-name="T5"> em seus </text:span><text:soft-page-break/><text:span text:style-name="T5">trabalhos (</text:span><text:a xlink:type="simple" xlink:href="http://mysword.info/b?r=2Ti_2:5" text:style-name="Internet_20_link" text:visited-style-name="Visited_20_Internet_20_Link"><text:span text:style-name="T5">2 Tm 2:5</text:span></text:a><text:span text:style-name="T5">). Paulo fala de si mesmo como sendo “</text:span><text:span text:style-name="T8">sábio arquiteto”</text:span><text:span text:style-name="T5"> sob Cristo, colocando “</text:span><text:span text:style-name="T8">o fundamento”</text:span><text:span text:style-name="T5"> em Corinto, primeiro pregando o evangelho pelo qual eles foram salvos (</text:span><text:a xlink:type="simple" xlink:href="http://mysword.info/b?r=1Co_3:10" text:style-name="Internet_20_link" text:visited-style-name="Visited_20_Internet_20_Link"><text:span text:style-name="T5">v. 10</text:span></text:a><text:span text:style-name="T5">). Ele seria um exemplo de um bom construtor. Ele procurou trabalhar de acordo com os princípios da Palavra de Deus e, portanto, seu trabalho resistirá ao teste do tribunal de Cristo. “</text:span><text:span text:style-name="T8">Ele receberá galardão”</text:span><text:span text:style-name="T5">.</text:span></text:p>
          <text:p text:style-name="Text_20_body"><text:a xlink:type="simple" xlink:href="http://mysword.info/b?r=1Co_3:15" text:style-name="Internet_20_link" text:visited-style-name="Visited_20_Internet_20_Link"><text:span text:style-name="T5">V. 15</text:span></text:a><text:span text:style-name="T5"> – Um </text:span><text:span text:style-name="T7">mau construtor</text:span><text:span text:style-name="T5"> é um verdadeiro crente, mas trabalha com seus próprios princípios em ignorância ou desafio à Palavra de Deus. “</text:span><text:span text:style-name="T8">Sofrerá detrimento; mas o tal será salvo”</text:span><text:span text:style-name="T5">.</text:span></text:p>
          <text:p text:style-name="Text_20_body"><text:a xlink:type="simple" xlink:href="http://mysword.info/b?r=1Co_3:16-17" text:style-name="Internet_20_link" text:visited-style-name="Visited_20_Internet_20_Link"><text:span text:style-name="T5">Vs. 16-17</text:span></text:a><text:span text:style-name="T5"> – Um </text:span><text:span text:style-name="T7">construtor corrupto</text:span><text:span text:style-name="T5"> é aquele que não é salvo, e ele contamina a casa de Deus por sua presença e doutrinas. Os trabalhos dos que são desta classe geralmente são os que atacam a Pessoa e a obra de Cristo, ou minam a fé Cristã de alguma forma.</text:span></text:p>
          <text:p text:style-name="Text_20_body"><text:bookmark text:name="(6)"/><text:span text:style-name="T5">“</text:span><text:span text:style-name="T8">O Espírito de Deus”</text:span><text:span text:style-name="T5"> habita na casa de Deus, o templo de Deus. Ele não apenas habita nos santos, mas também habita </text:span><text:span text:style-name="T7">entre</text:span><text:span text:style-name="T5"> eles coletivamente – que é o aspecto da presença do Espírito aqui (veja também </text:span><text:a xlink:type="simple" xlink:href="http://mysword.info/b?r=Joh_14:17" text:style-name="Internet_20_link" text:visited-style-name="Visited_20_Internet_20_Link"><text:span text:style-name="T5">Jo 14:17</text:span></text:a><text:span text:style-name="T5"> – “</text:span><text:span text:style-name="T8">convosco”</text:span><text:span text:style-name="T5"> e “</text:span><text:span text:style-name="T8">em vós”</text:span><text:span text:style-name="T5">). “</text:span><text:span text:style-name="T8">Vós”</text:span><text:span text:style-name="T5"> em nosso texto (</text:span><text:a xlink:type="simple" xlink:href="http://mysword.info/b?r=1Co_3:16" text:style-name="Internet_20_link" text:visited-style-name="Visited_20_Internet_20_Link"><text:span text:style-name="T5">v. 16</text:span></text:a><text:span text:style-name="T5">) é plural e refere-se aos santos coletivamente. Isso significa que é possível para uma pessoa perdida (um mero professante) estar entre os santos e onde o Espírito de Deus está trabalhando. Ele é assim feito participante do Espírito Santo de maneira exterior</text:span><text:a xlink:type="simple" xlink:href="#6" text:style-name="Internet_20_link" text:visited-style-name="Visited_20_Internet_20_Link"><text:span text:style-name="T5">(6)</text:span></text:a><text:span text:style-name="T5"> Mas porque ele ocupa um lugar privilegiado na casa de Deus, é considerado responsável por suas ações, e seu fim é o julgamento – “</text:span><text:span text:style-name="T8">Deus o destruirá”</text:span><text:span text:style-name="T5">. O rei Acaz é um tipo de alguém que contamina a casa de Deus como um construtor corrupto (</text:span><text:a xlink:type="simple" xlink:href="http://mysword.info/b?r=2Ki_16:10-16" text:style-name="Internet_20_link" text:visited-style-name="Visited_20_Internet_20_Link"><text:span text:style-name="T5">2 Rs 16:10-16</text:span></text:a><text:span text:style-name="T5">).</text:span></text:p>
          <text:p text:style-name="P5">O apóstolo usa a expressão “<text:span text:style-name="T4">não sabeis vós”</text:span> dez vezes na epístola. Os coríntios se gloriaram em seu conhecimento, mas é espantoso o que não sabiam. Parece que eles não sabiam que: </text:p>
          <text:p text:style-name="P8"><text:span text:style-name="T5">Os santos coletivamente são o templo de Deus – cap. </text:span><text:a xlink:type="simple" xlink:href="http://mysword.info/b?r=1Co_3:16" text:style-name="Internet_20_link" text:visited-style-name="Visited_20_Internet_20_Link"><text:span text:style-name="T5">3:16</text:span></text:a><text:span text:style-name="T5"> </text:span></text:p>
          <text:p text:style-name="P8"><text:span text:style-name="T5">Um pouco de fermento leveda toda a massa – cap. </text:span><text:a xlink:type="simple" xlink:href="http://mysword.info/b?r=1Co_5:6" text:style-name="Internet_20_link" text:visited-style-name="Visited_20_Internet_20_Link"><text:span text:style-name="T5">5:6</text:span></text:a><text:span text:style-name="T5"> </text:span></text:p>
          <text:p text:style-name="P8"><text:span text:style-name="T5">Os santos julgarão o mundo – cap. </text:span><text:a xlink:type="simple" xlink:href="http://mysword.info/b?r=1Co_6:2" text:style-name="Internet_20_link" text:visited-style-name="Visited_20_Internet_20_Link"><text:span text:style-name="T5">6:2</text:span></text:a><text:span text:style-name="T5"> </text:span></text:p>
          <text:p text:style-name="P8"><text:span text:style-name="T5">Os santos julgarão os anjos – cap. </text:span><text:a xlink:type="simple" xlink:href="http://mysword.info/b?r=1Co_6:3" text:style-name="Internet_20_link" text:visited-style-name="Visited_20_Internet_20_Link"><text:span text:style-name="T5">6:3</text:span></text:a><text:span text:style-name="T5"> </text:span></text:p>
          <text:p text:style-name="P8"><text:span text:style-name="T5">Os injustos não herdarão o reino de Deus – cap. </text:span><text:a xlink:type="simple" xlink:href="http://mysword.info/b?r=1Co_6:9" text:style-name="Internet_20_link" text:visited-style-name="Visited_20_Internet_20_Link"><text:span text:style-name="T5">6:9</text:span></text:a><text:span text:style-name="T5">. </text:span></text:p>
          <text:p text:style-name="P8"><text:span text:style-name="T5">Os corpos dos santos são membros de Cristo – cap. </text:span><text:a xlink:type="simple" xlink:href="http://mysword.info/b?r=1Co_6:15" text:style-name="Internet_20_link" text:visited-style-name="Visited_20_Internet_20_Link"><text:span text:style-name="T5">6:15</text:span></text:a><text:span text:style-name="T5">. </text:span></text:p>
          <text:p text:style-name="P8"><text:span text:style-name="T5">Quem se une a uma meretriz é um só corpo com ela – cap. </text:span><text:a xlink:type="simple" xlink:href="http://mysword.info/b?r=1Co_6:16" text:style-name="Internet_20_link" text:visited-style-name="Visited_20_Internet_20_Link"><text:span text:style-name="T5">6:16</text:span></text:a><text:span text:style-name="T5">. </text:span></text:p>
          <text:p text:style-name="P8"><text:span text:style-name="T5">Os corpos dos santos são o templo do Espírito Santo – cap. </text:span><text:a xlink:type="simple" xlink:href="http://mysword.info/b?r=1Co_6:19" text:style-name="Internet_20_link" text:visited-style-name="Visited_20_Internet_20_Link"><text:span text:style-name="T5">6:19</text:span></text:a><text:span text:style-name="T5"> </text:span></text:p>
          <text:p text:style-name="P8"><text:span text:style-name="T5">Os que administram o que é sagrado vivem das coisas que foram oferecidas – cap. </text:span><text:a xlink:type="simple" xlink:href="http://mysword.info/b?r=1Co_9:13" text:style-name="Internet_20_link" text:visited-style-name="Visited_20_Internet_20_Link"><text:span text:style-name="T5">9:13</text:span></text:a><text:span text:style-name="T5"> </text:span></text:p>
          <text:p text:style-name="Text_20_body"><text:span text:style-name="T5">Os que correm em uma corrida correm contra todos os participantes – cap. </text:span><text:a xlink:type="simple" xlink:href="http://mysword.info/b?r=1Co_9:24" text:style-name="Internet_20_link" text:visited-style-name="Visited_20_Internet_20_Link"><text:span text:style-name="T5">9:24</text:span></text:a><text:span text:style-name="T5">. </text:span></text:p>
          <text:p text:style-name="Heading_20_1"><text:span text:style-name="T5">A Cura para a Divisão <text:line-break/>(</text:span><text:a xlink:type="simple" xlink:href="http://mysword.info/b?r=1Co_3:18" text:style-name="Internet_20_link" text:visited-style-name="Visited_20_Internet_20_Link"><text:span text:style-name="T5">Caps. 3:18</text:span></text:a><text:span text:style-name="T5">-4:21)</text:span></text:p>
          <text:p text:style-name="Text_20_body"><text:span text:style-name="T5">No </text:span><text:a xlink:type="simple" xlink:href="http://mysword.info/b?r=1Co_3" text:style-name="Internet_20_link" text:visited-style-name="Visited_20_Internet_20_Link"><text:span text:style-name="T5">capítulo 3</text:span></text:a><text:span text:style-name="T5">:18-4:21, Paulo prossegue dando o remédio para o problema da divisão na assembleia.</text:span></text:p>
          <text:p text:style-name="Heading_20_1"><text:span text:style-name="T5">1) Ter uma Visão Correta de Nós Mesmos <text:line-break/>(</text:span><text:a xlink:type="simple" xlink:href="http://mysword.info/b?r=1Co_3:18" text:style-name="Internet_20_link" text:visited-style-name="Visited_20_Internet_20_Link"><text:span text:style-name="T5">1 Co 3:18</text:span></text:a><text:span text:style-name="T5">)</text:span></text:p>
          <text:p text:style-name="Text_20_body"><text:a xlink:type="simple" xlink:href="http://mysword.info/b?r=1Co_3:18" text:style-name="Internet_20_link" text:visited-style-name="Visited_20_Internet_20_Link"><text:span text:style-name="T5">V. 18</text:span></text:a><text:span text:style-name="T5"> – Se vai haver uma cura para o problema da divisão em uma assembleia, devemos primeiro ter uma visão correta de nós mesmos. Muitos dos coríntios tinham uma opinião de si mesmos de elevada intelectualidade. Eles se consideravam </text:span><text:span text:style-name="T7">Experts</text:span><text:span text:style-name="T5"> em sabedoria filosófica. Eles estavam se </text:span><text:soft-page-break/><text:span text:style-name="T5">gloriando nos princípios sem valor da sabedoria humana, que tendiam a lhes cegar os olhos e enganar seus corações. Ser capaz de falar nos termos filosóficos da sabedoria do mundo pode dar a uma pessoa um falso senso de importância. Paulo, portanto, adverte sobre o caráter enganador disso, dizendo: “</text:span><text:span text:style-name="T8">Ninguém se engane a si mesmo”</text:span><text:span text:style-name="T5">. Ele então os chama para o julgamento próprio, dizendo: “</text:span><text:span text:style-name="T8">se alguém se considera sábio entre vós neste mundo, faça–se louco para que possa ser sábio”</text:span><text:span text:style-name="T5"> – (JND). Assim, eles precisavam de uma mudança em seu pensamento, e uma visão correta de si mesmos diante de Deus – isto é, julgamento próprio em relação a sua importância própria. Isso se aplicava particularmente àqueles que tinham o papel de ensinar em Corinto.</text:span></text:p>
          <text:p text:style-name="Text_20_body"><text:span text:style-name="T5">Considerar a nós mesmos como sendo algo importante na assembleia não é senão orgulho. Por ser o coração essencialmente enganoso (</text:span><text:a xlink:type="simple" xlink:href="http://mysword.info/b?r=Jer_17:9" text:style-name="Internet_20_link" text:visited-style-name="Visited_20_Internet_20_Link"><text:span text:style-name="T5">Jr 17:9</text:span></text:a><text:span text:style-name="T5">) é difícil detectar orgulho em nossos corações. No entanto, o orgulho não julgado é geralmente a base de toda divisão (</text:span><text:a xlink:type="simple" xlink:href="http://mysword.info/b?r=Pro_13:10" text:style-name="Internet_20_link" text:visited-style-name="Visited_20_Internet_20_Link"><text:span text:style-name="T5">Pv 13:10</text:span></text:a><text:span text:style-name="T5">, </text:span><text:a xlink:type="simple" xlink:href="http://mysword.info/b?r=Pro_28:25" text:style-name="Internet_20_link" text:visited-style-name="Visited_20_Internet_20_Link"><text:span text:style-name="T5">28:25</text:span></text:a><text:span text:style-name="T5">; </text:span><text:a xlink:type="simple" xlink:href="http://mysword.info/b?r=1Ti_6:4" text:style-name="Internet_20_link" text:visited-style-name="Visited_20_Internet_20_Link"><text:span text:style-name="T5">1Tm 6:4</text:span></text:a><text:span text:style-name="T5">; </text:span><text:a xlink:type="simple" xlink:href="http://mysword.info/b?r=1Co_4:6" text:style-name="Internet_20_link" text:visited-style-name="Visited_20_Internet_20_Link"><text:span text:style-name="T5">1 Co 4:6</text:span></text:a><text:span text:style-name="T5">). J. N. Darby disse que o orgulho é a causa da divisão, e a humildade é o segredo da verdadeira comunhão. Como isso é verdadeiro! Se cada pessoa em uma assembleia local julgasse o orgulho de seu próprio coração, contenda e divisão não se desenvolveriam. O Sr. Darby também disse que precisamos ver a carne em nós mesmos e Cristo em nossos irmãos! Isso nos impediria de nos elevarmos na assembleia.</text:span></text:p>
          <text:p text:style-name="Heading_20_1"><text:span text:style-name="T5">2) Ter uma Visão Correta da Sabedoria do Mundo <text:line-break/>(</text:span><text:a xlink:type="simple" xlink:href="http://mysword.info/b?r=1Co_3:19-20" text:style-name="Internet_20_link" text:visited-style-name="Visited_20_Internet_20_Link"><text:span text:style-name="T5">1 Co 3:19-20</text:span></text:a><text:span text:style-name="T5">)</text:span></text:p>
          <text:p text:style-name="Text_20_body"><text:a xlink:type="simple" xlink:href="http://mysword.info/b?r=1Co_3:19-20" text:style-name="Internet_20_link" text:visited-style-name="Visited_20_Internet_20_Link"><text:span text:style-name="T5">Vs. 19-20</text:span></text:a><text:span text:style-name="T5"> – Paulo foi adiante para mostrar uma segunda coisa que levaria a curar as divisões no meio deles. Ele disse: “</text:span><text:span text:style-name="T8">A sabedoria deste mundo é loucura diante de Deus”</text:span><text:span text:style-name="T5">. Ao dizer isso, estava dizendo aos coríntios que precisavam ver a sabedoria do mundo como ela realmente era diante de Deus – “</text:span><text:span text:style-name="T8">loucura”</text:span><text:span text:style-name="T5">. Eles precisavam ter uma visão correta dela, para vê-la como Deus a vê, e trancá-la fora da assembleia. Ela estava na base das divisões em Corinto, e era hora de eles cessarem de todo esse pensamento mundano.</text:span></text:p>
          <text:p text:style-name="Text_20_body"><text:span text:style-name="T5">Enquanto a sabedoria do mundo sobre assuntos morais e espirituais pode exigir o respeito dos homens naturais e carnais, ela é apenas “</text:span><text:span text:style-name="T8">loucura diante de Deus”</text:span><text:span text:style-name="T5">. Paulo cita algumas passagens do Velho Testamento para confirmar o fato da sabedoria humana ser tola e vaidosa (</text:span><text:a xlink:type="simple" xlink:href="http://mysword.info/b?r=Job_5:13" text:style-name="Internet_20_link" text:visited-style-name="Visited_20_Internet_20_Link"><text:span text:style-name="T5">Jó 5:13</text:span></text:a><text:span text:style-name="T5">; </text:span><text:a xlink:type="simple" xlink:href="http://mysword.info/b?r=Psa_94:11" text:style-name="Internet_20_link" text:visited-style-name="Visited_20_Internet_20_Link"><text:span text:style-name="T5">Sl 94:11</text:span></text:a><text:span text:style-name="T5">). Que paradoxo isso é. O mundo pensa que o evangelho de Deus é loucura (</text:span><text:a xlink:type="simple" xlink:href="http://mysword.info/b?r=1Co_1:18" text:style-name="Internet_20_link" text:visited-style-name="Visited_20_Internet_20_Link"><text:span text:style-name="T5">1 Co 1:18</text:span></text:a><text:span text:style-name="T5">, </text:span><text:a xlink:type="simple" xlink:href="http://mysword.info/b?r=1Co_2:14" text:style-name="Internet_20_link" text:visited-style-name="Visited_20_Internet_20_Link"><text:span text:style-name="T5">2:14</text:span></text:a><text:span text:style-name="T5">), mas Deus diz que a sabedoria do mundo é “</text:span><text:span text:style-name="T8">loucura”</text:span><text:span text:style-name="T5">. Portanto, devemos nos contentar em ser considerados tolos aos olhos do mundo e não nos preocupar em tentar ser aceitáveis para o mundo. Temos de aceitar o fato de que os Cristãos parecem tolos para as pessoas do mundo.</text:span></text:p>
          <text:p text:style-name="Heading_20_1"><text:span text:style-name="T5">3) Ter uma Visão Correta Daqueles que Ministram a Palavra <text:line-break/>(</text:span><text:a xlink:type="simple" xlink:href="http://mysword.info/b?r=1Co_3:21" text:style-name="Internet_20_link" text:visited-style-name="Visited_20_Internet_20_Link"><text:span text:style-name="T5">1 Co 3:21</text:span></text:a><text:span text:style-name="T5">-4:5)</text:span></text:p>
          <text:p text:style-name="Text_20_body"><text:bookmark text:name="(7)"/><text:a xlink:type="simple" xlink:href="http://mysword.info/b?r=1Co_3:21" text:style-name="Internet_20_link" text:visited-style-name="Visited_20_Internet_20_Link"><text:span text:style-name="T5">Vs. 21</text:span></text:a><text:span text:style-name="T5">-4:5 – Em terceiro lugar, se há pessoas na assembleia local que fazem muito de seus mestres – colocando-os em pedestais – precisam parar de fazê-lo imediatamente. Esse era exatamente o problema dos coríntios; eles se gloriavam em seus mestres em torno dos quais se agrupavam. Tinham uma visão distorcida de grandeza daqueles que ministravam entre eles, e tendiam de forma carnal venerá-los. Eles viam “os homens como “árvores que andam” (</text:span><text:a xlink:type="simple" xlink:href="http://mysword.info/b?r=Mar_8:24" text:style-name="Internet_20_link" text:visited-style-name="Visited_20_Internet_20_Link"><text:span text:style-name="T5">Mc 8:24</text:span></text:a><text:span text:style-name="T5">), “admirando as pessoas” (</text:span><text:a xlink:type="simple" xlink:href="http://mysword.info/b?r=Jud_1:16/" text:style-name="Internet_20_link" text:visited-style-name="Visited_20_Internet_20_Link"><text:span text:style-name="T5">Jd 16</text:span></text:a><text:span text:style-name="T5">). Essa ênfase indevida em se gloriar em homens despertou o espírito partidário. Isso alimentou as contendas e criou rivalidades entre os santos em Corinto, causando tristes divisões. O </text:span><text:soft-page-break/><text:span text:style-name="T5">remédio do apóstolo para isso foi: “</text:span><text:span text:style-name="T8">Portanto ninguém se glorie nos homens”</text:span><text:span text:style-name="T5"> (</text:span><text:a xlink:type="simple" xlink:href="http://mysword.info/b?r=1Co_3:21" text:style-name="Internet_20_link" text:visited-style-name="Visited_20_Internet_20_Link"><text:span text:style-name="T5">v. 21</text:span></text:a><text:span text:style-name="T5">). Ele diz: “</text:span><text:span text:style-name="T8">porque tudo é vosso”</text:span><text:span text:style-name="T5">; quer sejam os servos do Senhor ou todas as coisas do mundo, tanto presentes como futuras – até mesmo “</text:span><text:span text:style-name="T8">vida ou morte”</text:span><text:span text:style-name="T5">! (</text:span><text:a xlink:type="simple" xlink:href="http://mysword.info/b?r=1Co_3:22-23" text:style-name="Internet_20_link" text:visited-style-name="Visited_20_Internet_20_Link"><text:span text:style-name="T5">vs. 22-23</text:span></text:a><text:span text:style-name="T5">)</text:span><text:a xlink:type="simple" xlink:href="#7" text:style-name="Internet_20_link" text:visited-style-name="Visited_20_Internet_20_Link"><text:span text:style-name="T5">(7)</text:span></text:a><text:span text:style-name="T5">. Tudo pertence ao Cristão porque é co-herdeiro com Cristo (ARA), Que é o “</text:span><text:span text:style-name="T8">Herdeiro de tudo”</text:span><text:span text:style-name="T5"> (</text:span><text:a xlink:type="simple" xlink:href="http://mysword.info/b?r=Rom_8:17" text:style-name="Internet_20_link" text:visited-style-name="Visited_20_Internet_20_Link"><text:span text:style-name="T5">Rm 8:17</text:span></text:a><text:span text:style-name="T5">; </text:span><text:a xlink:type="simple" xlink:href="http://mysword.info/b?r=Heb_1:2" text:style-name="Internet_20_link" text:visited-style-name="Visited_20_Internet_20_Link"><text:span text:style-name="T5">Hb 1:2</text:span></text:a><text:span text:style-name="T5">). Compreender sua posição digna “</text:span><text:span text:style-name="T8">em Cristo”</text:span><text:span text:style-name="T5"> (que é estar no lugar de Cristo diante de Deus) libertaria os coríntios de se gloriarem em certos mestres e agruparem-se em torno deles. Estava abaixo da dignidade da posição Cristã fazer tal coisa. Como Cristãos, não pertencemos aos homens e seus partidos, porque todas as coisas nos pertencem em Cristo. Não pertencemos a eles – eles pertencem a nós! Eles foram dados à Igreja como servos para nos ajudar a entender a revelação de Deus e a andar na luz dela (</text:span><text:a xlink:type="simple" xlink:href="http://mysword.info/b?r=Eph_4:11" text:style-name="Internet_20_link" text:visited-style-name="Visited_20_Internet_20_Link"><text:span text:style-name="T5">Ef 4:11</text:span></text:a><text:span text:style-name="T5">). Entender isso irá remediar qualquer conceito que tenhamos de colocar os servos do Senhor em pedestais e sermos reunidos sob seus pés como seus seguidores.</text:span></text:p>
          <text:p text:style-name="Text_20_body"><text:span text:style-name="T5">O </text:span><text:a xlink:type="simple" xlink:href="http://mysword.info/b?r=1Co_4" text:style-name="Internet_20_link" text:visited-style-name="Visited_20_Internet_20_Link"><text:span text:style-name="T5">capítulo 4</text:span></text:a><text:span text:style-name="T5"> continua o assunto, mostrando que não é para os santos avaliarem os vários dons que Cristo deu à Igreja. A tendência entre os santos é classificar os servos de Deus por seu conhecimento ou eloquência, mas isso é uma coisa puramente carnal. Devemos considerá-los todos meramente como “</text:span><text:span text:style-name="T8">ministros de Cristo, e despenseiros dos mistérios de Deus”</text:span><text:span text:style-name="T5">, sem hierarquia (</text:span><text:a xlink:type="simple" xlink:href="http://mysword.info/b?r=1Co_4:1" text:style-name="Internet_20_link" text:visited-style-name="Visited_20_Internet_20_Link"><text:span text:style-name="T5">v.1</text:span></text:a><text:span text:style-name="T5">). O verdadeiro valor de um servo aos olhos de Deus é medido por sua fidelidade e não por sua popularidade entre os santos! (</text:span><text:a xlink:type="simple" xlink:href="http://mysword.info/b?r=1Co_4:2" text:style-name="Internet_20_link" text:visited-style-name="Visited_20_Internet_20_Link"><text:span text:style-name="T5">v. 2</text:span></text:a><text:span text:style-name="T5">) Além disso, se alguém começasse a classificar os servos do Senhor de acordo com seus critérios pessoais, os coríntios deveriam seguir o exemplo do apóstolo e desconsiderar esse alguém. Ele disse que tais práticas carnais eram “</text:span><text:span text:style-name="T8">uma coisa muito pequena”</text:span><text:span text:style-name="T5"> (KJV) para ele porque não confiava nela (</text:span><text:a xlink:type="simple" xlink:href="http://mysword.info/b?r=1Co_4:3" text:style-name="Internet_20_link" text:visited-style-name="Visited_20_Internet_20_Link"><text:span text:style-name="T5">v. 3</text:span></text:a><text:span text:style-name="T5">). Paulo não julgaria nem seus próprios trabalhos, mas deixou tudo “</text:span><text:span text:style-name="T8">Até”</text:span><text:span text:style-name="T5"> que o Senhor venha. Então Ele vai avaliar tudo adequadamente no Seu tribunal (</text:span><text:a xlink:type="simple" xlink:href="http://mysword.info/b?r=Rom_14:10" text:style-name="Internet_20_link" text:visited-style-name="Visited_20_Internet_20_Link"><text:span text:style-name="T5">Rm 14:10</text:span></text:a><text:span text:style-name="T5">; </text:span><text:a xlink:type="simple" xlink:href="http://mysword.info/b?r=2Co_5:10" text:style-name="Internet_20_link" text:visited-style-name="Visited_20_Internet_20_Link"><text:span text:style-name="T5">2 Co 5:10</text:span></text:a><text:span text:style-name="T5">). Naquele momento, o Senhor examinará até mesmo os motivos por detrás de nossas ações no serviço. Ele “</text:span><text:span text:style-name="T8">também trará à luz as coisas ocultas das trevas, e manifestará os desígnios dos corações”</text:span><text:span text:style-name="T5">.</text:span></text:p>
          <text:p text:style-name="Text_20_body"><text:span text:style-name="T5">No </text:span><text:a xlink:type="simple" xlink:href="http://mysword.info/b?r=1Co_3:13-15" text:style-name="Internet_20_link" text:visited-style-name="Visited_20_Internet_20_Link"><text:span text:style-name="T5">capítulo 3:13-15</text:span></text:a><text:span text:style-name="T5">, tivemos o Senhor julgando no tribunal nossas </text:span><text:span text:style-name="T7">Obras</text:span><text:span text:style-name="T5"> no serviço; aqui Ele julga nossos </text:span><text:span text:style-name="T7">motivos </text:span><text:span text:style-name="T5">no serviço. Isso mostra que somente uma Pessoa divina tendo atributos oniscientes pode avaliar adequadamente o serviço de Seus servos. As Escrituras dizem: “</text:span><text:span text:style-name="T8">por Ele são as obras pesadas na balança”</text:span><text:span text:style-name="T5"> (</text:span><text:a xlink:type="simple" xlink:href="http://mysword.info/b?r=1Sa_2:3" text:style-name="Internet_20_link" text:visited-style-name="Visited_20_Internet_20_Link"><text:span text:style-name="T5">1 Sm 2:3</text:span></text:a><text:span text:style-name="T5">). Só Ele é capaz de pesar o motivo por detrás de uma ação. Isso prova a loucura de meras criaturas tentando cumprir tal tarefa. O Cristão mais espiritual, sendo um mero humano, não pode pesar os motivos do coração de outra pessoa – muito menos Cristãos carnais (como os coríntios) poderiam assumir esse trabalho. Quando Paulo disse: “</text:span><text:span text:style-name="T8">Nada julgueis antes do tempo”</text:span><text:span text:style-name="T5">, ele estava se referindo aos </text:span><text:span text:style-name="T7">motivos</text:span><text:span text:style-name="T5"> do coração no serviço. Em outro lugar nos é dito para julgar as palavras de uma pessoa, seu ministério oral e suas ações (</text:span><text:a xlink:type="simple" xlink:href="http://mysword.info/b?r=1Co_5:12" text:style-name="Internet_20_link" text:visited-style-name="Visited_20_Internet_20_Link"><text:span text:style-name="T5">1 Co 5:12</text:span></text:a><text:span text:style-name="T5">, </text:span><text:a xlink:type="simple" xlink:href="http://mysword.info/b?r=1Co_10:15" text:style-name="Internet_20_link" text:visited-style-name="Visited_20_Internet_20_Link"><text:span text:style-name="T5">10:15</text:span></text:a><text:span text:style-name="T5">, </text:span><text:a xlink:type="simple" xlink:href="http://mysword.info/b?r=1Co_14:29" text:style-name="Internet_20_link" text:visited-style-name="Visited_20_Internet_20_Link"><text:span text:style-name="T5">14:29</text:span></text:a><text:span text:style-name="T5">). No tribunal de Cristo, Deus encontrará motivo para recompensar cada um de Seu povo pelo que fizeram por causa de Seu nome. “</text:span><text:span text:style-name="T8">Então cada um receberá de Deus o louvor”</text:span><text:span text:style-name="T5"> (</text:span><text:a xlink:type="simple" xlink:href="http://mysword.info/b?r=1Co_3:4-5" text:style-name="Internet_20_link" text:visited-style-name="Visited_20_Internet_20_Link"><text:span text:style-name="T5">vs. 4-5</text:span></text:a><text:span text:style-name="T5">).</text:span></text:p>
          <text:p text:style-name="Heading_20_1"><text:span text:style-name="T5">4) Imitar os Caminhos do Apóstolo em Cristo <text:line-break/>(</text:span><text:a xlink:type="simple" xlink:href="http://mysword.info/b?r=1Co_4:6-21" text:style-name="Internet_20_link" text:visited-style-name="Visited_20_Internet_20_Link"><text:span text:style-name="T5">1 Co 4:6-21</text:span></text:a><text:span text:style-name="T5">)</text:span></text:p>
          <text:p text:style-name="Text_20_body"><text:a xlink:type="simple" xlink:href="http://mysword.info/b?r=1Co_4:6-21" text:style-name="Internet_20_link" text:visited-style-name="Visited_20_Internet_20_Link"><text:span text:style-name="T5">Vs. 6–21</text:span></text:a><text:span text:style-name="T5"> – As últimas palavras sobre este assunto são direcionadas aos líderes das divisões entre os coríntios. A maneira como estavam se comportando contribuía para a polarização dos santos em suas divisões. Paulo, portanto, tinha uma palavra para eles. Eles poderiam ajudar a neutralizar os desejos dos santos de colocá-los em um pedestal, imitando o apóstolo nos seus “</text:span><text:span text:style-name="T8">caminhos que são em Cristo”</text:span><text:span text:style-name="T5"> (</text:span><text:a xlink:type="simple" xlink:href="http://mysword.info/b?r=1Co_4:17" text:style-name="Internet_20_link" text:visited-style-name="Visited_20_Internet_20_Link"><text:span text:style-name="T5">v. 17 </text:span></text:a><text:span text:style-name="T5">- ATB). Por isso, Paulo aponta para sua maneira humilde de vida ao servir ao </text:span><text:soft-page-break/><text:span text:style-name="T5">Senhor. Isso é algo que todos os santos deveriam imitar, não apenas aqueles que tomam a liderança.</text:span></text:p>
          <text:p text:style-name="Text_20_body"><text:span text:style-name="T5">Ao longo desses capítulos, Paulo “</text:span><text:span text:style-name="T8">transferiu”</text:span><text:span text:style-name="T5"> (JND) para si e para Apolo a “</text:span><text:span text:style-name="T8">Aplicação”</text:span><text:span text:style-name="T5"> dessas coisas a respeito dos líderes dos partidos de Corinto, quando na verdade havia certos mestres em seu meio aos quais estavam se agrupando. Ele fez isso para não expor esses líderes nominalmente e evitar qualquer conflito aberto que pudesse surgir. Ele agora menciona outra razão pela qual fez isso “</text:span><text:span text:style-name="T8">... para que </text:span><text:span text:style-name="T5">em nós aprendais </text:span><text:span text:style-name="T8">a </text:span><text:span text:style-name="T5">[lição de] </text:span><text:span text:style-name="T8">não </text:span><text:span text:style-name="T5">[deixar vossos pensamentos] </text:span><text:span text:style-name="T8">irem além do que está escrito, para que não vos ensoberbeçais </text:span><text:span text:style-name="T5">[por isto]</text:span><text:span text:style-name="T8">, um contra o outro” </text:span><text:span text:style-name="T5">(</text:span><text:a xlink:type="simple" xlink:href="http://mysword.info/b?r=1Co_4:6" text:style-name="Internet_20_link" text:visited-style-name="Visited_20_Internet_20_Link"><text:span text:style-name="T5">v. 6</text:span></text:a><text:span text:style-name="T5"> – JND). Aqueles que ensinavam em Corinto precisavam desesperadamente “</text:span><text:span text:style-name="T8">Aprender”</text:span><text:span text:style-name="T5"> como se comportar no serviço, observando os caminhos de Paulo e de Apolo. Os apóstolos e aqueles que serviram com eles eram modelos para outros servos os seguirem. Muito ao contrário de se “</text:span><text:span text:style-name="T8">ensoberbecer”</text:span><text:span text:style-name="T5"> com orgulho “</text:span><text:span text:style-name="T8">um contra outro”</text:span><text:span text:style-name="T5"> (como acontecia com os mestres coríntios), Paulo e Apolo estavam revestidos de humildade (</text:span><text:a xlink:type="simple" xlink:href="http://mysword.info/b?r=1Pe_5:5" text:style-name="Internet_20_link" text:visited-style-name="Visited_20_Internet_20_Link"><text:span text:style-name="T5">1 Pe 5:5</text:span></text:a><text:span text:style-name="T5">). Eles precisavam ser “</text:span><text:span text:style-name="T8">imitadores” </text:span><text:span text:style-name="T5">do apóstolo (</text:span><text:a xlink:type="simple" xlink:href="http://mysword.info/b?r=1Co_4:16" text:style-name="Internet_20_link" text:visited-style-name="Visited_20_Internet_20_Link"><text:span text:style-name="T5">v. 16</text:span></text:a><text:span text:style-name="T5">) e imitar seus “</text:span><text:span text:style-name="T8">caminhos”</text:span><text:span text:style-name="T5"> (</text:span><text:a xlink:type="simple" xlink:href="http://mysword.info/b?r=1Co_4:17" text:style-name="Internet_20_link" text:visited-style-name="Visited_20_Internet_20_Link"><text:span text:style-name="T5">v. 17</text:span></text:a><text:span text:style-name="T5">). Ele trabalhou junto com os outros servos de Deus em harmonia sob o senhorio de Cristo.</text:span></text:p>
          <text:p text:style-name="Text_20_body"><text:span text:style-name="T5">No </text:span><text:a xlink:type="simple" xlink:href="http://mysword.info/b?r=1Co_4:7" text:style-name="Internet_20_link" text:visited-style-name="Visited_20_Internet_20_Link"><text:span text:style-name="T5">versículo 7</text:span></text:a><text:span text:style-name="T5">, ele se dirige diretamente aos líderes, dizendo: “</text:span><text:span text:style-name="T8">Porque, quem te diferença? E que tens tu que não tenhas recebido?” </text:span><text:span text:style-name="T5">Aparentemente eles estavam se gloriando em seu dom como sendo distinto dos outros dons. Mas se, em razão do dom de um servo, ele se diferenciasse dos outros, seria apenas aquilo que recebera de Deus de qualquer maneira. Como então poderia se gloriar como se fosse algo que tivesse produzido por seu próprio poder? Usar o que Deus nos deu para promover nossa própria glória na assembleia não é mais do que uma exibição vergonhosa de orgulho não julgado. Tornar o ministério público em uma arena de competição estava apenas colaborando com o problema da divisão. O uso de um dom espiritual não é com o propósito de se exaltar, mas para a edificação do corpo de Cristo (</text:span><text:a xlink:type="simple" xlink:href="http://mysword.info/b?r=Eph_4:16" text:style-name="Internet_20_link" text:visited-style-name="Visited_20_Internet_20_Link"><text:span text:style-name="T5">Ef 4:16</text:span></text:a><text:span text:style-name="T5">).</text:span></text:p>
          <text:p text:style-name="Text_20_body"><text:span text:style-name="T5">Era evidente que os mestres coríntios estavam vivendo para o presente – por “</text:span><text:span text:style-name="T8">Agora”</text:span><text:span text:style-name="T5"> – e buscavam o louvor dos homens. Em contraste com isso, os verdadeiros servos de Deus viviam com vistas ao futuro – para o tribunal de Cristo – uma época que ele chama de “</text:span><text:span text:style-name="T8">então”</text:span><text:span text:style-name="T5"> (</text:span><text:a xlink:type="simple" xlink:href="http://mysword.info/b?r=1Co_4:5" text:style-name="Internet_20_link" text:visited-style-name="Visited_20_Internet_20_Link"><text:span text:style-name="T5">v. 5</text:span></text:a><text:span text:style-name="T5">), quando teriam o louvor de Deus. Que contraste impressionante! Isso mostra que havia algo seriamente errado na visão dos coríntios sobre o Cristianismo. Eles estavam vivendo como “</text:span><text:span text:style-name="T8">reis”</text:span><text:span text:style-name="T5">, o que era completamente fora do caráter para aqueles que deveriam ser peregrinos (</text:span><text:a xlink:type="simple" xlink:href="http://mysword.info/b?r=1Co_4:8" text:style-name="Internet_20_link" text:visited-style-name="Visited_20_Internet_20_Link"><text:span text:style-name="T5">v. 8</text:span></text:a><text:span text:style-name="T5">). Seu estilo de vida não estava de acordo com o caráter peregrino do Cristianismo. Paulo desejou que o tempo de reinar realmente tivesse chegado, e então todos os santos poderiam reinar juntos, mas não era hora para isso, pois ainda estamos vivendo no tempo da rejeição a Cristo. A atitude correta para nós agora, no tempo da ausência de Cristo, é a de luto e jejum (</text:span><text:a xlink:type="simple" xlink:href="http://mysword.info/b?r=Mar_2:20" text:style-name="Internet_20_link" text:visited-style-name="Visited_20_Internet_20_Link"><text:span text:style-name="T5">Mc 2:20</text:span></text:a><text:span text:style-name="T5">; </text:span><text:a xlink:type="simple" xlink:href="http://mysword.info/b?r=2Sa_19:24" text:style-name="Internet_20_link" text:visited-style-name="Visited_20_Internet_20_Link"><text:span text:style-name="T5">2 Sm 19:24</text:span></text:a><text:span text:style-name="T5">).</text:span></text:p>
          <text:p text:style-name="Text_20_body"><text:span text:style-name="T5">No </text:span><text:a xlink:type="simple" xlink:href="http://mysword.info/b?r=1Co_4:9" text:style-name="Internet_20_link" text:visited-style-name="Visited_20_Internet_20_Link"><text:span text:style-name="T5">versículo 9</text:span></text:a><text:span text:style-name="T5">, Paulo novamente os conduz ao estilo de vida dos “</text:span><text:span text:style-name="T8">Apóstolos”</text:span><text:span text:style-name="T5">, que eram modelos de caráter e propósito Cristãos. Ele alude ao anfiteatro Romano onde os Cristãos foram dados como alimento aos leões como um espetáculo para mostrar que os apóstolos eram igualmente um “</text:span><text:span text:style-name="T8">espetáculo”</text:span><text:span text:style-name="T5"> para todos. No entanto, seu anfiteatro era muito maior. Era todo o universo; tanto anjos como homens (céu e Terra) estavam assistindo. E o que estavam vendo? – homens que eram rejeitados pelo mundo que os considerou “</text:span><text:span text:style-name="T8">loucos”</text:span><text:span text:style-name="T5">, “</text:span><text:span text:style-name="T8">fracos”</text:span><text:span text:style-name="T5"> e “</text:span><text:span text:style-name="T8">vis”</text:span><text:span text:style-name="T5"> (</text:span><text:a xlink:type="simple" xlink:href="http://mysword.info/b?r=1Co_4:10" text:style-name="Internet_20_link" text:visited-style-name="Visited_20_Internet_20_Link"><text:span text:style-name="T5">v. 10</text:span></text:a><text:span text:style-name="T5">a). Os apóstolos estavam contentes em ser considerados como tais por aqueles que crucificaram seu Salvador. No entanto, os coríntios estavam se esforçando para conquistar o favor do mundo – tentando, por seu conhecimento das coisas divinas, serem “</text:span><text:span text:style-name="T8">sábios”</text:span><text:span text:style-name="T5">, “</text:span><text:span text:style-name="T8">fortes”</text:span><text:span text:style-name="T5"> e “</text:span><text:span text:style-name="T8">ilustres”</text:span><text:span text:style-name="T5"> aos olhos do mundo (</text:span><text:a xlink:type="simple" xlink:href="http://mysword.info/b?r=1Co_4:10" text:style-name="Internet_20_link" text:visited-style-name="Visited_20_Internet_20_Link"><text:span text:style-name="T5">v. </text:span></text:a><text:soft-page-break/><text:a xlink:type="simple" xlink:href="http://mysword.info/b?r=1Co_4:10" text:style-name="Internet_20_link" text:visited-style-name="Visited_20_Internet_20_Link"><text:span text:style-name="T5">10</text:span></text:a><text:span text:style-name="T5">b). Tornar a revelação Cristã agradável para o homem do mundo é impossível sem comprometê-la de alguma forma, mas isso era o que os mestres coríntios estavam essencialmente fazendo.</text:span></text:p>
          <text:p text:style-name="Text_20_body"><text:span text:style-name="T5">Por outro lado, os apóstolos estavam pagando o preço por pregar a verdade. Estavam sofrendo “</text:span><text:span text:style-name="T8">fome e sede...”</text:span><text:span text:style-name="T5">, </text:span><text:span text:style-name="T7">Etc.</text:span><text:span text:style-name="T5"> (</text:span><text:a xlink:type="simple" xlink:href="http://mysword.info/b?r=1Co_4:11" text:style-name="Internet_20_link" text:visited-style-name="Visited_20_Internet_20_Link"><text:span text:style-name="T5">v. 11</text:span></text:a><text:span text:style-name="T5">). Além disso, estavam “</text:span><text:span text:style-name="T8">trabalhando”</text:span><text:span text:style-name="T5"> com suas “</text:span><text:span text:style-name="T8">próprias mãos”</text:span><text:span text:style-name="T5"> para apoiar seus trabalhos, o que os mestres entre os coríntios, evidentemente, não estavam fazendo. Aparentemente eles estavam vivendo das ofertas dos santos coríntios (</text:span><text:a xlink:type="simple" xlink:href="http://mysword.info/b?r=1Co_9:12" text:style-name="Internet_20_link" text:visited-style-name="Visited_20_Internet_20_Link"><text:span text:style-name="T5">1 Co 9:12</text:span></text:a><text:span text:style-name="T5">). Em resumo, os apóstolos estavam sofrendo reprovações e perseguições do mundo, enquanto os coríntios e seus mestres estavam conquistando o favor do mundo. Algo estava seriamente errado nesse cenário (</text:span><text:a xlink:type="simple" xlink:href="http://mysword.info/b?r=1Co_4:12-13" text:style-name="Internet_20_link" text:visited-style-name="Visited_20_Internet_20_Link"><text:span text:style-name="T5">vs. 12-13</text:span></text:a><text:span text:style-name="T5">). Paulo disse a Timóteo: “</text:span><text:span text:style-name="T8">E também todos os que piamente querem viver em Cristo Jesus padecerão perseguições”</text:span><text:span text:style-name="T5"> (</text:span><text:a xlink:type="simple" xlink:href="http://mysword.info/b?r=2Ti_3:12" text:style-name="Internet_20_link" text:visited-style-name="Visited_20_Internet_20_Link"><text:span text:style-name="T5">2Tm 3:12</text:span></text:a><text:span text:style-name="T5">). Viver o Cristianismo normal resulta naturalmente em ser rejeitado pelo mundo.</text:span></text:p>
          <text:p text:style-name="P1"><text:span text:style-name="T5">O apóstolo queria que entendessem que estava dizendo essas coisas porque os amava, chamando-os de “</text:span><text:span text:style-name="T8">meus filhos amados”</text:span><text:span text:style-name="T5">. Ele os advertiu porque havia sérios perigos envolvidos em se procurar o favor do mundo (</text:span><text:a xlink:type="simple" xlink:href="http://mysword.info/b?r=1Co_4:14" text:style-name="Internet_20_link" text:visited-style-name="Visited_20_Internet_20_Link"><text:span text:style-name="T5">v. 14</text:span></text:a><text:span text:style-name="T5">). Eles podem ter tido muitos “</text:span><text:span text:style-name="T8">aios”</text:span><text:span text:style-name="T5"> (mestres), mas onde estavam os “</text:span><text:span text:style-name="T8">pais”</text:span><text:span text:style-name="T5"> entre eles que apontariam fielmente esse perigo? (</text:span><text:a xlink:type="simple" xlink:href="http://mysword.info/b?r=1Co_4:15" text:style-name="Internet_20_link" text:visited-style-name="Visited_20_Internet_20_Link"><text:span text:style-name="T5">v. 15</text:span></text:a><text:span text:style-name="T5">) Paulo, por outro lado, tinha sido um pai espiritual entre os coríntios, sacrificando-se pelo bem dos santos. É isso que os mestres locais em torno dos quais eles estavam se agrupando, deveriam estar fazendo.</text:span></text:p>
          <text:p text:style-name="Text_20_body"><text:span text:style-name="T5">Paulo conclui suas observações dizendo: “</text:span><text:span text:style-name="T8">Sejais meus imitadores”</text:span><text:span text:style-name="T5"> (</text:span><text:a xlink:type="simple" xlink:href="http://mysword.info/b?r=1Co_4:16" text:style-name="Internet_20_link" text:visited-style-name="Visited_20_Internet_20_Link"><text:span text:style-name="T5">v. 16</text:span></text:a><text:span text:style-name="T5">). Este é o modelo de conduta para todos na assembleia local. Ele e os outros apóstolos andaram em humildade. Eles não procuraram um lugar neste mundo (</text:span><text:a xlink:type="simple" xlink:href="http://mysword.info/b?r=Jer_45:5" text:style-name="Internet_20_link" text:visited-style-name="Visited_20_Internet_20_Link"><text:span text:style-name="T5">Jr 45:5</text:span></text:a><text:span text:style-name="T5">).</text:span></text:p>
          <text:p text:style-name="Text_20_body"><text:span text:style-name="T5">Para ajudar os coríntios nessa dificuldade de divisão, Paulo enviou Timóteo para trazer à “</text:span><text:span text:style-name="T8">lembrança”</text:span><text:span text:style-name="T5"> seus “</text:span><text:span text:style-name="T8">caminhos que são em Cristo”</text:span><text:span text:style-name="T5"> (</text:span><text:a xlink:type="simple" xlink:href="http://mysword.info/b?r=1Co_4:17" text:style-name="Internet_20_link" text:visited-style-name="Visited_20_Internet_20_Link"><text:span text:style-name="T5">v. 17</text:span></text:a><text:span text:style-name="T5"> - ATB) – que era o remédio divino para todas essas dificuldades. Seu modelo de conduta era para “</text:span><text:span text:style-name="T8">toda a parte em cada assembleia” </text:span><text:span text:style-name="T5">(v. 17 – JND). É essencial para as assembleias que sigam felizes juntas. Timóteo deveria dar suporte a isto por palavra e por conduta entre eles. Se essas coisas fossem praticadas por todos na assembleia, o problema da divisão em seu meio seria curado.</text:span></text:p>
          <text:p text:style-name="P12">Um Resumo da Solução de Paulo para Divisões</text:p>
          <text:p text:style-name="P5">Em resumo, a solução do apóstolo para a divisão em uma assembleia local é a seguinte.</text:p>
          <text:p text:style-name="P8"><text:span text:style-name="T7">Ter uma visão correta de nós mesmos</text:span><text:span text:style-name="T5"> – entendendo que nós não somos nada. Precisamos ver a carne em nós e Cristo em nossos irmãos (</text:span><text:a xlink:type="simple" xlink:href="http://mysword.info/b?r=1Co_3:18" text:style-name="Internet_20_link" text:visited-style-name="Visited_20_Internet_20_Link"><text:span text:style-name="T5">1 Co 3:18</text:span></text:a><text:span text:style-name="T5">). </text:span></text:p>
          <text:p text:style-name="P8"><text:span text:style-name="T7">Ter uma visão correta da sabedoria do mundo</text:span><text:span text:style-name="T5"> – entendendo que ela não é nada. Sabendo disso, não queremos dar a ela um lugar na assembleia (</text:span><text:a xlink:type="simple" xlink:href="http://mysword.info/b?r=1Co_3:19-20" text:style-name="Internet_20_link" text:visited-style-name="Visited_20_Internet_20_Link"><text:span text:style-name="T5">1 Co. 3:19-20</text:span></text:a><text:span text:style-name="T5">). </text:span></text:p>
          <text:p text:style-name="P8"><text:span text:style-name="T7">Ter uma visão correta daqueles que ministram a Palavra</text:span><text:span text:style-name="T5"> – entendendo que eles não são nada. Portanto, devemos ter cuidado para não os colocar em pedestais e nos gloriarmos neles (</text:span><text:a xlink:type="simple" xlink:href="http://mysword.info/b?r=1Co_3:21-4" text:style-name="Internet_20_link" text:visited-style-name="Visited_20_Internet_20_Link"><text:span text:style-name="T5">1 Co 3:21</text:span></text:a><text:span text:style-name="T5">-4:5). </text:span></text:p>
          <text:p text:style-name="Text_20_body"><text:span text:style-name="T7">Imitar a conduta de humildade e abnegação dos apóstolos</text:span><text:span text:style-name="T5"> porque eles procuravam não ser nada para que Cristo pudesse ser tudo (</text:span><text:a xlink:type="simple" xlink:href="http://mysword.info/b?r=1Co_4:6-21" text:style-name="Internet_20_link" text:visited-style-name="Visited_20_Internet_20_Link"><text:span text:style-name="T5">1 Co 4:6-21</text:span></text:a><text:span text:style-name="T5">). </text:span></text:p>
          <text:p text:style-name="Text_20_body"><text:a xlink:type="simple" xlink:href="http://mysword.info/b?r=1Co_4:18-20" text:style-name="Internet_20_link" text:visited-style-name="Visited_20_Internet_20_Link"><text:span text:style-name="T5">Capítulo 4:18-20</text:span></text:a><text:span text:style-name="T5"> – Paulo encerra com uma palavra para aqueles que supostamente fazem o contrário. Ele previu que haveria resistência às suas correções. Tendo a razão e a cura da divisão claramente expostas diante deles, os coríntios eram responsáveis por seguirem as instruções que o </text:span><text:soft-page-break/><text:span text:style-name="T5">apóstolo lhes havia dado. Se houvesse aqueles que não dessem ouvidos ao seu conselho, imaginando que estas eram apenas palavras inúteis, Paulo advertiu que teria de ir a eles em julgamento, e então conheceriam não apenas sua “</text:span><text:span text:style-name="T8">palavra”</text:span><text:span text:style-name="T5">, mas também seu “</text:span><text:span text:style-name="T8">poder”</text:span><text:span text:style-name="T5"> apostólico. Ele os lembra de que o reino de Deus não é caracterizado por palavras, mas por poder moral e espiritual. Ele disse: “</text:span><text:span text:style-name="T8">Que quereis?”</text:span><text:span text:style-name="T5"> A escolha era deles. Se eles escolhessem negligenciar sua solução para a divisão, seria forçado a ir a eles em julgamento para corrigir os problemas em seu meio.</text:span></text:p>
          <text:p text:style-name="P8"><text:a xlink:type="simple" xlink:href="http://mysword.info/b?r=1Co_4:6-8" text:style-name="Internet_20_link" text:visited-style-name="Visited_20_Internet_20_Link"><text:span text:style-name="T5">Capítulo 4:6-8</text:span></text:a><text:span text:style-name="T5"> é uma repreensão por estar “</text:span><text:span text:style-name="T8">inchado”</text:span><text:span text:style-name="T5">. </text:span></text:p>
          <text:p text:style-name="P8"><text:a xlink:type="simple" xlink:href="http://mysword.info/b?r=1Co_4:9-16" text:style-name="Internet_20_link" text:visited-style-name="Visited_20_Internet_20_Link"><text:span text:style-name="T5">Capítulo 4:9-16</text:span></text:a><text:span text:style-name="T5"> é um exemplo de não estar “</text:span><text:span text:style-name="T8">inchado”</text:span><text:span text:style-name="T5">. </text:span></text:p>
          <text:p text:style-name="Text_20_body"><text:a xlink:type="simple" xlink:href="http://mysword.info/b?r=1Co_4:17-20" text:style-name="Internet_20_link" text:visited-style-name="Visited_20_Internet_20_Link"><text:span text:style-name="T5">Capítulo 4:17-20</text:span></text:a><text:span text:style-name="T5"> é uma advertência para aqueles que estão “</text:span><text:span text:style-name="T8">inchados”</text:span><text:span text:style-name="T5">. </text:span></text:p>
          <text:p text:style-name="P5"> </text:p>
        </text:section>
        <text:section text:style-name="Sect1" text:name="calibre_link-19">
          <text:p text:style-name="Heading_20_1"><text:span text:style-name="T5">2) FALHA EM JULGAR O MAL MORAL <text:line-break/>(</text:span><text:a xlink:type="simple" xlink:href="http://mysword.info/b?r=1Co_5:1-13" text:style-name="Internet_20_link" text:visited-style-name="Visited_20_Internet_20_Link"><text:span text:style-name="T5">1 Co 5:1-13</text:span></text:a><text:span text:style-name="T5">)</text:span></text:p>
          <text:p text:style-name="Text_20_body"><text:span text:style-name="T5">O </text:span><text:a xlink:type="simple" xlink:href="http://mysword.info/b?r=1Co_4:21" text:style-name="Internet_20_link" text:visited-style-name="Visited_20_Internet_20_Link"><text:span text:style-name="T5">versículo 21</text:span></text:a><text:span text:style-name="T5"> do capítulo 4 pertence propriamente ao </text:span><text:a xlink:type="simple" xlink:href="http://mysword.info/b?r=1Co_5" text:style-name="Internet_20_link" text:visited-style-name="Visited_20_Internet_20_Link"><text:span text:style-name="T5">capítulo 5</text:span></text:a><text:span text:style-name="T5">. O apóstolo se volta para tratar outro problema entre eles. Ele pergunta se gostariam que lhes viesse com uma vara de correção ou no espírito de amor e mansidão. Ele estava se referindo principalmente para um caso flagrante de imoralidade que não foi julgado no meio deles. Se continuassem a não fazer nada sobre isso, Paulo seria forçado a agir com autoridade apostólica para julgá-los com “</text:span><text:span text:style-name="T8">uma vara”</text:span><text:span text:style-name="T5">. No entanto, se atendessem a advertência e correção do apóstolo ele viria a eles em “</text:span><text:span text:style-name="T8">Amor”</text:span><text:span text:style-name="T5"> e “</text:span><text:span text:style-name="T8">espírito de mansidão”</text:span><text:span text:style-name="T5">. Esse caso entre os coríntios era “</text:span><text:span text:style-name="T8">relatado universalmente”</text:span><text:span text:style-name="T5"> (JND) entre os santos, mesmo assim os coríntios não haviam feito nada a respeito (</text:span><text:a xlink:type="simple" xlink:href="http://mysword.info/b?r=1Co_5:1" text:style-name="Internet_20_link" text:visited-style-name="Visited_20_Internet_20_Link"><text:span text:style-name="T5">v. 1</text:span></text:a><text:span text:style-name="T5">). A natureza desse pecado era “</text:span><text:span text:style-name="T8">tal, qual nem ainda entre os gentios”</text:span><text:span text:style-name="T5"> havia. No entanto, foi encontrada no círculo Cristão! Algo tinha de ser feito.</text:span></text:p>
          <text:p text:style-name="Heading_20_1"><text:span text:style-name="T5">A Atitude Correta que a Assembleia Deve Adotar no Exercício da Disciplina Santa <text:line-break/>(</text:span><text:a xlink:type="simple" xlink:href="http://mysword.info/b?r=1Co_5:1-2" text:style-name="Internet_20_link" text:visited-style-name="Visited_20_Internet_20_Link"><text:span text:style-name="T5">1 Co. 5:1-2</text:span></text:a><text:span text:style-name="T5">)</text:span></text:p>
          <text:p text:style-name="Text_20_body"><text:a xlink:type="simple" xlink:href="http://mysword.info/b?r=1Co_5:1-2" text:style-name="Internet_20_link" text:visited-style-name="Visited_20_Internet_20_Link"><text:span text:style-name="T5">Vs. 1-2</text:span></text:a><text:span text:style-name="T5"> – Pode ser argumentado que os coríntios até então não tinham recebido quaisquer instruções específicas para tal caso e, consequentemente, não sabiam o que fazer. Se fosse esse o caso, o apóstolo mostra que pelo menos poderiam ter tido a sensibilidade moral de se entristecerem sobre o ocorrido. Se eles tivessem se “</text:span><text:span text:style-name="T8">entristecido”</text:span><text:span text:style-name="T5">, e suplicado ao Senhor sobre isto, Ele teria agido por um ato de julgamento governamental, “</text:span><text:span text:style-name="T8">para que fosse tirado do meio de vós aquele que tal ação praticou”</text:span><text:span text:style-name="T5"> (</text:span><text:a xlink:type="simple" xlink:href="http://mysword.info/b?r=1Co_5:2" text:style-name="Internet_20_link" text:visited-style-name="Visited_20_Internet_20_Link"><text:span text:style-name="T5">v. 2</text:span></text:a><text:span text:style-name="T5">). Paulo estava se referindo ao Senhor levando essa pessoa para o céu por meio da morte. O apóstolo João referiu-se a essa mesma ação governamental, dizendo: “</text:span><text:span text:style-name="T8">Há pecado para a morte”</text:span><text:span text:style-name="T5"> (</text:span><text:a xlink:type="simple" xlink:href="http://mysword.info/b?r=1Jo_5:16" text:style-name="Internet_20_link" text:visited-style-name="Visited_20_Internet_20_Link"><text:span text:style-name="T5">1 Jo 5:16</text:span></text:a><text:span text:style-name="T5">). O Senhor também falou disso quando disse: “</text:span><text:span text:style-name="T8">Toda a vara em Mim que não dá fruto, Ele </text:span><text:span text:style-name="T5">[Seu Pai] </text:span><text:span text:style-name="T8">a corta”</text:span><text:span text:style-name="T5"> (</text:span><text:a xlink:type="simple" xlink:href="http://mysword.info/b?r=Joh_15:2" text:style-name="Internet_20_link" text:visited-style-name="Visited_20_Internet_20_Link"><text:span text:style-name="T5">Jo 15:2</text:span></text:a><text:span text:style-name="T5"> – ATB). Veja também </text:span><text:a xlink:type="simple" xlink:href="http://mysword.info/b?r=Jas_5:19-20" text:style-name="Internet_20_link" text:visited-style-name="Visited_20_Internet_20_Link"><text:span text:style-name="T5">Tiago 5:19-20</text:span></text:a><text:span text:style-name="T5">.</text:span></text:p>
          <text:p text:style-name="Text_20_body"><text:span text:style-name="T5">Isso mostra que entristecimento é a atitude apropriada que deve ser manifestada quando a assembleia local tem que lidar com o pecado em seu meio (</text:span><text:a xlink:type="simple" xlink:href="http://mysword.info/b?r=Jos_7:6-9" text:style-name="Internet_20_link" text:visited-style-name="Visited_20_Internet_20_Link"><text:span text:style-name="T5">Js 7:6-9</text:span></text:a><text:span text:style-name="T5">; </text:span><text:a xlink:type="simple" xlink:href="http://mysword.info/b?r=Jdg_20:26" text:style-name="Internet_20_link" text:visited-style-name="Visited_20_Internet_20_Link"><text:span text:style-name="T5">Jz 20:26</text:span></text:a><text:span text:style-name="T5">). Cada indivíduo deve colocar a mão sobre seu próprio coração em julgamento próprio, percebendo que ele poderia ter cometido aquele pecado. Eles precisavam tratar o pecado como se deles fosse. Isso é chamado de “comer a oferta pelo pecado” (</text:span><text:a xlink:type="simple" xlink:href="http://mysword.info/b?r=Lev_6:26" text:style-name="Internet_20_link" text:visited-style-name="Visited_20_Internet_20_Link"><text:span text:style-name="T5">Lv 6:26</text:span></text:a><text:span text:style-name="T5">; </text:span><text:a xlink:type="simple" xlink:href="http://mysword.info/b?r=2Co_2:2-4" text:style-name="Internet_20_link" text:visited-style-name="Visited_20_Internet_20_Link"><text:span text:style-name="T5">2 Co 2:2-4</text:span></text:a><text:span text:style-name="T5">). Somos chamados a julgá-lo na consciência de nossa própria pecaminosidade – “</text:span><text:span text:style-name="T8">olhando por ti mesmo, para que não sejas também tentado”</text:span><text:span text:style-name="T5"> </text:span><text:soft-page-break/><text:span text:style-name="T5">(</text:span><text:a xlink:type="simple" xlink:href="http://mysword.info/b?r=Gal_6:1" text:style-name="Internet_20_link" text:visited-style-name="Visited_20_Internet_20_Link"><text:span text:style-name="T5">Gl 6:1</text:span></text:a><text:span text:style-name="T5">; </text:span><text:a xlink:type="simple" xlink:href="http://mysword.info/b?r=1Co_10:12" text:style-name="Internet_20_link" text:visited-style-name="Visited_20_Internet_20_Link"><text:span text:style-name="T5">1 Co 10:12</text:span></text:a><text:span text:style-name="T5">). Cada pessoa na assembleia deve se perguntar: “Contribuí de alguma forma para a queda da pessoa?” Estávamos cuidando adequadamente do caído? Teria ele sido pastoreado? Foi orado por ele? Nós lhe demos um exemplo piedoso?</text:span></text:p>
          <text:p text:style-name="P5">Mas, em vez de se humilharem com tal coisa no meio deles, os coríntios estavam “<text:span text:style-name="T4">inchados”</text:span>! Eles estavam bastante insensíveis a esse respeito. Sua carnalidade havia se manifestado não apenas na presença de divisões entre eles, mas também em sua extrema lassidão moral. Eles estavam ocupados com seus dons e se gloriando neles quando deveriam ter seus rostos no pó.</text:p>
          <text:p text:style-name="Heading_20_1"><text:span text:style-name="T5">Três Razões Pelas Quais o Mal Deve Ser Julgado na Assembleia <text:line-break/>(</text:span><text:a xlink:type="simple" xlink:href="http://mysword.info/b?r=1Co_5:3-11" text:style-name="Internet_20_link" text:visited-style-name="Visited_20_Internet_20_Link"><text:span text:style-name="T5">1 Co. 5:3-11</text:span></text:a><text:span text:style-name="T5">)</text:span></text:p>
          <text:p text:style-name="P5">O apóstolo prossegue dando-nos <text:span text:style-name="T3">três </text:span>grandes razões pelas quais o mal deve ser julgado na assembleia. Estas instruções dão luz à Igreja sobre o que fazer se tais pecados surgirem em seu meio.</text:p>
          <text:p text:style-name="Heading_20_1"><text:span text:style-name="T5">1) A Manutenção da Glória do Senhor <text:line-break/>(</text:span><text:a xlink:type="simple" xlink:href="http://mysword.info/b?r=1Co_5:3-4" text:style-name="Internet_20_link" text:visited-style-name="Visited_20_Internet_20_Link"><text:span text:style-name="T5">1 Co 5:3-4</text:span></text:a><text:span text:style-name="T5">)</text:span></text:p>
          <text:p text:style-name="Text_20_body"><text:a xlink:type="simple" xlink:href="http://mysword.info/b?r=1Co_5:3-4" text:style-name="Internet_20_link" text:visited-style-name="Visited_20_Internet_20_Link"><text:span text:style-name="T5">Vs. 3-4</text:span></text:a><text:span text:style-name="T5"> – O nome do Senhor havia se tornado associado ao pecado no meio deles e precisava ser vindicado. Assim, a assembleia estava ordenada a realizar um julgamento administrativo de colocar a pessoa em questão fora de comunhão. Colocar o ofensor fora da comunhão dissociou o nome do Senhor do mal, e assim Seu nome seria eximido.</text:span></text:p>
          <text:p text:style-name="Text_20_body"><text:span text:style-name="T5">No </text:span><text:a xlink:type="simple" xlink:href="http://mysword.info/b?r=1Co_5:3" text:style-name="Internet_20_link" text:visited-style-name="Visited_20_Internet_20_Link"><text:span text:style-name="T5">versículo 4</text:span></text:a><text:span text:style-name="T5">, o apóstolo lhes dá o procedimento. Embora não estivesse presente, ele sabia o que deveria ser feito e o expôs aos coríntios. Quando eles estivessem “</text:span><text:span text:style-name="T8">reunidos”</text:span><text:span text:style-name="T5"> em assembleia, deveriam agir em sua capacidade administrativa, colocando a pessoa fora de comunhão (</text:span><text:a xlink:type="simple" xlink:href="http://mysword.info/b?r=1Co_5:13" text:style-name="Internet_20_link" text:visited-style-name="Visited_20_Internet_20_Link"><text:span text:style-name="T5">v. 13</text:span></text:a><text:span text:style-name="T5">). Essa ação teria a autoridade do Senhor – “</text:span><text:span text:style-name="T8">pelo poder de nosso Senhor Jesus Cristo”</text:span><text:span text:style-name="T5">. A ação deveria ser realizada quando estivessem reunidos em assembleia, quando então o Senhor estaria no meio deles, dando Sua autoridade à ação. Isso é referido em </text:span><text:a xlink:type="simple" xlink:href="http://mysword.info/b?r=Mat_18:18,20" text:style-name="Internet_20_link" text:visited-style-name="Visited_20_Internet_20_Link"><text:span text:style-name="T5">Mateus 18:18, 20</text:span></text:a><text:span text:style-name="T5">, onde diz: “</text:span><text:span text:style-name="T8">Em verdade vos digo que tudo o que ligardes na Terra será ligado no céu, e tudo o que desligardes na Terra será desligado no céu... Porque onde estiverem dois ou três reunidos em Meu nome, aí, estou Eu no meio deles”</text:span><text:span text:style-name="T5">.</text:span></text:p>
          <text:p text:style-name="Heading_20_1"><text:span text:style-name="T5">2) A Correção e Restauração do Ofensor <text:line-break/>(</text:span><text:a xlink:type="simple" xlink:href="http://mysword.info/b?r=1Co_5:5" text:style-name="Internet_20_link" text:visited-style-name="Visited_20_Internet_20_Link"><text:span text:style-name="T5">1 Co 5:5</text:span></text:a><text:span text:style-name="T5">)</text:span></text:p>
          <text:p text:style-name="Text_20_body"><text:a xlink:type="simple" xlink:href="http://mysword.info/b?r=1Co_5:5" text:style-name="Internet_20_link" text:visited-style-name="Visited_20_Internet_20_Link"><text:span text:style-name="T5">V. 5</text:span></text:a><text:span text:style-name="T5"> – Há outra razão pela qual a pessoa tem que ser colocada fora de comunhão – “</text:span><text:span text:style-name="T8">para destruição da carne, para que o espírito seja salvo no dia do Senhor Jesus”</text:span><text:span text:style-name="T5">. A pessoa em questão precisava ser corrigida e restaurada. Sua vontade precisava ser quebrada para que o arrependimento produzisse seus frutos. Ser afastado da comunhão dos santos trabalharia para esse fim. Tirar dele o calor do círculo Cristão de comunhão, e ser deixado na frieza do mundo, é com a intensão de produzir o arrependimento necessário. Ele seria entregue ao domínio ou esfera de Satanás, que é o mundo. Eles então o fizeram, mas isso não poderia ser feito hoje em dia. Por que na ruína da Cristandade nenhum grupo de Cristãos poderia dizer que fora de sua comunhão não há nada além do mundo de Satanás. Hoje em dia, alguém assim tratado poderia descer a rua e ir a um outro grupo de Cristãos e sentir o calor da comunhão deles. Mesmo assim, uma pessoa ainda pode </text:span><text:soft-page-break/><text:span text:style-name="T5">ser tirada da comunhão dos santos, onde o Senhor está no meio.</text:span></text:p>
          <text:p text:style-name="P5">“<text:span text:style-name="T4">A destruição da carne”</text:span> refere–se ao corpo. Isso mostra que o máximo que Satanás pode fazer é tocar o corpo de um filho de Deus. Jó é um exemplo. Em última análise, poderia levá-lo à morte, se o arrependimento não tivesse funcionado em sua alma. Se chegasse a isso, “<text:span text:style-name="T4">o espírito”</text:span> do homem ainda seria “<text:span text:style-name="T4">salvo”</text:span>, porque Satanás não pode tocar a posição eternamente segura do Cristão em Cristo.</text:p>
          <text:p text:style-name="Text_20_body"><text:span text:style-name="T5">Toda disciplina de assembleia deveria ter a correção e restauração do ofensor em vista. A assembleia não coloca o ofensor fora da comunhão para se livrar dele. Sua excomunhão é para quebrar o obstinado curso do indivíduo, para que possa sentir o que fez e se arrepender. Então a assembleia tem o feliz privilégio de restaurá-lo à sua comunhão. A censura imposta à pessoa pode ser “</text:span><text:span text:style-name="T8">desligada”</text:span><text:span text:style-name="T5"> (</text:span><text:a xlink:type="simple" xlink:href="http://mysword.info/b?r=Mat_18:18" text:style-name="Internet_20_link" text:visited-style-name="Visited_20_Internet_20_Link"><text:span text:style-name="T5">Mt 18:18</text:span></text:a><text:span text:style-name="T5">). No caso desse indivíduo em Corinto, foi exatamente isso que aconteceu. Sendo colocado no lado “de fora” sua vontade foi quebrada, e o arrependimento necessário foi produzido, após o que foi restaurado ao Senhor e à comunhão de seus irmãos (</text:span><text:a xlink:type="simple" xlink:href="http://mysword.info/b?r=2Co_2:6-11" text:style-name="Internet_20_link" text:visited-style-name="Visited_20_Internet_20_Link"><text:span text:style-name="T5">2 Co 2:6-11</text:span></text:a><text:span text:style-name="T5">).</text:span></text:p>
          <text:p text:style-name="Heading_20_1"><text:span text:style-name="T5">3) A Pureza da Assembleia <text:line-break/>(</text:span><text:a xlink:type="simple" xlink:href="http://mysword.info/b?r=1Co_5:6-11" text:style-name="Internet_20_link" text:visited-style-name="Visited_20_Internet_20_Link"><text:span text:style-name="T5">1 Co 5:6-11</text:span></text:a><text:span text:style-name="T5">)</text:span></text:p>
          <text:p text:style-name="Text_20_body"><text:a xlink:type="simple" xlink:href="http://mysword.info/b?r=1Co_5:6-11" text:style-name="Internet_20_link" text:visited-style-name="Visited_20_Internet_20_Link"><text:span text:style-name="T5">Vs. 6-11</text:span></text:a><text:span text:style-name="T5"> – O apóstolo menciona uma terceira razão pela qual a excomunhão era necessária. Visto que a santidade convém à casa de Deus (</text:span><text:a xlink:type="simple" xlink:href="http://mysword.info/b?r=Psa_93:5" text:style-name="Internet_20_link" text:visited-style-name="Visited_20_Internet_20_Link"><text:span text:style-name="T5">Sl 93:5</text:span></text:a><text:span text:style-name="T5">), a assembleia é responsável por manter a santidade em seu meio. Há duas razões para isso: </text:span><text:span text:style-name="T7">primeiro</text:span><text:span text:style-name="T5">, a fim de que ali seja um lugar adequado para o Senhor habitar no meio; e em </text:span><text:span text:style-name="T7">segundo</text:span><text:span text:style-name="T5"> lugar, para que o caráter de levedura do mal não permeie toda a assembleia, e muitos sejam afetados pelo mal e sigam tais caminhos.</text:span></text:p>
          <text:p text:style-name="Text_20_body"><text:span text:style-name="T5">Para ensinar esta importante lição, Paulo usa a ilustração de um pouco de massa. Assim como o fermento em uma parte da massa permeia toda a massa, também o mal deixado sem ser julgado na assembleia se espalha. “</text:span><text:span text:style-name="T8">Não sabeis que um pouco de fermento faz levedar toda a massa?”</text:span><text:span text:style-name="T5"> (</text:span><text:a xlink:type="simple" xlink:href="http://mysword.info/b?r=1Co_5:6" text:style-name="Internet_20_link" text:visited-style-name="Visited_20_Internet_20_Link"><text:span text:style-name="T5">v. 6</text:span></text:a><text:span text:style-name="T5">) Isso ensina a importante lição de que a associação com o mal contamina. Isto é verdade independentemente se é </text:span><text:span text:style-name="T7">mal doutrinário</text:span><text:span text:style-name="T5"> (</text:span><text:a xlink:type="simple" xlink:href="http://mysword.info/b?r=2Ti_2:16-18" text:style-name="Internet_20_link" text:visited-style-name="Visited_20_Internet_20_Link"><text:span text:style-name="T5">2Tm 2:16-18</text:span></text:a><text:span text:style-name="T5">; 2 Jo </text:span><text:a xlink:type="simple" xlink:href="http://mysword.info/b?r=2Jo_1:9-11" text:style-name="Internet_20_link" text:visited-style-name="Visited_20_Internet_20_Link"><text:span text:style-name="T5">9-11</text:span></text:a><text:span text:style-name="T5">; </text:span><text:a xlink:type="simple" xlink:href="http://mysword.info/b?r=Gal_5:9" text:style-name="Internet_20_link" text:visited-style-name="Visited_20_Internet_20_Link"><text:span text:style-name="T5">Gl 5:9</text:span></text:a><text:span text:style-name="T5">), </text:span><text:span text:style-name="T7">mal moral</text:span><text:span text:style-name="T5"> (</text:span><text:a xlink:type="simple" xlink:href="http://mysword.info/b?r=Jos_7:11" text:style-name="Internet_20_link" text:visited-style-name="Visited_20_Internet_20_Link"><text:span text:style-name="T5">Js 7:11</text:span></text:a><text:span text:style-name="T5">; </text:span><text:a xlink:type="simple" xlink:href="http://mysword.info/b?r=Jdg_20:13" text:style-name="Internet_20_link" text:visited-style-name="Visited_20_Internet_20_Link"><text:span text:style-name="T5">Jz 20:13</text:span></text:a><text:span text:style-name="T5">), ou </text:span><text:span text:style-name="T7">associação eclesiástica</text:span><text:span text:style-name="T5"> (</text:span><text:a xlink:type="simple" xlink:href="http://mysword.info/b?r=1Co_10:15-23" text:style-name="Internet_20_link" text:visited-style-name="Visited_20_Internet_20_Link"><text:span text:style-name="T5">1 Co 10:15-23</text:span></text:a><text:span text:style-name="T5">; </text:span><text:a xlink:type="simple" xlink:href="http://mysword.info/b?r=Hag_2:11-13" text:style-name="Internet_20_link" text:visited-style-name="Visited_20_Internet_20_Link"><text:span text:style-name="T5">Ag 2:11-13</text:span></text:a><text:span text:style-name="T5">).</text:span></text:p>
          <text:p text:style-name="Text_20_body"><text:span text:style-name="T5">Mesmo que não cometamos o pecado, mas se estamos em comunhão com uma pessoa que o comete, estamos associados a ele. O princípio da associação com o mal é ilustrado no caso do pecado de Acã. Quando ele pecou, Deus disse: “</text:span><text:span text:style-name="T8">Israel pecou”</text:span><text:span text:style-name="T5"> (</text:span><text:a xlink:type="simple" xlink:href="http://mysword.info/b?r=Jos_7:11" text:style-name="Internet_20_link" text:visited-style-name="Visited_20_Internet_20_Link"><text:span text:style-name="T5">Js 7:11</text:span></text:a><text:span text:style-name="T5">). Nada mais claramente condena a falsa ideia de que o pecado em uma pessoa concerne somente àquela pessoa e não envolve os outros com quem ela está em comunhão. Muito pelo contrário, Deus olha para a tolerância do mal em uma assembleia como cumplicidade com o mal. A responsabilidade da assembleia dos coríntios era “</text:span><text:span text:style-name="T8">Alimpai–vos pois do fermento velho, para que sejais uma nova massa, assim como estais sem fermento”</text:span><text:span text:style-name="T5">. O apóstolo queria que eles elevassem seu estado coletivo à posição que tinham diante de Deus como “</text:span><text:span text:style-name="T8">sem fermento”</text:span><text:span text:style-name="T5"> (</text:span><text:a xlink:type="simple" xlink:href="http://mysword.info/b?r=1Co_5:7" text:style-name="Internet_20_link" text:visited-style-name="Visited_20_Internet_20_Link"><text:span text:style-name="T5">v. 7</text:span></text:a><text:span text:style-name="T5">). Eles precisavam ser </text:span><text:span text:style-name="T7">na prática </text:span><text:span text:style-name="T5">o que eram </text:span><text:span text:style-name="T7">em posição</text:span><text:span text:style-name="T5">. Excluir o fermento na assembleia, colocando o homem incestuoso fora da comunhão, produziria isso em um sentido coletivo.</text:span></text:p>
          <text:p text:style-name="Text_20_body"><text:span text:style-name="T5">Assim, o apóstolo queria que eles “</text:span><text:span text:style-name="T8">fizessem festa”</text:span><text:span text:style-name="T5">, não com indiferença ao pecado, mas “</text:span><text:span text:style-name="T8">com os asmos da sinceridade e da verdade”</text:span><text:span text:style-name="T5"> (</text:span><text:a xlink:type="simple" xlink:href="http://mysword.info/b?r=1Co_5:8" text:style-name="Internet_20_link" text:visited-style-name="Visited_20_Internet_20_Link"><text:span text:style-name="T5">v. 8</text:span></text:a><text:span text:style-name="T5">). “</text:span><text:span text:style-name="T8">A festa”</text:span><text:span text:style-name="T5"> não é apenas o comer a Ceia do Senhor, mas </text:span><text:soft-page-break/><text:span text:style-name="T5">refere-se a todo o período da vida do crente na Terra. Toda a nossa vida deveria ser uma “</text:span><text:span text:style-name="T8">festa” </text:span><text:span text:style-name="T5">de comunhão com Deus que é separado do pecado. Não é para ser mantida com “</text:span><text:span text:style-name="T8">fermento velho”</text:span><text:span text:style-name="T5">, que é uma referência aos pecados pré-conversão que podem surgir na vida de um crente.</text:span></text:p>
          <text:p text:style-name="Text_20_body"><text:span text:style-name="T5">Nos </text:span><text:a xlink:type="simple" xlink:href="http://mysword.info/b?r=1Co_5:9-10" text:style-name="Internet_20_link" text:visited-style-name="Visited_20_Internet_20_Link"><text:span text:style-name="T5">versículos 9-10</text:span></text:a><text:span text:style-name="T5">, o apóstolo mostra que o exercício da santa disciplina só pode ser praticado dentro do círculo Cristão. Tentar exercer tal disciplina para com o homem do mundo seria impossível. O Cristão não tem nada a ver com tentar acertar o mundo. Ao dizer “</text:span><text:span text:style-name="T8">Isto não quer dizer absolutamente com os devassos deste mundo”</text:span><text:span text:style-name="T5">, ele estava fazendo concessões para tais situações em que o Cristão poderia ter a obrigação de comer uma refeição com um fornicador incrédulo deste mundo – talvez com um empregador. Ele explica que, para tentar aplicar disciplina aos perdidos deste mundo, seria preciso “</text:span><text:span text:style-name="T8">sair do mundo”</text:span><text:span text:style-name="T5"> completamente, o que é impossível.</text:span></text:p>
          <text:p text:style-name="Text_20_body"><text:span text:style-name="T5">Ele se apressa para dizer que se “</text:span><text:span text:style-name="T8">aquele que, dizendo-se irmão”</text:span><text:span text:style-name="T5"> estiver em pecado, “</text:span><text:span text:style-name="T8">não vos associeis </text:span><text:span text:style-name="T5">[</text:span><text:span text:style-name="T8">mistureis</text:span><text:span text:style-name="T5"> – JND]” (</text:span><text:a xlink:type="simple" xlink:href="http://mysword.info/b?r=1Co_5:11" text:style-name="Internet_20_link" text:visited-style-name="Visited_20_Internet_20_Link"><text:span text:style-name="T5">v.11</text:span></text:a><text:span text:style-name="T5">) com ele. Ou seja, não devemos manter companhia ou mostrar qualquer comunhão para com ele – até mesmo para comer uma simples refeição. Sendo evitado pela comunidade Cristã, o homem seria levado a sentir a seriedade do que fez e o arrependimento começaria a trabalhar em sua alma.</text:span></text:p>
          <text:p text:style-name="P5">O apóstolo também menciona que a necessidade de excomunhão não deveria ser restrita a um “<text:span text:style-name="T4">devasso”</text:span>, mas incluiria uma pessoa “<text:span text:style-name="T4">avarenta”</text:span>, ou um “<text:span text:style-name="T4">idólatra”</text:span>, “<text:span text:style-name="T4">maldizente”</text:span>, “<text:span text:style-name="T4">beberrão”</text:span>, um “<text:span text:style-name="T4">roubador”</text:span>, <text:span text:style-name="T3">Etc.</text:span> Não é uma lista completa, pois um homicida e um blasfemo não estão nomeados, mas certamente seriam colocados fora de comunhão, como os outros.</text:p>
          <text:p text:style-name="Heading_20_1"><text:span text:style-name="T5">A Assembleia Local é Responsável por Excluir os Malfeitores <text:line-break/>(</text:span><text:a xlink:type="simple" xlink:href="http://mysword.info/b?r=1Co_5:12-13" text:style-name="Internet_20_link" text:visited-style-name="Visited_20_Internet_20_Link"><text:span text:style-name="T5">1 Co 5:12-13</text:span></text:a><text:span text:style-name="T5">)</text:span></text:p>
          <text:p text:style-name="Text_20_body"><text:a xlink:type="simple" xlink:href="http://mysword.info/b?r=1Co_5:12-13" text:style-name="Internet_20_link" text:visited-style-name="Visited_20_Internet_20_Link"><text:span text:style-name="T5">Vs. 12-13</text:span></text:a><text:span text:style-name="T5"> – O apóstolo conclui dizendo que não somos responsáveis por julgar aqueles que estão fora do círculo Cristão – “</text:span><text:span text:style-name="T8">Os que estão de fora”</text:span><text:span text:style-name="T5">. Deus fará isso em Seu próprio tempo. Mas somos responsáveis por julgar o pecado em uma pessoa que está “</text:span><text:span text:style-name="T8">dentro”</text:span><text:span text:style-name="T5"> do círculo Cristão da comunhão. Ele diz, “</text:span><text:span text:style-name="T8">Tirai, pois, dentre vós a esse iníquo”</text:span><text:span text:style-name="T5">. Note que ele não chama a pessoa em questão de irmão, mas sim de “</text:span><text:span text:style-name="T8">iníquo”</text:span><text:span text:style-name="T5">. Isto porque se uma pessoa não tem julgado o curso de pecado no qual ela se encontra, é questionável se é um verdadeiro filho de Deus, porque o Cristianismo normal é que cada irmão e irmã viva uma vida santa para a glória de Deus. Se alguém faz o contrário, há uma questão de saber se ele ou ela é verdadeiramente um crente. O homem neste capítulo provou ser um verdadeiro crente por seu arrependimento, observado mais tarde em </text:span><text:a xlink:type="simple" xlink:href="http://mysword.info/b?r=2Co_2:6-11" text:style-name="Internet_20_link" text:visited-style-name="Visited_20_Internet_20_Link"><text:span text:style-name="T5">2 Coríntios 2:6-11</text:span></text:a><text:span text:style-name="T5">. Neste momento, ele não havia mostrado arrependimento e, portanto, foi chamado de “</text:span><text:span text:style-name="T8">iníquo”</text:span><text:span text:style-name="T5">.</text:span></text:p>
          <text:p text:style-name="P12">Os “de Dentro” e os “de Fora”</text:p>
          <text:p text:style-name="Text_20_body"><text:span text:style-name="T5">Nesses versículos, Paulo indica que há um “</text:span><text:span text:style-name="T8">dentro”</text:span><text:span text:style-name="T5"> e um “</text:span><text:span text:style-name="T8">fora”</text:span><text:span text:style-name="T5"> em conexão com a comunhão da assembleia. Nos dias em que o apóstolo Paulo escreveu aos coríntios, não havia outras comunhões de crentes além das que estavam no terreno da Igreja. As tristes divisões sectárias externas no testemunho Cristão ainda não haviam se desenvolvido. Naquela época havia “</text:span><text:span text:style-name="T8">toda a igreja”</text:span><text:span text:style-name="T5">, fora dela havia apenas “</text:span><text:span text:style-name="T8">homens simples”</text:span><text:span text:style-name="T5"> ou “</text:span><text:span text:style-name="T8">incrédulos”</text:span><text:span text:style-name="T5"> (</text:span><text:a xlink:type="simple" xlink:href="http://mysword.info/b?r=1Co_14:23" text:style-name="Internet_20_link" text:visited-style-name="Visited_20_Internet_20_Link"><text:span text:style-name="T5">1 Co 14:23</text:span></text:a><text:span text:style-name="T5"> – JND). Aqueles que foram “</text:span><text:span text:style-name="T8">chamados de irmãos”</text:span><text:span text:style-name="T5"> estavam na única comunhão de Cristãos, que era os reunidos ao nome do Senhor (Mt </text:span><text:a xlink:type="simple" xlink:href="http://mysword.info/b?r=Mat_18:20" text:style-name="Internet_20_link" text:visited-style-name="Visited_20_Internet_20_Link"><text:span text:style-name="T5">18:20</text:span></text:a><text:span text:style-name="T5">). Quando a assembleia em Corinto agiu para afastar o fornicário, eles agiram em </text:span><text:soft-page-break/><text:span text:style-name="T5">nome de toda a Igreja. Ele estava, portanto, fora da comunhão de toda a Igreja de Deus na Terra. Se alguém estivesse fora da assembleia naquela época, estaria no mundo onde não teria comunhão Cristã.</text:span></text:p>
          <text:p text:style-name="P5">Hoje as coisas são diferentes por causa da ruína do testemunho Cristão. Como resultado, há muitas comunhões de Cristãos feitas pelo homem, se reunindo independentemente umas das outras. Hoje, se uma pessoa é tirada dentre os santos reunidos ao nome do Senhor, enquanto estiver universalmente fora da comunhão dos santos assim reunidos, não estará necessariamente fora da comunhão Cristã. Ela poderia muito facilmente descer a rua e ir a outro grupo de Cristãos e sentir-se bem-vinda lá. A pergunta é, “Essa pessoa está ‘fora’ no sentido que Paulo falou nos dias da Igreja primitiva?” Hoje, por causa da ruína, teríamos de dizer, “Não”. Ela não pode ser colocada em um lugar onde não haja comunhão Cristã, mas a pessoa ainda pode ser colocada “<text:span text:style-name="T4">fora”</text:span> da comunhão dos santos que se reúnem no terreno do um corpo. O “<text:span text:style-name="T4">dentro”</text:span> e o “<text:span text:style-name="T4">fora”</text:span>, seja naquela época ou hoje, têm a ver com estar dentro ou fora da comunhão dos santos reunidos ao nome do Senhor no centro divino de Deus – onde Cristo está no meio.</text:p>
          <text:p text:style-name="Text_20_body"><text:bookmark text:name="(8)"/><text:span text:style-name="T5">Como o partir do pão é a reunião na qual nossa comunhão à Mesa do Senhor é expressada (</text:span><text:a xlink:type="simple" xlink:href="http://mysword.info/b?r=1Co_10:16-17" text:style-name="Internet_20_link" text:visited-style-name="Visited_20_Internet_20_Link"><text:span text:style-name="T5">1 Co 10:16-17</text:span></text:a><text:span text:style-name="T5">), os de “</text:span><text:span text:style-name="T8">dentro”</text:span><text:span text:style-name="T5"> e os de “</text:span><text:span text:style-name="T8">fora”</text:span><text:span text:style-name="T5"> devem ser marcados exteriormente de modo a distinguir aqueles que estão em comunhão e aqueles que não estão. Aqueles que não estão partindo o pão deveriam se sentar atrás. Isso era especialmente necessário nos primeiros dias dos irmãos, quando as reuniões eram muito grandes. Sem isso, seria difícil saber quem estava em comunhão e quem não estava e poderia levar à confusão. Não há regra quanto a isso, mas todas as coisas devem ser feitas com decência e ordem (</text:span><text:a xlink:type="simple" xlink:href="http://mysword.info/b?r=1Co_14:40" text:style-name="Internet_20_link" text:visited-style-name="Visited_20_Internet_20_Link"><text:span text:style-name="T5">1 Co 14:40</text:span></text:a><text:span text:style-name="T5">). A. P. Cecil disse: “Não tenho dúvida de que os de dentro e os de fora das assembleias devem ser externamente marcados e mantidos distintos: caso contrário, haverá confusão”</text:span><text:a xlink:type="simple" xlink:href="#8" text:style-name="Internet_20_link" text:visited-style-name="Visited_20_Internet_20_Link"><text:span text:style-name="T5">(8)</text:span></text:a><text:span text:style-name="T5">.</text:span></text:p>
        </text:section>
        <text:section text:style-name="Sect1" text:name="calibre_link-4">
          <text:p text:style-name="Heading_20_1"><text:span text:style-name="T5">3) FALHA EM RESOLVER DISPUTAS PESSOAIS <text:line-break/>(</text:span><text:a xlink:type="simple" xlink:href="http://mysword.info/b?r=1Co_6:1-11" text:style-name="Internet_20_link" text:visited-style-name="Visited_20_Internet_20_Link"><text:span text:style-name="T5">1 Co. 6:1-11</text:span></text:a><text:span text:style-name="T5">)</text:span></text:p>
          <text:p text:style-name="P5">Paulo se volta para tratar de uma terceira desordem entre os santos de Corinto – processos judiciais entre os irmãos Cristãos. Aparentemente, os coríntios estavam levando um ao outro aos tribunais para resolver suas disputas pessoais, e o apóstolo os repreende por isso.</text:p>
          <text:p text:style-name="P12">Três Razões Pelas Quais os Cristãos não Devem Levar Um ao Outro a um Tribunal</text:p>
          <text:p text:style-name="Text_20_body"><text:span text:style-name="T5">Ele prossegue dando </text:span><text:span text:style-name="T7">três</text:span><text:span text:style-name="T5"> razões pelas quais eles não deveriam levar seus assuntos perante os magistrados “</text:span><text:span text:style-name="T8">injustos”</text:span><text:span text:style-name="T5"> no sistema legal do mundo (</text:span><text:a xlink:type="simple" xlink:href="http://mysword.info/b?r=1Co_6:1" text:style-name="Internet_20_link" text:visited-style-name="Visited_20_Internet_20_Link"><text:span text:style-name="T5">v. 1</text:span></text:a><text:span text:style-name="T5">).</text:span></text:p>
          <text:p text:style-name="P1"><text:span text:style-name="T5">1) </text:span><text:a xlink:type="simple" xlink:href="http://mysword.info/b?r=1Co_6:2-5" text:style-name="Internet_20_link" text:visited-style-name="Visited_20_Internet_20_Link"><text:span text:style-name="T5">Vs. 2-5</text:span></text:a><text:span text:style-name="T5"> – O Cristão não precisa levar seu irmão à corte porque, por ter o Espírito e a mente de Cristo, é capaz de julgar mais corretamente do que os homens não regenerados do mundo (1 Co </text:span><text:a xlink:type="simple" xlink:href="http://mysword.info/b?r=1Co_2:10-16" text:style-name="Internet_20_link" text:visited-style-name="Visited_20_Internet_20_Link"><text:span text:style-name="T5">2:10-16</text:span></text:a><text:span text:style-name="T5">). A competência do crente para julgar é tal que Deus vai fazer com que os santos “</text:span><text:span text:style-name="T8">julguem o mundo”</text:span><text:span text:style-name="T5"> no Milênio (Dn </text:span><text:a xlink:type="simple" xlink:href="http://mysword.info/b?r=Dan_7:22" text:style-name="Internet_20_link" text:visited-style-name="Visited_20_Internet_20_Link"><text:span text:style-name="T5">7:22</text:span></text:a><text:span text:style-name="T5">; </text:span><text:a xlink:type="simple" xlink:href="http://mysword.info/b?r=Rev_20:4" text:style-name="Internet_20_link" text:visited-style-name="Visited_20_Internet_20_Link"><text:span text:style-name="T5">Ap 20:4</text:span></text:a><text:span text:style-name="T5">). Isso não será em relação ao julgamento eterno dos pecados, mas ao julgamento dos assuntos administrativos no “</text:span><text:span text:style-name="T8">mundo por vir”</text:span><text:span text:style-name="T5"> – o Milênio (</text:span><text:a xlink:type="simple" xlink:href="http://mysword.info/b?r=Mar_10:30" text:style-name="Internet_20_link" text:visited-style-name="Visited_20_Internet_20_Link"><text:span text:style-name="T5">Mc 10:30</text:span></text:a><text:span text:style-name="T5"> – ARA; Ef </text:span><text:a xlink:type="simple" xlink:href="http://mysword.info/b?r=Eph_1:21" text:style-name="Internet_20_link" text:visited-style-name="Visited_20_Internet_20_Link"><text:span text:style-name="T5">1:21</text:span></text:a><text:span text:style-name="T5">; </text:span><text:a xlink:type="simple" xlink:href="http://mysword.info/b?r=Heb_2:5" text:style-name="Internet_20_link" text:visited-style-name="Visited_20_Internet_20_Link"><text:span text:style-name="T5">Hb 2:5</text:span></text:a><text:span text:style-name="T5">).</text:span></text:p>
          <text:p text:style-name="P5">O raciocínio do apóstolo é indiscutível: “<text:span text:style-name="T4">se o mundo deve ser julgado por vós, sois porventura indignos de julgar as coisas mínimas?”</text:span> Os Cristãos não só julgarão os assuntos do “<text:span text:style-name="T4">mundo por </text:span><text:soft-page-break/><text:span text:style-name="T4">vir”</text:span> como também julgarão “<text:span text:style-name="T4">anjos</text:span> (caídos)” depois de o Milênio ter terminado seu curso (Os anjos eleitos não precisam ser julgados). Uma vez que é assim, por que eles desejariam levar seus problemas diante dos juízes “<text:span text:style-name="T4">injustos”</text:span> deste mundo?</text:p>
          <text:p text:style-name="Text_20_body"><text:span text:style-name="T5">Nos </text:span><text:a xlink:type="simple" xlink:href="http://mysword.info/b?r=1Co_6:4-5" text:style-name="Internet_20_link" text:visited-style-name="Visited_20_Internet_20_Link"><text:span text:style-name="T5">versículos 4-5</text:span></text:a><text:span text:style-name="T5">, o apóstolo os repreende por tal loucura. Ele lhes diz “</text:span><text:span text:style-name="T8">pondes na cadeira aos que são de menos estima na igreja”</text:span><text:span text:style-name="T5">, e eles seriam competentes para resolver seus problemas. Ele pergunta: “</text:span><text:span text:style-name="T8">Não há, pois, entre vós sábios, nem mesmo um, que possa julgar entre seus irmãos?”</text:span></text:p>
          <text:p text:style-name="Text_20_body"><text:span text:style-name="T5">2) </text:span><text:a xlink:type="simple" xlink:href="http://mysword.info/b?r=1Co_6:6" text:style-name="Internet_20_link" text:visited-style-name="Visited_20_Internet_20_Link"><text:span text:style-name="T5">V. 6</text:span></text:a><text:span text:style-name="T5"> – O Cristão não deve levar seu irmão ao tribunal porque isso daria um mau testemunho perante o mundo. Ele diz: “</text:span><text:span text:style-name="T8">o irmão vai a juízo com o irmão, e isto perante infiéis”</text:span><text:span text:style-name="T5">. Os Cristãos devem manifestar um testemunho de amor e unidade perante o mundo. Quando o mundo vê os Cristãos não se dando bem uns com os outros, isso lhes dá uma ocasião para blasfemar contra o Senhor (Compare Rm </text:span><text:a xlink:type="simple" xlink:href="http://mysword.info/b?r=Rom_2:24" text:style-name="Internet_20_link" text:visited-style-name="Visited_20_Internet_20_Link"><text:span text:style-name="T5">2:24</text:span></text:a><text:span text:style-name="T5">; </text:span><text:a xlink:type="simple" xlink:href="http://mysword.info/b?r=Php_2:14-16" text:style-name="Internet_20_link" text:visited-style-name="Visited_20_Internet_20_Link"><text:span text:style-name="T5">Fp 2:14-16</text:span></text:a><text:span text:style-name="T5">). Como um Cristão leva o nome do Senhor, deve ser muito cuidadoso com o que faz. Portanto, é insensato lavar nossa “roupa suja” diante do mundo (2sm </text:span><text:a xlink:type="simple" xlink:href="http://mysword.info/b?r=2Sa_1:19-20" text:style-name="Internet_20_link" text:visited-style-name="Visited_20_Internet_20_Link"><text:span text:style-name="T5">1:19-20</text:span></text:a><text:span text:style-name="T5">). Isso deve ser resolvido dentro da comunidade Cristã.</text:span></text:p>
          <text:p text:style-name="P5"> </text:p>
          <text:p text:style-name="P5">A única Bíblia que lerá o desatento mundo, somos nós,</text:p>
          <text:p text:style-name="P5">O evangelho do pecador, a crença do zombador, somos nós</text:p>
          <text:p text:style-name="P5">E a última mensagem do Senhor,</text:p>
          <text:p text:style-name="P5">E se as letras forem deturpadas,</text:p>
          <text:p text:style-name="P5">E se a impressão estiver borrada?</text:p>
          <text:p text:style-name="P5"> </text:p>
          <text:p text:style-name="Text_20_body"><text:span text:style-name="T5">3) </text:span><text:a xlink:type="simple" xlink:href="http://mysword.info/b?r=1Co_6:7-8" text:style-name="Internet_20_link" text:visited-style-name="Visited_20_Internet_20_Link"><text:span text:style-name="T5">Vs. 7-8</text:span></text:a><text:span text:style-name="T5"> – O Cristão não defende seus direitos quando acredita que foi defraudado, porque isto não está de acordo com o caráter Cristão. Paulo pergunta: “</text:span><text:span text:style-name="T8">Por que não sofreis antes a injustiça? Por que não sofreis antes o dano?”</text:span><text:span text:style-name="T5"> Seria melhor sofrer o dano do que dar ao mundo uma ocasião para blasfemar o nome do Senhor. Seria a atitude Cristã a ser tomada. O espírito da graça Cristã é sofrer as injustiças, encomendando-as ao Senhor que está acima de todas as coisas, e Ele endireitará tudo ao Seu tempo (</text:span><text:a xlink:type="simple" xlink:href="http://mysword.info/b?r=1Pe_2:20-23" text:style-name="Internet_20_link" text:visited-style-name="Visited_20_Internet_20_Link"><text:span text:style-name="T5">1 Pe 2:20-23</text:span></text:a><text:span text:style-name="T5">; </text:span><text:a xlink:type="simple" xlink:href="http://mysword.info/b?r=Heb_10:34" text:style-name="Internet_20_link" text:visited-style-name="Visited_20_Internet_20_Link"><text:span text:style-name="T5">Hb 10:34</text:span></text:a><text:span text:style-name="T5">; </text:span><text:a xlink:type="simple" xlink:href="http://mysword.info/b?r=2Sa_19:24-30" text:style-name="Internet_20_link" text:visited-style-name="Visited_20_Internet_20_Link"><text:span text:style-name="T5">2 Sm 19:24-30</text:span></text:a><text:span text:style-name="T5">).</text:span></text:p>
          <text:p text:style-name="P12">Aviso para a Multidão Mista</text:p>
          <text:p text:style-name="Text_20_body"><text:a xlink:type="simple" xlink:href="http://mysword.info/b?r=1Co_6:9-11" text:style-name="Internet_20_link" text:visited-style-name="Visited_20_Internet_20_Link"><text:span text:style-name="T5">Vs. 9–11</text:span></text:a><text:span text:style-name="T5"> – Com as práticas horrendas relatadas como estando entre os coríntios, Paulo tinha motivos para acreditar que havia alguns entre eles que eram meros professantes e não verdadeiros crentes. Por isso, em toda a epístola, ele se dirige aos coríntios como uma multidão mista (</text:span><text:a xlink:type="simple" xlink:href="http://mysword.info/b?r=1Co_1:2" text:style-name="Internet_20_link" text:visited-style-name="Visited_20_Internet_20_Link"><text:span text:style-name="T5">1 Co 1:2</text:span></text:a><text:span text:style-name="T5"> – “</text:span><text:span text:style-name="T8">deles e nosso”</text:span><text:span text:style-name="T5">). A presença de meros professantes entre eles, talvez, é o que produziu alguns dos seus problemas. Essas pessoas naturalmente agiriam de acordo com princípios egoístas e mundanos, e assim trariam impureza para a assembleia. Sabendo disso, o apóstolo dá uma advertência solene.</text:span></text:p>
          <text:p text:style-name="Text_20_body"><text:span text:style-name="T5">Ele os lembra de que há julgamento vindo para todos os que são caracteristicamente “</text:span><text:span text:style-name="T8">injustos”</text:span><text:span text:style-name="T5">. Um crente pode agir injustamente em uma determinada circunstância, mas aquele que vive habitualmente desta maneira não é salvo e não “</text:span><text:span text:style-name="T8">herdará o reino de Deus”</text:span><text:span text:style-name="T5">. Estar externamente no terreno Cristão sendo apenas um professante não é o que garante a segurança eterna de alguém. É </text:span><text:soft-page-break/><text:span text:style-name="T5">preciso ser “</text:span><text:span text:style-name="T8">lavado”</text:span><text:span text:style-name="T5">, “</text:span><text:span text:style-name="T8">santificado”</text:span><text:span text:style-name="T5"> e “</text:span><text:span text:style-name="T8">justificado”</text:span><text:span text:style-name="T5">. Alguns dos coríntios haviam sido conhecidos pelos pecados que o apóstolo lista, mas agora eram salvos e precisavam ser cuidadosos para não voltarem aos antigos pecados. Ele os lembra do que são pela graça de Deus, e então, na próxima seção (caps. </text:span><text:a xlink:type="simple" xlink:href="http://mysword.info/b?r=1Co_6:12" text:style-name="Internet_20_link" text:visited-style-name="Visited_20_Internet_20_Link"><text:span text:style-name="T5">6:12</text:span></text:a><text:span text:style-name="T5">-10:13), ele os exorta a viver de acordo com sua posição.</text:span></text:p>
          <text:p text:style-name="Text_20_body"><text:bookmark text:name="(9)"/><text:span text:style-name="T5">Ser “</text:span><text:span text:style-name="T8">lavado”</text:span><text:span text:style-name="T5"> (tempo aoristo</text:span><text:a xlink:type="simple" xlink:href="#9" text:style-name="Internet_20_link" text:visited-style-name="Visited_20_Internet_20_Link"><text:span text:style-name="T5">(9)</text:span></text:a><text:span text:style-name="T5"> no grego) é uma coisa de uma vez por todas (</text:span><text:a xlink:type="simple" xlink:href="http://mysword.info/b?r=Joh_13:10" text:style-name="Internet_20_link" text:visited-style-name="Visited_20_Internet_20_Link"><text:span text:style-name="T5">Jo 13:10</text:span></text:a><text:span text:style-name="T5">). É a limpeza moral que resulta do novo nascimento (vivificação). Eles foram lavados </text:span><text:span text:style-name="T7">de</text:span><text:span text:style-name="T5"> sua antiga condição e foram “</text:span><text:span text:style-name="T8">santificados”</text:span><text:span text:style-name="T5"> (separados) </text:span><text:span text:style-name="T7">para </text:span><text:span text:style-name="T5">uma nova posição diante de Deus. Nas Escrituras, quando santificação é mencionada antes de justificação é sempre a santificação absoluta (posicional). Eles também foram “</text:span><text:span text:style-name="T8">justificados”</text:span><text:span text:style-name="T5">, que é estar livre de toda acusação contra nós, por termos sido colocados em uma nova posição diante de Deus em Cristo, onde nenhuma nova acusação de pecado pode ser feita (</text:span><text:a xlink:type="simple" xlink:href="http://mysword.info/b?r=Rom_8:1" text:style-name="Internet_20_link" text:visited-style-name="Visited_20_Internet_20_Link"><text:span text:style-name="T5">Rm 8:1</text:span></text:a><text:span text:style-name="T5">). O Cristão é “</text:span><text:span text:style-name="T8">justificado em Cristo”</text:span><text:span text:style-name="T5"> (</text:span><text:a xlink:type="simple" xlink:href="http://mysword.info/b?r=Gal_2:17" text:style-name="Internet_20_link" text:visited-style-name="Visited_20_Internet_20_Link"><text:span text:style-name="T5">Gl 2:17</text:span></text:a><text:span text:style-name="T5">). “</text:span><text:span text:style-name="T8">Em Cristo”</text:span><text:span text:style-name="T5"> é uma expressão usada por Paulo em suas epístolas para indicar a posição de aceitação do crente diante de Deus. O novo lugar em que Cristo está como ressuscitado e assentado no alto em glória, é nosso lugar (</text:span><text:a xlink:type="simple" xlink:href="http://mysword.info/b?r=Isa_50:8" text:style-name="Internet_20_link" text:visited-style-name="Visited_20_Internet_20_Link"><text:span text:style-name="T5">Is 50:8</text:span></text:a><text:span text:style-name="T5">; </text:span><text:a xlink:type="simple" xlink:href="http://mysword.info/b?r=Rom_8:33-34" text:style-name="Internet_20_link" text:visited-style-name="Visited_20_Internet_20_Link"><text:span text:style-name="T5">Rm 8:33-34</text:span></text:a><text:span text:style-name="T5">). Estar “</text:span><text:span text:style-name="T8">em Cristo” </text:span><text:span text:style-name="T7">é estar no lugar de Cristo diante de Deus</text:span><text:span text:style-name="T5">. O mesmo lugar de aceitação em que Ele está diante de Deus pertence ao crente!</text:span></text:p>
          <text:p text:style-name="P5">Assim, os coríntios, sendo lavados, santificados e justificados, foram trazidos sob o Senhorio de Cristo – “<text:span text:style-name="T4">em o Nome do Senhor Jesus” </text:span>– e era esperado que reconhecessem Seu Senhorio em suas vidas na prática.</text:p>
        </text:section>
        <text:section text:style-name="Sect1" text:name="calibre_link-51">
          <text:p text:style-name="Heading_20_1"><text:span text:style-name="T5">4) FALHA EM COMPREENDER A LIBERDADE CRISTÃ EM RELAÇÃO À MORALIDADE <text:line-break/>(</text:span><text:a xlink:type="simple" xlink:href="http://mysword.info/b?r=1Co_6:12-7" text:style-name="Internet_20_link" text:visited-style-name="Visited_20_Internet_20_Link"><text:span text:style-name="T5">1 Co 6:12</text:span></text:a><text:span text:style-name="T5">-7:40)</text:span></text:p>
          <text:p text:style-name="Text_20_body"><text:span text:style-name="T5">Uma vez que alguns em Corinto, em seus dias de não convertidos, haviam vivido de acordo com o estilo de vida corrompido e iníquo mencionado em </text:span><text:a xlink:type="simple" xlink:href="http://mysword.info/b?r=1Co_6:9-10" text:style-name="Internet_20_link" text:visited-style-name="Visited_20_Internet_20_Link"><text:span text:style-name="T5">1 Coríntios 6:9-10</text:span></text:a><text:span text:style-name="T5">, corriam o risco de cair em seus velhos hábitos e pecados. Isso leva o apóstolo a se empenhar em uma longa dissertação sobre o assunto da liberdade Cristã em relação à santidade e ao testemunho. Este será seu tema do capítulo </text:span><text:a xlink:type="simple" xlink:href="http://mysword.info/b?r=1Co_6:12" text:style-name="Internet_20_link" text:visited-style-name="Visited_20_Internet_20_Link"><text:span text:style-name="T5">6:12</text:span></text:a><text:span text:style-name="T5"> ao capítulo 11:1. Várias coisas precisavam ser abordadas neste grande tópico. Ele os toma sob dois títulos – moralidade (</text:span><text:a xlink:type="simple" xlink:href="http://mysword.info/b?r=1Co_6:12-7" text:style-name="Internet_20_link" text:visited-style-name="Visited_20_Internet_20_Link"><text:span text:style-name="T5">1 Co 6:12-7</text:span></text:a><text:span text:style-name="T5">:40) e idolatria (</text:span><text:a xlink:type="simple" xlink:href="http://mysword.info/b?r=1Co_8:1" text:style-name="Internet_20_link" text:visited-style-name="Visited_20_Internet_20_Link"><text:span text:style-name="T5">1 Co 8:1</text:span></text:a><text:span text:style-name="T5">-11:1).</text:span></text:p>
          <text:p text:style-name="Text_20_body"><text:span text:style-name="T5">Paulo primeiro aborda o assunto da moralidade em relação aos </text:span><text:span text:style-name="T7">nossos corpos</text:span><text:span text:style-name="T5"> (</text:span><text:a xlink:type="simple" xlink:href="http://mysword.info/b?r=1Co_6:13-20" text:style-name="Internet_20_link" text:visited-style-name="Visited_20_Internet_20_Link"><text:span text:style-name="T5">1 Co 6:13-20</text:span></text:a><text:span text:style-name="T5">); então em relação </text:span><text:span text:style-name="T7">ao nosso cônjuge</text:span><text:span text:style-name="T5"> (</text:span><text:a xlink:type="simple" xlink:href="http://mysword.info/b?r=1Co_7/" text:style-name="Internet_20_link" text:visited-style-name="Visited_20_Internet_20_Link"><text:span text:style-name="T5">1 Co 7</text:span></text:a><text:span text:style-name="T5">) antes de passar a tratar com a idolatria. Ele usa sua própria vida como um exemplo de como os Cristãos devem se comportar em relação à liberdade, exceto no casamento.</text:span></text:p>
          <text:p text:style-name="P5">Os santos de Corinto haviam entendido totalmente errado todo o assunto da liberdade Cristã. Eles pensaram que ela significava que poderiam satisfazer-se com aquelas coisas, morais ou espirituais, pelas quais Cristo sofreu e morreu para delas os libertar. Muitos estavam usando a sua assim-chamada liberdade Cristã para viver como quisessem. Isso teve um efeito sobre os outros na assembleia, de modo que a assembleia como um todo estava em um estado deploravelmente fraco. O apóstolo, portanto, trata do assunto com eles à luz do Senhorio de Cristo. O ensinamento de Paulo sobre a liberdade Cristã é muito necessário hoje em dia, pois a Igreja em geral está em um estado semelhante ao dos coríntios. A liberdade Cristã é igualmente mal entendida e mal utilizada em nossos dias.</text:p>
          <text:p text:style-name="P5">Simplificando, a liberdade Cristã não é liberdade para a carne agir. Liberdade não é licença. A <text:soft-page-break/>verdadeira liberdade Cristã é a liberdade para o agir do Espírito que habita em cada crente – levando-o a viver não para si mesmo, mas para Cristo.</text:p>
          <text:p text:style-name="Heading_20_1"><text:span text:style-name="T5">Dois Princípios Governantes <text:line-break/>(</text:span><text:a xlink:type="simple" xlink:href="http://mysword.info/b?r=1Co_6:12" text:style-name="Internet_20_link" text:visited-style-name="Visited_20_Internet_20_Link"><text:span text:style-name="T5">1 Co 6:12</text:span></text:a><text:span text:style-name="T5">)</text:span></text:p>
          <text:p text:style-name="Text_20_body"><text:a xlink:type="simple" xlink:href="http://mysword.info/b?r=1Co_6:12" text:style-name="Internet_20_link" text:visited-style-name="Visited_20_Internet_20_Link"><text:span text:style-name="T5">V. 12</text:span></text:a><text:span text:style-name="T5"> – O motivo encoberto nas ações do homem natural é gratificação. Tudo o que faz com seu corpo é feito para esse fim, embora o motivo possa estar oculto às vezes. Para o Cristão, isso não deveria ser assim. O apóstolo prossegue dando aos coríntios </text:span><text:span text:style-name="T7">dois</text:span><text:span text:style-name="T5"> grandes princípios que devem governar as ações de todo Cristão.</text:span></text:p>
          <text:p text:style-name="P5">Ele diz: “<text:span text:style-name="T4">Todas as coisas me são lícitas, mas nem todas as coisas convêm </text:span>[<text:span text:style-name="T4">são proveitosas</text:span> – JND]”. Essa é a primeira coisa que deve governar nossa liberdade Cristã. Tendo sido salvos e trazidos ao Senhorio de Cristo, nossa liberdade deve ser conduzida considerando se o que permitimos é espiritualmente proveitoso ou não. (Quando o apóstolo fala que “<text:span text:style-name="T4">todas as coisas”</text:span> são lícitas, está se referindo a todas as coisas que são moralmente corretas. O pecado, é claro, não é lícito para um Cristão em nenhum momento). O ponto para o qual Paulo está chamando atenção aqui, é que mesmo que certas coisas possam ser moralmente corretas (lícitas), elas podem não ser proveitosas para um Cristão, no que diz respeito a sua saúde e testemunho espiritual.</text:p>
          <text:p text:style-name="P5">Então ele diz: “<text:span text:style-name="T4">todas as coisas me são lícitas; mas eu não me deixarei dominar por nenhuma”</text:span>. Esse é o segundo grande princípio que deve regular nossa liberdade. Se aquilo que permitimos tem poder sobre nós, no sentido de que é cativante e escravizador, então é algo que não deveríamos estar fazendo. Não devemos permitir nada em nossas vidas que nos domine e controle além do Senhorio de Cristo. Esses dois princípios fundamentais devem sobrevir (instruir) o curso de todas as nossas ações.</text:p>
          <text:p text:style-name="Text_20_body"><text:span text:style-name="T5">Esta longa seção sobre o uso e mau uso da liberdade Cristã começa e termina com o apóstolo citando esses mesmos dois princípios fundamentais (</text:span><text:a xlink:type="simple" xlink:href="http://mysword.info/b?r=1Co_6:12" text:style-name="Internet_20_link" text:visited-style-name="Visited_20_Internet_20_Link"><text:span text:style-name="T5">1 Co 6:12</text:span></text:a><text:span text:style-name="T5">, </text:span><text:a xlink:type="simple" xlink:href="http://mysword.info/b?r=1Co_10:23" text:style-name="Internet_20_link" text:visited-style-name="Visited_20_Internet_20_Link"><text:span text:style-name="T5">10:23</text:span></text:a><text:span text:style-name="T5">), como se fossem porta livros. Eles são como suportes para sua dissertação sobre o assunto.</text:span></text:p>
          <text:p text:style-name="Heading_20_1"><text:span text:style-name="T5">Liberdade Cristã em Relação aos Nossos Próprios Corpos<text:line-break/>(</text:span><text:a xlink:type="simple" xlink:href="http://mysword.info/b?r=1Co_6:13-20" text:style-name="Internet_20_link" text:visited-style-name="Visited_20_Internet_20_Link"><text:span text:style-name="T5">1 Co 6:13-20</text:span></text:a><text:span text:style-name="T5">)</text:span></text:p>
          <text:p text:style-name="Text_20_body"><text:a xlink:type="simple" xlink:href="http://mysword.info/b?r=1Co_6:13" text:style-name="Internet_20_link" text:visited-style-name="Visited_20_Internet_20_Link"><text:span text:style-name="T5">V. 13</text:span></text:a><text:span text:style-name="T5"> – Ao referir-se a este assunto de liberdade em relação aos nossos corpos, Paulo se concentra nos dois maiores apetites do corpo – comida e sexo. Essas coisas não são erradas em seus devidos lugares, mas se elas forem satisfeitas fora e além das limitações dadas por Deus, isso é pecado. Ele mostra que há o perigo de uma pessoa usar essas coisas certas de maneira errada e, consequentemente, ficar sob o poder delas.</text:span></text:p>
          <text:p text:style-name="P5">Ele fala primeiro de comida. É possível ficar sob o poder de “<text:span text:style-name="T4">carnes”</text:span> (comida) para satisfação própria e tornar-se um glutão. Então ele continua falando de fornicação (sexo ilícito), dando <text:span text:style-name="T3">quatro</text:span> razões pelas quais o Cristão não pode estar envolvido em tal coisa.</text:p>
          <text:p text:style-name="P12">Quatro razões pelas quais não entregamos nossos corpos para a gratificação da carne</text:p>
          <text:p text:style-name="Text_20_body"><text:span text:style-name="T5">1) Nossos corpos são destinados à honra e glória quando reinarmos com Cristo em Seu reino. “</text:span><text:span text:style-name="T8">Deus, que também ressuscitou o Senhor, nos ressuscitará a nós pelo Seu poder”</text:span><text:span text:style-name="T5"> para esse </text:span><text:soft-page-break/><text:span text:style-name="T5">propósito (</text:span><text:a xlink:type="simple" xlink:href="http://mysword.info/b?r=1Co_6:14" text:style-name="Internet_20_link" text:visited-style-name="Visited_20_Internet_20_Link"><text:span text:style-name="T5">v.14</text:span></text:a><text:span text:style-name="T5">). Tendo um propósito tão elevado e santo para nossos corpos, não podemos estar corretos fazendo-os “</text:span><text:span text:style-name="T8">membros de uma meretriz”</text:span><text:span text:style-name="T5"> (</text:span><text:a xlink:type="simple" xlink:href="http://mysword.info/b?r=1Co_6:15" text:style-name="Internet_20_link" text:visited-style-name="Visited_20_Internet_20_Link"><text:span text:style-name="T5">v. 15</text:span></text:a><text:span text:style-name="T5">). Por estarmos “</text:span><text:span text:style-name="T8">unidos ao Senhor”</text:span><text:span text:style-name="T5"> por “</text:span><text:span text:style-name="T8">um só Espírito”</text:span><text:span text:style-name="T5">, somos membros de Seu corpo; nós simplesmente não podemos usá-los para um propósito tão profano.</text:span></text:p>
          <text:p text:style-name="Text_20_body"><text:span text:style-name="T5">É completamente oposto àquilo a que temos sido trazidos como membros de Seu corpo (</text:span><text:a xlink:type="simple" xlink:href="http://mysword.info/b?r=1Co_6:16-17" text:style-name="Internet_20_link" text:visited-style-name="Visited_20_Internet_20_Link"><text:span text:style-name="T5">vs. 16-17</text:span></text:a><text:span text:style-name="T5">).</text:span></text:p>
          <text:p text:style-name="Text_20_body"><text:span text:style-name="T5">2) A pessoa que se envolve em imoralidade peca “</text:span><text:span text:style-name="T8">contra o seu próprio corpo” </text:span><text:span text:style-name="T5">(</text:span><text:a xlink:type="simple" xlink:href="http://mysword.info/b?r=1Co_6:18" text:style-name="Internet_20_link" text:visited-style-name="Visited_20_Internet_20_Link"><text:span text:style-name="T5">v. 18</text:span></text:a><text:span text:style-name="T5">). Ele abre uma “</text:span><text:span text:style-name="T8">ferida” </text:span><text:span text:style-name="T5">que nunca cura adequadamente (pv </text:span><text:a xlink:type="simple" xlink:href="http://mysword.info/b?r=Pro_6:27-28,33" text:style-name="Internet_20_link" text:visited-style-name="Visited_20_Internet_20_Link"><text:span text:style-name="T5">6:27-28, 33</text:span></text:a><text:span text:style-name="T5">), e traz o julgamento governamental de Deus sobre si mesmo (</text:span><text:a xlink:type="simple" xlink:href="http://mysword.info/b?r=2Sa_12:10-12" text:style-name="Internet_20_link" text:visited-style-name="Visited_20_Internet_20_Link"><text:span text:style-name="T5">2 Sm 12:10-12</text:span></text:a><text:span text:style-name="T5">).</text:span></text:p>
          <text:p text:style-name="Text_20_body"><text:span text:style-name="T5">3) Nossos corpos são “</text:span><text:span text:style-name="T8">o templo do Espírito Santo”</text:span><text:span text:style-name="T5"> e não podemos ligar o Espírito – que é um Hóspede divino habitando em nós – com o pecado (</text:span><text:a xlink:type="simple" xlink:href="http://mysword.info/b?r=1Co_6:19" text:style-name="Internet_20_link" text:visited-style-name="Visited_20_Internet_20_Link"><text:span text:style-name="T5">v. 19</text:span></text:a><text:span text:style-name="T5">). O Espírito será entristecido e não terá liberdade para trabalhar em nossas vidas para bênção (</text:span><text:a xlink:type="simple" xlink:href="http://mysword.info/b?r=Eph_4:30" text:style-name="Internet_20_link" text:visited-style-name="Visited_20_Internet_20_Link"><text:span text:style-name="T5">Ef 4:30</text:span></text:a><text:span text:style-name="T5">).</text:span></text:p>
          <text:p text:style-name="Text_20_body"><text:span text:style-name="T5">4) Fomos “</text:span><text:span text:style-name="T8">comprados por bom preço”</text:span><text:span text:style-name="T5">, e nossos corpos já não nos pertencem (</text:span><text:a xlink:type="simple" xlink:href="http://mysword.info/b?r=1Co_6:20" text:style-name="Internet_20_link" text:visited-style-name="Visited_20_Internet_20_Link"><text:span text:style-name="T5">v. 20</text:span></text:a><text:span text:style-name="T5">). Eles pertencem ao Senhor para usar como Ele quiser. Portanto, não temos liberdade para fazer o que queremos com nossos corpos; eles foram comprados para outro propósito – glorificar a Deus. A grande motivação que leva o Cristão a reconhecer isso e entregar seu corpo ao uso da glorificação de Cristo é o “</text:span><text:span text:style-name="T8">preço”</text:span><text:span text:style-name="T5"> que Ele pagou – Seus sofrimentos expiatórios. Como poderia um Cristão sincero continuar com algo que custou ao Senhor as agonias do Calvário? Como poderíamos ter prazer em algo que custou-Lhe sofrimento? Foi o amor que O levou a Se entregar por nós (</text:span><text:a xlink:type="simple" xlink:href="http://mysword.info/b?r=Gal_1:4" text:style-name="Internet_20_link" text:visited-style-name="Visited_20_Internet_20_Link"><text:span text:style-name="T5">Gl 1:4</text:span></text:a><text:span text:style-name="T5">, </text:span><text:a xlink:type="simple" xlink:href="http://mysword.info/b?r=Gal_2:20" text:style-name="Internet_20_link" text:visited-style-name="Visited_20_Internet_20_Link"><text:span text:style-name="T5">2:20</text:span></text:a><text:span text:style-name="T5">; </text:span><text:a xlink:type="simple" xlink:href="http://mysword.info/b?r=Eph_5:25" text:style-name="Internet_20_link" text:visited-style-name="Visited_20_Internet_20_Link"><text:span text:style-name="T5">Ef 5:25</text:span></text:a><text:span text:style-name="T5">; 1 Tm </text:span><text:a xlink:type="simple" xlink:href="http://mysword.info/b?r=1Ti_2:6" text:style-name="Internet_20_link" text:visited-style-name="Visited_20_Internet_20_Link"><text:span text:style-name="T5">2:6</text:span></text:a><text:span text:style-name="T5">; </text:span><text:a xlink:type="simple" xlink:href="http://mysword.info/b?r=Tit_2:14" text:style-name="Internet_20_link" text:visited-style-name="Visited_20_Internet_20_Link"><text:span text:style-name="T5">Tt 2:14</text:span></text:a><text:span text:style-name="T5">). A nossa resposta genuína, portanto, deve ser a disposição para entregarmos a nós mesmos (nossos corpos) a Ele, para a promoção de Sua glória e, assim, viver uma vida santa para Ele. Ao longo desta passagem, Paulo mostrou que o corpo do Cristão não deve ser usado para </text:span><text:span text:style-name="T7">GRATIFICAÇÃO</text:span><text:span text:style-name="T5">, mas para a </text:span><text:span text:style-name="T7">GLORIFICAÇÃO</text:span><text:span text:style-name="T5"> de Deus.</text:span></text:p>
          <text:p text:style-name="Heading_20_1"><text:span text:style-name="T5">Liberdade Cristã em Relação ao Casamento <text:line-break/>(</text:span><text:a xlink:type="simple" xlink:href="http://mysword.info/b?r=1Co_7:1-40" text:style-name="Internet_20_link" text:visited-style-name="Visited_20_Internet_20_Link"><text:span text:style-name="T5">1 Co 7:1-40</text:span></text:a><text:span text:style-name="T5">)</text:span></text:p>
          <text:p text:style-name="Text_20_body"><text:span text:style-name="T5">Os assuntos abordados nos </text:span><text:a xlink:type="simple" xlink:href="http://mysword.info/b?r=1Co_7" text:style-name="Internet_20_link" text:visited-style-name="Visited_20_Internet_20_Link"><text:span text:style-name="T5">capítulos 7</text:span></text:a><text:span text:style-name="T5">-11 são a resposta do apóstolo às perguntas que os coríntios escreveram sobre suas preocupações. No </text:span><text:a xlink:type="simple" xlink:href="http://mysword.info/b?r=1Co_7" text:style-name="Internet_20_link" text:visited-style-name="Visited_20_Internet_20_Link"><text:span text:style-name="T5">capítulo 7</text:span></text:a><text:span text:style-name="T5">, ele continua o assunto da liberdade, falando sobre isso em uma esfera um pouco mais ampla – o casamento.</text:span></text:p>
          <text:p text:style-name="Heading_20_1"><text:span text:style-name="T5">A legalidade do casamento e seus deveres (</text:span><text:a xlink:type="simple" xlink:href="http://mysword.info/b?r=1Co_7:1-9" text:style-name="Internet_20_link" text:visited-style-name="Visited_20_Internet_20_Link"><text:span text:style-name="T5">1 Co 7:1-9</text:span></text:a><text:span text:style-name="T5">)</text:span></text:p>
          <text:p text:style-name="Text_20_body"><text:a xlink:type="simple" xlink:href="http://mysword.info/b?r=1Co_7:1-9" text:style-name="Internet_20_link" text:visited-style-name="Visited_20_Internet_20_Link"><text:span text:style-name="T5">Vs. 1-9</text:span></text:a><text:span text:style-name="T5"> – O apóstolo fala, em primeiro lugar, da legalidade do matrimônio e de seus deveres. Ele fala da maneira legítima de Deus para evitar a tentação de fornicação – ser casado, pelo qual os apetites naturais do corpo podem ser satisfeitos licitamente. Ele diz: “</text:span><text:span text:style-name="T8">cada um tenha a sua própria mulher, e cada uma tenha o seu próprio marido”</text:span><text:span text:style-name="T5"> (</text:span><text:a xlink:type="simple" xlink:href="http://mysword.info/b?r=1Co_7:2" text:style-name="Internet_20_link" text:visited-style-name="Visited_20_Internet_20_Link"><text:span text:style-name="T5">v. 2</text:span></text:a><text:span text:style-name="T5">). Note que está escrito no singular, porque a poligamia não é o ideal de Deus. Ele projetou o casamento no princípio para ser para um homem e uma mulher (Mc </text:span><text:a xlink:type="simple" xlink:href="http://mysword.info/b?r=Mar_10:6-8" text:style-name="Internet_20_link" text:visited-style-name="Visited_20_Internet_20_Link"><text:span text:style-name="T5">10:6-8</text:span></text:a><text:span text:style-name="T5">). Os polígamos podiam estar em comunhão à Mesa do Senhor quando foram convertidos, mas não deveriam estar em condições de tratar dos assuntos administrativos da assembleia (</text:span><text:a xlink:type="simple" xlink:href="http://mysword.info/b?r=1Ti_3:2" text:style-name="Internet_20_link" text:visited-style-name="Visited_20_Internet_20_Link"><text:span text:style-name="T5">1Tm 3:2</text:span></text:a><text:span text:style-name="T5">). Esta declaração do apóstolo desmascara a ideia católica de celibato (</text:span><text:a xlink:type="simple" xlink:href="http://mysword.info/b?r=1Ti_4:3" text:style-name="Internet_20_link" text:visited-style-name="Visited_20_Internet_20_Link"><text:span text:style-name="T5">1Tm 4:3</text:span></text:a><text:span text:style-name="T5">). Paulo insiste que “</text:span><text:span text:style-name="T8">todo”</text:span><text:span text:style-name="T5"> homem e mulher no Cristianismo têm a liberdade de ser casado – mesmo aqueles que ministram a Palavra (</text:span><text:a xlink:type="simple" xlink:href="http://mysword.info/b?r=1Co_9:5" text:style-name="Internet_20_link" text:visited-style-name="Visited_20_Internet_20_Link"><text:span text:style-name="T5">1 Co 9:5</text:span></text:a><text:span text:style-name="T5">).</text:span></text:p>
          <text:p text:style-name="Text_20_body"><text:span text:style-name="T5">Nos </text:span><text:a xlink:type="simple" xlink:href="http://mysword.info/b?r=1Co_7:3-5" text:style-name="Internet_20_link" text:visited-style-name="Visited_20_Internet_20_Link"><text:span text:style-name="T5">versículos 3-5</text:span></text:a><text:span text:style-name="T5">, ele explica algumas das responsabilidades do casamento. Os cônjuges não </text:span><text:soft-page-break/><text:span text:style-name="T5">devem “</text:span><text:span text:style-name="T8">defraudar</text:span><text:span text:style-name="T5"> [</text:span><text:span text:style-name="T8">privar </text:span><text:span text:style-name="T5">– ARA]” sexualmente seus corpos um do outro, porque existe um perigo real de Satanás tentá-los em sua incontinência (falta de controle próprio) em imoralidade fora do casamento. A única exceção é para um exercício especial de oração.</text:span></text:p>
          <text:p text:style-name="Text_20_body"><text:span text:style-name="T5">Nos </text:span><text:a xlink:type="simple" xlink:href="http://mysword.info/b?r=1Co_7:6-9" text:style-name="Internet_20_link" text:visited-style-name="Visited_20_Internet_20_Link"><text:span text:style-name="T5">versículos 6-9</text:span></text:a><text:span text:style-name="T5">, Paulo tem o cuidado de mostrar que não está </text:span><text:span text:style-name="T7">ordenando</text:span><text:span text:style-name="T5"> aos santos que se casem nos versículos anteriores, mas sim os </text:span><text:span text:style-name="T7">aconselhando</text:span><text:span text:style-name="T5">. Eles têm essa liberdade, mas alguns podem, como Paulo, ter um “</text:span><text:span text:style-name="T8">dom de Deus”</text:span><text:span text:style-name="T5"> de renunciar ao casamento para servir ao Senhor sem distração. Entretanto, se alguém não puder se “</text:span><text:span text:style-name="T8">conter”</text:span><text:span text:style-name="T5">, deve se casar, pois é melhor se casar do que “</text:span><text:span text:style-name="T8">abrasar-se”</text:span><text:span text:style-name="T5"> com lascívia.</text:span></text:p>
          <text:p text:style-name="Heading_20_1"><text:span text:style-name="T5">Casamentos problemáticos – (</text:span><text:a xlink:type="simple" xlink:href="http://mysword.info/b?r=1Co_7:10-24" text:style-name="Internet_20_link" text:visited-style-name="Visited_20_Internet_20_Link"><text:span text:style-name="T5">1 Co 7:10-24</text:span></text:a><text:span text:style-name="T5">)</text:span></text:p>
          <text:p text:style-name="Text_20_body"><text:span text:style-name="T5">Nos </text:span><text:a xlink:type="simple" xlink:href="http://mysword.info/b?r=1Co_7:10-24" text:style-name="Internet_20_link" text:visited-style-name="Visited_20_Internet_20_Link"><text:span text:style-name="T5">versículos 10-24</text:span></text:a><text:span text:style-name="T5">, Paulo faz seus comentários sobre os casamentos problemáticos. Ele considera dois cenários. O primeiro é um casamento Cristão onde ambos, marido e mulher, são salvos (</text:span><text:a xlink:type="simple" xlink:href="http://mysword.info/b?r=1Co_7:10-11" text:style-name="Internet_20_link" text:visited-style-name="Visited_20_Internet_20_Link"><text:span text:style-name="T5">vs. 10-11</text:span></text:a><text:span text:style-name="T5">). Se a esposa tiver de deixar o marido por algum motivo (talvez por crueldade dele), ela deve permanecer separada e não se casar novamente. Da mesma forma, o marido não deve se divorciar de sua esposa se ela o deixar. A razão é que pode haver uma oportunidade mais tarde para se “</text:span><text:span text:style-name="T8">reconciliarem”</text:span><text:span text:style-name="T5">. Se um ou ambos seguirem em frente e se casarem novamente, isso se tornaria impossível. Este foi um “</text:span><text:span text:style-name="T8">mandamento”</text:span><text:span text:style-name="T5"> apostólico do Senhor.</text:span></text:p>
          <text:p text:style-name="Text_20_body"><text:span text:style-name="T5">No segundo cenário, Paulo não estava dando um mandamento apostólico do Senhor, mas seu conselho apostólico. Tem a ver com um casamento de incrédulos, onde um dos cônjuges se salva. Assim, resulta num casamento misto – um parceiro é salvo e o outro não (</text:span><text:a xlink:type="simple" xlink:href="http://mysword.info/b?r=1Co_7:12-24" text:style-name="Internet_20_link" text:visited-style-name="Visited_20_Internet_20_Link"><text:span text:style-name="T5">vs. 12-24</text:span></text:a><text:span text:style-name="T5">). Ele </text:span><text:span text:style-name="T7">não</text:span><text:span text:style-name="T5"> está se referindo a um Cristão que desobedeceu às Escrituras e se casou com um incrédulo. É, antes, uma situação que prevalecia em lugares onde o evangelho era novo – onde a graça de Deus penetra em um lar onde ambos, marido e mulher, estão perdidos, e um é salvo. Há misericórdia nesses casos, como o apóstolo continua explicando.</text:span></text:p>
          <text:p text:style-name="Text_20_body"><text:span text:style-name="T5">Ele mostra que o parceiro incrédulo está em um lugar de favor exterior no Cristianismo. “</text:span><text:span text:style-name="T8">o marido descrente é santificado pela mulher</text:span><text:span text:style-name="T5"> (crente)” (</text:span><text:a xlink:type="simple" xlink:href="http://mysword.info/b?r=1Co_7:14" text:style-name="Internet_20_link" text:visited-style-name="Visited_20_Internet_20_Link"><text:span text:style-name="T5">v. 14</text:span></text:a><text:span text:style-name="T5">). Nos tempos do Velho Testamento, se um judeu se casava com um pagão, ele (ou ela) se profanava a si mesmo (</text:span><text:a xlink:type="simple" xlink:href="http://mysword.info/b?r=Ezr_9:1-5" text:style-name="Internet_20_link" text:visited-style-name="Visited_20_Internet_20_Link"><text:span text:style-name="T5">Ed 9:1-5</text:span></text:a><text:span text:style-name="T5">; </text:span><text:a xlink:type="simple" xlink:href="http://mysword.info/b?r=Neh_13:23-28" text:style-name="Internet_20_link" text:visited-style-name="Visited_20_Internet_20_Link"><text:span text:style-name="T5">Ne 13:23-28</text:span></text:a><text:span text:style-name="T5">). No Cristianismo, é o contrário; se a graça de Deus trabalhou em um lar e uma pessoa foi salva, o parceiro incrédulo é santificado por sua conexão com seu parceiro crente. Mesmo ele sendo santificado, ainda é um incrédulo! Isso pode parecer estranho, mas é apenas uma santificação “externa” ou “relativa”.</text:span></text:p>
          <text:p text:style-name="Text_20_body"><text:span text:style-name="T5">Em tais casamentos mistos, se houver um abandono voluntário por parte do incrédulo, o crente está livre para se casar novamente. Nota: o apóstolo não dá liberdade para o parceiro crente partir e se casar novamente (</text:span><text:a xlink:type="simple" xlink:href="http://mysword.info/b?r=1Co_7:15-16" text:style-name="Internet_20_link" text:visited-style-name="Visited_20_Internet_20_Link"><text:span text:style-name="T5">vs. 15-16</text:span></text:a><text:span text:style-name="T5">). Assim, a Escritura permite o novo casamento sob </text:span><text:span text:style-name="T7">três</text:span><text:span text:style-name="T5"> condições:</text:span></text:p>
          <text:p text:style-name="P8"><text:span text:style-name="T5">Morte (</text:span><text:a xlink:type="simple" xlink:href="http://mysword.info/b?r=Rom_7:2" text:style-name="Internet_20_link" text:visited-style-name="Visited_20_Internet_20_Link"><text:span text:style-name="T5">Rm 7:2</text:span></text:a><text:span text:style-name="T5">; </text:span><text:a xlink:type="simple" xlink:href="http://mysword.info/b?r=1Co_7:39" text:style-name="Internet_20_link" text:visited-style-name="Visited_20_Internet_20_Link"><text:span text:style-name="T5">1 Co 7:39</text:span></text:a><text:span text:style-name="T5">). </text:span></text:p>
          <text:p text:style-name="P8"><text:span text:style-name="T5">Abandono (</text:span><text:a xlink:type="simple" xlink:href="http://mysword.info/b?r=1Co_7:15" text:style-name="Internet_20_link" text:visited-style-name="Visited_20_Internet_20_Link"><text:span text:style-name="T5">1 Co 7:15</text:span></text:a><text:span text:style-name="T5">). </text:span></text:p>
          <text:p text:style-name="Text_20_body"><text:span text:style-name="T5">Infidelidade (</text:span><text:a xlink:type="simple" xlink:href="http://mysword.info/b?r=Mat_19:9" text:style-name="Internet_20_link" text:visited-style-name="Visited_20_Internet_20_Link"><text:span text:style-name="T5">Mt 19:9</text:span></text:a><text:span text:style-name="T5">). </text:span></text:p>
          <text:p text:style-name="Text_20_body"><text:span text:style-name="T5">Uma vez que a tendência do coração humano é querer mudar, nos </text:span><text:a xlink:type="simple" xlink:href="http://mysword.info/b?r=1Co_7:17-24" text:style-name="Internet_20_link" text:visited-style-name="Visited_20_Internet_20_Link"><text:span text:style-name="T5">versículos 17-24</text:span></text:a><text:span text:style-name="T5"> o apóstolo passa a falar do chamado de Deus indo às pessoas nas várias fases da vida. O princípio geral é permanecer no estado em que a pessoa foi chamada. No entanto, se uma pessoa puder se libertar da escravidão servil, deveria “</text:span><text:span text:style-name="T8">usar”</text:span><text:span text:style-name="T5"> (não abusar) essa liberdade para servir ao Senhor (</text:span><text:a xlink:type="simple" xlink:href="http://mysword.info/b?r=1Co_7:21" text:style-name="Internet_20_link" text:visited-style-name="Visited_20_Internet_20_Link"><text:span text:style-name="T5">v. 21</text:span></text:a><text:span text:style-name="T5">).</text:span></text:p>
          <text:p text:style-name="Heading_20_1"><text:soft-page-break/><text:span text:style-name="T5">Conselhos apostólicos para os solteiros (</text:span><text:a xlink:type="simple" xlink:href="http://mysword.info/b?r=1Co_7:25-40" text:style-name="Internet_20_link" text:visited-style-name="Visited_20_Internet_20_Link"><text:span text:style-name="T5">1 Co 7:25-40</text:span></text:a><text:span text:style-name="T5">)</text:span></text:p>
          <text:p text:style-name="Text_20_body"><text:span text:style-name="T5">Nos </text:span><text:a xlink:type="simple" xlink:href="http://mysword.info/b?r=1Co_7:25-40" text:style-name="Internet_20_link" text:visited-style-name="Visited_20_Internet_20_Link"><text:span text:style-name="T5">versículos 25-40</text:span></text:a><text:span text:style-name="T5">, Paulo dá sua “</text:span><text:span text:style-name="T8">opinião”</text:span><text:span text:style-name="T5"> aos solteiros, sejam eles homens ou mulheres. (A palavra “</text:span><text:span text:style-name="T8">virgem”</text:span><text:span text:style-name="T5"> é usada para ambos.) Seu conselho geral é que, se alguém realmente tem o serviço do Senhor diante de si e recebeu um “</text:span><text:span text:style-name="T8">dom”</text:span><text:span text:style-name="T5"> de Deus para viver livre da concupiscência em seu estado de solteiro, deve permanecer solteiro. Ele dá </text:span><text:span text:style-name="T7">três</text:span><text:span text:style-name="T5"> razões para permanecer solteiro.</text:span></text:p>
          <text:p text:style-name="Text_20_body"><text:span text:style-name="T5">Em </text:span><text:span text:style-name="T7">primeiro lugar</text:span><text:span text:style-name="T5">, devido à condição hostil do mundo em relação à fé Cristã, havia a possibilidade muito real de martírio. Houve “</text:span><text:span text:style-name="T8">o presente sofrimento” </text:span><text:span text:style-name="T5">(KJV) da perseguição Romana. Com circunstâncias enfraquecedoras de se ter uma esposa e família, as responsabilidades para com eles eram maiores. Há a preocupação com a segurança deles, etc., e a possibilidade muito real de viuvez e crianças órfãs. Por isso, Paulo julga que é bom que um Cristão permaneça solteiro (</text:span><text:a xlink:type="simple" xlink:href="http://mysword.info/b?r=1Co_7:25-26" text:style-name="Internet_20_link" text:visited-style-name="Visited_20_Internet_20_Link"><text:span text:style-name="T5">vs. 25-26</text:span></text:a><text:span text:style-name="T5">).</text:span></text:p>
          <text:p text:style-name="Text_20_body"><text:span text:style-name="T5">Em </text:span><text:span text:style-name="T7">segundo lugar</text:span><text:span text:style-name="T5">, há “</text:span><text:span text:style-name="T8">tribulações na carne”</text:span><text:span text:style-name="T5"> no casamento (</text:span><text:a xlink:type="simple" xlink:href="http://mysword.info/b?r=1Co_7:27-28" text:style-name="Internet_20_link" text:visited-style-name="Visited_20_Internet_20_Link"><text:span text:style-name="T5">vs. 27-28</text:span></text:a><text:span text:style-name="T5">). Não é que o casamento não seja recompensador, mas dificuldades vêm com ele. Problemas por causa da natureza humana caída (a carne) são multiplicados no casamento. Já é difícil para uma pessoa, que tem a natureza pecaminosa interior, manter a carne no lugar de morte, quanto mais viver com outra pessoa que também tem a carne. Quando duas pessoas se tornam uma, ainda existem duas vontades, e duas personalidades com gostos e desgostos distintos, </text:span><text:span text:style-name="T7">Etc.</text:span><text:span text:style-name="T5"> Viver juntas requer graça. Permanecendo solteira, uma pessoa pode ser “</text:span><text:span text:style-name="T8">poupada”</text:span><text:span text:style-name="T5"> de tais dificuldades.</text:span></text:p>
          <text:p text:style-name="Text_20_body"><text:span text:style-name="T5">Em </text:span><text:span text:style-name="T7">terceiro lugar</text:span><text:span text:style-name="T5">, há as preocupações do casamento (</text:span><text:a xlink:type="simple" xlink:href="http://mysword.info/b?r=1Co_7:29-35" text:style-name="Internet_20_link" text:visited-style-name="Visited_20_Internet_20_Link"><text:span text:style-name="T5">vs. 29-35</text:span></text:a><text:span text:style-name="T5">). O Cristão deve viver em vista do fato de que “</text:span><text:span text:style-name="T8">o tempo se abrevia”</text:span><text:span text:style-name="T5">, pois esperamos que o Senhor venha a qualquer momento. Este mundo logo passará. Portanto, tudo deve ser priorizado para a devoção à vontade de Deus. No entanto, no casamento, há responsabilidades em manter um relacionamento feliz e a vida familiar. As alegrias e tristezas e as posses da vida que acompanham o casamento, têm um jeito de pressionar nosso tempo. A pessoa casada é forçada a usar as coisas temporais deste mundo (mas “</text:span><text:span text:style-name="T8">não abusando” </text:span><text:span text:style-name="T5">delas), ao passo que uma pessoa só não precisa se envolver tanto nisso e, portanto, estará mais livre dos compromissos terrenos para servir o Senhor. Ele dá um exemplo nos versículos </text:span><text:a xlink:type="simple" xlink:href="http://mysword.info/b?r=1Co_7:32-34" text:style-name="Internet_20_link" text:visited-style-name="Visited_20_Internet_20_Link"><text:span text:style-name="T5">32-34</text:span></text:a><text:span text:style-name="T5">. A pessoa solteira tem mais tempo para se unir “</text:span><text:span text:style-name="T8">ao Senhor sem distração alguma”</text:span><text:span text:style-name="T5">.</text:span></text:p>
          <text:p text:style-name="Text_20_body"><text:a xlink:type="simple" xlink:href="http://mysword.info/b?r=1Co_7:36-38" text:style-name="Internet_20_link" text:visited-style-name="Visited_20_Internet_20_Link"><text:span text:style-name="T5">Vs. 36-38</text:span></text:a><text:span text:style-name="T5"> – No entanto, se alguém tem dificuldade em controlar seus desejos sexuais, ele (ou ela) deveria dar a sua virgindade em casamento, pois é melhor “</text:span><text:span text:style-name="T8">casar do que abrasar-se” </text:span><text:span text:style-name="T5">com concupiscência (</text:span><text:a xlink:type="simple" xlink:href="http://mysword.info/b?r=1Co_7:9" text:style-name="Internet_20_link" text:visited-style-name="Visited_20_Internet_20_Link"><text:span text:style-name="T5">v. 9</text:span></text:a><text:span text:style-name="T5">). Uma pessoa não deve se sentir culpada ao fazê-lo – ela fez “</text:span><text:span text:style-name="T8">bem”</text:span><text:span text:style-name="T5">. Mas a pessoa Cristã que tem “</text:span><text:span text:style-name="T8">poder sobre a sua própria vontade”</text:span><text:span text:style-name="T5">, tendo um “</text:span><text:span text:style-name="T8">dom”</text:span><text:span text:style-name="T5"> para isso, faz ainda “</text:span><text:span text:style-name="T8">melhor”</text:span><text:span text:style-name="T5"> permanecendo solteira.</text:span></text:p>
          <text:p text:style-name="Text_20_body"><text:a xlink:type="simple" xlink:href="http://mysword.info/b?r=1Co_7:39-40" text:style-name="Internet_20_link" text:visited-style-name="Visited_20_Internet_20_Link"><text:span text:style-name="T5">Vs. 39-40</text:span></text:a><text:span text:style-name="T5"> – Quanto ao casar novamente, o apóstolo dá uma palavra de conselho. Os divorciados ou viúvos têm a liberdade de se casar com quem acharem melhor, mas devem se casar “</text:span><text:span text:style-name="T8">no Senhor”</text:span><text:span text:style-name="T5">. Isso é algo mais elevado em princípio do que casar “</text:span><text:span text:style-name="T8">em Cristo”</text:span><text:span text:style-name="T5">. “</text:span><text:span text:style-name="T8">Em Cristo”</text:span><text:span text:style-name="T5">, como observamos anteriormente na epístola, é a </text:span><text:span text:style-name="T7">posição</text:span><text:span text:style-name="T5"> de todo Cristão diante de Deus na aceitação de Cristo. Não leva em consideração o </text:span><text:span text:style-name="T7">estado</text:span><text:span text:style-name="T5"> do crente. Portanto, casar-se “</text:span><text:span text:style-name="T8">em Cristo”</text:span><text:span text:style-name="T5"> seria casar com outro Cristão, sem considerar seu estado pessoal ou interesse pelas coisas do Senhor. No entanto, Paulo não lhes diz para casar “</text:span><text:span text:style-name="T8">em Cristo”</text:span><text:span text:style-name="T5">, mas sim para casar “</text:span><text:span text:style-name="T8">no Senhor”</text:span><text:span text:style-name="T5">. Esta é uma coisa mais elevada na qual as pessoas no casamento reconhecem o Senhorio de Cristo na prática em suas vidas. Assim, um casamento Cristão deve ser uma união onde ambas se submetem ao Senhorio de Cristo.</text:span></text:p>
        </text:section>
        <text:section text:style-name="Sect1" text:name="calibre_link-40">
          <text:p text:style-name="Heading_20_1"><text:soft-page-break/><text:span text:style-name="T5">5) FALHA EM COMPREENDER A LIBERDADE CRISTÃ EM RELAÇÃO À IDOLATRIA <text:line-break/>(</text:span><text:a xlink:type="simple" xlink:href="http://mysword.info/b?r=1Co_8:1" text:style-name="Internet_20_link" text:visited-style-name="Visited_20_Internet_20_Link"><text:span text:style-name="T5">Caps. 8:1</text:span></text:a><text:span text:style-name="T5">-11:1)</text:span></text:p>
          <text:p text:style-name="P1"><text:span text:style-name="T5">No </text:span><text:a xlink:type="simple" xlink:href="http://mysword.info/b?r=1Co_8" text:style-name="Internet_20_link" text:visited-style-name="Visited_20_Internet_20_Link"><text:span text:style-name="T5">capítulo 8</text:span></text:a><text:span text:style-name="T5">, o apóstolo continua o assunto da liberdade Cristã, mas em relação à idolatria. Nos </text:span><text:a xlink:type="simple" xlink:href="http://mysword.info/b?r=1Co_6:12" text:style-name="Internet_20_link" text:visited-style-name="Visited_20_Internet_20_Link"><text:span text:style-name="T5">capítulos 6:12</text:span></text:a><text:span text:style-name="T5">-7:40 ele tratou do assunto na esfera das coisas </text:span><text:span text:style-name="T7">morais</text:span><text:span text:style-name="T5">; agora ele olha para isso em relação às coisas </text:span><text:span text:style-name="T7">espirituais</text:span><text:span text:style-name="T5">. No </text:span><text:a xlink:type="simple" xlink:href="http://mysword.info/b?r=1Co_8" text:style-name="Internet_20_link" text:visited-style-name="Visited_20_Internet_20_Link"><text:span text:style-name="T5">capítulo 8</text:span></text:a><text:span text:style-name="T5">, ele trata da liberdade Cristã em relação a como ela irá afetar a comunidade Cristã, e então nos </text:span><text:a xlink:type="simple" xlink:href="http://mysword.info/b?r=1Co_9" text:style-name="Internet_20_link" text:visited-style-name="Visited_20_Internet_20_Link"><text:span text:style-name="T5">capítulos 9</text:span></text:a><text:span text:style-name="T5"> a 10 ele a vê em relação àqueles que estão fora – o testemunho público do Cristianismo perante o mundo. Assim, ele trata o assunto desde o seu pormenor até o nível mais amplo. Ele começa com nossos próprios corpos (</text:span><text:a xlink:type="simple" xlink:href="http://mysword.info/b?r=1Co_6/" text:style-name="Internet_20_link" text:visited-style-name="Visited_20_Internet_20_Link"><text:span text:style-name="T5">1 Co 6</text:span></text:a><text:span text:style-name="T5">), depois passa para nosso cônjuge (</text:span><text:a xlink:type="simple" xlink:href="http://mysword.info/b?r=1Co_7/" text:style-name="Internet_20_link" text:visited-style-name="Visited_20_Internet_20_Link"><text:span text:style-name="T5">1 Co 7</text:span></text:a><text:span text:style-name="T5">), depois para nossos irmãos com quem andamos (</text:span><text:a xlink:type="simple" xlink:href="http://mysword.info/b?r=1Co_8/" text:style-name="Internet_20_link" text:visited-style-name="Visited_20_Internet_20_Link"><text:span text:style-name="T5">1 Co 8</text:span></text:a><text:span text:style-name="T5">) e, finalmente, diante do mundo (</text:span><text:a xlink:type="simple" xlink:href="http://mysword.info/b?r=1Co_9" text:style-name="Internet_20_link" text:visited-style-name="Visited_20_Internet_20_Link"><text:span text:style-name="T5">Caps 9</text:span></text:a><text:span text:style-name="T5">-10).</text:span></text:p>
          <text:p text:style-name="Heading_20_1"><text:span text:style-name="T5">Liberdade Cristã em Relação aos Nossos Irmãos <text:line-break/>(</text:span><text:a xlink:type="simple" xlink:href="http://mysword.info/b?r=1Co_8:1-13" text:style-name="Internet_20_link" text:visited-style-name="Visited_20_Internet_20_Link"><text:span text:style-name="T5">1 Co 8:1-13</text:span></text:a><text:span text:style-name="T5">)</text:span></text:p>
          <text:p text:style-name="P5">Havia aqueles em Corinto que estavam tomando liberdade para comer carnes oferecidas a ídolos, mas ao fazê-lo, corriam o risco de fazer com que alguns de seus irmãos tropeçassem. Paulo, portanto, procura corrigir isso lhes dando um princípio universal que regularia a liberdade Cristã em relação às coisas oferecidas aos ídolos.</text:p>
          <text:p text:style-name="Text_20_body"><text:span text:style-name="T5">Este capítulo é semelhante a </text:span><text:a xlink:type="simple" xlink:href="http://mysword.info/b?r=Rom_14/" text:style-name="Internet_20_link" text:visited-style-name="Visited_20_Internet_20_Link"><text:span text:style-name="T5">Romanos 14</text:span></text:a><text:span text:style-name="T5">, pois ambos lidam com o uso e o abuso da liberdade Cristã. Há uma diferença, no entanto; </text:span><text:a xlink:type="simple" xlink:href="http://mysword.info/b?r=Rom_14/" text:style-name="Internet_20_link" text:visited-style-name="Visited_20_Internet_20_Link"><text:span text:style-name="T5">Romanos 14</text:span></text:a><text:span text:style-name="T5"> está tratando com </text:span><text:span text:style-name="T7">o judeu fraco</text:span><text:span text:style-name="T5"> que foi convertido do judaísmo, enquanto </text:span><text:a xlink:type="simple" xlink:href="http://mysword.info/b?r=1Co_8" text:style-name="Internet_20_link" text:visited-style-name="Visited_20_Internet_20_Link"><text:span text:style-name="T5">1 Coríntios 8</text:span></text:a><text:span text:style-name="T5"> está tratando com </text:span><text:span text:style-name="T7">o gentio fraco</text:span><text:span text:style-name="T5"> que foi convertido da idolatria.</text:span></text:p>
          <text:p text:style-name="Heading_20_1"><text:span text:style-name="T5">A Diferença entre Ciência e Amor <text:line-break/>(</text:span><text:a xlink:type="simple" xlink:href="http://mysword.info/b?r=1Co_8:1-3" text:style-name="Internet_20_link" text:visited-style-name="Visited_20_Internet_20_Link"><text:span text:style-name="T5">1 Co 8:1-3</text:span></text:a><text:span text:style-name="T5">)</text:span></text:p>
          <text:p text:style-name="Text_20_body"><text:a xlink:type="simple" xlink:href="http://mysword.info/b?r=1Co_8:1-3" text:style-name="Internet_20_link" text:visited-style-name="Visited_20_Internet_20_Link"><text:span text:style-name="T5">Vs. 1-3</text:span></text:a><text:span text:style-name="T5"> – A maioria em Corinto entendia que, como um ídolo não era nada, a comida não era um problema para Deus. Eles pensaram que estavam livres para agir como quisessem em relação à comida oferecida a um ídolo e não haveria restrições. Paulo lhes ensina que suas liberdades precisam ser reguladas para que não ofendam nenhum que seja “</text:span><text:span text:style-name="T8">fraco”</text:span><text:span text:style-name="T5"> na fé.</text:span></text:p>
          <text:p text:style-name="Text_20_body"><text:span text:style-name="T5">Uma pessoa pode entender que um ídolo não é nada e, portanto, entrar em um templo idólatra e comer carne oferecida a um ídolo (</text:span><text:a xlink:type="simple" xlink:href="http://mysword.info/b?r=1Co_8:10" text:style-name="Internet_20_link" text:visited-style-name="Visited_20_Internet_20_Link"><text:span text:style-name="T5">v. 10</text:span></text:a><text:span text:style-name="T5">), ou comprar carne no mercado que foi oferecida a um ídolo (</text:span><text:a xlink:type="simple" xlink:href="http://mysword.info/b?r=1Co_10:25" text:style-name="Internet_20_link" text:visited-style-name="Visited_20_Internet_20_Link"><text:span text:style-name="T5">1 Co 10:25</text:span></text:a><text:span text:style-name="T5">). Mas isso levanta uma questão: “Seria correto fazê-lo se isso fizesse tropeçar nosso irmão?” Paulo mostra neste capítulo que ciência em si mesma não é suficiente para nos guiar nesses assuntos. Esta questão não pode ser respondida simplesmente por “</text:span><text:span text:style-name="T8">ciência”</text:span><text:span text:style-name="T5">, mas pode ser resolvida por “</text:span><text:span text:style-name="T8">caridade</text:span><text:span text:style-name="T5"> [</text:span><text:span text:style-name="T8">Amor</text:span><text:span text:style-name="T5">]”. Conhecer a verdade sobre os ídolos não é o que deve regular nossa liberdade. Conhecimento sem o exercício do amor pode levar a pessoa a agir sem considerar o efeito que seu ato pode ter sobre os outros.</text:span></text:p>
          <text:p text:style-name="Text_20_body"><text:span text:style-name="T5">Isso leva o apóstolo a comparar ciência (conhecimento) e amor. Ciência, possuída sem comunhão com o Senhor, tende a inchar a pessoa com orgulho, enquanto o amor (caridade) considera o bem-estar de nosso irmão (</text:span><text:a xlink:type="simple" xlink:href="http://mysword.info/b?r=1Co_8:1" text:style-name="Internet_20_link" text:visited-style-name="Visited_20_Internet_20_Link"><text:span text:style-name="T5">v.1</text:span></text:a><text:span text:style-name="T5">). Existe uma grande diferença; “</text:span><text:span text:style-name="T8">ciência”</text:span><text:span text:style-name="T5"> tende a </text:span><text:span text:style-name="T7">inchar </text:span><text:span text:style-name="T5">a pessoa, enquanto o “</text:span><text:span text:style-name="T8">Amor”</text:span><text:span text:style-name="T5"> </text:span><text:span text:style-name="T7">Edifica </text:span><text:span text:style-name="T5">Os outros. Ciência nos ocupa com a coisa em questão – seus méritos e deméritos – mas o amor pensa em nosso irmão. Se ciência fosse o único princípio que se aplicasse ao assunto, isso poderia levar a uma arrogância absoluta e, certamente, ofensiva. Paulo não estava </text:span><text:soft-page-break/><text:span text:style-name="T5">depreciando a ciência; estava mostrando que deve ser dirigida pelo amor.</text:span></text:p>
          <text:p text:style-name="Text_20_body"><text:span text:style-name="T5">Ele continua a dizer que desde que nenhum de nós sabe toda a verdade, pois só podemos conhecer em parte agora (</text:span><text:a xlink:type="simple" xlink:href="http://mysword.info/b?r=1Co_13:9" text:style-name="Internet_20_link" text:visited-style-name="Visited_20_Internet_20_Link"><text:span text:style-name="T5">1 Co 13:9</text:span></text:a><text:span text:style-name="T5">), devemos ter cuidado em usar o nosso conhecimento sem considerar que podemos não saber as coisas muito bem. Se alguém imagina que adquiriu conhecimento, e se satisfaz com isso, está mostrando que lhe falta entendimento de como esse conhecimento deve ser possuído e usado (</text:span><text:a xlink:type="simple" xlink:href="http://mysword.info/b?r=1Co_8:2" text:style-name="Internet_20_link" text:visited-style-name="Visited_20_Internet_20_Link"><text:span text:style-name="T5">v. 2</text:span></text:a><text:span text:style-name="T5">). Além disso, se uma pessoa realmente ama a Deus, isso será manifestado em suas ações para com seu irmão Cristão (</text:span><text:a xlink:type="simple" xlink:href="http://mysword.info/b?r=1Jo_5:1-2" text:style-name="Internet_20_link" text:visited-style-name="Visited_20_Internet_20_Link"><text:span text:style-name="T5">1 Jo 5:1-2</text:span></text:a><text:span text:style-name="T5">). A pessoa que considera esse assunto de liberdade do ponto de vista do amor será “</text:span><text:span text:style-name="T8">conhecida”</text:span><text:span text:style-name="T5"> por Deus no sentido de que Ele notará essa pessoa e lhe dará um sentimento especial de Sua aprovação (</text:span><text:a xlink:type="simple" xlink:href="http://mysword.info/b?r=1Co_8:3" text:style-name="Internet_20_link" text:visited-style-name="Visited_20_Internet_20_Link"><text:span text:style-name="T5">v. 3</text:span></text:a><text:span text:style-name="T5">).</text:span></text:p>
          <text:p text:style-name="Heading_20_1"><text:span text:style-name="T5">A Diferença entre os Ídolos e o Verdadeiro Deus <text:line-break/>(</text:span><text:a xlink:type="simple" xlink:href="http://mysword.info/b?r=1Co_8:4-6" text:style-name="Internet_20_link" text:visited-style-name="Visited_20_Internet_20_Link"><text:span text:style-name="T5">1 Co 8:4-6</text:span></text:a><text:span text:style-name="T5">)</text:span></text:p>
          <text:p text:style-name="Text_20_body"><text:a xlink:type="simple" xlink:href="http://mysword.info/b?r=1Co_8:4-6" text:style-name="Internet_20_link" text:visited-style-name="Visited_20_Internet_20_Link"><text:span text:style-name="T5">Vs. 4-6</text:span></text:a><text:span text:style-name="T5"> – A questão de comer carnes oferecidas aos ídolos leva o apóstolo a fazer uma breve, mas importante comparação entre os ídolos e o verdadeiro Deus. Os ídolos são apenas “</text:span><text:span text:style-name="T8">chamados deuses”</text:span><text:span text:style-name="T5"> porque são falsificações ou manifestações de demônios. Nenhum deles são verdadeiramente deuses. Saber disso permite à pessoa entender que o ídolo não é nada.</text:span></text:p>
          <text:p text:style-name="Heading_20_1"><text:span text:style-name="T5">A Ciência (Conhecimento) Deve ser Dirigida pelo Amor <text:line-break/>(</text:span><text:a xlink:type="simple" xlink:href="http://mysword.info/b?r=1Co_8:7-13" text:style-name="Internet_20_link" text:visited-style-name="Visited_20_Internet_20_Link"><text:span text:style-name="T5">1 Co 8:7-13</text:span></text:a><text:span text:style-name="T5">)</text:span></text:p>
          <text:p text:style-name="Text_20_body"><text:a xlink:type="simple" xlink:href="http://mysword.info/b?r=1Co_8:7-10" text:style-name="Internet_20_link" text:visited-style-name="Visited_20_Internet_20_Link"><text:span text:style-name="T5">Vs. 7-10</text:span></text:a><text:span text:style-name="T5"> – Como todos estamos em diferentes estágios de crescimento, nem todos os Cristãos têm esse conhecimento sobre os ídolos. Alguns não eram capazes de superar os preconceitos profundamente enraizados de suas antigas relações com os ídolos. Eles eram “</text:span><text:span text:style-name="T8">fracos”</text:span><text:span text:style-name="T5"> no sentido de serem deficientes no conhecimento Cristão. Alguns convertidos do paganismo não estavam inteiramente convencidos de que os ídolos não eram entidades e de que as carnes a eles oferecidas não eram diferentes de outras carnes. Cuidado deve ser tomado para não fazer tropeçar (escandalizar) essas pessoas (</text:span><text:a xlink:type="simple" xlink:href="http://mysword.info/b?r=1Co_8:9" text:style-name="Internet_20_link" text:visited-style-name="Visited_20_Internet_20_Link"><text:span text:style-name="T5">v. 9</text:span></text:a><text:span text:style-name="T5">). Para alguns, comer carnes oferecidas a ídolos poderia levar a uma má consciência, e abandonar uma boa consciência poderia levar uma pessoa a fazer algo que a destruiria (“</text:span><text:span text:style-name="T8">perecer”</text:span><text:span text:style-name="T5">), no sentido de naufragar sua vida Cristã e testemunho (</text:span><text:a xlink:type="simple" xlink:href="http://mysword.info/b?r=1Co_8:10" text:style-name="Internet_20_link" text:visited-style-name="Visited_20_Internet_20_Link"><text:span text:style-name="T5">v. 10</text:span></text:a><text:span text:style-name="T5">). Ele, é claro, não pereceria no sentido de perder sua salvação, pois o Senhor disse que Suas ovelhas “</text:span><text:span text:style-name="T8">nunca hão de perecer”</text:span><text:span text:style-name="T5"> (</text:span><text:a xlink:type="simple" xlink:href="http://mysword.info/b?r=Joh_10:28" text:style-name="Internet_20_link" text:visited-style-name="Visited_20_Internet_20_Link"><text:span text:style-name="T5">Jo 10:28</text:span></text:a><text:span text:style-name="T5">).</text:span></text:p>
          <text:p text:style-name="Text_20_body"><text:span text:style-name="T5">Nos versículos </text:span><text:a xlink:type="simple" xlink:href="http://mysword.info/b?r=1Co_8:11-12" text:style-name="Internet_20_link" text:visited-style-name="Visited_20_Internet_20_Link"><text:span text:style-name="T5">11-12</text:span></text:a><text:span text:style-name="T5">, a seriedade de ofender um irmão fraco em Cristo é enfatizada. Se o Senhor amou tanto essa pessoa que estava disposto a morrer por ela, não deveríamos ter cuidado para não impedir seu progresso espiritual fazendo algo que a escandalize? Seria um “</text:span><text:span text:style-name="T8">pecado contra Cristo”</text:span><text:span text:style-name="T5">.</text:span></text:p>
          <text:p text:style-name="Text_20_body"><text:span text:style-name="T5">No </text:span><text:a xlink:type="simple" xlink:href="http://mysword.info/b?r=1Co_8:13" text:style-name="Internet_20_link" text:visited-style-name="Visited_20_Internet_20_Link"><text:span text:style-name="T5">versículo 13</text:span></text:a><text:span text:style-name="T5"> ele conclui suas observações estabelecendo um princípio simples que regularia nossa liberdade em relação ao nosso irmão Cristão. </text:span><text:span text:style-name="T7">Antes de usarmos nossa liberdade em uma determinada área não proibida pelas Escrituras, deveríamos considerar que efeito isso terá em nosso irmão</text:span><text:span text:style-name="T5">. Se aquilo que nos permitimos puder fazer um irmão tropeçar, então devemos renunciar essa permissão. O amor faria isso. Em todos esses assuntos, o Cristão não deve usar apenas conhecimento, mas também amor.</text:span></text:p>
          <text:p text:style-name="P5">Este princípio que Paulo trouxe diante dos coríntios é essencial para a saúde e o bem-estar de uma assembleia local. Ele tem uma ampla aplicação para todas as coisas que têm a ver com a vida na assembleia que são de importância secundária – ou seja, coisas que não atacam para minar a Pessoa <text:soft-page-break/>e a obra de Cristo. Se esse princípio fosse aplicado em nossos relacionamentos uns com os outros, haveria muito menos ofensas proferidas e recebidas.</text:p>
          <text:p text:style-name="Text_20_body"><text:span text:style-name="T5">O conhecimento tende a enxergar as coisas em preto e branco, sem considerar quaisquer outros fatores de qualificação. Uma pessoa que age apenas nessa linha vê as coisas como certas ou erradas. Frequentemente saem por aí corrigindo os outros na assembleia sobre pequenas questões que acham erradas, pensando que estão fazendo um serviço a Deus. Invariavelmente, deixam um rastro de ofensa atrás de si. Eles se sentem justificados em suas ações e se consideram como sendo fiéis. Infelizmente, lidar com as coisas somente na linha do conhecimento é geralmente destrutivo para uma vida feliz na assembleia. Isso não serve para a paz (</text:span><text:a xlink:type="simple" xlink:href="http://mysword.info/b?r=Rom_14:19" text:style-name="Internet_20_link" text:visited-style-name="Visited_20_Internet_20_Link"><text:span text:style-name="T5">Rm 14:19</text:span></text:a><text:span text:style-name="T5">). O amor divino, por outro lado, considera nosso irmão “</text:span><text:span text:style-name="T8">pelo qual Cristo morreu”</text:span><text:span text:style-name="T5"> e tem o cuidado de não o ofender nesses assuntos secundários. Isso não comprometerá princípios, mas também considera o estado e o estágio de crescimento daqueles que podem ser afetados. O amor espera por suas oportunidades e trata das coisas com o amor de Cristo.</text:span></text:p>
          <text:p text:style-name="Heading_20_1"><text:span text:style-name="T5">Liberdade Cristã em Relação a Servir ao Senhor <text:line-break/>(</text:span><text:a xlink:type="simple" xlink:href="http://mysword.info/b?r=1Co_9:1" text:style-name="Internet_20_link" text:visited-style-name="Visited_20_Internet_20_Link"><text:span text:style-name="T5">Caps. 9:1</text:span></text:a><text:span text:style-name="T5">-10:14)</text:span></text:p>
          <text:p text:style-name="Text_20_body"><text:span text:style-name="T5">No capítulo 9, Paulo continua o assunto da liberdade Cristã, aplicando-a ao serviço ao Senhor. Ele parte do assunto da liberdade em relação à idolatria para ilustrar seu ponto no </text:span><text:a xlink:type="simple" xlink:href="http://mysword.info/b?r=1Co_8" text:style-name="Internet_20_link" text:visited-style-name="Visited_20_Internet_20_Link"><text:span text:style-name="T5">capítulo 8</text:span></text:a><text:span text:style-name="T5">. Ou seja, devemos estar dispostos a abrir mão de certas liberdades por causa do testemunho do Senhor. Mais uma vez, usa sua própria vida e ministério como exemplo. Ele se prende a dois “</text:span><text:span text:style-name="T8">direitos” </text:span><text:span text:style-name="T5">(</text:span><text:a xlink:type="simple" xlink:href="http://mysword.info/b?r=1Co_9:5-6" text:style-name="Internet_20_link" text:visited-style-name="Visited_20_Internet_20_Link"><text:span text:style-name="T5">vs. 5-6</text:span></text:a><text:span text:style-name="T5">) ou liberdades em particular que ele tinha, como servo do Senhor, e mostra que, embora tivesse todo “</text:span><text:span text:style-name="T8">direito”</text:span><text:span text:style-name="T5"> a essas liberdades, ele abriu mão delas para alcançar e ajudar outros.</text:span></text:p>
          <text:p text:style-name="Heading_20_1"><text:span text:style-name="T5">As Comprovações do Apostolado de Paulo <text:line-break/>(</text:span><text:a xlink:type="simple" xlink:href="http://mysword.info/b?r=1Co_9:1-3" text:style-name="Internet_20_link" text:visited-style-name="Visited_20_Internet_20_Link"><text:span text:style-name="T5">1 Co 9:1-3</text:span></text:a><text:span text:style-name="T5">)</text:span></text:p>
          <text:p text:style-name="Text_20_body"><text:a xlink:type="simple" xlink:href="http://mysword.info/b?r=1Co_9:1-3" text:style-name="Internet_20_link" text:visited-style-name="Visited_20_Internet_20_Link"><text:span text:style-name="T5">Vs. 1-3</text:span></text:a><text:span text:style-name="T5"> – Seu apostolado foi algo que alguns entre os coríntios questionaram, já que ele não estava entre os doze escolhidos pelo Senhor na Terra. Ele afirma que é realmente um apóstolo porque tinha “</text:span><text:span text:style-name="T8">visto Jesus nosso Senhor”</text:span><text:span text:style-name="T5"> (</text:span><text:a xlink:type="simple" xlink:href="http://mysword.info/b?r=Act_9:4-5" text:style-name="Internet_20_link" text:visited-style-name="Visited_20_Internet_20_Link"><text:span text:style-name="T5">At 9:4-5</text:span></text:a><text:span text:style-name="T5">). Outra evidência de seu apostolado era a assembleia em Corinto. Ela devia sua existência aos trabalhos dele (</text:span><text:a xlink:type="simple" xlink:href="http://mysword.info/b?r=Act_18:1-11" text:style-name="Internet_20_link" text:visited-style-name="Visited_20_Internet_20_Link"><text:span text:style-name="T5">At 18:1-11</text:span></text:a><text:span text:style-name="T5">). Ele diz: “</text:span><text:span text:style-name="T8">Não sois vós a minha obra no Senhor?”</text:span><text:span text:style-name="T5"> Essas foram duas confirmações de seu apostolado. Tendo estabelecido isso, ele toma duas áreas específicas em que tinha “</text:span><text:span text:style-name="T8">poder” </text:span><text:span text:style-name="T5">(um “</text:span><text:span text:style-name="T8">direito”</text:span><text:span text:style-name="T5"> legítimo) de participar, como servo do Senhor (</text:span><text:a xlink:type="simple" xlink:href="http://mysword.info/b?r=1Co_9:4-27" text:style-name="Internet_20_link" text:visited-style-name="Visited_20_Internet_20_Link"><text:span text:style-name="T5">vs. 4-27</text:span></text:a><text:span text:style-name="T5">).</text:span></text:p>
          <text:p text:style-name="Heading_20_1"><text:span text:style-name="T5">O “Direito” de Paulo de Participar das Misericórdias Comuns da Vida Cotidiana <text:line-break/>(</text:span><text:a xlink:type="simple" xlink:href="http://mysword.info/b?r=1Co_9:4-5" text:style-name="Internet_20_link" text:visited-style-name="Visited_20_Internet_20_Link"><text:span text:style-name="T5">1 Co 9:4-5</text:span></text:a><text:span text:style-name="T5">)</text:span></text:p>
          <text:p text:style-name="Text_20_body"><text:a xlink:type="simple" xlink:href="http://mysword.info/b?r=1Co_9:4-5" text:style-name="Internet_20_link" text:visited-style-name="Visited_20_Internet_20_Link"><text:span text:style-name="T5">Vs. 4-5</text:span></text:a><text:span text:style-name="T5"> – Em primeiro lugar, ele fala de sua liberdade de participar das misericórdias comuns da vida – “</text:span><text:span text:style-name="T8">comer e beber”</text:span><text:span text:style-name="T5"> (</text:span><text:a xlink:type="simple" xlink:href="http://mysword.info/b?r=1Co_9:4" text:style-name="Internet_20_link" text:visited-style-name="Visited_20_Internet_20_Link"><text:span text:style-name="T5">v. 4</text:span></text:a><text:span text:style-name="T5">), e ter “</text:span><text:span text:style-name="T8">uma irmã, como esposa”</text:span><text:span text:style-name="T5"> (</text:span><text:a xlink:type="simple" xlink:href="http://mysword.info/b?r=1Co_9:5" text:style-name="Internet_20_link" text:visited-style-name="Visited_20_Internet_20_Link"><text:span text:style-name="T5">v. 5</text:span></text:a><text:span text:style-name="T5"> – JND). Sendo um servo do Senhor, ele tinha esse poder [“</text:span><text:span text:style-name="T8">direito”</text:span><text:span text:style-name="T5">]. Ele tinha liberdade para participar das coisas normais da vida e aponta para os “</text:span><text:span text:style-name="T8">demais apóstolos, e os irmãos do Senhor, e Cefas”</text:span><text:span text:style-name="T5"> (Pedro) os quais adequadamente participavam dessa liberdade.</text:span></text:p>
          <text:p text:style-name="Heading_20_1"><text:soft-page-break/><text:span text:style-name="T5">O “Direito” de Paulo de ser Apoiado Financeiramente por Aqueles a Quem Ministrou <text:line-break/>(</text:span><text:a xlink:type="simple" xlink:href="http://mysword.info/b?r=1Co_9:6-14" text:style-name="Internet_20_link" text:visited-style-name="Visited_20_Internet_20_Link"><text:span text:style-name="T5">1 Co 9:6-14</text:span></text:a><text:span text:style-name="T5">)</text:span></text:p>
          <text:p text:style-name="Text_20_body"><text:a xlink:type="simple" xlink:href="http://mysword.info/b?r=1Co_9:6-14" text:style-name="Internet_20_link" text:visited-style-name="Visited_20_Internet_20_Link"><text:span text:style-name="T5">Vs. 6-14</text:span></text:a><text:span text:style-name="T5"> – Em segundo lugar, Paulo tinha o direito de ser apoiado financeiramente por aqueles a quem ele ministrava. Ele tinha o “</text:span><text:span text:style-name="T8">direito”</text:span><text:span text:style-name="T5"> de “</text:span><text:span text:style-name="T8">deixar de trabalhar”</text:span><text:span text:style-name="T5"> (tempo integral) e de receber ajuda em “</text:span><text:span text:style-name="T8">coisas carnais”</text:span><text:span text:style-name="T5"> em troca de seu ministério em “</text:span><text:span text:style-name="T8">coisas espirituais” </text:span><text:span text:style-name="T5">(</text:span><text:a xlink:type="simple" xlink:href="http://mysword.info/b?r=1Co_9:7" text:style-name="Internet_20_link" text:visited-style-name="Visited_20_Internet_20_Link"><text:span text:style-name="T5">v. 7</text:span></text:a><text:span text:style-name="T5">). Ele prossegue listando várias coisas para apoiar este direito.</text:span></text:p>
          <text:p text:style-name="Text_20_body"><text:span text:style-name="T5">1) Costuma-se remunerar os trabalhadores. Ele cita três exemplos da vida cotidiana – um soldado, um fazendeiro e um pastor (</text:span><text:a xlink:type="simple" xlink:href="http://mysword.info/b?r=1Co_9:8" text:style-name="Internet_20_link" text:visited-style-name="Visited_20_Internet_20_Link"><text:span text:style-name="T5">v. 8</text:span></text:a><text:span text:style-name="T5">). Trabalhar para o Senhor não deveria ser tratado com menos importância.</text:span></text:p>
          <text:p text:style-name="Text_20_body"><text:span text:style-name="T5">2) Está de acordo com a lei Mosaica (</text:span><text:a xlink:type="simple" xlink:href="http://mysword.info/b?r=1Co_9:8-9" text:style-name="Internet_20_link" text:visited-style-name="Visited_20_Internet_20_Link"><text:span text:style-name="T5">vs. 8-9</text:span></text:a><text:span text:style-name="T5">). Ele cita </text:span><text:a xlink:type="simple" xlink:href="http://mysword.info/b?r=Deu_25:4/" text:style-name="Internet_20_link" text:visited-style-name="Visited_20_Internet_20_Link"><text:span text:style-name="T5">Deuteronômio 25:4</text:span></text:a><text:span text:style-name="T5"> para mostrar que a Lei de Moisés apoiava em princípio tal prática. Não foi escrito meramente pelo cuidado de Deus com bois (que são tipos dos servos do Senhor), mas apenas “</text:span><text:span text:style-name="T8">por nós”</text:span><text:span text:style-name="T5"> (</text:span><text:a xlink:type="simple" xlink:href="http://mysword.info/b?r=1Co_9:10" text:style-name="Internet_20_link" text:visited-style-name="Visited_20_Internet_20_Link"><text:span text:style-name="T5">v. 10</text:span></text:a><text:span text:style-name="T5">) foi escrito.</text:span></text:p>
          <text:p text:style-name="Text_20_body"><text:span text:style-name="T5">3) O tabernáculo e o sistema “</text:span><text:span text:style-name="T8">do templo”</text:span><text:span text:style-name="T5"> que foi ordenado por Deus apoiaram a ideia de pagar àqueles que faziam o trabalho (os sacerdotes e os Levitas). Aqueles que “</text:span><text:span text:style-name="T8">de contínuo estão junto ao altar, participam do altar”</text:span><text:span text:style-name="T5"> (</text:span><text:a xlink:type="simple" xlink:href="http://mysword.info/b?r=1Co_9:13" text:style-name="Internet_20_link" text:visited-style-name="Visited_20_Internet_20_Link"><text:span text:style-name="T5">v. 13</text:span></text:a><text:span text:style-name="T5">; </text:span><text:a xlink:type="simple" xlink:href="http://mysword.info/b?r=Num_18:8-20" text:style-name="Internet_20_link" text:visited-style-name="Visited_20_Internet_20_Link"><text:span text:style-name="T5">Nm 18:8-20</text:span></text:a><text:span text:style-name="T5">).</text:span></text:p>
          <text:p text:style-name="Text_20_body"><text:span text:style-name="T5">4) Foi exercido por outros trabalhadores Cristãos. Se eles tinham o “</text:span><text:span text:style-name="T8">direito”</text:span><text:span text:style-name="T5"> de serem apoiados por aqueles a quem ministravam, por que Paulo não poderia tê-lo? Afinal de contas, ele era pai espiritual deles na fé e, portanto, tinha direito as suas “</text:span><text:span text:style-name="T8">coisas carnais”</text:span><text:span text:style-name="T5"> (</text:span><text:a xlink:type="simple" xlink:href="http://mysword.info/b?r=1Co_9:11" text:style-name="Internet_20_link" text:visited-style-name="Visited_20_Internet_20_Link"><text:span text:style-name="T5">v. 11</text:span></text:a><text:span text:style-name="T5">).</text:span></text:p>
          <text:p text:style-name="Text_20_body"><text:span text:style-name="T5">5) O Senhor ordenou isto para Seus discípulos quando eles foram enviados para pregar (</text:span><text:a xlink:type="simple" xlink:href="http://mysword.info/b?r=Luk_10:7" text:style-name="Internet_20_link" text:visited-style-name="Visited_20_Internet_20_Link"><text:span text:style-name="T5">Lc 10:7</text:span></text:a><text:span text:style-name="T5">). “</text:span><text:span text:style-name="T8">Aos que anunciam o evangelho, que vivam do evangelho”</text:span><text:span text:style-name="T5"> (</text:span><text:a xlink:type="simple" xlink:href="http://mysword.info/b?r=1Co_9:14" text:style-name="Internet_20_link" text:visited-style-name="Visited_20_Internet_20_Link"><text:span text:style-name="T5">v. 14</text:span></text:a><text:span text:style-name="T5">). Nisso, Ele deu o exemplo para os trabalhadores Cristãos.</text:span></text:p>
          <text:p text:style-name="Heading_20_1"><text:span text:style-name="T5">O Princípio de Abrir-se Mão de “Direitos” para a Bênção dos Outros <text:line-break/>(</text:span><text:a xlink:type="simple" xlink:href="http://mysword.info/b?r=1Co_9:15-23" text:style-name="Internet_20_link" text:visited-style-name="Visited_20_Internet_20_Link"><text:span text:style-name="T5">1 Co. 9:15-23</text:span></text:a><text:span text:style-name="T5">)</text:span></text:p>
          <text:p text:style-name="Text_20_body"><text:a xlink:type="simple" xlink:href="http://mysword.info/b?r=1Co_9:15-23" text:style-name="Internet_20_link" text:visited-style-name="Visited_20_Internet_20_Link"><text:span text:style-name="T5">Vs. 15-23</text:span></text:a><text:span text:style-name="T5"> – Tendo estabelecido que ele tinha tais “</text:span><text:span text:style-name="T8">direitos”</text:span><text:span text:style-name="T5">, Paulo apressou-se em dizer: “</text:span><text:span text:style-name="T8">Mas nós não usamos deste direito”</text:span><text:span text:style-name="T5"> (</text:span><text:a xlink:type="simple" xlink:href="http://mysword.info/b?r=1Co_9:12,15" text:style-name="Internet_20_link" text:visited-style-name="Visited_20_Internet_20_Link"><text:span text:style-name="T5">vs. 12, 15</text:span></text:a><text:span text:style-name="T5">). Ele tinha o “</text:span><text:span text:style-name="T8">direito”</text:span><text:span text:style-name="T5"> a tais liberdades, mas optou por não os exercer porque não queria fazer tropeçar qualquer pessoa a quem ele pregasse. Ele renunciou aos direitos para que pudesse alcançar mais almas. Ao contrário, trabalhou com Áquila e Priscila fazendo tendas (sua profissão comum) quando estava entre os coríntios (</text:span><text:a xlink:type="simple" xlink:href="http://mysword.info/b?r=Act_18:1-2" text:style-name="Internet_20_link" text:visited-style-name="Visited_20_Internet_20_Link"><text:span text:style-name="T5">At 18:1-2</text:span></text:a><text:span text:style-name="T5">, </text:span><text:a xlink:type="simple" xlink:href="http://mysword.info/b?r=Act_20:34" text:style-name="Internet_20_link" text:visited-style-name="Visited_20_Internet_20_Link"><text:span text:style-name="T5">20:34</text:span></text:a><text:span text:style-name="T5">; 2 Ts </text:span><text:a xlink:type="simple" xlink:href="http://mysword.info/b?r=2Th_3:7" text:style-name="Internet_20_link" text:visited-style-name="Visited_20_Internet_20_Link"><text:span text:style-name="T5">3:7</text:span></text:a><text:span text:style-name="T5">-9). Isso ilustra belamente o fato de que a vida e o serviço Cristão tem tudo a ver com fazer sacrifícios para outros; seu objetivo não é agradar a si mesmo. O Senhor Jesus é nosso grande Exemplo. Ele “</text:span><text:span text:style-name="T8">não agradou a Si mesmo”</text:span><text:span text:style-name="T5"> (</text:span><text:a xlink:type="simple" xlink:href="http://mysword.info/b?r=Rom_15:1-3" text:style-name="Internet_20_link" text:visited-style-name="Visited_20_Internet_20_Link"><text:span text:style-name="T5">Rm 15:1-3</text:span></text:a><text:span text:style-name="T5">).</text:span></text:p>
          <text:p text:style-name="Text_20_body"><text:a xlink:type="simple" xlink:href="http://mysword.info/b?r=1Co_9:17-18" text:style-name="Internet_20_link" text:visited-style-name="Visited_20_Internet_20_Link"><text:span text:style-name="T5">Vs. 17-18</text:span></text:a><text:span text:style-name="T5"> – Paulo se sentiu compelido a pregar o evangelho e o fez “</text:span><text:span text:style-name="T8">voluntariamente”</text:span><text:span text:style-name="T5"> (JND). Ele se lançou ao ministério com abnegado abandono. Enquanto recusava recompensa material, sabia que não estava sem recompensa por seu trabalho. Ele podia se gloriar de que o evangelho era “</text:span><text:span text:style-name="T8">de graça”</text:span><text:span text:style-name="T5"> e tinha a alegria de colher – vendo as almas sendo salvas.</text:span></text:p>
          <text:p text:style-name="Text_20_body"><text:a xlink:type="simple" xlink:href="http://mysword.info/b?r=1Co_9:19" text:style-name="Internet_20_link" text:visited-style-name="Visited_20_Internet_20_Link"><text:span text:style-name="T5">V. 19</text:span></text:a><text:span text:style-name="T5"> – Em certo sentido, recusar-se a exercer o seu “</text:span><text:span text:style-name="T8">direito”</text:span><text:span text:style-name="T5"> deu-lhe maior liberdade. Isso o tornava “</text:span><text:span text:style-name="T8">livre para com todos”</text:span><text:span text:style-name="T5">, na medida em que não dependia de nenhum ser humano para ajuda financeira, e assim seria menos provável que fosse influenciado por seus desejos. Ao fazer isso, procurou se tornar um “</text:span><text:span text:style-name="T8">servo de todos” </text:span><text:span text:style-name="T5">para que pudesse “</text:span><text:span text:style-name="T8">ganhar ainda mais”</text:span><text:span text:style-name="T5"> as pessoas </text:span><text:soft-page-break/><text:span text:style-name="T5">pelo evangelho. Ele entregou seu direito de liberdade Cristã para alcançá-los e se fez “</text:span><text:span text:style-name="T8">como”</text:span><text:span text:style-name="T5"> eles eram no que dizia respeito aos seus costumes. Ele se adaptaria àqueles a quem procurava alcançar com o evangelho se isso não comprometesse a verdade. Foi uma restrição voluntária de sua liberdade e apenas mostra o quão longe iria seu amor pelas almas para alcançá-las com o evangelho.</text:span></text:p>
          <text:p text:style-name="Text_20_body"><text:a xlink:type="simple" xlink:href="http://mysword.info/b?r=1Co_9:20-21" text:style-name="Internet_20_link" text:visited-style-name="Visited_20_Internet_20_Link"><text:span text:style-name="T5">Vs. 20-21</text:span></text:a><text:span text:style-name="T5"> – Quando estava tentando alcançar os “</text:span><text:span text:style-name="T8">judeus”</text:span><text:span text:style-name="T5">, ele renunciaria seu direito à liberdade Cristã e se tornaria “</text:span><text:span text:style-name="T8">como judeu”</text:span><text:span text:style-name="T5">. Fez isso, diz ele, para que pudesse “</text:span><text:span text:style-name="T8">ganhar os judeus... que estão debaixo da lei”</text:span><text:span text:style-name="T5">. Nota: ele não diz que formalmente assumiu a posição de ser um judeu novamente; ele diz que se tornou “</text:span><text:span text:style-name="T8">como”</text:span><text:span text:style-name="T5"> um judeu. Isso seria em relação a costumes, hábitos, dieta, </text:span><text:span text:style-name="T7">Etc.</text:span><text:span text:style-name="T5"> Reciprocamente, quando estava alcançando “</text:span><text:span text:style-name="T8">Os que estão sem lei”</text:span><text:span text:style-name="T5"> (os gentios), ele seria “como </text:span><text:span text:style-name="T8">se estivera sem lei”</text:span><text:span text:style-name="T5">. No caso de alguém poder pensar que isso incluía abandonar sua moral e viver como pagão, ele acrescenta em um parêntese: “</text:span><text:span text:style-name="T8">Não como sem lei para com Deus, mas como legitimamente sujeito a Cristo”</text:span><text:span text:style-name="T5"> (</text:span><text:a xlink:type="simple" xlink:href="http://mysword.info/b?r=1Co_9:21" text:style-name="Internet_20_link" text:visited-style-name="Visited_20_Internet_20_Link"><text:span text:style-name="T5">v. 21</text:span></text:a><text:span text:style-name="T5"> – JND). Isso significa que seguiria os costumes dos gentios, tanto quanto pudesse, sem comprometer os princípios de santidade e espiritualidade. Este foi o tipo de sabedoria que conquistou almas (</text:span><text:a xlink:type="simple" xlink:href="http://mysword.info/b?r=Pro_11:30" text:style-name="Internet_20_link" text:visited-style-name="Visited_20_Internet_20_Link"><text:span text:style-name="T5">Pv 11:30</text:span></text:a><text:span text:style-name="T5">); ela envolveu renúncia própria.</text:span></text:p>
          <text:p text:style-name="Text_20_body"><text:a xlink:type="simple" xlink:href="http://mysword.info/b?r=1Co_9:22-23" text:style-name="Internet_20_link" text:visited-style-name="Visited_20_Internet_20_Link"><text:span text:style-name="T5">Vs. 22-23</text:span></text:a><text:span text:style-name="T5"> – Paulo diz: “</text:span><text:span text:style-name="T8">Fiz-me como fraco para os fracos, para ganhar os fracos”</text:span><text:span text:style-name="T5">. Isto é, para aqueles que eram simples no entendimento dos assuntos divinos, ele teve o cuidado de descer as coisas ao seu nível ao comunicar-se com eles, usando termos mais simples para expressar a verdade. Ele se concentraria na verdade elementar com esses tais. Assim, adaptou-se às várias situações em que encontrou pessoas, mas, ao mesmo tempo, tomou cuidado para não comprometer princípios de santidade e verdade.</text:span></text:p>
          <text:p text:style-name="Text_20_body"><text:span text:style-name="T5">No </text:span><text:a xlink:type="simple" xlink:href="http://mysword.info/b?r=1Co_8" text:style-name="Internet_20_link" text:visited-style-name="Visited_20_Internet_20_Link"><text:span text:style-name="T5">capítulo 8</text:span></text:a><text:span text:style-name="T5">, o amor não permitiria que o apóstolo fizesse algo que ofendesse a consciência de seus </text:span><text:span text:style-name="T7">irmãos</text:span><text:span text:style-name="T5"> mais fracos. No </text:span><text:a xlink:type="simple" xlink:href="http://mysword.info/b?r=1Co_9" text:style-name="Internet_20_link" text:visited-style-name="Visited_20_Internet_20_Link"><text:span text:style-name="T5">capítulo 9</text:span></text:a><text:span text:style-name="T5">, seu amor foi mais longe – além da comunidade Cristã – isso não lhe permitiu que fizesse coisas que fossem ofensivas para os </text:span><text:span text:style-name="T7">incrédulos</text:span><text:span text:style-name="T5"> a quem ele testemunhou. Ao renunciar propositadamente aos seus direitos ou liberdades Cristãs para ganhar aqueles a quem ministrava, ele era um exemplo para os coríntios do amor Cristão normal, sacrificando-se a si mesmo pela bênção dos outros. Isso mostra que todos esses direitos na liberdade Cristã devem ser subservientes aos interesses de Cristo e Seu testemunho no evangelho.</text:span></text:p>
          <text:p text:style-name="Heading_20_1"><text:span text:style-name="T5">A Necessidade de Controle Próprio no Exercício da Liberdade Cristã <text:line-break/>(</text:span><text:a xlink:type="simple" xlink:href="http://mysword.info/b?r=1Co_9:24-27" text:style-name="Internet_20_link" text:visited-style-name="Visited_20_Internet_20_Link"><text:span text:style-name="T5">1 Co. 9:24-27</text:span></text:a><text:span text:style-name="T5">)</text:span></text:p>
          <text:p text:style-name="Text_20_body"><text:a xlink:type="simple" xlink:href="http://mysword.info/b?r=1Co_9:24-27" text:style-name="Internet_20_link" text:visited-style-name="Visited_20_Internet_20_Link"><text:span text:style-name="T5">Vs. 24-27</text:span></text:a><text:span text:style-name="T5"> – Ele prossegue, mostrando que uma pessoa precisa tomar cuidado ao tomar liberdades por outro motivo – isso poderia ter um efeito negativo sobre si, pelo qual fica sob o poder dos apetites carnais do corpo. Ele falou da necessidade de </text:span><text:span text:style-name="T7">renúncia própria</text:span><text:span text:style-name="T5"> para desistir de direitos ou liberdades; agora fala da necessidade de </text:span><text:span text:style-name="T7">controle próprio</text:span><text:span text:style-name="T5"> dos instintos mais básicos da natureza humana. Mais tarde falará da necessidade de </text:span><text:span text:style-name="T7">julgamento próprio </text:span><text:span text:style-name="T5">(</text:span><text:a xlink:type="simple" xlink:href="http://mysword.info/b?r=1Co_10:12" text:style-name="Internet_20_link" text:visited-style-name="Visited_20_Internet_20_Link"><text:span text:style-name="T5">1 Co 10:12</text:span></text:a><text:span text:style-name="T5">, </text:span><text:a xlink:type="simple" xlink:href="http://mysword.info/b?r=1Co_11:28" text:style-name="Internet_20_link" text:visited-style-name="Visited_20_Internet_20_Link"><text:span text:style-name="T5">11:28</text:span></text:a><text:span text:style-name="T5">).</text:span></text:p>
          <text:p text:style-name="Text_20_body"><text:span text:style-name="T5">Ele menciona que os atletas do mundo são “</text:span><text:span text:style-name="T8">moderados”</text:span><text:span text:style-name="T5"> (ATB) (têm domínio próprio) em todas as coisas, enquanto treinam para competir por “</text:span><text:span text:style-name="T8">uma coroa corruptível”</text:span><text:span text:style-name="T5"> em seus jogos – uma alusão aos Jogos Olímpicos da Antiguidade (</text:span><text:a xlink:type="simple" xlink:href="http://mysword.info/b?r=1Co_9:24-25" text:style-name="Internet_20_link" text:visited-style-name="Visited_20_Internet_20_Link"><text:span text:style-name="T5">vs. 24-25</text:span></text:a><text:span text:style-name="T5">; </text:span><text:a xlink:type="simple" xlink:href="http://mysword.info/b?r=2Ti_2:5" text:style-name="Internet_20_link" text:visited-style-name="Visited_20_Internet_20_Link"><text:span text:style-name="T5">2 Tm 2:5</text:span></text:a><text:span text:style-name="T5"> – ATB). Da mesma forma, um Cristão a serviço do Senhor também deve usar o controle próprio para ter a aprovação do Senhor no dia vindouro de glória. Para ganhar “</text:span><text:span text:style-name="T8">o prêmio”</text:span><text:span text:style-name="T5">, era preciso viver e servir na vinha de Deus de acordo com os princípios de Deus. Fazer isso exigia manter o corpo “</text:span><text:span text:style-name="T8">sob”</text:span><text:span text:style-name="T5"> controle.</text:span></text:p>
          <text:p text:style-name="Text_20_body"><text:soft-page-break/><text:span text:style-name="T5">Nos versículos </text:span><text:a xlink:type="simple" xlink:href="http://mysword.info/b?r=1Co_9:26-27" text:style-name="Internet_20_link" text:visited-style-name="Visited_20_Internet_20_Link"><text:span text:style-name="T5">26-27</text:span></text:a><text:span text:style-name="T5">, Paulo usou-se como exemplo de controle próprio. Ele teve o cuidado de não se entregar aos apetites do corpo, mas manteve-o em “</text:span><text:span text:style-name="T8">servidão”</text:span><text:span text:style-name="T5"> para que não lhe fosse obstáculo no serviço. Foi dito que o corpo é um bom servo, mas um pobre mestre.</text:span></text:p>
          <text:p text:style-name="Text_20_body"><text:span text:style-name="T5">Ele mostra que é possível para alguém que estivesse pregando acabar como um “</text:span><text:span text:style-name="T8">rejeitado”</text:span><text:span text:style-name="T5"> (ATB). A palavra “</text:span><text:span text:style-name="T8">rejeitado”</text:span><text:span text:style-name="T5"> é traduzida em outros lugares como “</text:span><text:span text:style-name="T8">reprovado”</text:span><text:span text:style-name="T5"> e certamente se refere a uma alma perdida (</text:span><text:a xlink:type="simple" xlink:href="http://mysword.info/b?r=Rom_1:28" text:style-name="Internet_20_link" text:visited-style-name="Visited_20_Internet_20_Link"><text:span text:style-name="T5">Rm 1:28</text:span></text:a><text:span text:style-name="T5">; </text:span><text:a xlink:type="simple" xlink:href="http://mysword.info/b?r=2Co_13:5-7" text:style-name="Internet_20_link" text:visited-style-name="Visited_20_Internet_20_Link"><text:span text:style-name="T5">2 Co 13:5-7</text:span></text:a><text:span text:style-name="T5">; 2 Tm </text:span><text:a xlink:type="simple" xlink:href="http://mysword.info/b?r=2Ti_3:8" text:style-name="Internet_20_link" text:visited-style-name="Visited_20_Internet_20_Link"><text:span text:style-name="T5">3:8</text:span></text:a><text:span text:style-name="T5">; </text:span><text:a xlink:type="simple" xlink:href="http://mysword.info/b?r=Tit_1:16" text:style-name="Internet_20_link" text:visited-style-name="Visited_20_Internet_20_Link"><text:span text:style-name="T5">Tt 1:16</text:span></text:a><text:span text:style-name="T5">). Não podemos tirar disso que um Cristão pode perder sua salvação. O assunto em questão no capítulo é a pregação, não a salvação. É possível que uma pessoa seja um pregador e ainda assim não seja salvo e, portanto, acabe sendo rejeitado. Judas Iscariotes era pessoa assim. O homem do qual o Senhor falou em </text:span><text:a xlink:type="simple" xlink:href="http://mysword.info/b?r=Mat_7:22/" text:style-name="Internet_20_link" text:visited-style-name="Visited_20_Internet_20_Link"><text:span text:style-name="T5">Mateus 7:22</text:span></text:a><text:span text:style-name="T5"> é outro exemplo. Há muitos que são assim hoje na profissão Cristã.</text:span></text:p>
          <text:p text:style-name="P5">Ele fala disso porque havia alguns entre eles que estavam pregando e que não pareciam ser verdadeiros de forma alguma. Sua habitual dedicação às coisas da carne (tomando liberdades) sem controle próprio trouxe à luz que algo estava terrivelmente errado. Se alguém continua em tais atividades, pode ser que não seja nem mesmo salvo.</text:p>
          <text:p text:style-name="Text_20_body"><text:span text:style-name="T5">Alguns pensaram que, uma vez que a palavra significa “</text:span><text:span text:style-name="T8">desaprovado”</text:span><text:span text:style-name="T5"> ou “</text:span><text:span text:style-name="T8">rejeitado”</text:span><text:span text:style-name="T5">, Paulo estava se referindo ao ministério de um homem sendo rejeitado, não a ele mesmo pessoalmente. Por isso, seu ministério seria rejeitado porque sua vida estava em desordem. Isso certamente seria verdade, mas a palavra “</text:span><text:span text:style-name="T8">rejeitado”</text:span><text:span text:style-name="T5"> não deve ser tomada nesse sentido limitado. Não é usada dessa maneira em outras partes do Novo Testamento. Isso significa que a pessoa como um todo é rejeitada porque está perdida. J. N. Darby disse: “Ser um rejeitado é ser perdido – ser punido com a destruição eterna da presença do Senhor”. Paulo, “</text:span><text:span text:style-name="T8">em figura, transferiu estas coisas a si mesmo”</text:span><text:span text:style-name="T5"> (</text:span><text:a xlink:type="simple" xlink:href="http://mysword.info/b?r=1Co_4:6" text:style-name="Internet_20_link" text:visited-style-name="Visited_20_Internet_20_Link"><text:span text:style-name="T5">1 Co 4:6</text:span></text:a><text:span text:style-name="T5"> – KJV) e assim lidou com o assunto delicadamente, não destacando ninguém em particular. O ponto que ressalta aqui é que queria mostrar por todo o seu estilo de vida (ao manter seu corpo em servidão) que ele não era um desses réprobos.</text:span></text:p>
          <text:p text:style-name="Heading_20_1"><text:span text:style-name="T5">Abusar da Liberdade Cristã Traz a Mão de Deus Sobre Nós em Julgamento Governamental <text:line-break/>(</text:span><text:a xlink:type="simple" xlink:href="http://mysword.info/b?r=1Co_10:1-14" text:style-name="Internet_20_link" text:visited-style-name="Visited_20_Internet_20_Link"><text:span text:style-name="T5">1 Co 10:1-14</text:span></text:a><text:span text:style-name="T5">)</text:span></text:p>
          <text:p text:style-name="Text_20_body"><text:span text:style-name="T5">Caps. </text:span><text:a xlink:type="simple" xlink:href="http://mysword.info/b?r=1Co_10:1-14" text:style-name="Internet_20_link" text:visited-style-name="Visited_20_Internet_20_Link"><text:span text:style-name="T5">10:1-14</text:span></text:a><text:span text:style-name="T5"> – Tal sendo o caso, Paulo continua para dirigir-se à multidão mista entre os coríntios, e adverte aos que eram meros professantes, sobre o perigo do julgamento de Deus. Isso mostra que é uma coisa solene estar externamente conectado ao testemunho de Deus e não ser verdadeiro.</text:span></text:p>
          <text:p text:style-name="P5">Ele mostra que todos os que se identificam com o testemunho Cristão serão testados quanto a sua veracidade ou falsidade. E mesmo se a pessoa fosse realmente crente, participando de privilégios espirituais não garantiria sua preservação. Se ela não “<text:span text:style-name="T4">subjugasse”</text:span> seu corpo, mas abusasse da sua liberdade, ficaria sob os tratamentos governamentais de Deus.</text:p>
          <text:p text:style-name="Text_20_body"><text:span text:style-name="T5">Ele aponta para Israel como um exemplo. Eles receberam alguns privilégios maravilhosos em seu relacionamento com Jeová, mas quando eles foram testados no deserto muitos deles provaram não ser, de forma alguma, verdadeiros. Ele descreve </text:span><text:span text:style-name="T7">cinco</text:span><text:span text:style-name="T5"> grandes privilégios que Israel teve e, em seguida, passa a falar de </text:span><text:span text:style-name="T7">cinco</text:span><text:span text:style-name="T5"> diferentes males nos quais caíram e a disciplina correspondente de Deus. O resultado final foi que eles foram peneirados do testemunho do Senhor. Foram “</text:span><text:span text:style-name="T8">espalhados no deserto”</text:span><text:span text:style-name="T5"> (</text:span><text:a xlink:type="simple" xlink:href="http://mysword.info/b?r=1Co_10:5" text:style-name="Internet_20_link" text:visited-style-name="Visited_20_Internet_20_Link"><text:span text:style-name="T5">v. 5 </text:span></text:a><text:span text:style-name="T5">– JND). Deuteronômio </text:span><text:a xlink:type="simple" xlink:href="http://mysword.info/b?r=Deu_2:14/" text:style-name="Internet_20_link" text:visited-style-name="Visited_20_Internet_20_Link"><text:span text:style-name="T5">2:14</text:span></text:a><text:span text:style-name="T5"> diz que foram “</text:span><text:span text:style-name="T8">consumidos do meio do arraial”</text:span><text:span text:style-name="T5">.</text:span></text:p>
          <text:p text:style-name="P5"><text:soft-page-break/>Os privilégios que tinham, em princípio, são os mesmos que os Cristãos têm – apenas que os temos numa medida maior. E os males em que eles caíam são os mesmos males em que os Cristãos podem cair. Além disso, o julgamento governamental que caiu sobre eles é o mesmo, em princípio, que pode cair sobre nós. Seus caminhos com Israel demonstram a possibilidade muito real de sermos peneirados do testemunho de Deus hoje.</text:p>
          <text:p text:style-name="P12">Cinco Grandes Privilégios</text:p>
          <text:p text:style-name="Text_20_body"><text:span text:style-name="T5">1) </text:span><text:a xlink:type="simple" xlink:href="http://mysword.info/b?r=1Co_10:1" text:style-name="Internet_20_link" text:visited-style-name="Visited_20_Internet_20_Link"><text:span text:style-name="T5">V. 1</text:span></text:a><text:span text:style-name="T5"> – “</text:span><text:span text:style-name="T8">A nuvem”</text:span><text:span text:style-name="T5"> – tiveram Sua </text:span><text:span text:style-name="T7">presença divina</text:span><text:span text:style-name="T5"> com eles. Os Cristãos também têm a presença do Senhor com eles (</text:span><text:a xlink:type="simple" xlink:href="http://mysword.info/b?r=Mat_28:20" text:style-name="Internet_20_link" text:visited-style-name="Visited_20_Internet_20_Link"><text:span text:style-name="T5">Mt 28:20</text:span></text:a><text:span text:style-name="T5">; </text:span><text:a xlink:type="simple" xlink:href="http://mysword.info/b?r=Heb_13:5" text:style-name="Internet_20_link" text:visited-style-name="Visited_20_Internet_20_Link"><text:span text:style-name="T5">Hb 13:5</text:span></text:a><text:span text:style-name="T5">).</text:span></text:p>
          <text:p text:style-name="Text_20_body"><text:span text:style-name="T5">2) </text:span><text:a xlink:type="simple" xlink:href="http://mysword.info/b?r=1Co_10:1" text:style-name="Internet_20_link" text:visited-style-name="Visited_20_Internet_20_Link"><text:span text:style-name="T5">V. 1</text:span></text:a><text:span text:style-name="T5"> – “</text:span><text:span text:style-name="T8">Todos passaram pelo mar”</text:span><text:span text:style-name="T5"> – tiveram um </text:span><text:span text:style-name="T7">livramento divino</text:span><text:span text:style-name="T5">. Os Cristãos experimentaram um grande livramento na morte de Cristo (</text:span><text:a xlink:type="simple" xlink:href="http://mysword.info/b?r=Gal_1:3-4" text:style-name="Internet_20_link" text:visited-style-name="Visited_20_Internet_20_Link"><text:span text:style-name="T5">Gl 1:3-4</text:span></text:a><text:span text:style-name="T5">).</text:span></text:p>
          <text:p text:style-name="Text_20_body"><text:span text:style-name="T5">3) </text:span><text:a xlink:type="simple" xlink:href="http://mysword.info/b?r=1Co_10:2" text:style-name="Internet_20_link" text:visited-style-name="Visited_20_Internet_20_Link"><text:span text:style-name="T5">V. 2</text:span></text:a><text:span text:style-name="T5"> – “</text:span><text:span text:style-name="T8">Todos foram batizados em Moisés”</text:span><text:span text:style-name="T5"> – tinham um </text:span><text:span text:style-name="T7">líder divinamente designado</text:span><text:span text:style-name="T5">. Os Cristãos têm Cristo como seu Líder (</text:span><text:a xlink:type="simple" xlink:href="http://mysword.info/b?r=1Pe_2:25" text:style-name="Internet_20_link" text:visited-style-name="Visited_20_Internet_20_Link"><text:span text:style-name="T5">1 Pe 2:25</text:span></text:a><text:span text:style-name="T5">).</text:span></text:p>
          <text:p text:style-name="Text_20_body"><text:span text:style-name="T5">4) </text:span><text:a xlink:type="simple" xlink:href="http://mysword.info/b?r=1Co_10:3" text:style-name="Internet_20_link" text:visited-style-name="Visited_20_Internet_20_Link"><text:span text:style-name="T5">V. 3</text:span></text:a><text:span text:style-name="T5"> – “</text:span><text:span text:style-name="T8">Todos comeram dum mesmo manjar espiritual”</text:span><text:span text:style-name="T5"> – tinham uma </text:span><text:span text:style-name="T7">provisão divina de alimento</text:span><text:span text:style-name="T5"> (o Maná). Os Cristãos têm Cristo como seu alimento (</text:span><text:a xlink:type="simple" xlink:href="http://mysword.info/b?r=Joh_6:47-58" text:style-name="Internet_20_link" text:visited-style-name="Visited_20_Internet_20_Link"><text:span text:style-name="T5">Jo 6:47-58</text:span></text:a><text:span text:style-name="T5">).</text:span></text:p>
          <text:p text:style-name="Text_20_body"><text:span text:style-name="T5">5) </text:span><text:a xlink:type="simple" xlink:href="http://mysword.info/b?r=1Co_10:4" text:style-name="Internet_20_link" text:visited-style-name="Visited_20_Internet_20_Link"><text:span text:style-name="T5">V. 4</text:span></text:a><text:span text:style-name="T5"> – “</text:span><text:span text:style-name="T8">Beberam todos duma mesma bebida espiritual”</text:span><text:span text:style-name="T5"> – tinham uma </text:span><text:span text:style-name="T7">provisão divina de água corrente</text:span><text:span text:style-name="T5">. Os Cristãos têm a provisão divina do Espírito de Deus dada a eles, uma fonte que jorra para o gozo da vida eterna (</text:span><text:a xlink:type="simple" xlink:href="http://mysword.info/b?r=Joh_4:14" text:style-name="Internet_20_link" text:visited-style-name="Visited_20_Internet_20_Link"><text:span text:style-name="T5">Jo 4:14</text:span></text:a><text:span text:style-name="T5">).</text:span></text:p>
          <text:p text:style-name="P12">Cinco Males e suas Disciplinas Correspondentes</text:p>
          <text:p text:style-name="Text_20_body"><text:a xlink:type="simple" xlink:href="http://mysword.info/b?r=1Co_10:6-11" text:style-name="Internet_20_link" text:visited-style-name="Visited_20_Internet_20_Link"><text:span text:style-name="T5">Vs. 6-11</text:span></text:a><text:span text:style-name="T5"> – Ter tais privilégios tornou os filhos de Israel muito responsáveis diante de Deus, pois em cada privilégio há uma responsabilidade. Como os Cristãos têm esses privilégios num grau maior, somos ainda mais responsáveis que Israel. Se abusarmos de nossa liberdade e vivermos segundo a carne, Deus colocará Sua mão sobre nós em um tratamento governamental, pelo qual seremos ensinados pela disciplina a andar em santidade. É um fato solene – Deus julga Seu povo de maneira governamental, se necessário, mas é claro, não de um modo eterno. Pedro diz: “</text:span><text:span text:style-name="T8">Porquanto escrito está: Sede santos, porque Eu sou santo. E, se invocais por Pai aqu’Ele que sem acepção de pessoas, julga segundo a obra de cada um, andai em temor”</text:span><text:span text:style-name="T5"> (</text:span><text:a xlink:type="simple" xlink:href="http://mysword.info/b?r=1Pe_1:16-17" text:style-name="Internet_20_link" text:visited-style-name="Visited_20_Internet_20_Link"><text:span text:style-name="T5">1 Pe 1:16-17</text:span></text:a><text:span text:style-name="T5">). Ele também diz: “</text:span><text:span text:style-name="T8">Porque quem quer amar a vida, e ver os dias bons, refreie a sua língua do mal, e os seus lábios não falem engano. Aparte–se do mal, e faça o bem; busque a paz, e siga-a. Porque os olhos do Senhor estão sobre os justos, e os Seus ouvidos atentos às suas orações; mas o rosto do Senhor é contra os que fazem males”</text:span><text:span text:style-name="T5"> (</text:span><text:a xlink:type="simple" xlink:href="http://mysword.info/b?r=1Pe_3:10-12" text:style-name="Internet_20_link" text:visited-style-name="Visited_20_Internet_20_Link"><text:span text:style-name="T5">1 Pe 3:10-12</text:span></text:a><text:span text:style-name="T5">). Novamente, ele diz: “</text:span><text:span text:style-name="T8">Porque já é tempo que comece o julgamento pela casa de Deus; e, se primeiro começa por nós, qual será o fim daqueles que são desobedientes ao evangelho de Deus?”</text:span><text:span text:style-name="T5"> (</text:span><text:a xlink:type="simple" xlink:href="http://mysword.info/b?r=1Pe_4:17" text:style-name="Internet_20_link" text:visited-style-name="Visited_20_Internet_20_Link"><text:span text:style-name="T5">1 Pe 4:17</text:span></text:a><text:span text:style-name="T5">).</text:span></text:p>
          <text:p text:style-name="Text_20_body"><text:span text:style-name="T5">Ao usar a história de Israel como exemplo, Paulo mostra que há pelo menos </text:span><text:span text:style-name="T7">cinco</text:span><text:span text:style-name="T5"> maneiras diferentes pelas quais uma pessoa pode ser retirada da comunhão à qual todos os Cristãos são chamados (</text:span><text:a xlink:type="simple" xlink:href="http://mysword.info/b?r=1Co_1:9" text:style-name="Internet_20_link" text:visited-style-name="Visited_20_Internet_20_Link"><text:span text:style-name="T5">1 Co 1:9</text:span></text:a><text:span text:style-name="T5">). (O apóstolo não os coloca em ordem cronológica).</text:span></text:p>
          <text:p text:style-name="Text_20_body"><text:span text:style-name="T5">1) Cobiçar as coisas do mundo (</text:span><text:a xlink:type="simple" xlink:href="http://mysword.info/b?r=1Co_10:6" text:style-name="Internet_20_link" text:visited-style-name="Visited_20_Internet_20_Link"><text:span text:style-name="T5">v. 6</text:span></text:a><text:span text:style-name="T5">; </text:span><text:a xlink:type="simple" xlink:href="http://mysword.info/b?r=Num_11:4-6,33-34" text:style-name="Internet_20_link" text:visited-style-name="Visited_20_Internet_20_Link"><text:span text:style-name="T5">Nm 11:4-6, 33-34</text:span></text:a><text:span text:style-name="T5">). Os filhos de Israel queriam a comida do Egito, e Deus a deu a eles, mas Ele também enviou magreza às suas almas (</text:span><text:a xlink:type="simple" xlink:href="http://mysword.info/b?r=Psa_106:14-15" text:style-name="Internet_20_link" text:visited-style-name="Visited_20_Internet_20_Link"><text:span text:style-name="T5">Sl 106:14-15</text:span></text:a><text:span text:style-name="T5">). Ao insistirem em ter essas coisas, pereceram sob o julgamento de Deus e, portanto, foram removidos de </text:span><text:soft-page-break/><text:span text:style-name="T5">Seu testemunho por meio de uma praga do Senhor. Este é um tipo dos Cristãos cobiçando segundo o mundo e insistindo nela até ao ponto em que são levados. Deus permite que a “praga” da influência do mundo os afete, por meio da qual são atraídos por ela e, assim, peneirados.</text:span></text:p>
          <text:p text:style-name="Text_20_body"><text:span text:style-name="T5">2) Praticar idolatria (</text:span><text:a xlink:type="simple" xlink:href="http://mysword.info/b?r=1Co_10:7" text:style-name="Internet_20_link" text:visited-style-name="Visited_20_Internet_20_Link"><text:span text:style-name="T5">v. 7</text:span></text:a><text:span text:style-name="T5">; </text:span><text:a xlink:type="simple" xlink:href="http://mysword.info/b?r=Exo_32:1-8,25-29" text:style-name="Internet_20_link" text:visited-style-name="Visited_20_Internet_20_Link"><text:span text:style-name="T5">Êx 32:1-8, 25-29</text:span></text:a><text:span text:style-name="T5">). Os filhos de Israel adoraram o bezerro de ouro e chamaram isto de festa a Jeová. Consequentemente, tornaram–se insensíveis por meio daquela corrupção espiritual (</text:span><text:a xlink:type="simple" xlink:href="http://mysword.info/b?r=Exo_32:6,18,25" text:style-name="Internet_20_link" text:visited-style-name="Visited_20_Internet_20_Link"><text:span text:style-name="T5">Ex 32:6, 18, 25</text:span></text:a><text:span text:style-name="T5">; </text:span><text:a xlink:type="simple" xlink:href="http://mysword.info/b?r=Psa_115:4-8" text:style-name="Internet_20_link" text:visited-style-name="Visited_20_Internet_20_Link"><text:span text:style-name="T5">Sl 115:4-8</text:span></text:a><text:span text:style-name="T5">). Eles foram julgados pelas mãos de seus irmãos que agiram por Deus (</text:span><text:a xlink:type="simple" xlink:href="http://mysword.info/b?r=Exo_32:26-28" text:style-name="Internet_20_link" text:visited-style-name="Visited_20_Internet_20_Link"><text:span text:style-name="T5">Ex 32:26-28</text:span></text:a><text:span text:style-name="T5">). Este é um tipo daqueles que se engajam no mal espiritual (talvez doutrinário ou eclesiástico) pelo qual eles vêm sob o julgamento administrativo de excomunhão pela mão de seus irmãos.</text:span></text:p>
          <text:p text:style-name="Text_20_body"><text:span text:style-name="T5">3) Envolver–se em imoralidade (</text:span><text:a xlink:type="simple" xlink:href="http://mysword.info/b?r=1Co_10:8" text:style-name="Internet_20_link" text:visited-style-name="Visited_20_Internet_20_Link"><text:span text:style-name="T5">v. 8</text:span></text:a><text:span text:style-name="T5">; </text:span><text:a xlink:type="simple" xlink:href="http://mysword.info/b?r=Num_25:1-9" text:style-name="Internet_20_link" text:visited-style-name="Visited_20_Internet_20_Link"><text:span text:style-name="T5">Nm 25:1-9</text:span></text:a><text:span text:style-name="T5">). Os filhos de Israel foram convidados a fornicarem com as filhas de Moabe. O julgamento caiu sobre eles pela lança de Fineias e pela praga do Senhor. Este é um tipo de excomunhão por mal moral (</text:span><text:a xlink:type="simple" xlink:href="http://mysword.info/b?r=1Co_5:11-13" text:style-name="Internet_20_link" text:visited-style-name="Visited_20_Internet_20_Link"><text:span text:style-name="T5">1 Co 5:11-13</text:span></text:a><text:span text:style-name="T5">).</text:span></text:p>
          <text:p text:style-name="Text_20_body"><text:span text:style-name="T5">4) Tentar o Senhor (</text:span><text:a xlink:type="simple" xlink:href="http://mysword.info/b?r=1Co_10:9" text:style-name="Internet_20_link" text:visited-style-name="Visited_20_Internet_20_Link"><text:span text:style-name="T5">v. 9</text:span></text:a><text:span text:style-name="T5">; </text:span><text:a xlink:type="simple" xlink:href="http://mysword.info/b?r=Num_21:4-9" text:style-name="Internet_20_link" text:visited-style-name="Visited_20_Internet_20_Link"><text:span text:style-name="T5">Nm 21:4-9</text:span></text:a><text:span text:style-name="T5">). Os filhos de Israel tentaram o Senhor questionando a sabedoria de Seus caminhos. Deus enviou serpentes entre eles e muitos pereceram. Nós também podemos questionar a sabedoria de Deus em Sua vontade soberana em nossas vidas, mas é um pecado que Ele não toma levianamente. O que aconteceu com Israel é um tipo de Deus permitindo Satanás, “</text:span><text:span text:style-name="T8">aquela antiga serpente”</text:span><text:span text:style-name="T5"> (</text:span><text:a xlink:type="simple" xlink:href="http://mysword.info/b?r=Rev_12:9" text:style-name="Internet_20_link" text:visited-style-name="Visited_20_Internet_20_Link"><text:span text:style-name="T5">Ap 12:9</text:span></text:a><text:span text:style-name="T5">), chegar–se a nós com uma tentação específica pela qual somos, de algum modo, tirados para fora. É um ato de julgamento de Deus.</text:span></text:p>
          <text:p text:style-name="Text_20_body"><text:span text:style-name="T5">5) Murmurar e reclamar (</text:span><text:a xlink:type="simple" xlink:href="http://mysword.info/b?r=1Co_10:10" text:style-name="Internet_20_link" text:visited-style-name="Visited_20_Internet_20_Link"><text:span text:style-name="T5">v. 10</text:span></text:a><text:span text:style-name="T5">; </text:span><text:a xlink:type="simple" xlink:href="http://mysword.info/b?r=Num_16:1-3" text:style-name="Internet_20_link" text:visited-style-name="Visited_20_Internet_20_Link"><text:span text:style-name="T5">Nm 16:1-3</text:span></text:a><text:span text:style-name="T5">, 41-50). Essas pessoas murmuraram e reclamaram de um trato do Senhor com um grupo de homens que se rebelaram contra a liderança designada por Deus em Israel. Coré e seu grupo haviam formado uma divisão para desafiar a ordem de sacerdócio de Deus. Eles pensaram que tinham uma causa justificada ao desafiar o lugar de Moisés e Aarão, mas Deus os levou em julgamento. Depois que o julgamento caiu sobre eles, as pessoas envolvidas simpatizaram com os rebeldes que foram julgados. Eles murmuraram e acusaram Moisés e Arão de tê-los matado! Esses também caíram sob o julgamento de Deus e foram levados. Isso é um tipo daqueles que simpatizam com um partido que tenha saído da assembleia por algum motivo. O julgamento de Deus sobre tais é para que sejam levados com a divisão e removidos da comunhão onde o Senhor está no meio. Houve muitos que foram removidos desse modo – nas assim-chamadas “divisões” que aconteceram entre o povo de Deus.</text:span></text:p>
          <text:p text:style-name="Text_20_body"><text:a xlink:type="simple" xlink:href="http://mysword.info/b?r=1Co_10:11-13" text:style-name="Internet_20_link" text:visited-style-name="Visited_20_Internet_20_Link"><text:span text:style-name="T5">Vs. 11-13</text:span></text:a><text:span text:style-name="T5"> – O apóstolo deu uma longa advertência a todos os que pudessem estar inclinados a abusar da liberdade Cristã, entregando-se à carne de alguma forma. Ele mostrou que não podemos fazê-lo sem incorrer na disciplina de Deus. Paulo nos lembra de que aquelas coisas que aconteceram com eles (Israel) foram escritas como “</text:span><text:span text:style-name="T8">figuras</text:span><text:span text:style-name="T5"> [tipos]” para “</text:span><text:span text:style-name="T8">nosso aviso”</text:span><text:span text:style-name="T5">. Em outras palavras, é esperado que aprendamos com essas coisas.</text:span></text:p>
          <text:p text:style-name="Text_20_body"><text:span text:style-name="T5">Ele conclui, fazendo um chamado ao julgamento-próprio, dizendo: “</text:span><text:span text:style-name="T8">Aquele pois que cuida estar em pé, olhe não caia”</text:span><text:span text:style-name="T5">. O orgulho e a confiança própria precedem uma queda (</text:span><text:a xlink:type="simple" xlink:href="http://mysword.info/b?r=Pro_16:18" text:style-name="Internet_20_link" text:visited-style-name="Visited_20_Internet_20_Link"><text:span text:style-name="T5">Pv 16:18</text:span></text:a><text:span text:style-name="T5">). Se houvesse alguém que pensasse que as tentações que estavam enfrentando eram grandes demais, ele acrescenta palavras encorajadoras: “</text:span><text:span text:style-name="T8">mas fiel é Deus, que vos não deixará tentar acima do que podeis, antes com a tentação dará também o escape, para que a possais suportar”</text:span><text:span text:style-name="T5">.</text:span></text:p>
          <text:p text:style-name="Heading_20_1"><text:soft-page-break/><text:span text:style-name="T5">Liberdade Cristã em Relação à Mesa do Senhor e a Comunhão com Ídolos <text:line-break/>(</text:span><text:a xlink:type="simple" xlink:href="http://mysword.info/b?r=1Co_10:15" text:style-name="Internet_20_link" text:visited-style-name="Visited_20_Internet_20_Link"><text:span text:style-name="T5">Caps. 10:15</text:span></text:a><text:span text:style-name="T5">-11:1)</text:span></text:p>
          <text:p text:style-name="Text_20_body"><text:span text:style-name="T5">O apóstolo abordou a liberdade Cristã em relação ao nosso irmão em Cristo (</text:span><text:a xlink:type="simple" xlink:href="http://mysword.info/b?r=1Co_8/" text:style-name="Internet_20_link" text:visited-style-name="Visited_20_Internet_20_Link"><text:span text:style-name="T5">1 Co 8</text:span></text:a><text:span text:style-name="T5">) e em relação ao nosso serviço para o Senhor (</text:span><text:a xlink:type="simple" xlink:href="http://mysword.info/b?r=1Co_9:1" text:style-name="Internet_20_link" text:visited-style-name="Visited_20_Internet_20_Link"><text:span text:style-name="T5">Caps. 9:1</text:span></text:a><text:span text:style-name="T5">-10:14). Agora ele olha para a liberdade Cristã em relação à comunhão à “</text:span><text:span text:style-name="T8">Mesa do Senhor”</text:span><text:span text:style-name="T5"> (</text:span><text:a xlink:type="simple" xlink:href="http://mysword.info/b?r=1Co_10:15" text:style-name="Internet_20_link" text:visited-style-name="Visited_20_Internet_20_Link"><text:span text:style-name="T5">Caps. 10:15</text:span></text:a><text:span text:style-name="T5">-11:1).</text:span></text:p>
          <text:p text:style-name="Text_20_body"><text:span text:style-name="T5">Uma “</text:span><text:span text:style-name="T8">mesa”</text:span><text:span text:style-name="T5"> nas Escrituras simboliza comunhão. No caso da “</text:span><text:span text:style-name="T8">Mesa do Senhor”</text:span><text:span text:style-name="T5">, ela simbolizava o terreno da comunhão que Deus tem para todos os Cristãos onde a autoridade do Senhor é reconhecida e reverenciada. É um terreno espiritual de princípios sobre os quais a comunhão Cristã é expressada e a unidade do corpo é exibida na prática. As Escrituras não dizem as “mesas” do Senhor (plural), mas a “</text:span><text:span text:style-name="T8">Mesa”</text:span><text:span text:style-name="T5"> do Senhor (singular), porque existe apenas tal terreno de comunhão ao qual os Cristãos são chamados e que o Senhor reconhece com Sua presença em seu meio (</text:span><text:a xlink:type="simple" xlink:href="http://mysword.info/b?r=1Co_1:9" text:style-name="Internet_20_link" text:visited-style-name="Visited_20_Internet_20_Link"><text:span text:style-name="T5">1 Co 1:9</text:span></text:a><text:span text:style-name="T5">; </text:span><text:a xlink:type="simple" xlink:href="http://mysword.info/b?r=Mat_18:20" text:style-name="Internet_20_link" text:visited-style-name="Visited_20_Internet_20_Link"><text:span text:style-name="T5">Mt 18:20</text:span></text:a><text:span text:style-name="T5">).</text:span></text:p>
          <text:p text:style-name="Heading_20_1"><text:span text:style-name="T5">O Princípio da Identificação <text:line-break/>(</text:span><text:a xlink:type="simple" xlink:href="http://mysword.info/b?r=1Co_10:15-22" text:style-name="Internet_20_link" text:visited-style-name="Visited_20_Internet_20_Link"><text:span text:style-name="T5">1 Co 10:15-22</text:span></text:a><text:span text:style-name="T5">)</text:span></text:p>
          <text:p text:style-name="Text_20_body"><text:a xlink:type="simple" xlink:href="http://mysword.info/b?r=1Co_10:15-20" text:style-name="Internet_20_link" text:visited-style-name="Visited_20_Internet_20_Link"><text:span text:style-name="T5">Vs. 15-20</text:span></text:a><text:span text:style-name="T5"> – Nestes versículos, o apóstolo estabelece um princípio básico em relação à comunhão, e então o aplica à situação em Corinto. Podemos chamá-lo de princípio de identificação. Isto é, ao participar de um serviço religioso de qualquer tipo, somos identificados com tudo o que esse sistema apoia e representa, quer acreditemos ou não em tais coisas. Nosso ato de participar com eles é uma expressão de nossa comunhão com tudo o que lá existe. Ele mostra que isso é verdade na adoração Cristã e na comunhão, e no judaísmo e no Paganismo. Em cada caso, o princípio da identificação existe.</text:span></text:p>
          <text:p text:style-name="Text_20_body"><text:span text:style-name="T5">Em relação ao Cristianismo, ele disse: “</text:span><text:span text:style-name="T8">O cálice de bênção que nós abençoamos, não é </text:span><text:span text:style-name="T5">comunhão </text:span><text:span text:style-name="T8">com o sangue de Cristo? O pão que nós partimos, não é </text:span><text:span text:style-name="T5">comunhão </text:span><text:span text:style-name="T8">com o corpo de Cristo?”</text:span><text:span text:style-name="T5"> (</text:span><text:a xlink:type="simple" xlink:href="http://mysword.info/b?r=1Co_10:16" text:style-name="Internet_20_link" text:visited-style-name="Visited_20_Internet_20_Link"><text:span text:style-name="T5">v. 16</text:span></text:a><text:span text:style-name="T5"> – Tradução W. Kelly) Fica claro a partir disso que nosso ato de partir o pão (participar da Ceia do Senhor) é uma expressão de nossa comunhão com o Senhor e Sua mesa e todos aqueles com quem partimos o pão.</text:span></text:p>
          <text:p text:style-name="Text_20_body"><text:span text:style-name="T5">Em relação a Israel (judaísmo), ele mostra que o mesmo princípio existe, dizendo: “</text:span><text:span text:style-name="T8">Vede a Israel de acordo com a carne: não são eles que comem os sacrifícios em comunhão com o altar?”</text:span><text:span text:style-name="T5"> (</text:span><text:a xlink:type="simple" xlink:href="http://mysword.info/b?r=1Co_10:18" text:style-name="Internet_20_link" text:visited-style-name="Visited_20_Internet_20_Link"><text:span text:style-name="T5">v. 18</text:span></text:a><text:span text:style-name="T5"> – Tradução W. Kelly). Aquele que participa dos sacrifícios no altar judaico é identificado com tudo o que aquele altar representa.</text:span></text:p>
          <text:p text:style-name="Text_20_body"><text:span text:style-name="T5">Ele também mostra que o mesmo princípio se aplica à idolatria no paganismo, dizendo: “</text:span><text:span text:style-name="T8">as coisas que eles sacrificam, as sacrificam a demônios, e não a Deus; e não quero que vós tenhais comunhão com os demônios”</text:span><text:span text:style-name="T5"> (</text:span><text:a xlink:type="simple" xlink:href="http://mysword.info/b?r=1Co_10:20" text:style-name="Internet_20_link" text:visited-style-name="Visited_20_Internet_20_Link"><text:span text:style-name="T5">v. 20</text:span></text:a><text:span text:style-name="T5"> – ATB). Aqueles que participam do “</text:span><text:span text:style-name="T8">cálice dos demônios”</text:span><text:span text:style-name="T5"> estão em comunhão com os demônios.</text:span></text:p>
          <text:p text:style-name="Text_20_body"><text:a xlink:type="simple" xlink:href="http://mysword.info/b?r=1Co_10:21-22" text:style-name="Internet_20_link" text:visited-style-name="Visited_20_Internet_20_Link"><text:span text:style-name="T5">Vs. 21-22</text:span></text:a><text:span text:style-name="T5"> – O apóstolo então arrazoa com os coríntios a respeito do descuido deles em relação às suas associações. Aparentemente, estavam participando de coisas que estavam em templos pagãos e não pensaram nisso. Mas Deus não quer que Seu povo esteja em comunhão com prática ou mal espiritual (</text:span><text:a xlink:type="simple" xlink:href="http://mysword.info/b?r=2Co_6:14-18" text:style-name="Internet_20_link" text:visited-style-name="Visited_20_Internet_20_Link"><text:span text:style-name="T5">2 Co 6:14-18</text:span></text:a><text:span text:style-name="T5">). Ao fazer isso, estavam identificando a “</text:span><text:span text:style-name="T8">Mesa do Senhor”</text:span><text:span text:style-name="T5"> com a mesa de demônios. Portanto, Paulo quer que abandonem isso imediatamente, dizendo: “</text:span><text:span text:style-name="T8">Não podeis beber o cálice do Senhor e o cálice dos demônios: não podeis ser participantes da Mesa do Senhor e da </text:span><text:soft-page-break/><text:span text:style-name="T8">mesa dos demônios”</text:span><text:span text:style-name="T5"> (</text:span><text:a xlink:type="simple" xlink:href="http://mysword.info/b?r=1Co_10:21" text:style-name="Internet_20_link" text:visited-style-name="Visited_20_Internet_20_Link"><text:span text:style-name="T5">v. 21</text:span></text:a><text:span text:style-name="T5">).</text:span></text:p>
          <text:p text:style-name="Text_20_body"><text:span text:style-name="T5">Este princípio de identificação tem uma aplicação muito mais ampla do que a idolatria. O ponto que Paulo estabelece nesses versículos é que, se participamos da Mesa do Senhor, devemos observar que não participemos de nada que seja inconsistente com ela e sua santidade. Significa que partir o pão à Mesa do Senhor exige a separação de todas as outras mesas, seja no judaísmo, no paganismo, ou mesmo nos locais Cristãos não bíblicos de adoração na Cristandade. Estar em “</text:span><text:span text:style-name="T8">comunhão”</text:span><text:span text:style-name="T5"> com o “</text:span><text:span text:style-name="T8">sangue”</text:span><text:span text:style-name="T5"> e “</text:span><text:span text:style-name="T8">corpo”</text:span><text:span text:style-name="T5"> de Cristo à Mesa do Senhor exige necessariamente a exclusão de todas as outras comunhões. Fazer isso é provocar o Senhor a agir em uma ação governamental de julgamento, como fez com Israel (</text:span><text:a xlink:type="simple" xlink:href="http://mysword.info/b?r=1Co_10:22" text:style-name="Internet_20_link" text:visited-style-name="Visited_20_Internet_20_Link"><text:span text:style-name="T5">v. 22</text:span></text:a><text:span text:style-name="T5">).</text:span></text:p>
          <text:p text:style-name="Text_20_body"><text:span text:style-name="T5">Há muitas mesas feitas pelo homem (comunhões) no mundo Cristão hoje em dia, mas o Senhor não pode legitimar a existência delas com a Sua presença em seu meio coletivamente. Ao fazê-lo, Ele estaria legitimando as muitas divisões do testemunho Cristão. Ele está com todos os Cristãos </text:span><text:span text:style-name="T7">individualmente</text:span><text:span text:style-name="T5"> em todos os momentos (</text:span><text:a xlink:type="simple" xlink:href="http://mysword.info/b?r=Mat_28:20" text:style-name="Internet_20_link" text:visited-style-name="Visited_20_Internet_20_Link"><text:span text:style-name="T5">Mt 28:20</text:span></text:a><text:span text:style-name="T5">; </text:span><text:a xlink:type="simple" xlink:href="http://mysword.info/b?r=Heb_13:5" text:style-name="Internet_20_link" text:visited-style-name="Visited_20_Internet_20_Link"><text:span text:style-name="T5">Hb 13:5</text:span></text:a><text:span text:style-name="T5">), então em certo sentido Ele está com eles. Contudo, Ele não pode estar no meio das várias comunhões Cristãs no sentido de </text:span><text:a xlink:type="simple" xlink:href="http://mysword.info/b?r=Mat_18:20/" text:style-name="Internet_20_link" text:visited-style-name="Visited_20_Internet_20_Link"><text:span text:style-name="T5">Mateus 18:20</text:span></text:a><text:span text:style-name="T5"> – que é Sua presença </text:span><text:span text:style-name="T7">coletivamente</text:span><text:span text:style-name="T5">, legitimando o terreno sobre o qual Seu povo se reúne e autorizando seus atos administrativos. Ele simplesmente não está em todos os lugares onde os Cristãos se reúnem nesse sentido. Portanto, se aqueles que comem à Mesa do Senhor também comerem nessas outras mesas (Cristãos cismáticos, judeus ou pagãos), eles poderiam incorrer no julgamento governamental do Pai (</text:span><text:a xlink:type="simple" xlink:href="http://mysword.info/b?r=1Co_11:27-32" text:style-name="Internet_20_link" text:visited-style-name="Visited_20_Internet_20_Link"><text:span text:style-name="T5">1 Co 11:27-32</text:span></text:a><text:span text:style-name="T5">; </text:span><text:a xlink:type="simple" xlink:href="http://mysword.info/b?r=1Pe_1:16-17" text:style-name="Internet_20_link" text:visited-style-name="Visited_20_Internet_20_Link"><text:span text:style-name="T5">1 Pe 1:16-17</text:span></text:a><text:span text:style-name="T5">).</text:span></text:p>
          <text:p text:style-name="Text_20_body"><text:span text:style-name="T5">Alguns perguntaram: “Se há apenas uma Mesa do Senhor, e isso significa o único terreno de comunhão Cristã que Ele reconhece, então qual grupo de Cristãos tem a Mesa?” Esta questão colocou o foco no lugar errado. Ela está se focando nas pessoas que estão na Mesa do Senhor. Nossa resposta quanto a </text:span><text:span text:style-name="T7">quem</text:span><text:span text:style-name="T5"> tem a Mesa do Senhor é – </text:span><text:span text:style-name="T7">o Senhor!</text:span><text:span text:style-name="T5"> É </text:span><text:span text:style-name="T7">Sua </text:span><text:span text:style-name="T5">mesa, e Ele está conduzindo crentes exercitados a ela. Há sempre um perigo de se mudar do foco do Senhor no meio, para o foco das pessoas que o Espírito de Deus reuniu e dizer que eles têm a Mesa do Senhor. Isto é um erro. Nosso foco deve ser Cristo. Nosso reunir-se deve ser “</text:span><text:span text:style-name="T8">a Ele”</text:span><text:span text:style-name="T5"> (</text:span><text:a xlink:type="simple" xlink:href="http://mysword.info/b?r=Heb_13:13" text:style-name="Internet_20_link" text:visited-style-name="Visited_20_Internet_20_Link"><text:span text:style-name="T5">Hb 13:13</text:span></text:a><text:span text:style-name="T5">).</text:span></text:p>
          <text:p text:style-name="Text_20_body"><text:span text:style-name="T5">A comunhão expressada à Mesa do Senhor no partir do pão abrange todos os verdadeiros Cristãos, embora todos possam não estar à Sua Mesa. Vemos no “</text:span><text:span text:style-name="T8">um só pão”</text:span><text:span text:style-name="T5"> todos os membros do corpo de Cristo (</text:span><text:a xlink:type="simple" xlink:href="http://mysword.info/b?r=1Co_10:17" text:style-name="Internet_20_link" text:visited-style-name="Visited_20_Internet_20_Link"><text:span text:style-name="T5">v. 17</text:span></text:a><text:span text:style-name="T5">). A Mesa do Senhor é onde todos os Cristãos deveriam estar. Uma vez que a profissão Cristã hoje está em ruína, e há centenas de comunhões Cristãs alegando ter o Senhor no meio deles, os Cristãos exercitados devem procurar o lugar da designação do Senhor onde está sua Mesa, usando os recursos que Deus deu – os princípios da Palavra de Deus, oração e direção do Espírito de Deus (</text:span><text:a xlink:type="simple" xlink:href="http://mysword.info/b?r=Psa_25:9" text:style-name="Internet_20_link" text:visited-style-name="Visited_20_Internet_20_Link"><text:span text:style-name="T5">Sl 25:9</text:span></text:a><text:span text:style-name="T5">; </text:span><text:a xlink:type="simple" xlink:href="http://mysword.info/b?r=Pro_25:2" text:style-name="Internet_20_link" text:visited-style-name="Visited_20_Internet_20_Link"><text:span text:style-name="T5">Pv 25:2</text:span></text:a><text:span text:style-name="T5">; </text:span><text:a xlink:type="simple" xlink:href="http://mysword.info/b?r=Luk_22:10" text:style-name="Internet_20_link" text:visited-style-name="Visited_20_Internet_20_Link"><text:span text:style-name="T5">Lc 22:10</text:span></text:a><text:span text:style-name="T5">). Tudo se resume a este simples fato: não pode haver duas (ou mais) comunhões de Cristãos na Terra que o Senhor identifique como estando sobre o terreno divino de reunião. Cristo não está dividido (</text:span><text:a xlink:type="simple" xlink:href="http://mysword.info/b?r=1Co_1:13" text:style-name="Internet_20_link" text:visited-style-name="Visited_20_Internet_20_Link"><text:span text:style-name="T5">1 Co 1:13</text:span></text:a><text:span text:style-name="T5">).</text:span></text:p>
          <text:p text:style-name="P12">Pão com ou sem fermento no partimento do pão</text:p>
          <text:p text:style-name="Text_20_body"><text:span text:style-name="T5">Alguns questionaram se o pão deve ser feito com ou sem fermento para o partimento do pão. Na época em que o Senhor instituiu a festa da lembrança, certamente era o pão sem fermento que usavam, porque os judeus não deviam ter nada fermentado em suas casas na Páscoa (</text:span><text:a xlink:type="simple" xlink:href="http://mysword.info/b?r=Exo_13:7" text:style-name="Internet_20_link" text:visited-style-name="Visited_20_Internet_20_Link"><text:span text:style-name="T5">Ex 13:7</text:span></text:a><text:span text:style-name="T5">). O Senhor certamente teria mantido a ceia da Páscoa de acordo com as Escrituras. Mas, lembremo-nos de que quando Ele instituiu a Ceia do Senhor, ainda era em um ambiente judaico. Isso foi para os </text:span><text:soft-page-break/><text:span text:style-name="T5">discípulos judeus que esperavam o estabelecimento do reino na Terra (</text:span><text:a xlink:type="simple" xlink:href="http://mysword.info/b?r=Mat_26:26-30" text:style-name="Internet_20_link" text:visited-style-name="Visited_20_Internet_20_Link"><text:span text:style-name="T5">Mt 26:26-30</text:span></text:a><text:span text:style-name="T5">). Não tinha seu significado Cristão naquela época. O ministério de Paulo, neste capítulo, coloca-a em seu apropriado lugar Cristão e dá a ela seu significado Cristão. No grego, a palavra “</text:span><text:span text:style-name="T8">pão” </text:span><text:span text:style-name="T5">(</text:span><text:span text:style-name="T7">artos</text:span><text:span text:style-name="T5">) (</text:span><text:a xlink:type="simple" xlink:href="http://mysword.info/b?r=1Co_10:17" text:style-name="Internet_20_link" text:visited-style-name="Visited_20_Internet_20_Link"><text:span text:style-name="T5">v. 17</text:span></text:a><text:span text:style-name="T5">) implica pão crescido com fermento – levedura. Pão sem fermento (</text:span><text:span text:style-name="T7">azumos</text:span><text:span text:style-name="T5">) nunca é traduzido como um “</text:span><text:span text:style-name="T8">pão” </text:span><text:span text:style-name="T5">(</text:span><text:span text:style-name="T7">artos</text:span><text:span text:style-name="T5">) no Novo Testamento. Uma vez que Paulo fala do pão usado na Ceia como um “</text:span><text:span text:style-name="T8">pão” </text:span><text:span text:style-name="T5">(</text:span><text:span text:style-name="T7">artos</text:span><text:span text:style-name="T5">) é bastante aceitável usar pão fermentado no partimento do pão.</text:span></text:p>
          <text:p text:style-name="Heading_20_1"><text:span text:style-name="T5">Questões Difíceis sobre Identificação <text:line-break/>(</text:span><text:a xlink:type="simple" xlink:href="http://mysword.info/b?r=1Co_10:23-30" text:style-name="Internet_20_link" text:visited-style-name="Visited_20_Internet_20_Link"><text:span text:style-name="T5">1 Co 10:23-30</text:span></text:a><text:span text:style-name="T5">)</text:span></text:p>
          <text:p text:style-name="Text_20_body"><text:a xlink:type="simple" xlink:href="http://mysword.info/b?r=1Co_10:23-30" text:style-name="Internet_20_link" text:visited-style-name="Visited_20_Internet_20_Link"><text:span text:style-name="T5">Vs. 23-30</text:span></text:a><text:span text:style-name="T5"> – Tendo advertido a respeito da comunhão com a idolatria por meio da identificação, o apóstolo continua a responder algumas perguntas que poderiam surgir sobre comer carnes fora do templo do ídolo. As dificuldades poderiam se apresentar nos mercados e nas refeições em casas particulares onde comida fosse oferecida a um ídolo. O mundo pagão estava cheio de ídolos, e a maioria das carcaças de animais vendidas em mercados e consumidas em casas havia sido morta em conexão com sacrifícios a ídolos. Nesse caso, a questão era: “O que eles deveriam fazer em tais situações?” Ele volta ao grande princípio que estabeleceu no </text:span><text:a xlink:type="simple" xlink:href="http://mysword.info/b?r=1Co_6:12" text:style-name="Internet_20_link" text:visited-style-name="Visited_20_Internet_20_Link"><text:span text:style-name="T5">capítulo 6:12</text:span></text:a><text:span text:style-name="T5"> em relação à liberdade Cristã. Ele diz: “</text:span><text:span text:style-name="T8">Todas as coisas me são lícitas, mas nem todas as coisas convêm </text:span><text:span text:style-name="T5">[</text:span><text:span text:style-name="T8">são proveitosas </text:span><text:span text:style-name="T5">– JND]”. Observe: ele a aplica a si mesmo, pois cada um deve estar “</text:span><text:span text:style-name="T8">inteiramente seguro em seu próprio ânimo”</text:span><text:span text:style-name="T5"> (</text:span><text:a xlink:type="simple" xlink:href="http://mysword.info/b?r=Rom_14:5" text:style-name="Internet_20_link" text:visited-style-name="Visited_20_Internet_20_Link"><text:span text:style-name="T5">Rm 14:5</text:span></text:a><text:span text:style-name="T5">). Ele os lembra do princípio Cristão básico do sacrifício por outros, dizendo: “</text:span><text:span text:style-name="T8">Que ninguém procure sua própria vantagem, mas a do outro”</text:span><text:span text:style-name="T5"> (</text:span><text:a xlink:type="simple" xlink:href="http://mysword.info/b?r=1Co_10:24" text:style-name="Internet_20_link" text:visited-style-name="Visited_20_Internet_20_Link"><text:span text:style-name="T5">v. 24</text:span></text:a><text:span text:style-name="T5"> – JND).</text:span></text:p>
          <text:p text:style-name="Text_20_body"><text:span text:style-name="T5">Se houvesse pessoas que tivessem uma consciência fraca sobre tais coisas (</text:span><text:a xlink:type="simple" xlink:href="http://mysword.info/b?r=1Co_8:7" text:style-name="Internet_20_link" text:visited-style-name="Visited_20_Internet_20_Link"><text:span text:style-name="T5">1 Co 8:7</text:span></text:a><text:span text:style-name="T5">), deviam ter cuidado com o que faziam, não perguntando de onde vinham as carnes quando as compravam ou comiam. Eles deveriam fazer isso “</text:span><text:span text:style-name="T8">por causa da consciência” </text:span><text:span text:style-name="T5">desse irmão fraco. Se eles estivessem em uma festa, não deveriam fazer perguntas sobre de onde veio a carne, para que pudessem dizer honestamente que não sabiam a conexão de sua origem (</text:span><text:a xlink:type="simple" xlink:href="http://mysword.info/b?r=1Co_10:25" text:style-name="Internet_20_link" text:visited-style-name="Visited_20_Internet_20_Link"><text:span text:style-name="T5">v. 25</text:span></text:a><text:span text:style-name="T5">). Mas se alguém no jantar lhes dissesse voluntariamente que isso “</text:span><text:span text:style-name="T8">foi sacrificado aos ídolos”</text:span><text:span text:style-name="T5">, eles não deviam comê-lo de modo a proteger a consciência de um irmão fraco. Este é o tipo de cuidado Cristão que devemos ter uns pelos outros (</text:span><text:a xlink:type="simple" xlink:href="http://mysword.info/b?r=1Co_10:27-28" text:style-name="Internet_20_link" text:visited-style-name="Visited_20_Internet_20_Link"><text:span text:style-name="T5">vs. 27-28</text:span></text:a><text:span text:style-name="T5">). Somos, portanto, governados de alguma forma pela “</text:span><text:span text:style-name="T8">consciência, não a tua, mas a do outro”</text:span><text:span text:style-name="T5"> (ou seja, nosso irmão). O amor genuíno e a preocupação uns pelos outros nos deixariam contentes em renunciar a alguma liberdade para que nosso irmão fraco não tropeçasse (</text:span><text:a xlink:type="simple" xlink:href="http://mysword.info/b?r=1Co_10:29-30" text:style-name="Internet_20_link" text:visited-style-name="Visited_20_Internet_20_Link"><text:span text:style-name="T5">vs. 29-30</text:span></text:a><text:span text:style-name="T5">).</text:span></text:p>
          <text:p text:style-name="Heading_20_1"><text:span text:style-name="T5">Mais Dois Princípios da Liberdade Cristã <text:line-break/>(</text:span><text:a xlink:type="simple" xlink:href="http://mysword.info/b?r=1Co_10:31" text:style-name="Internet_20_link" text:visited-style-name="Visited_20_Internet_20_Link"><text:span text:style-name="T5">Caps. 10:31</text:span></text:a><text:span text:style-name="T5">-11:1)</text:span></text:p>
          <text:p text:style-name="Text_20_body"><text:a xlink:type="simple" xlink:href="http://mysword.info/b?r=1Co_10:31-33" text:style-name="Internet_20_link" text:visited-style-name="Visited_20_Internet_20_Link"><text:span text:style-name="T5">Vs. 31-33</text:span></text:a><text:span text:style-name="T5"> – Antes de encerrar suas observações sobre a liberdade Cristã, ele dá dois princípios adicionais que devem nos governar. Ele já falou de dois grandes princípios quando iniciou o assunto – primeiro, devemos participar de algo somente quando ele é espiritualmente “</text:span><text:span text:style-name="T8">proveitoso”</text:span><text:span text:style-name="T5"> (</text:span><text:a xlink:type="simple" xlink:href="http://mysword.info/b?r=1Co_6/" text:style-name="Internet_20_link" text:visited-style-name="Visited_20_Internet_20_Link"><text:span text:style-name="T5">1 Co 6:</text:span></text:a><text:span text:style-name="T5">12a – KJV), e segundo, quando não nos coloca sob seu “</text:span><text:span text:style-name="T8">poder”</text:span><text:span text:style-name="T5"> de maneira escravizadora (</text:span><text:a xlink:type="simple" xlink:href="http://mysword.info/b?r=1Co_6/" text:style-name="Internet_20_link" text:visited-style-name="Visited_20_Internet_20_Link"><text:span text:style-name="T5">1 Co 6:</text:span></text:a><text:span text:style-name="T5">12b). Agora ele acrescenta mais dois princípios.</text:span></text:p>
          <text:p text:style-name="Text_20_body"><text:span text:style-name="T5">Se nos permitimos alguma liberdade, devemos nos certificar de que estamos fazendo-a “</text:span><text:span text:style-name="T8">para a glória de Deus”</text:span><text:span text:style-name="T5"> (</text:span><text:a xlink:type="simple" xlink:href="http://mysword.info/b?r=1Co_10:31" text:style-name="Internet_20_link" text:visited-style-name="Visited_20_Internet_20_Link"><text:span text:style-name="T5">v. 31</text:span></text:a><text:span text:style-name="T5">). Se isso é feito apenas para si mesmo, então provavelmente não é para a </text:span><text:soft-page-break/><text:span text:style-name="T5">glória de Deus. Outro princípio básico é garantir que “</text:span><text:span text:style-name="T8">não demos escândalo”</text:span><text:span text:style-name="T5"> naquilo que nos permitimos fazer (</text:span><text:a xlink:type="simple" xlink:href="http://mysword.info/b?r=1Co_10:32" text:style-name="Internet_20_link" text:visited-style-name="Visited_20_Internet_20_Link"><text:span text:style-name="T5">v. 32</text:span></text:a><text:span text:style-name="T5">). Este cuidado não é apenas para com nossos irmãos, diz ele, “</text:span><text:span text:style-name="T8">Nem aos judeus, nem aos gregos, nem à igreja de Deus”</text:span><text:span text:style-name="T5">. Devemos ter cuidado para não ofender ninguém, visto que toda pessoa no mundo está em um ou outro desses três grupos. Nossa liberdade, portanto, deve ser governada em relação ao testemunho público do Cristianismo em geral (</text:span><text:a xlink:type="simple" xlink:href="http://mysword.info/b?r=1Co_10:33" text:style-name="Internet_20_link" text:visited-style-name="Visited_20_Internet_20_Link"><text:span text:style-name="T5">v. 33</text:span></text:a><text:span text:style-name="T5">). O propósito de fazer tais sacrifícios na liberdade Cristã não é buscar o nosso próprio proveito, mas o bem dos outros, para que assim “</text:span><text:span text:style-name="T8">se possam salvar”.</text:span></text:p>
          <text:p text:style-name="P5"> </text:p>
          <text:p text:style-name="P5">Um capítulo por dia, o evangelho se lavra, Por suas ações e por suas palavras,</text:p>
          <text:p text:style-name="P5">O que escreve, vero ou falso, lendo os homens, ficam à sua mercê, Diga, o que é o evangelho, segundo você?</text:p>
          <text:p text:style-name="P12">Resumo de Quatro Grandes Princípios que Devem Governar Nossa Liberdade Cristã</text:p>
          <text:p text:style-name="P5">Paulo tocou em <text:span text:style-name="T3">quatro</text:span> grandes princípios governantes em relação ao exercício da liberdade Cristã.</text:p>
          <text:p text:style-name="P5"> </text:p>
          <text:p text:style-name="Text_20_body"><text:span text:style-name="T5">1) Devemos participar de algo apenas quando for espiritualmente “</text:span><text:span text:style-name="T8">proveitoso”</text:span><text:span text:style-name="T5"> (KJV) (</text:span><text:a xlink:type="simple" xlink:href="http://mysword.info/b?r=1Co_6/" text:style-name="Internet_20_link" text:visited-style-name="Visited_20_Internet_20_Link"><text:span text:style-name="T5">1 Co 6:</text:span></text:a><text:span text:style-name="T5">12a).</text:span></text:p>
          <text:p text:style-name="Text_20_body"><text:span text:style-name="T5">2) Devemos participar de algo somente se isso não nos colocar sob seu “</text:span><text:span text:style-name="T8">poder”</text:span><text:span text:style-name="T5"> (KJV) de forma escravizadora (1 Co </text:span><text:a xlink:type="simple" xlink:href="http://mysword.info/b?r=1Co_6:12" text:style-name="Internet_20_link" text:visited-style-name="Visited_20_Internet_20_Link"><text:span text:style-name="T5">6:12</text:span></text:a><text:span text:style-name="T5">b).</text:span></text:p>
          <text:p text:style-name="Text_20_body"><text:span text:style-name="T5">3) Devemos participar de algo apenas se for “</text:span><text:span text:style-name="T8">para a glória de Deus”</text:span><text:span text:style-name="T5"> (</text:span><text:a xlink:type="simple" xlink:href="http://mysword.info/b?r=1Co_10:31" text:style-name="Internet_20_link" text:visited-style-name="Visited_20_Internet_20_Link"><text:span text:style-name="T5">1 Co 10:31</text:span></text:a><text:span text:style-name="T5">).</text:span></text:p>
          <text:p text:style-name="Text_20_body"><text:span text:style-name="T5">4) Devemos participar de alguma coisa somente se ela não fizer tropeçar nossos irmãos (</text:span><text:a xlink:type="simple" xlink:href="http://mysword.info/b?r=1Co_8:13" text:style-name="Internet_20_link" text:visited-style-name="Visited_20_Internet_20_Link"><text:span text:style-name="T5">1 Co 8:13</text:span></text:a><text:span text:style-name="T5">) e/ou “</text:span><text:span text:style-name="T8">não der escândalo”</text:span><text:span text:style-name="T5"> (</text:span><text:a xlink:type="simple" xlink:href="http://mysword.info/b?r=1Co_10:32" text:style-name="Internet_20_link" text:visited-style-name="Visited_20_Internet_20_Link"><text:span text:style-name="T5">1 Co 10:32</text:span></text:a><text:span text:style-name="T5">).</text:span></text:p>
          <text:p text:style-name="P5"> </text:p>
          <text:p text:style-name="Text_20_body"><text:span text:style-name="T5">A vida de Paulo foi um exemplo brilhante disso. Portanto, ele termina seus comentários sobre a liberdade Cristã dizendo: “</text:span><text:span text:style-name="T8">Sede meus imitadores, como também eu de Cristo”</text:span><text:span text:style-name="T5"> (</text:span><text:a xlink:type="simple" xlink:href="http://mysword.info/b?r=1Co_11:1" text:style-name="Internet_20_link" text:visited-style-name="Visited_20_Internet_20_Link"><text:span text:style-name="T5">1 Co 11:1</text:span></text:a><text:span text:style-name="T5">).</text:span></text:p>
        </text:section>
        <text:section text:style-name="Sect1" text:name="calibre_link-13">
          <text:p text:style-name="Heading_20_1"><text:span text:style-name="T5">6) FALHA EM COMPREENDER A AUTORIDADE E SEU SINAL <text:line-break/>(</text:span><text:a xlink:type="simple" xlink:href="http://mysword.info/b?r=1Co_11:2-16" text:style-name="Internet_20_link" text:visited-style-name="Visited_20_Internet_20_Link"><text:span text:style-name="T5">1 Co 11:2-16</text:span></text:a><text:span text:style-name="T5">)</text:span></text:p>
          <text:p text:style-name="Text_20_body"><text:span text:style-name="T5">Paulo passa para outra desordem entre os santos de Corinto – a incompreensão da autoridade e seu sinal. A primeira parte do </text:span><text:a xlink:type="simple" xlink:href="http://mysword.info/b?r=1Co_11" text:style-name="Internet_20_link" text:visited-style-name="Visited_20_Internet_20_Link"><text:span text:style-name="T5">capítulo 11</text:span></text:a><text:span text:style-name="T5"> dá instruções muito claras para as irmãs terem suas cabeças cobertas quando assuntos divinos estão em discussão. Aparentemente, tal prática não estava acontecendo em Corinto, e o apóstolo procurou corrigir isso.</text:span></text:p>
          <text:p text:style-name="Text_20_body"><text:span text:style-name="T5">Do </text:span><text:a xlink:type="simple" xlink:href="http://mysword.info/b?r=1Co_11:17" text:style-name="Internet_20_link" text:visited-style-name="Visited_20_Internet_20_Link"><text:span text:style-name="T5">décimo sétimo</text:span></text:a><text:span text:style-name="T5"> versículo deste capítulo até o final da epístola, ele aborda as desordens que existiam quando os santos estavam juntos “</text:span><text:span text:style-name="T8">em assembleia”</text:span><text:span text:style-name="T5"> (JND) – quando se reuniam para adoração e ministério. Isto é indicado pela frase: “</text:span><text:span text:style-name="T8">Quando vos ajuntais”</text:span><text:span text:style-name="T5">. Tal é dito </text:span><text:span text:style-name="T7">sete</text:span><text:span text:style-name="T5"> vezes nos capítulos finais da epístola (</text:span><text:a xlink:type="simple" xlink:href="http://mysword.info/b?r=1Co_11:17,18,20,33,34" text:style-name="Internet_20_link" text:visited-style-name="Visited_20_Internet_20_Link"><text:span text:style-name="T5">Caps. 11:17, 18, 20, 33, 34</text:span></text:a><text:span text:style-name="T5">, </text:span><text:a xlink:type="simple" xlink:href="http://mysword.info/b?r=1Co_14:23,26" text:style-name="Internet_20_link" text:visited-style-name="Visited_20_Internet_20_Link"><text:span text:style-name="T5">14:23, 26</text:span></text:a><text:span text:style-name="T5">). Visto que as reuniões da assembleia não entram em cena até o versículo 17, o tema das coberturas de cabeças (</text:span><text:a xlink:type="simple" xlink:href="http://mysword.info/b?r=1Co_10:2-16" text:style-name="Internet_20_link" text:visited-style-name="Visited_20_Internet_20_Link"><text:span text:style-name="T5">vs. 2-16</text:span></text:a><text:span text:style-name="T5">) não pode ser restringido às reuniões da assembleia. Sua esfera de aplicação é mais ampla do que quando a assembleia se reúne e se aplica sempre que a Palavra de Deus é aberta e lida, e sempre que a </text:span><text:soft-page-break/><text:span text:style-name="T5">oração é feita, seja em reuniões públicas ou em particular.</text:span></text:p>
          <text:p text:style-name="Heading_20_1"><text:span text:style-name="T5">Os Princípios Envolvidos no Uso de Cobertura de Cabeça <text:line-break/>(</text:span><text:a xlink:type="simple" xlink:href="http://mysword.info/b?r=1Co_11:2-16" text:style-name="Internet_20_link" text:visited-style-name="Visited_20_Internet_20_Link"><text:span text:style-name="T5">1 Co 11:2-16</text:span></text:a><text:span text:style-name="T5">)</text:span></text:p>
          <text:p text:style-name="Text_20_body"><text:span text:style-name="T5">O apóstolo começa imediatamente a explicar o significado da autoridade e seu sinal. Ele mostra que os Atos de descobrir as cabeças dos irmãos e de cobrir as cabeças das irmãs são uma demonstração dos princípios envolvidos na confissão do Cristianismo. No Cristianismo, a “</text:span><text:span text:style-name="T8">cabeça”</text:span><text:span text:style-name="T5"> de um homem (um irmão) representa Cristo, e a “</text:span><text:span text:style-name="T8">cabeça”</text:span><text:span text:style-name="T5"> de uma mulher representa o homem. Ele diz: “</text:span><text:span text:style-name="T8">Mas quero que saibais que Cristo é a cabeça de todo o varão, e o varão a cabeça da mulher; e Deus a cabeça de Cristo” </text:span><text:span text:style-name="T5">(</text:span><text:a xlink:type="simple" xlink:href="http://mysword.info/b?r=1Co_11:3" text:style-name="Internet_20_link" text:visited-style-name="Visited_20_Internet_20_Link"><text:span text:style-name="T5">v. 3</text:span></text:a><text:span text:style-name="T5">). Sendo assim, os irmãos devem descobrir suas cabeças quando assuntos divinos estiverem em discussão. Ao fazer isso, eles reconhecem que toda a glória pertence a Cristo. É um ato proposital da parte dos irmãos e deve ser feito com isso em vista, pois ele diz: “</text:span><text:span text:style-name="T8">O varão pois não deve cobrir a cabeça, porque é a imagem e glória de Deus”</text:span><text:span text:style-name="T5"> (</text:span><text:a xlink:type="simple" xlink:href="http://mysword.info/b?r=1Co_11:7" text:style-name="Internet_20_link" text:visited-style-name="Visited_20_Internet_20_Link"><text:span text:style-name="T5">v. 7</text:span></text:a><text:span text:style-name="T5">).</text:span></text:p>
          <text:p text:style-name="Text_20_body"><text:span text:style-name="T5">Por outro lado, uma mulher no Cristianismo representa a glória do homem. Diz: “</text:span><text:span text:style-name="T8">A mulher é a glória do varão. Porque também o varão não foi criado por causa da mulher, mas a mulher por causa do varão. Portanto, a mulher deve ter sobre a cabeça sinal de poderio, por causa dos anjos” </text:span><text:span text:style-name="T5">(</text:span><text:a xlink:type="simple" xlink:href="http://mysword.info/b?r=1Co_10:7-10" text:style-name="Internet_20_link" text:visited-style-name="Visited_20_Internet_20_Link"><text:span text:style-name="T5">vs. 7-10</text:span></text:a><text:span text:style-name="T5">). O cabelo da mulher é um sinal da glória natural do primeiro homem. É seu véu permanente de glória e beleza (</text:span><text:a xlink:type="simple" xlink:href="http://mysword.info/b?r=1Co_11:15" text:style-name="Internet_20_link" text:visited-style-name="Visited_20_Internet_20_Link"><text:span text:style-name="T5">v. 15</text:span></text:a><text:span text:style-name="T5">). O cabelo da mulher, portanto, deve ser coberto quando as coisas divinas estão em discussão por causa do que ele representa. Quando as irmãs usam uma cobertura de cabeça, elas estão dizendo que nós não reconhecemos o primeiro homem como tendo algum lugar no Cristianismo. É uma confissão de que o homem e sua glória não têm lugar nas coisas divinas.</text:span></text:p>
          <text:p text:style-name="Text_20_body"><text:span text:style-name="T5">Diz no </text:span><text:a xlink:type="simple" xlink:href="http://mysword.info/b?r=1Co_11:5" text:style-name="Internet_20_link" text:visited-style-name="Visited_20_Internet_20_Link"><text:span text:style-name="T5">versículo 5</text:span></text:a><text:span text:style-name="T5">: “</text:span><text:span text:style-name="T8">Mas toda mulher que ora ou profetiza …”</text:span><text:span text:style-name="T5"> Essas duas coisas cobrem toda a atividade de uma pessoa na esfera espiritual. Orar é a esfera do sacerdócio e profetizar é a esfera do ministério. Orar é para com Deus e profetizar é para com os nossos semelhantes. O cabelo da mulher, portanto, deve ser coberto quando uma dessas esferas estiver em exercício. Pode ser tanto quando ela está orando, ou quando está na presença de outro que está orando, acrescentando seu “</text:span><text:span text:style-name="T8">Amém”</text:span><text:span text:style-name="T5">, ou pode ser quando a Palavra de Deus está sendo ministrada.</text:span></text:p>
          <text:p text:style-name="Text_20_body"><text:span text:style-name="T5">O apóstolo acrescenta: “</text:span><text:span text:style-name="T8">... por causa dos anjos”</text:span><text:span text:style-name="T5"> (</text:span><text:a xlink:type="simple" xlink:href="http://mysword.info/b?r=1Co_11:10" text:style-name="Internet_20_link" text:visited-style-name="Visited_20_Internet_20_Link"><text:span text:style-name="T5">v. 10</text:span></text:a><text:span text:style-name="T5">). Deus estabeleceu certa ordem em Sua criação. Homens e mulheres Cristãos não devem negligenciar essa ordem, mas se lembrar de que são um espetáculo divinamente determinado. Os anjos, assim como os homens, estão aprendendo a multiforme sabedoria de Deus em Seus caminhos entre os Cristãos na Terra (1 Co </text:span><text:a xlink:type="simple" xlink:href="http://mysword.info/b?r=1Co_4:9" text:style-name="Internet_20_link" text:visited-style-name="Visited_20_Internet_20_Link"><text:span text:style-name="T5">4:9</text:span></text:a><text:span text:style-name="T5">; </text:span><text:a xlink:type="simple" xlink:href="http://mysword.info/b?r=Eph_3:10" text:style-name="Internet_20_link" text:visited-style-name="Visited_20_Internet_20_Link"><text:span text:style-name="T5">Ef 3:10</text:span></text:a><text:span text:style-name="T5">).</text:span></text:p>
          <text:p text:style-name="P12">Disputas em Relação às Coberturas das Cabeças</text:p>
          <text:p text:style-name="Text_20_body"><text:span text:style-name="T5">A história nos diz que este assunto não foi um problema na Igreja até aproximadamente os últimos 60 anos. Hoje é um assunto muito discutido. Um argumento é que essas instruções do apóstolo Paulo eram apenas para os coríntios daquela época e, portanto, não têm aplicação para nossos dias. A necessidade do uso de cobertura para a cabeça é explicada como sendo um costume cultural antigo que não tem qualquer aplicação para as mulheres hoje em dia. Quais Cristãos poderiam acolher a ideia de que parte do Novo Testamento da Bíblia não tem nada a dizer-lhes, a não ser que estivessem deliberadamente tentando evitar uma certa passagem? Lembraríamos o leitor de que as coisas que Paulo ensinou sobre as coberturas para a cabeça não era algo exclusivo para os coríntios </text:span><text:soft-page-break/><text:span text:style-name="T5">daquela época, mas para “</text:span><text:span text:style-name="T8">todos… em todo o lugar”</text:span><text:span text:style-name="T5"> (</text:span><text:a xlink:type="simple" xlink:href="http://mysword.info/b?r=1Co_1:2" text:style-name="Internet_20_link" text:visited-style-name="Visited_20_Internet_20_Link"><text:span text:style-name="T5">1 Co 1:2</text:span></text:a><text:span text:style-name="T5">).</text:span></text:p>
          <text:p text:style-name="P5">Fazer das coberturas para a cabeça uma coisa cultural daquela época é uma invenção. Paulo não faz comentários para esse fim. Ensinar isso é concluir algo que não está nas Escrituras. Ele explicou a razão para usá-las – é uma confissão de que o primeiro homem não tem lugar no Cristianismo. Se esta passagem fosse algo apenas para os primeiros dias da Igreja e não para hoje, então estamos realmente dizendo que a verdade da autoridade de Cristo não é necessária hoje! Sem perceber, aqueles que sustentam tais argumentos estão sugerindo que o primeiro homem deve ter um lugar na assembleia hoje. Esse foi exatamente o problema na assembleia em Corinto, e é nosso problema hoje.</text:p>
          <text:p text:style-name="Text_20_body"><text:span text:style-name="T5">Além disso, se as coberturas para a cabeça fossem apenas para aqueles dias, por que a Igreja em geral observou essas instruções desde o início até cerca de 60 anos atrás? São mais de 1.900 anos! A Igreja esteve errada em fazer isso todos esses anos e só recentemente chegou ao conhecimento da verdade? Preferimos pensar que se trata do que Paulo falou a Timóteo quando disse: “</text:span><text:span text:style-name="T8">Porque virá tempo em que não sofrerão a sã doutrina… E desviarão os ouvidos da verdade”</text:span><text:span text:style-name="T5"> (</text:span><text:a xlink:type="simple" xlink:href="http://mysword.info/b?r=2Ti_4:3-4" text:style-name="Internet_20_link" text:visited-style-name="Visited_20_Internet_20_Link"><text:span text:style-name="T5">2Tm 4:3-4</text:span></text:a><text:span text:style-name="T5">). Tal é o caráter dos últimos dias.</text:span></text:p>
          <text:p text:style-name="P12">Duas Coberturas para a Cabeça</text:p>
          <text:p text:style-name="Text_20_body"><text:span text:style-name="T5">Outro argumento é que uma mulher não precisa usar uma cobertura de cabeça artificial porque o cabelo lhe foi dado para esse propósito. Isto é tirado do </text:span><text:a xlink:type="simple" xlink:href="http://mysword.info/b?r=1Co_11:15" text:style-name="Internet_20_link" text:visited-style-name="Visited_20_Internet_20_Link"><text:span text:style-name="T5">versículo 15</text:span></text:a><text:span text:style-name="T5">, que diz: “</text:span><text:span text:style-name="T8">Mas ter a mulher cabelo crescido lhe é honroso, porque o cabelo lhe foi dado em lugar de véu”</text:span><text:span text:style-name="T5">. Este é um mal-entendido comum. A ideia vem de não se perceber que há </text:span><text:span text:style-name="T7">duas</text:span><text:span text:style-name="T5"> coberturas mencionadas nesta passagem. O apóstolo usou propositadamente duas palavras diferentes para distingui-las. Infelizmente, na maioria das Bíblias em inglês, os tradutores não o indicaram; e, portanto, o leitor pode concluir sinceramente que o cabelo da mulher é uma cobertura suficiente.</text:span></text:p>
          <text:p text:style-name="Text_20_body"><text:span text:style-name="T5">A palavra na língua original para “</text:span><text:span text:style-name="T8">cobertura”</text:span><text:span text:style-name="T5"> nos </text:span><text:a xlink:type="simple" xlink:href="http://mysword.info/b?r=1Co_11:4-6" text:style-name="Internet_20_link" text:visited-style-name="Visited_20_Internet_20_Link"><text:span text:style-name="T5">versículos 4-6</text:span></text:a><text:span text:style-name="T5"> é “</text:span><text:span text:style-name="T7">katakalupo” </text:span><text:span text:style-name="T5">que indica uma cobertura artificial para o cabelo, como um chapéu ou um lenço, </text:span><text:span text:style-name="T7">Etc.</text:span><text:span text:style-name="T5"> A palavra no </text:span><text:a xlink:type="simple" xlink:href="http://mysword.info/b?r=1Co_11:15" text:style-name="Internet_20_link" text:visited-style-name="Visited_20_Internet_20_Link"><text:span text:style-name="T5">versículo 15</text:span></text:a><text:span text:style-name="T5"> é “</text:span><text:span text:style-name="T7">peribolaiou”</text:span><text:span text:style-name="T5"> que indica cabelos naturais contornando a cabeça. A linguagem moderna pode chamar de penteado ou algo parecido a isso. Assim, o cabelo de uma mulher é um véu (ou cobertura) de glória e beleza que a natureza lhe deu. Isso fala da glória natural do primeiro homem. (O artigo “[d]</text:span><text:span text:style-name="T8">o”</text:span><text:span text:style-name="T5"> não deveria estar no texto do </text:span><text:a xlink:type="simple" xlink:href="http://mysword.info/b?r=1Co_11:7" text:style-name="Internet_20_link" text:visited-style-name="Visited_20_Internet_20_Link"><text:span text:style-name="T5">versículo 7</text:span></text:a><text:span text:style-name="T5">b. Não é “</text:span><text:span text:style-name="T8">o homem”</text:span><text:span text:style-name="T5">, mas simplesmente “</text:span><text:span text:style-name="T8">homem”</text:span><text:span text:style-name="T5">). Portanto, a cabeça dela deve ser coberta com uma cobertura artificial. Ao fazer isso, confessamos que não reconhecemos que o primeiro homem tenha algum lugar no Cristianismo.</text:span></text:p>
          <text:p text:style-name="Text_20_body"><text:span text:style-name="T5">Se o cabelo é a cobertura referida nos </text:span><text:a xlink:type="simple" xlink:href="http://mysword.info/b?r=1Co_11:4-7" text:style-name="Internet_20_link" text:visited-style-name="Visited_20_Internet_20_Link"><text:span text:style-name="T5">versos 4-7</text:span></text:a><text:span text:style-name="T5">, então os homens têm uma cobertura na cabeça, pois eles também têm cabelos. E se esse fosse o caso, então como eles poderiam orar e profetizar em obediência à Palavra de Deus, já que os irmãos não devem ministrar com as cabeças cobertas (</text:span><text:a xlink:type="simple" xlink:href="http://mysword.info/b?r=1Co_11:4" text:style-name="Internet_20_link" text:visited-style-name="Visited_20_Internet_20_Link"><text:span text:style-name="T5">v. 4</text:span></text:a><text:span text:style-name="T5">)? A única opção, se alguém deseja ministrar a Palavra, é raspar a cabeça (</text:span><text:a xlink:type="simple" xlink:href="http://mysword.info/b?r=1Co_11:5-6" text:style-name="Internet_20_link" text:visited-style-name="Visited_20_Internet_20_Link"><text:span text:style-name="T5">vs. 5-6</text:span></text:a><text:span text:style-name="T5">). Certamente aqueles que têm essas objeções não estão querendo dizer que todos os irmãos que oram e ministram a Palavra publicamente deveriam ter suas cabeças raspadas? E se eles acreditam nisso, por que não o praticam?</text:span></text:p>
          <text:p text:style-name="Text_20_body"><text:span text:style-name="T5">O Espírito de Deus parece ter antecipado este tempo em que vivemos quando haveria aqueles que disputariam essas coisas. Assim, o apóstolo diz: “</text:span><text:span text:style-name="T8">Mas, se alguém quiser ser contencioso, nós não </text:span><text:soft-page-break/><text:span text:style-name="T8">temos tal costume, nem as igrejas de Deus”</text:span><text:span text:style-name="T5">. (</text:span><text:a xlink:type="simple" xlink:href="http://mysword.info/b?r=1Co_11:16" text:style-name="Internet_20_link" text:visited-style-name="Visited_20_Internet_20_Link"><text:span text:style-name="T5">v. 16</text:span></text:a><text:span text:style-name="T5">). O “</text:span><text:span text:style-name="T8">nós”</text:span><text:span text:style-name="T5"> neste versículo são os apóstolos que foram dados para deitar os alicerces do Cristianismo por meio do seu ministério. Ele diz que, se há aqueles que querem discutir sobre essas coisas, deixe-os saber que “</text:span><text:span text:style-name="T8">nós”</text:span><text:span text:style-name="T5"> não temos “</text:span><text:span text:style-name="T8">tal costume”</text:span><text:span text:style-name="T5"> que as mulheres apareçam com as cabeças descobertas quando assuntos divinos estão em discussão. Eles não ensinaram tal costume à Igreja – nem em Corinto, nem em nenhuma das “</text:span><text:span text:style-name="T8">igrejas de Deus”</text:span><text:span text:style-name="T5">.</text:span></text:p>
          <text:p text:style-name="P12">Devem ser Usadas Coberturas de Cabeça ao se Cantar Hinos?</text:p>
          <text:p text:style-name="Text_20_body"><text:span text:style-name="T5">Alguns perguntaram se as irmãs deveriam usar coberturas de cabeça nas reuniões para cânticos. O </text:span><text:a xlink:type="simple" xlink:href="http://mysword.info/b?r=1Co_11:5" text:style-name="Internet_20_link" text:visited-style-name="Visited_20_Internet_20_Link"><text:span text:style-name="T5">versículo 5</text:span></text:a><text:span text:style-name="T5"> diz que as irmãs devem estar cobertas quando orarem ou profetizarem. Isso, como mencionado, refere-se às duas esferas nas quais ela age diante de Deus – o sacerdócio e o ministério. Colossenses </text:span><text:a xlink:type="simple" xlink:href="http://mysword.info/b?r=col_3:16/" text:style-name="Internet_20_link" text:visited-style-name="Visited_20_Internet_20_Link"><text:span text:style-name="T5">3:16</text:span></text:a><text:span text:style-name="T5"> indica que o canto espiritual tem ambas as dimensões. Ele diz: “</text:span><text:span text:style-name="T8">ensinando-vos e admoestando–vos uns aos outros, com salmos, hinos e cânticos espirituais; cantando ao Senhor com graça em vosso coração”</text:span><text:span text:style-name="T5">. À luz desse versículo, diríamos que as irmãs devem estar cobertas.</text:span></text:p>
          <text:p text:style-name="P5">“<text:span text:style-name="T4">Hinos”</text:span> são composições dirigidas a Pessoas divinas. Algumas são orações e outras expressam adoração. Estes entram na categoria do sacerdócio. O versículo citado diz que são cantados “<text:span text:style-name="T4">ao Senhor”</text:span>. “<text:span text:style-name="T4">Salmos”</text:span> e “<text:span text:style-name="T4">cânticos espirituais”</text:span>, por outro lado, são composições que devem nos instruir na verdade. Há (ou pelo menos deveria haver) uma medida de “<text:span text:style-name="T4">ensino e admoestação”</text:span> neles, que é a esfera do ministério. Portanto, nos cânticos, as irmãs deveriam ter suas cabeças cobertas e, respectivamente, os irmãos deveriam tê-las descobertas, porque estão participando de uma função sacerdotal e ministerial.</text:p>
        </text:section>
        <text:section text:style-name="Sect1" text:name="calibre_link-49">
          <text:p text:style-name="Heading_20_1"><text:span text:style-name="T5">7) FALHA EM TER SOBRIEDADE E REVERÊNCIA À CEIA DO SENHOR <text:line-break/>(</text:span><text:a xlink:type="simple" xlink:href="http://mysword.info/b?r=1Co_11:17-34" text:style-name="Internet_20_link" text:visited-style-name="Visited_20_Internet_20_Link"><text:span text:style-name="T5">1 Co 11:17-34</text:span></text:a><text:span text:style-name="T5">)</text:span></text:p>
          <text:p text:style-name="P5">Neste ponto da epístola, o apóstolo se volta para abordar assuntos na assembleia para quando eles estivessem reunidos para adoração e ministério. Ele diz: “<text:span text:style-name="T4">Primeiro, quando vos ajuntais em assembleia...”</text:span> (JND). Como mencionado anteriormente, esta frase ocorre sete vezes nos próximos capítulos, indicando que está agora abordando desordens que têm a ver com os santos quando eles estão juntos “<text:span text:style-name="T4">em assembleia”</text:span>. É significativo que, antes de falar do ministério na assembleia, que é o exercício do dom, aborde o comportamento deles na Ceia do Senhor (a festa da lembrança). Esta é a esfera do sacerdócio onde o louvor e a adoração são oferecidos. Uma vez que a adoração deve sempre preceder o exercício do dom em serviço, ele aborda isso primeiro.</text:p>
          <text:p text:style-name="Text_20_body"><text:span text:style-name="T5">Oração, louvor e adoração pertencem à esfera do sacerdócio. A Escritura ensina que todo crente é um sacerdote (</text:span><text:a xlink:type="simple" xlink:href="http://mysword.info/b?r=1Pe_2:5" text:style-name="Internet_20_link" text:visited-style-name="Visited_20_Internet_20_Link"><text:span text:style-name="T5">1 Pe 2:5</text:span></text:a><text:span text:style-name="T5">; Ap </text:span><text:a xlink:type="simple" xlink:href="http://mysword.info/b?r=Rev_1:6" text:style-name="Internet_20_link" text:visited-style-name="Visited_20_Internet_20_Link"><text:span text:style-name="T5">1:6</text:span></text:a><text:span text:style-name="T5">, </text:span><text:a xlink:type="simple" xlink:href="http://mysword.info/b?r=Rev_1:10" text:style-name="Internet_20_link" text:visited-style-name="Visited_20_Internet_20_Link"><text:span text:style-name="T5">5:10</text:span></text:a><text:span text:style-name="T5">), e quando a assembleia está reunida, os irmãos devem estar em bom estado espiritual para que o Espírito de Deus possa levá-los a agir como porta-vozes da assembleia, expressando publicamente sua dependência e adoração a Deus (</text:span><text:a xlink:type="simple" xlink:href="http://mysword.info/b?r=1Ti_2:8" text:style-name="Internet_20_link" text:visited-style-name="Visited_20_Internet_20_Link"><text:span text:style-name="T5">1Tm 2:8</text:span></text:a><text:span text:style-name="T5">). A Ceia do Senhor é talvez a reunião preeminente da Igreja. Não é uma reunião para o exercício de dom, mas para a lembrança do Senhor em Sua morte. Não é chamada de reunião de “adoração”, mas a adoração certamente flui dos corações dos santos quando eles estão ocupados com os sofrimentos do Senhor na morte. É um momento em que os santos podem exercer coletivamente o seu sacerdócio, oferecendo adoração e louvor ao Pai e ao Filho.</text:span></text:p>
          <text:p text:style-name="Heading_20_1"><text:soft-page-break/><text:span text:style-name="T5">Desonrando a Ceia do Senhor <text:line-break/>(</text:span><text:a xlink:type="simple" xlink:href="http://mysword.info/b?r=1Co_11:17-22" text:style-name="Internet_20_link" text:visited-style-name="Visited_20_Internet_20_Link"><text:span text:style-name="T5">1 Co 11:17-22</text:span></text:a><text:span text:style-name="T5">)</text:span></text:p>
          <text:p text:style-name="Text_20_body"><text:a xlink:type="simple" xlink:href="http://mysword.info/b?r=1Co_11:17-19" text:style-name="Internet_20_link" text:visited-style-name="Visited_20_Internet_20_Link"><text:span text:style-name="T5">Vs. 17-19</text:span></text:a><text:span text:style-name="T5"> – Havia graves desordens na assembleia de Corinto, de modo que a Ceia do Senhor, que deveria ter sido para a bênção deles, havia se tornado a ocasião para trazer os julgamentos governamentais de Deus sobre eles. Por isso, Paulo diz: “</text:span><text:span text:style-name="T8">porquanto vos ajuntais, não para melhor, senão para pior”</text:span><text:span text:style-name="T5">. Chegar à “</text:span><text:span text:style-name="T8">Ceia do Senhor”</text:span><text:span text:style-name="T5"> em tal estado deplorável era apenas para o seu “</text:span><text:span text:style-name="T8">pior”</text:span><text:span text:style-name="T5"> no sentido de que estavam sofrendo sob os tratamentos governamentais de Deus quanto a isso, como os versículos </text:span><text:a xlink:type="simple" xlink:href="http://mysword.info/b?r=1Co_11:27-32" text:style-name="Internet_20_link" text:visited-style-name="Visited_20_Internet_20_Link"><text:span text:style-name="T5">27-32</text:span></text:a><text:span text:style-name="T5"> indicam.</text:span></text:p>
          <text:p text:style-name="Text_20_body"><text:span text:style-name="T5">O partimento do pão é o modo pelo qual os membros do corpo de Cristo expressam sua unidade como estabelecido na sua participação no “</text:span><text:span text:style-name="T8">um só pão”</text:span><text:span text:style-name="T5"> (</text:span><text:a xlink:type="simple" xlink:href="http://mysword.info/b?r=1Co_10:17" text:style-name="Internet_20_link" text:visited-style-name="Visited_20_Internet_20_Link"><text:span text:style-name="T5">1 Co 10:17</text:span></text:a><text:span text:style-name="T5">). No entanto, o ajuntamento dos santos em Corinto para aquela festa apenas manifestou um estado de divisão entre eles. A própria festa que deveria manifestar sua unidade, manifestou seu espírito de divisão! Ele diz: “</text:span><text:span text:style-name="T8">Há entre vós dissensões”</text:span><text:span text:style-name="T5">. Isso foi para vergonha deles.</text:span></text:p>
          <text:p text:style-name="P5">Além disso, uma vez que havia divisões, Paulo lhes diz “<text:span text:style-name="T4">Até importa que haja entre vós heresias”</text:span>. Uma divisão (um cisma) é uma partição <text:span text:style-name="T3">interna</text:span> entre os santos, mas uma heresia (uma seita) é uma divisão <text:span text:style-name="T3">Externa </text:span>entre os santos onde um grupo se separa e já não se encontra mais em comunhão com os outros. Paulo adverte que, se essas divisões (cismas) não fossem tratadas, mais cedo ou mais tarde se tornariam em heresia. Era, e ainda é a maneira de Satanás destruir a assembleia a partir de dentro. O apóstolo diz que se as coisas chegassem àquele ponto, “<text:span text:style-name="T4">Os que são sinceros </text:span>[<text:span text:style-name="T4">Aprovados – </text:span>ATB]” seriam “<text:span text:style-name="T4">manifestos”</text:span>. Em outras palavras, Deus permite essas coisas para nos testar, e nosso estado será manifestado pelo lado em que tomarmos na heresia.</text:p>
          <text:p text:style-name="Text_20_body"><text:a xlink:type="simple" xlink:href="http://mysword.info/b?r=1Co_11:20-22" text:style-name="Internet_20_link" text:visited-style-name="Visited_20_Internet_20_Link"><text:span text:style-name="T5">Vs. 20-22</text:span></text:a><text:span text:style-name="T5"> – Os coríntios aparentemente estavam se reunindo para uma festa social preliminar. Então, ao final dela, eles participariam da Ceia do Senhor como uma espécie de um complemento. Este foi um terrível mal entendimento do propósito da Ceia do Senhor. Paulo não teria permitido que isso acontecesse quando esteve lá com eles por 18 meses (</text:span><text:a xlink:type="simple" xlink:href="http://mysword.info/b?r=Act_18:11" text:style-name="Internet_20_link" text:visited-style-name="Visited_20_Internet_20_Link"><text:span text:style-name="T5">At 18:11</text:span></text:a><text:span text:style-name="T5">), então suas reuniões devem ter se deteriorado consideravelmente em sua ausência. Como alguns eram pobres e outros ricos, isso gerou divisões naturais entre eles ao fazerem suas refeições. Alguns traziam uma elaborada mesa de comida para se satisfazerem, mas outros iam “</text:span><text:span text:style-name="T8">famintos”</text:span><text:span text:style-name="T5">. Isso era diametralmente oposto ao propósito do partir do pão à Mesa do Senhor. O ajuntamento deles tornou-se uma negação prática tanto da Ceia do Senhor quanto da verdade da assembleia de Deus. Para corrigir isso, Paulo lhes diz que não devem misturar uma festa social com a festa da lembrança. Eles poderiam ter suas festas sociais em casa.</text:span></text:p>
          <text:p text:style-name="Heading_20_1"><text:span text:style-name="T5">O Significado da Ceia do Senhor <text:line-break/>(</text:span><text:a xlink:type="simple" xlink:href="http://mysword.info/b?r=1Co_11:23-26" text:style-name="Internet_20_link" text:visited-style-name="Visited_20_Internet_20_Link"><text:span text:style-name="T5">1 Co 11:23-26</text:span></text:a><text:span text:style-name="T5">)</text:span></text:p>
          <text:p text:style-name="Text_20_body"><text:span text:style-name="T5">Nos versículos </text:span><text:a xlink:type="simple" xlink:href="http://mysword.info/b?r=1Co_11:23-26" text:style-name="Internet_20_link" text:visited-style-name="Visited_20_Internet_20_Link"><text:span text:style-name="T5">23-26</text:span></text:a><text:span text:style-name="T5">, ele continua falando sobre o verdadeiro propósito da Ceia do Senhor. O cenário em que o Senhor a instituiu é realmente tocante. Na mesma noite em que a maldade do homem atingiu o seu auge na traição de Cristo, Seu amor foi exibido em toda a sua beleza. Quando a cobiça levou à traição, o amor instituiu a Ceia! </text:span><text:span text:style-name="T7">Amor e afeição foram o cenário em que foi instituída, e amor e apreço é a maneira na qual deve ser comida.</text:span></text:p>
          <text:p text:style-name="P5">Não é chamada de “reunião de adoração”, mas a adoração na Ceia se eleva espontaneamente ao Pai e ao Filho. Com o coração daqueles que participam da Ceia sendo profundamente afetados com <text:soft-page-break/>gratidão, a adoração não deixará de surgir nessa cena. Não vamos ao partimento do pão para nos lembrar de nossos pecados, mas do Seu amor que sofreu para tirar nossos pecados. Este comovente memorial da morte do Senhor é um contraste gritante com o banquete embriagante ao qual os coríntios, pela sua insensibilidade, reduziram a Ceia.</text:p>
          <text:p text:style-name="Text_20_body"><text:span text:style-name="T5">O hábito da Igreja primitiva era partir o pão no “</text:span><text:span text:style-name="T8">primeiro dia da semana”</text:span><text:span text:style-name="T5"> (</text:span><text:a xlink:type="simple" xlink:href="http://mysword.info/b?r=Act_20:7" text:style-name="Internet_20_link" text:visited-style-name="Visited_20_Internet_20_Link"><text:span text:style-name="T5">At 20:7</text:span></text:a><text:span text:style-name="T5">). Isto não era algo que meramente os santos de Trôade faziam localmente; era o que os discípulos fizeram universalmente. É isso que a Igreja deveria estar fazendo hoje, mas é triste dizer que a Igreja amplamente colocou essa festa proeminente em desuso. Alguns grupos Cristãos têm uma forma da Ceia do Senhor uma vez por mês; outros fazem isso trimestralmente.</text:span></text:p>
          <text:p text:style-name="P12">A Diferença entre a Mesa do Senhor e a Ceia do Senhor</text:p>
          <text:p text:style-name="P5">Um erro comum é confundir “<text:span text:style-name="T4">a Mesa do Senhor”</text:span> com a “<text:span text:style-name="T4">Ceia do Senhor”</text:span>. Muitas vezes, esses dois termos são usados de forma intercambiável, como se não houvesse diferença entre eles.</text:p>
          <text:p text:style-name="P8"><text:span text:style-name="T5">“</text:span><text:span text:style-name="T8">A Mesa do Senhor”</text:span><text:span text:style-name="T5"> é um termo </text:span><text:span text:style-name="T7">simbólico</text:span><text:span text:style-name="T5"> que significa o terreno da comunhão na qual os membros do corpo de Cristo se encontram, onde a autoridade do Senhor é reconhecida e reverenciada (</text:span><text:a xlink:type="simple" xlink:href="http://mysword.info/b?r=1Co_10:21" text:style-name="Internet_20_link" text:visited-style-name="Visited_20_Internet_20_Link"><text:span text:style-name="T5">1 Co 10:21</text:span></text:a><text:span text:style-name="T5">). </text:span></text:p>
          <text:p text:style-name="Text_20_body"><text:span text:style-name="T5">“</text:span><text:span text:style-name="T8">A Ceia do Senhor”</text:span><text:span text:style-name="T5">, por outro lado, é uma ordenação </text:span><text:span text:style-name="T7">literal</text:span><text:span text:style-name="T5"> na qual os Cristãos participam quando se lembram do Senhor em Sua morte no partir do pão (</text:span><text:a xlink:type="simple" xlink:href="http://mysword.info/b?r=1Co_11:20,23-26" text:style-name="Internet_20_link" text:visited-style-name="Visited_20_Internet_20_Link"><text:span text:style-name="T5">1 Co 11:20, 23-26</text:span></text:a><text:span text:style-name="T5">). </text:span></text:p>
          <text:p text:style-name="P5"> </text:p>
          <text:p text:style-name="P5">Não devemos pensar que a Mesa do Senhor é uma mesa física que os irmãos colocam no meio da sala sobre a qual colocam os emblemas. Nem devemos pensar que a Mesa do Senhor é o ato de partir o pão. Como mencionado, é um termo simbólico. Se estivermos verdadeiramente reunidos ao nome do Senhor pelo Espírito Santo, estamos à “<text:span text:style-name="T4">Mesa do Senhor”</text:span> 24 horas por dia, 7 dias por semana, mas só comemos “<text:span text:style-name="T4">a Ceia do Senhor”</text:span> em uma hora específica no dia do Senhor, uma vez por semana. Em condições normais, uma pessoa deve ir à Mesa do Senhor <text:span text:style-name="T3">uma vez</text:span> em sua vida, quando entra em comunhão prática com aqueles que estão reunidos ao nome do Senhor, mas deve ir à Ceia do Senhor toda semana. A Ceia do Senhor (o ato de partir o pão) deve ser comida à Mesa do Senhor – o terreno da comunhão sobre a qual o Espírito reúne os membros do corpo de Cristo. Portanto, seria incorreto dizer que vamos à Mesa do Senhor no dia do Senhor; mas antes, vamos participar da Ceia do Senhor naquele dia. Pessoas bem-intencionadas podem dizer coisas como: “O irmão Fulano se levantou à Mesa do Senhor para dar graças”, mas o comentário seria mais correto se fosse dito que o irmão Fulano se levantou à Ceia do Senhor para dar graças.</text:p>
          <text:p text:style-name="Text_20_body"><text:span text:style-name="T5">Quando uma pessoa é recebida à comunhão, ela é recebida à “Mesa do Senhor”, onde ela tem o privilégio de comer “a Ceia do Senhor”. Se uma pessoa é “excluída” sob um ato administrativo de julgamento pela assembleia (</text:span><text:a xlink:type="simple" xlink:href="http://mysword.info/b?r=1Co_5:13" text:style-name="Internet_20_link" text:visited-style-name="Visited_20_Internet_20_Link"><text:span text:style-name="T5">1 Co 5:13</text:span></text:a><text:span text:style-name="T5">), ela é colocada fora da “Mesa do Senhor”, e não apenas “da Ceia do Senhor”. Ela é colocada fora da comunhão dos santos reunidos ao nome do Senhor como um todo, que inclui o privilégio de partir o pão. Alguns pensam que o comer mencionado em 1 Coríntios </text:span><text:a xlink:type="simple" xlink:href="http://mysword.info/b?r=1Co_5:11" text:style-name="Internet_20_link" text:visited-style-name="Visited_20_Internet_20_Link"><text:span text:style-name="T5">5:11</text:span></text:a><text:span text:style-name="T5"> se refere a comer a Ceia do Senhor. Daí, eles concluem que não devemos partir o pão com ela, mas podemos ter comunhão individualmente. No entanto, isso tem a ver com qualquer tipo de comer – quer seja no partir do pão ou em uma refeição comum em nossas casas.</text:span></text:p>
          <text:p text:style-name="P5">Uma pergunta pode ser feita: “Aqueles que não estão à ‘Mesa do Senhor”, mas nas várias <text:soft-page-break/>organizações da igreja feitas pelo homem, podem participar da ‘Ceia do Senhor’ onde estão?” J. N. Darby disse: “Eles podem individualmente lembrar a morte do Senhor e, nesse sentido, ter a Ceia do Senhor”. W. Potter disse: “Considere as mesas nas várias denominações: para esses Cristãos, essa mesa é a do Senhor e a Sua ceia e, como tal, participam dela. Alguns entre nós estavam há anos em uma ou outra dessas mesas, e ali com toda a sinceridade, por falta de luz adicional. Poder-se-ia dizer que em verdade nunca tínhamos participado da Ceia do Senhor até sermos encontrados entre aqueles reunidos em terreno bíblico? Certamente que não, embora a maneira na qual nós participávamos não estivesse de acordo com as Escrituras”. Os Cristãos podem comer a Ceia do Senhor em suas denominações, mas se fosse para ser comida corretamente, deveria ser feita à “<text:span text:style-name="T4">Mesa do Senhor”</text:span>.</text:p>
          <text:p text:style-name="P12">Dois Aspectos do Partimento do Pão</text:p>
          <text:p text:style-name="Text_20_body"><text:span text:style-name="T5">A Ceia é mencionada nos </text:span><text:a xlink:type="simple" xlink:href="http://mysword.info/b?r=1Co_10" text:style-name="Internet_20_link" text:visited-style-name="Visited_20_Internet_20_Link"><text:span text:style-name="T5">capítulos 10</text:span></text:a><text:span text:style-name="T5">-11 de duas maneiras. Algumas diferenças são: capítulo </text:span><text:a xlink:type="simple" xlink:href="http://mysword.info/b?r=1Co_10:15-17" text:style-name="Internet_20_link" text:visited-style-name="Visited_20_Internet_20_Link"><text:span text:style-name="T5">10:15-17</text:span></text:a><text:span text:style-name="T5"> é o ato </text:span><text:span text:style-name="T7">coletivo </text:span><text:span text:style-name="T5">de partir o pão – diz: “</text:span><text:span text:style-name="T8">o cálice de bênção que abençoamos”</text:span><text:span text:style-name="T5"> e “</text:span><text:span text:style-name="T8">o pão que partimos”</text:span><text:span text:style-name="T5">, enquanto o capítulo </text:span><text:a xlink:type="simple" xlink:href="http://mysword.info/b?r=1Co_11:23-26" text:style-name="Internet_20_link" text:visited-style-name="Visited_20_Internet_20_Link"><text:span text:style-name="T5">11:23-26</text:span></text:a><text:span text:style-name="T5"> é o ato individual de partir o pão. Diz: “</text:span><text:span text:style-name="T8">Fazei isto...”</text:span><text:span text:style-name="T5">.</text:span></text:p>
          <text:p text:style-name="Text_20_body"><text:span text:style-name="T5">No capítulo </text:span><text:a xlink:type="simple" xlink:href="http://mysword.info/b?r=1Co_10:15-17" text:style-name="Internet_20_link" text:visited-style-name="Visited_20_Internet_20_Link"><text:span text:style-name="T5">10:15-17</text:span></text:a><text:span text:style-name="T5"> “</text:span><text:span text:style-name="T8">o pão”</text:span><text:span text:style-name="T5">, visto em seu estado inteiro (não partido), representa o corpo </text:span><text:span text:style-name="T7">místico</text:span><text:span text:style-name="T5"> de Cristo, enquanto o “</text:span><text:span text:style-name="T8">pão”</text:span><text:span text:style-name="T5"> no capítulo </text:span><text:a xlink:type="simple" xlink:href="http://mysword.info/b?r=1Co_11:3-26" text:style-name="Internet_20_link" text:visited-style-name="Visited_20_Internet_20_Link"><text:span text:style-name="T5">11:3-26</text:span></text:a><text:span text:style-name="T5"> representa o corpo </text:span><text:span text:style-name="T7">físico</text:span><text:span text:style-name="T5"> do Senhor no qual Ele sofreu e morreu. O capítulo </text:span><text:a xlink:type="simple" xlink:href="http://mysword.info/b?r=1Co_10:15-17" text:style-name="Internet_20_link" text:visited-style-name="Visited_20_Internet_20_Link"><text:span text:style-name="T5">10:15-17</text:span></text:a><text:span text:style-name="T5"> coloca primeiro “</text:span><text:span text:style-name="T8">o cálice da bênção”</text:span><text:span text:style-name="T5">, depois o “</text:span><text:span text:style-name="T8">pão”</text:span><text:span text:style-name="T5">, porque está falando do nosso direito de estar à mesa como crentes redimidos – o que é o resultado de Seu sangue ter sido derramado. No capítulo </text:span><text:a xlink:type="simple" xlink:href="http://mysword.info/b?r=1Co_11:23-26" text:style-name="Internet_20_link" text:visited-style-name="Visited_20_Internet_20_Link"><text:span text:style-name="T5">11:23-26</text:span></text:a><text:span text:style-name="T5"> a ordem é invertida, colocando primeiro o partimento do pão, seguido pelo beber do cálice, que é a </text:span><text:span text:style-name="T7">ordem</text:span><text:span text:style-name="T5"> em que deve ser comida (Lc </text:span><text:a xlink:type="simple" xlink:href="http://mysword.info/b?r=Luk_22:19-20" text:style-name="Internet_20_link" text:visited-style-name="Visited_20_Internet_20_Link"><text:span text:style-name="T5">22:19-20</text:span></text:a><text:span text:style-name="T5">). Isto é porque nós comemos a Ceia em lembrança d’Ele em Sua morte, e Ele sofreu primeiro em Seu corpo, e então, depois de morrer Ele derramou Seu sangue.</text:span></text:p>
          <text:p text:style-name="Text_20_body"><text:span text:style-name="T5">No capítulo </text:span><text:a xlink:type="simple" xlink:href="http://mysword.info/b?r=1Co_10:16-17" text:style-name="Internet_20_link" text:visited-style-name="Visited_20_Internet_20_Link"><text:span text:style-name="T5">10:16-17</text:span></text:a><text:span text:style-name="T5">, o partimento do pão está em conexão com a “</text:span><text:span text:style-name="T8">Mesa do Senhor”</text:span><text:span text:style-name="T5">, na qual anunciamos a </text:span><text:span text:style-name="T7">comunhão</text:span><text:span text:style-name="T5"> do corpo de Cristo (</text:span><text:a xlink:type="simple" xlink:href="http://mysword.info/b?r=1Co_10:21" text:style-name="Internet_20_link" text:visited-style-name="Visited_20_Internet_20_Link"><text:span text:style-name="T5">v. 21</text:span></text:a><text:span text:style-name="T5">). No capítulo </text:span><text:a xlink:type="simple" xlink:href="http://mysword.info/b?r=1Co_11:26" text:style-name="Internet_20_link" text:visited-style-name="Visited_20_Internet_20_Link"><text:span text:style-name="T5">11:26</text:span></text:a><text:span text:style-name="T5">, ao partir o pão (“</text:span><text:span text:style-name="T8">a Ceia do Senhor”</text:span><text:span text:style-name="T5">), anunciamos a </text:span><text:span text:style-name="T7">morte</text:span><text:span text:style-name="T5"> de Cristo.</text:span></text:p>
          <text:p text:style-name="Text_20_body"><text:span text:style-name="T5">O capítulo </text:span><text:a xlink:type="simple" xlink:href="http://mysword.info/b?r=1Co_10:15-22" text:style-name="Internet_20_link" text:visited-style-name="Visited_20_Internet_20_Link"><text:span text:style-name="T5">10:15-22</text:span></text:a><text:span text:style-name="T5"> tem a ver com a nossa responsabilidade de nos mantermos separados de todas as outras mesas (comunhões) – sejam mesas Cristãs cismáticas, mesas judaicas ou mesas idólatras, enquanto o capítulo </text:span><text:a xlink:type="simple" xlink:href="http://mysword.info/b?r=1Co_11:23-32" text:style-name="Internet_20_link" text:visited-style-name="Visited_20_Internet_20_Link"><text:span text:style-name="T5">11:23-32</text:span></text:a><text:span text:style-name="T5"> tem a ver com nossa responsabilidade em mantermos pureza em nossas vidas pessoais.</text:span></text:p>
          <text:p text:style-name="Text_20_body"><text:span text:style-name="T5">Muitos pensaram que já que os Cristãos bebem do “</text:span><text:span text:style-name="T8">cálice” </text:span><text:span text:style-name="T5">(que representa o sangue de Cristo) eles são aqueles com quem a Nova Aliança é feita. É verdade que o cálice está conectado com “</text:span><text:span text:style-name="T8">o sangue do Novo Testamento</text:span><text:span text:style-name="T5"> [</text:span><text:span text:style-name="T8">Pacto</text:span><text:span text:style-name="T5">]” (</text:span><text:a xlink:type="simple" xlink:href="http://mysword.info/b?r=Mat_26:28" text:style-name="Internet_20_link" text:visited-style-name="Visited_20_Internet_20_Link"><text:span text:style-name="T5">Mt 26:28</text:span></text:a><text:span text:style-name="T5">), mas a Nova Aliança é a que o Senhor estabelecerá com Israel quando forem restaurados em um dia vindouro (</text:span><text:a xlink:type="simple" xlink:href="http://mysword.info/b?r=Jer_31:31-34" text:style-name="Internet_20_link" text:visited-style-name="Visited_20_Internet_20_Link"><text:span text:style-name="T5">Jr 31:31-34</text:span></text:a><text:span text:style-name="T5">). A Antiga Aliança foi feita com Israel e foi selada com o sangue de touros e bodes. A Nova Aliança também será feita com Israel, mas é feita com o sangue de Cristo.</text:span></text:p>
          <text:p text:style-name="Text_20_body"><text:span text:style-name="T5">É um mal entendido comum pensar que a Nova Aliança é feita com a Igreja. A Igreja participa das bênçãos espirituais da Nova Aliança sem estar formalmente na Nova Aliança, porque repousa na fé sobre o mesmo fundamento da obra consumada de Cristo – da qual fala o sangue. De fato, sempre que a feitura da Nova Aliança é mencionada nas Escrituras, ela sempre especifica que é com “a casa de Israel” e “a casa de Judá” (</text:span><text:a xlink:type="simple" xlink:href="http://mysword.info/b?r=Heb_8:8" text:style-name="Internet_20_link" text:visited-style-name="Visited_20_Internet_20_Link"><text:span text:style-name="T5">Hb 8:8</text:span></text:a><text:span text:style-name="T5">). Além disso, o fato de se tratar de um “novo” acordo ou </text:span><text:soft-page-break/><text:span text:style-name="T5">aliança implica que houve algum acordo em vigor antes. É chamado de “</text:span><text:span text:style-name="T8">novo”</text:span><text:span text:style-name="T5"> porque foi trazido para substituir o antigo. Assim, o Novo Pacto é feito com aqueles (Israel) que tiveram o antigo. gentios que estão sendo salvos dentre as nações durante o tempo presente (</text:span><text:a xlink:type="simple" xlink:href="http://mysword.info/b?r=Act_15:14" text:style-name="Internet_20_link" text:visited-style-name="Visited_20_Internet_20_Link"><text:span text:style-name="T5">At 15:14</text:span></text:a><text:span text:style-name="T5">) nunca tiveram nenhum acordo anterior ou aliança com Deus. Não é com eles que um “novo” pacto seria feito. Da mesma forma, você não diria a uma pessoa com quem nunca teve relações anteriores, “vamos fazer um </text:span><text:span text:style-name="T7">novo</text:span><text:span text:style-name="T5"> acordo”. Você não o chamaria de “novo” nesse caso.</text:span></text:p>
          <text:p text:style-name="Text_20_body"><text:span text:style-name="T5">O versículo </text:span><text:a xlink:type="simple" xlink:href="http://mysword.info/b?r=1Co_11:26" text:style-name="Internet_20_link" text:visited-style-name="Visited_20_Internet_20_Link"><text:span text:style-name="T5">26</text:span></text:a><text:span text:style-name="T5"> nos diz que esta festa da lembrança é algo que deve ser realizado “</text:span><text:span text:style-name="T8">Até que venha”</text:span><text:span text:style-name="T5">. Não podemos deixar de pensar que, </text:span><text:span text:style-name="T7">se</text:span><text:span text:style-name="T5"> o Senhor nos pediu para fazer algo, Ele proverá uma maneira de fazê-lo – mesmo neste último dia da história da Igreja.</text:span></text:p>
          <text:p text:style-name="Text_20_body"><text:span text:style-name="T5">Seis Coisas que o Senhor nos pediu fazer “</text:span><text:span text:style-name="T8">Até”</text:span><text:span text:style-name="T5"> que Ele venha 1) Segui-Lo no caminho da fé (</text:span><text:a xlink:type="simple" xlink:href="http://mysword.info/b?r=Joh_21:22" text:style-name="Internet_20_link" text:visited-style-name="Visited_20_Internet_20_Link"><text:span text:style-name="T5">Jo 21:22</text:span></text:a><text:span text:style-name="T5">).</text:span></text:p>
          <text:p text:style-name="Text_20_body"><text:span text:style-name="T5">2) Retermos firme a verdade que Deus nos deu (</text:span><text:a xlink:type="simple" xlink:href="http://mysword.info/b?r=Rev_2:25" text:style-name="Internet_20_link" text:visited-style-name="Visited_20_Internet_20_Link"><text:span text:style-name="T5">Ap 2:25</text:span></text:a><text:span text:style-name="T5">).</text:span></text:p>
          <text:p text:style-name="Text_20_body"><text:span text:style-name="T5">3) Ocuparmo-nos (negociar) no campo de serviço (</text:span><text:a xlink:type="simple" xlink:href="http://mysword.info/b?r=Luk_19:13" text:style-name="Internet_20_link" text:visited-style-name="Visited_20_Internet_20_Link"><text:span text:style-name="T5">Lc 19:13</text:span></text:a><text:span text:style-name="T5">).</text:span></text:p>
          <text:p text:style-name="Text_20_body"><text:span text:style-name="T5">4) Não julgarmos os motivos dos outros (</text:span><text:a xlink:type="simple" xlink:href="http://mysword.info/b?r=1Co_4:5" text:style-name="Internet_20_link" text:visited-style-name="Visited_20_Internet_20_Link"><text:span text:style-name="T5">1 Co 4: 5</text:span></text:a><text:span text:style-name="T5">).</text:span></text:p>
          <text:p text:style-name="Text_20_body"><text:span text:style-name="T5">5) Sermos paciente (</text:span><text:a xlink:type="simple" xlink:href="http://mysword.info/b?r=Jas_5:7" text:style-name="Internet_20_link" text:visited-style-name="Visited_20_Internet_20_Link"><text:span text:style-name="T5">Tg 5:7</text:span></text:a><text:span text:style-name="T5">).</text:span></text:p>
          <text:p text:style-name="Text_20_body"><text:span text:style-name="T5">6) Lembrarmo-nos d’Ele em Sua morte (</text:span><text:a xlink:type="simple" xlink:href="http://mysword.info/b?r=1Co_11:26" text:style-name="Internet_20_link" text:visited-style-name="Visited_20_Internet_20_Link"><text:span text:style-name="T5">1 Co 11:26</text:span></text:a><text:span text:style-name="T5">).</text:span></text:p>
          <text:p text:style-name="Heading_20_1"><text:span text:style-name="T5">O Perigo de Participar da Ceia de uma Maneira Indigna <text:line-break/>(</text:span><text:a xlink:type="simple" xlink:href="http://mysword.info/b?r=1Co_11:27-34" text:style-name="Internet_20_link" text:visited-style-name="Visited_20_Internet_20_Link"><text:span text:style-name="T5">1 Co 11:27-34</text:span></text:a><text:span text:style-name="T5">)</text:span></text:p>
          <text:p text:style-name="Text_20_body"><text:a xlink:type="simple" xlink:href="http://mysword.info/b?r=1Co_11:27-32" text:style-name="Internet_20_link" text:visited-style-name="Visited_20_Internet_20_Link"><text:span text:style-name="T5">Vs. 27-32</text:span></text:a><text:span text:style-name="T5"> – O apóstolo lembra-lhes da possibilidade muito real de participar da Ceia de maneira indigna. A provisão e o remédio de Deus para qualquer um que estivesse em mau estado de alma é julgamento próprio. Ele diz: “</text:span><text:span text:style-name="T8">Examine-se pois o homem a si mesmo, e assim coma deste pão e beba deste cálice”</text:span><text:span text:style-name="T5">. Portanto, se a nossa consciência nos acusa, é necessário que haja um exame próprio honesto seguido de julgamento próprio completo (</text:span><text:a xlink:type="simple" xlink:href="http://mysword.info/b?r=1Co_11:28" text:style-name="Internet_20_link" text:visited-style-name="Visited_20_Internet_20_Link"><text:span text:style-name="T5">v. 28</text:span></text:a><text:span text:style-name="T5">). Mesmo que nossa consciência não nos acuse diretamente, é um bom hábito sondar nossos corações em julgamento próprio antes de comermos a ceia (</text:span><text:a xlink:type="simple" xlink:href="http://mysword.info/b?r=Psa_26:2-6" text:style-name="Internet_20_link" text:visited-style-name="Visited_20_Internet_20_Link"><text:span text:style-name="T5">Sl 26:2-6</text:span></text:a><text:span text:style-name="T5">, </text:span><text:a xlink:type="simple" xlink:href="http://mysword.info/b?r=Psa_139:23-24" text:style-name="Internet_20_link" text:visited-style-name="Visited_20_Internet_20_Link"><text:span text:style-name="T5">139:23-24</text:span></text:a><text:span text:style-name="T5">). Pode haver coisas em nossos corações de que não estejamos cientes que vão estragar o nosso gozo desse privilégio (</text:span><text:a xlink:type="simple" xlink:href="http://mysword.info/b?r=Job_34:32" text:style-name="Internet_20_link" text:visited-style-name="Visited_20_Internet_20_Link"><text:span text:style-name="T5">Jó 34:32</text:span></text:a><text:span text:style-name="T5">).</text:span></text:p>
          <text:p text:style-name="Text_20_body"><text:span text:style-name="T5">Participar de maneira indigna seria comer a Ceia sem nos haver julgado. Se alguém faz isso, ele come e bebe “</text:span><text:span text:style-name="T8">para sua própria condenação </text:span><text:span text:style-name="T5">[julgamento]”. Isso aparentemente estava acontecendo em Corinto, e a prova disso era que a mão de Deus no julgamento governamental estava sobre eles. Alguns eram “</text:span><text:span text:style-name="T8">fracos e doentes”</text:span><text:span text:style-name="T5">, e muitos foram levados pela morte – “</text:span><text:span text:style-name="T8">dormem”</text:span><text:span text:style-name="T5"> (</text:span><text:a xlink:type="simple" xlink:href="http://mysword.info/b?r=1Co_11:30" text:style-name="Internet_20_link" text:visited-style-name="Visited_20_Internet_20_Link"><text:span text:style-name="T5">v. 30</text:span></text:a><text:span text:style-name="T5">). Paulo disse que se estivessem julgando a si próprios, isso não teria acontecido. Ele diz</text:span><text:span text:style-name="T8">: “se nós nos julgássemos a nós mesmos, não seríamos julgados”</text:span><text:span text:style-name="T5"> (</text:span><text:a xlink:type="simple" xlink:href="http://mysword.info/b?r=1Co_11:31" text:style-name="Internet_20_link" text:visited-style-name="Visited_20_Internet_20_Link"><text:span text:style-name="T5">v. 31</text:span></text:a><text:span text:style-name="T5">). Observe que ele se inclui na necessidade de julgamento próprio, dizendo: “</text:span><text:span text:style-name="T8">Nós...”</text:span><text:span text:style-name="T5">. Isto é porque nenhum santo na Terra está além da necessidade de julgamento próprio. Além disso, nosso julgamento próprio não deve ser superficial. Não são apenas nossos caminhos que devemos julgar, mas “</text:span><text:span text:style-name="T8">nós mesmos”</text:span><text:span text:style-name="T5">. Isso iria para as fontes interiores de nossos pensamentos e motivos. Precisamos julgar a própria condição de nossas almas que levou aos Atos pecaminosos que cometemos.</text:span></text:p>
          <text:p text:style-name="Text_20_body"><text:span text:style-name="T5">Esses versículos nos dizem que não podemos fazer o que quiser nas coisas sagradas de Deus. É uma coisa solene ser deixado de lado por meio de uma ação governamental de Deus, e ainda mais solene </text:span><text:soft-page-break/><text:span text:style-name="T5">ser tirado do lugar de testemunho na Terra pela morte. Paulo diz: “</text:span><text:span text:style-name="T8">...e muitos que dormem”</text:span><text:span text:style-name="T5">. O apóstolo João também fala disso, dizendo: “</text:span><text:span text:style-name="T8">Há pecado para a morte”</text:span><text:span text:style-name="T5">. Isso não significa que um Cristão perde sua salvação, mas que seria removido do lugar de testemunho na Terra por meio da morte, porque sua vida é uma desonra ao Senhor (</text:span><text:a xlink:type="simple" xlink:href="http://mysword.info/b?r=Joh_15:2" text:style-name="Internet_20_link" text:visited-style-name="Visited_20_Internet_20_Link"><text:span text:style-name="T5">Jo 15:2</text:span></text:a><text:span text:style-name="T5">; </text:span><text:a xlink:type="simple" xlink:href="http://mysword.info/b?r=Jas_5:20" text:style-name="Internet_20_link" text:visited-style-name="Visited_20_Internet_20_Link"><text:span text:style-name="T5">Tg 5:20</text:span></text:a><text:span text:style-name="T5">; </text:span><text:a xlink:type="simple" xlink:href="http://mysword.info/b?r=Act_5:1-11" text:style-name="Internet_20_link" text:visited-style-name="Visited_20_Internet_20_Link"><text:span text:style-name="T5">At 5:1-11</text:span></text:a><text:span text:style-name="T5">; 1 Jo </text:span><text:a xlink:type="simple" xlink:href="http://mysword.info/b?r=1Jo_5:16" text:style-name="Internet_20_link" text:visited-style-name="Visited_20_Internet_20_Link"><text:span text:style-name="T5">5:16</text:span></text:a><text:span text:style-name="T5">).</text:span></text:p>
          <text:p text:style-name="Text_20_body"><text:a xlink:type="simple" xlink:href="http://mysword.info/b?r=1Co_11:33-34" text:style-name="Internet_20_link" text:visited-style-name="Visited_20_Internet_20_Link"><text:span text:style-name="T5">Vs. 33-34</text:span></text:a><text:span text:style-name="T5"> – Note que, corrigindo as flagrantes irregularidades que estavam entre os coríntios na ceia, não há sugestão de haver algum ministro oficial nomeado. Paulo os recomenda, antes, à condução do Espírito. Isso é aludido no fato que ele diz que se eles estivessem em uma condição correta e esperassem “</text:span><text:span text:style-name="T8">uns pelos outros”</text:span><text:span text:style-name="T5">, o Espírito de Deus, que é o Líder designado por Deus para todos os procedimentos na assembleia, corrigiria a desordem.</text:span></text:p>
        </text:section>
        <text:section text:style-name="Sect1" text:name="calibre_link-26">
          <text:p text:style-name="Heading_20_1"><text:span text:style-name="T5">8) FALHA EM COMPREENDER A NATUREZA E O USO DOS DONS NA ASSEMBLEIA <text:line-break/>(</text:span><text:a xlink:type="simple" xlink:href="http://mysword.info/b?r=1Co_12" text:style-name="Internet_20_link" text:visited-style-name="Visited_20_Internet_20_Link"><text:span text:style-name="T5">Caps. 12</text:span></text:a><text:span text:style-name="T5">-14)</text:span></text:p>
          <text:p text:style-name="P5">Tendo abordado as desordens relacionadas com a Ceia do Senhor onde o sacerdócio do crente é exercitado, o apóstolo agora aborda algumas desordens na esfera do dom. Como mencionado, o sacerdócio e o dom são duas esferas diferentes na assembleia. Oração, louvor e adoração são <text:span text:style-name="T3">para Deus</text:span> e pertencem à esfera do sacerdócio, mas o ministério da Palavra é <text:span text:style-name="T3">para</text:span> <text:span text:style-name="T3">homens</text:span> e pertence à esfera do dom. Nossos privilégios em <text:span text:style-name="T3">Ambas</text:span> as esferas não se limitam a quando os santos são reunidos “<text:span text:style-name="T4">em assembleia”</text:span>. Uma pessoa deve exercer seu dom onde e quando for guiada pelo Espírito para fazê-lo, sem comprometer os princípios. Mas esse não é o assunto aqui; nesses capítulos, o apóstolo está falando sobre a natureza e o uso de dons <text:span text:style-name="T3">na assembleia.</text:span></text:p>
          <text:p text:style-name="P5">Existem algumas diferenças entre essas duas esferas na assembleia. Por exemplo, todos os irmãos deveriam ser exercitados sobre serem conduzidos publicamente pelo Espírito na esfera do sacerdócio. No entanto, quando se trata da esfera do dom na assembleia, sob condições normais, somente aqueles (irmãos) que têm um dom para ministrar a Palavra deveriam atuar na esfera do ministério. Embora <text:span text:style-name="T3">todos</text:span> irmãos tenham uma função pública na assembleia na esfera do sacerdócio (porque somos todos sacerdotes), nem todos têm um dom para o ministério público da Palavra. Portanto, não devemos insistir em ouvir todos os irmãos na reunião na esfera do ministério. A Escritura não sustenta a ideia de ministério da Palavra “de todos os homens”. É um mal-entendido de muitos que foram apresentados à verdade do sacerdócio de todos os crentes. Eles pensam erroneamente que, já que todo irmão deve exercer seu sacerdócio na assembleia, todo irmão deve também ministrar a Palavra publicamente na assembleia. No entanto, isso é confundir essas duas esferas.</text:p>
          <text:p text:style-name="Text_20_body"><text:span text:style-name="T5">Nos capítulos </text:span><text:a xlink:type="simple" xlink:href="http://mysword.info/b?r=1Co_12" text:style-name="Internet_20_link" text:visited-style-name="Visited_20_Internet_20_Link"><text:span text:style-name="T5">12-14</text:span></text:a><text:span text:style-name="T5">, vemos como os dons devem agir quando a Igreja está reunida em assembleia. O </text:span><text:a xlink:type="simple" xlink:href="http://mysword.info/b?r=1Co_12" text:style-name="Internet_20_link" text:visited-style-name="Visited_20_Internet_20_Link"><text:span text:style-name="T5">capítulo 12</text:span></text:a><text:span text:style-name="T5"> fala da </text:span><text:span text:style-name="T7">provisão</text:span><text:span text:style-name="T5"> de dons para a assembleia. O </text:span><text:a xlink:type="simple" xlink:href="http://mysword.info/b?r=1Co_14" text:style-name="Internet_20_link" text:visited-style-name="Visited_20_Internet_20_Link"><text:span text:style-name="T5">capítulo 14</text:span></text:a><text:span text:style-name="T5"> dá o </text:span><text:span text:style-name="T7">Exercício</text:span><text:span text:style-name="T5"> de dons na assembleia. Mas entre os dois, no </text:span><text:a xlink:type="simple" xlink:href="http://mysword.info/b?r=1Co_13" text:style-name="Internet_20_link" text:visited-style-name="Visited_20_Internet_20_Link"><text:span text:style-name="T5">capítulo 13</text:span></text:a><text:span text:style-name="T5">, temos um parêntese dando o </text:span><text:span text:style-name="T7">motivo </text:span><text:span text:style-name="T5">no exercício dos dons – que é o amor. O </text:span><text:a xlink:type="simple" xlink:href="http://mysword.info/b?r=1Co_12" text:style-name="Internet_20_link" text:visited-style-name="Visited_20_Internet_20_Link"><text:span text:style-name="T5">capítulo 12</text:span></text:a><text:span text:style-name="T5"> nos dá o maquinário, o </text:span><text:a xlink:type="simple" xlink:href="http://mysword.info/b?r=1Co_13" text:style-name="Internet_20_link" text:visited-style-name="Visited_20_Internet_20_Link"><text:span text:style-name="T5">capítulo 13</text:span></text:a><text:span text:style-name="T5">, o óleo, que faria com que o maquinário funcionasse suavemente, e no </text:span><text:a xlink:type="simple" xlink:href="http://mysword.info/b?r=1Co_14" text:style-name="Internet_20_link" text:visited-style-name="Visited_20_Internet_20_Link"><text:span text:style-name="T5">capítulo 14</text:span></text:a><text:span text:style-name="T5"> temos o maquinário em ação produzindo edificação para todos. Isso é Cristianismo normal. É triste dizer que a ordem das coisas apresentadas nesses capítulos foi amplamente abandonada no Cristianismo moderna.</text:span></text:p>
          <text:p text:style-name="Heading_20_1"><text:soft-page-break/><text:span text:style-name="T5">Os Grandes Princípios da Manifestação do Espírito no Ministério da Assembleia <text:line-break/>(</text:span><text:a xlink:type="simple" xlink:href="http://mysword.info/b?r=1Co_12:1-11" text:style-name="Internet_20_link" text:visited-style-name="Visited_20_Internet_20_Link"><text:span text:style-name="T5">1 Co 12:1-11</text:span></text:a><text:span text:style-name="T5">)</text:span></text:p>
          <text:p text:style-name="Text_20_body"><text:span text:style-name="T5">O assunto do </text:span><text:a xlink:type="simple" xlink:href="http://mysword.info/b?r=1Co_12" text:style-name="Internet_20_link" text:visited-style-name="Visited_20_Internet_20_Link"><text:span text:style-name="T5">capítulo 12</text:span></text:a><text:span text:style-name="T5"> não é exatamente o corpo de Cristo; são as “</text:span><text:span text:style-name="T8">manifestações”</text:span><text:span text:style-name="T5"> do Espírito na esfera do dom na assembleia. O corpo de Cristo é introduzido porque é o instrumento que o Espírito usa para Suas manifestações. E o que o Espírito está buscando manifestar? É Cristo! O corpo é o vaso do Espírito para expressar Cristo. Deus concedeu graciosamente à Igreja uma variedade de dons para o propósito singular de glorificar a Cristo.</text:span></text:p>
          <text:p text:style-name="Text_20_body"><text:a xlink:type="simple" xlink:href="http://mysword.info/b?r=1Co_12:1" text:style-name="Internet_20_link" text:visited-style-name="Visited_20_Internet_20_Link"><text:span text:style-name="T5">V. 1</text:span></text:a><text:span text:style-name="T5"> – Visto que os coríntios foram salvos da idolatria, que é farta de falas em êxtase e balbucios, eles tiveram alguns mal-entendidos sobre como o Espírito conduz em Suas manifestações na assembleia. O apóstolo, portanto, prossegue para definir isso corretamente nos versículos iniciais do capítulo, estabelecendo alguns princípios gerais. Um idólatra que faz suas devoções diante de seus “ídolos mudos” é “conduzido” de uma maneira completamente diferente de ser conduzido pelo Espírito de Deus no ministério Cristão. A adoração de ídolos no paganismo tinha muitas falas em êxtase e confusões (</text:span><text:a xlink:type="simple" xlink:href="http://mysword.info/b?r=Act_19:34" text:style-name="Internet_20_link" text:visited-style-name="Visited_20_Internet_20_Link"><text:span text:style-name="T5">At 19:34</text:span></text:a><text:span text:style-name="T5">). Os coríntios definitivamente precisavam entender a verdadeira natureza das “</text:span><text:span text:style-name="T8">manifestações espirituais”</text:span><text:span text:style-name="T5"> na assembleia.</text:span></text:p>
          <text:p text:style-name="Heading_20_1"><text:span text:style-name="T5">1) Verdadeiras “Manifestações Espirituais” Exaltam a Cristo <text:line-break/>(</text:span><text:a xlink:type="simple" xlink:href="http://mysword.info/b?r=1Co_12:1-3" text:style-name="Internet_20_link" text:visited-style-name="Visited_20_Internet_20_Link"><text:span text:style-name="T5">1 Co. 12:1-3</text:span></text:a><text:span text:style-name="T5">)</text:span></text:p>
          <text:p text:style-name="Text_20_body"><text:a xlink:type="simple" xlink:href="http://mysword.info/b?r=1Co_12:2-3" text:style-name="Internet_20_link" text:visited-style-name="Visited_20_Internet_20_Link"><text:span text:style-name="T5">Vs. 2-3</text:span></text:a><text:span text:style-name="T5"> – O primeiro grande princípio de ministério que o apóstolo estabelece é que todas as “</text:span><text:span text:style-name="T8">manifestações”</text:span><text:span text:style-name="T5"> do Espírito exaltarão a Jesus como Senhor. Ele diz: “</text:span><text:span text:style-name="T8">Portanto vos quero fazer compreender que ninguém que fala pelo Espírito de Deus diz: Jesus é anátema, e ninguém pode dizer que Jesus é o Senhor, senão pelo Espírito Santo”</text:span><text:span text:style-name="T5"> (</text:span><text:a xlink:type="simple" xlink:href="http://mysword.info/b?r=1Co_12:3" text:style-name="Internet_20_link" text:visited-style-name="Visited_20_Internet_20_Link"><text:span text:style-name="T5">v. 3</text:span></text:a><text:span text:style-name="T5">). O Senhor também disse: “</text:span><text:span text:style-name="T8">Ele</text:span><text:span text:style-name="T5"> [</text:span><text:span text:style-name="T8">o</text:span><text:span text:style-name="T5"> </text:span><text:span text:style-name="T8">Espírito</text:span><text:span text:style-name="T5">] </text:span><text:span text:style-name="T8">Me glorificará”</text:span><text:span text:style-name="T5"> (</text:span><text:a xlink:type="simple" xlink:href="http://mysword.info/b?r=Joh_16:14" text:style-name="Internet_20_link" text:visited-style-name="Visited_20_Internet_20_Link"><text:span text:style-name="T5">Jo 16:14</text:span></text:a><text:span text:style-name="T5">). Portanto, a evidência da condução do Espírito no ministério na assembleia é que Cristo sempre será exaltado e nunca referido de maneira depreciativa. Ele sempre leva à confissão de Jesus como Senhor.</text:span></text:p>
          <text:p text:style-name="Text_20_body"><text:span text:style-name="T5">É significativo que nenhum espírito maligno registrado nos eventos da vida do Senhor nos quatro Evangelhos O tenha chamado Senhor. Contudo, isso não significa que pessoas falsas não possam dizer a palavra “Senhor” (p.ex.: </text:span><text:a xlink:type="simple" xlink:href="http://mysword.info/b?r=Mat_7:21-23" text:style-name="Internet_20_link" text:visited-style-name="Visited_20_Internet_20_Link"><text:span text:style-name="T5">Mt 7:21-23</text:span></text:a><text:span text:style-name="T5">, </text:span><text:a xlink:type="simple" xlink:href="http://mysword.info/b?r=Mat_25:11" text:style-name="Internet_20_link" text:visited-style-name="Visited_20_Internet_20_Link"><text:span text:style-name="T5">25:11</text:span></text:a><text:span text:style-name="T5">). O ponto que Paulo está enfatizando aqui é que eles não reconhecerão a autoridade de Seu Senhorio.</text:span></text:p>
          <text:p text:style-name="P5">Com este grande princípio em mãos, somos capazes de numa só vez, testar o espírito em que os homens falam na assembleia. Não é uma questão de distinguir se alguém é crente ou não, mas de testar o espírito em que os homens falam. A grande questão é: “O que eles dizem no ministério exalta a Cristo como Senhor?” Isso era importante naquela época porque o Novo Testamento ainda não existia, e os santos dependiam do ministério oral. O diabo procurou corromper este meio na Igreja primitiva, introduzindo falsas doutrinas na assembleia. Portanto, havia a necessidade de se julgar o que era dito – e ela existe ainda hoje. Para simplificar, quando alguém ministra a Palavra na assembleia, e Cristo é honrado nos comentários, é de Deus. Se Ele não é, não é de Deus.</text:p>
          <text:p text:style-name="Heading_20_1"><text:span text:style-name="T5">2) Verdadeiras “Manifestações Espirituais” Emanam Inteiramente de Deus <text:line-break/>(</text:span><text:a xlink:type="simple" xlink:href="http://mysword.info/b?r=1Co_12:4-6" text:style-name="Internet_20_link" text:visited-style-name="Visited_20_Internet_20_Link"><text:span text:style-name="T5">1 Co. 12:4-6</text:span></text:a><text:span text:style-name="T5">)</text:span></text:p>
          <text:p text:style-name="Text_20_body"><text:a xlink:type="simple" xlink:href="http://mysword.info/b?r=1Co_12:4-6" text:style-name="Internet_20_link" text:visited-style-name="Visited_20_Internet_20_Link"><text:span text:style-name="T5">Vs. 4-6</text:span></text:a><text:span text:style-name="T5"> – O segundo grande princípio que tem a ver com “</text:span><text:span text:style-name="T8">manifestações espirituais”</text:span><text:span text:style-name="T5"> na assembleia é que não há nada nelas do homem (ou do diabo), embora Deus tenha prazer em usar os </text:span><text:soft-page-break/><text:span text:style-name="T5">homens como Seu veículo. Tudo o que tem a ver com o homem na carne é totalmente deixado de fora no verdadeiro ministério Cristão.</text:span></text:p>
          <text:p text:style-name="Text_20_body"><text:span text:style-name="T5">Nós vemos toda a Divindade ativa nas manifestações do começo ao fim. Embora haja diversidade de “</text:span><text:span text:style-name="T8">dons”</text:span><text:span text:style-name="T5">, “</text:span><text:span text:style-name="T8">ministérios”</text:span><text:span text:style-name="T5"> e “</text:span><text:span text:style-name="T8">operações”</text:span><text:span text:style-name="T5">, todos procedem de Deus com uma unidade de propósito – para glorificar a Cristo. Quer seja a distribuição do dom ou a sua condução, ou o resultado de sua operação nas almas, tudo é de Deus (</text:span><text:a xlink:type="simple" xlink:href="http://mysword.info/b?r=1Co_12:4-6" text:style-name="Internet_20_link" text:visited-style-name="Visited_20_Internet_20_Link"><text:span text:style-name="T5">vs. 4-6</text:span></text:a><text:span text:style-name="T5">).</text:span></text:p>
          <text:p text:style-name="P8"><text:a xlink:type="simple" xlink:href="http://mysword.info/b?r=1Co_12:4" text:style-name="Internet_20_link" text:visited-style-name="Visited_20_Internet_20_Link"><text:span text:style-name="T5">V. 4</text:span></text:a><text:span text:style-name="T5"> – O </text:span><text:span text:style-name="T7">Espírito</text:span><text:span text:style-name="T5"> dá os “</text:span><text:span text:style-name="T8">dons”</text:span><text:span text:style-name="T5">. </text:span></text:p>
          <text:p text:style-name="P8"><text:a xlink:type="simple" xlink:href="http://mysword.info/b?r=1Co_12:5" text:style-name="Internet_20_link" text:visited-style-name="Visited_20_Internet_20_Link"><text:span text:style-name="T5">V. 5</text:span></text:a><text:span text:style-name="T5"> – O </text:span><text:span text:style-name="T7">Senhor </text:span><text:span text:style-name="T5">conduz os dons em vários “</text:span><text:span text:style-name="T8">ministérios”</text:span><text:span text:style-name="T5">. </text:span></text:p>
          <text:p text:style-name="Text_20_body"><text:a xlink:type="simple" xlink:href="http://mysword.info/b?r=1Co_12:6" text:style-name="Internet_20_link" text:visited-style-name="Visited_20_Internet_20_Link"><text:span text:style-name="T5">V. 6</text:span></text:a><text:span text:style-name="T5"> – </text:span><text:span text:style-name="T7">Deus</text:span><text:span text:style-name="T5"> produz os resultados nas almas por meio de Suas “</text:span><text:span text:style-name="T8">operações”</text:span><text:span text:style-name="T5">. </text:span></text:p>
          <text:p text:style-name="Text_20_body"><text:span text:style-name="T5">Observe que não há menção de exigência de treinamento teológico (seminário) e ordenação de uma pessoa antes que possa exercer seu dom e função no ministério na assembleia. Todas essas ideias são feitas pelo homem e são intrusões na ordem de Deus para o ministério. A ordem de Deus no ministério Cristão é que aqueles que possuem um dom espiritual para ministrar a Palavra devem ter liberdade para exercê-lo na assembleia quando forem conduzidos pelo Espírito a fazê-lo. A posse de um dom espiritual é a autorização de Deus para usá-lo (</text:span><text:a xlink:type="simple" xlink:href="http://mysword.info/b?r=1Pe_4:10-11" text:style-name="Internet_20_link" text:visited-style-name="Visited_20_Internet_20_Link"><text:span text:style-name="T5">1 Pe 4:10-11</text:span></text:a><text:span text:style-name="T5">).</text:span></text:p>
          <text:p text:style-name="Heading_20_1"><text:span text:style-name="T5">3) Verdadeiras “Manifestações Espirituais” Não Estarão Concentradas em um só Homem <text:line-break/>(</text:span><text:a xlink:type="simple" xlink:href="http://mysword.info/b?r=1Co_12:7-10" text:style-name="Internet_20_link" text:visited-style-name="Visited_20_Internet_20_Link"><text:span text:style-name="T5">1 Co 12:7-10</text:span></text:a><text:span text:style-name="T5">)</text:span></text:p>
          <text:p text:style-name="Text_20_body"><text:a xlink:type="simple" xlink:href="http://mysword.info/b?r=1Co_12:7-10" text:style-name="Internet_20_link" text:visited-style-name="Visited_20_Internet_20_Link"><text:span text:style-name="T5">Vs. 7-10</text:span></text:a><text:span text:style-name="T5"> – O terceiro grande princípio de ministério na assembleia é que Cristo distribuiu dons pelo Espírito aos vários membros de Seu corpo, e esses dons não são todos detidos por um único homem. O apóstolo diz: “</text:span><text:span text:style-name="T8">Porque a </text:span><text:span text:style-name="T5">um </text:span><text:span text:style-name="T8">pelo Espírito é dada a palavra da sabedoria; e a </text:span><text:span text:style-name="T5">outro</text:span><text:span text:style-name="T8">, pelo mesmo Espírito, a palavra da ciência; e a </text:span><text:span text:style-name="T5">outro</text:span><text:span text:style-name="T8">...”</text:span><text:span text:style-name="T5">. É perfeitamente claro a partir disso que um homem não tem </text:span><text:span text:style-name="T7">todos</text:span><text:span text:style-name="T5"> os dons. Isso significa que a assembleia precisa de mais de um homem para ministrar, se for para obter o benefício dos dons em seu meio. A assembleia precisa participação no ministério da Palavra de todos os que têm um dom para isso.</text:span></text:p>
          <text:p text:style-name="Text_20_body"><text:span text:style-name="T5">O </text:span><text:a xlink:type="simple" xlink:href="http://mysword.info/b?r=1Co_12:7" text:style-name="Internet_20_link" text:visited-style-name="Visited_20_Internet_20_Link"><text:span text:style-name="T5">versículo 7</text:span></text:a><text:span text:style-name="T5"> diz: “</text:span><text:span text:style-name="T8">a manifestação do Espírito é dada a cada homem, para igual proveito”</text:span><text:span text:style-name="T5"> (KJV). Isto poderia ser traduzido, “</text:span><text:span text:style-name="T8">... para o proveito de todos”</text:span><text:span text:style-name="T5">. Deus quereria que cada irmão que tem um dom para ministrar a Palavra exercitasse seu dom na assembleia para que todos pudessem ter proveito com isso. A própria natureza do Cristianismo é tal que o dom espiritual de uma pessoa não é para si mesmo, mas para o benefício dos outros membros do corpo.</text:span></text:p>
          <text:p text:style-name="Text_20_body"><text:span text:style-name="T5">Um homem pode ter mais de um dom, mas fica claro a partir dessa passagem que ele não tem </text:span><text:span text:style-name="T7">todos </text:span><text:span text:style-name="T5">Os dons. O </text:span><text:a xlink:type="simple" xlink:href="http://mysword.info/b?r=1Co_14:31" text:style-name="Internet_20_link" text:visited-style-name="Visited_20_Internet_20_Link"><text:span text:style-name="T5">capítulo 14:31</text:span></text:a><text:span text:style-name="T5"> diz: “</text:span><text:span text:style-name="T8">Porque todos podereis profetizar, uns depois dos outros; para que todos aprendam, e todos sejam consolados”</text:span><text:span text:style-name="T5">. Isso indica que todos os que são capazes devem ter liberdade na assembleia para ministrar a Palavra.</text:span></text:p>
          <text:p text:style-name="Text_20_body"><text:span text:style-name="T5">Há uma diferença entre os dons mencionados aqui e aqueles em Efésios </text:span><text:a xlink:type="simple" xlink:href="http://mysword.info/b?r=Eph_4:11" text:style-name="Internet_20_link" text:visited-style-name="Visited_20_Internet_20_Link"><text:span text:style-name="T5">4:11</text:span></text:a><text:span text:style-name="T5">. Aqui está se referindo ao efetivo dom espiritual que o Espírito de Deus transmite ao crente ou nele deposita, quando é salvo, o que o capacita a ministrar em certa medida. Os dons em </text:span><text:a xlink:type="simple" xlink:href="http://mysword.info/b?r=Eph_4" text:style-name="Internet_20_link" text:visited-style-name="Visited_20_Internet_20_Link"><text:span text:style-name="T5">Efésios 4</text:span></text:a><text:span text:style-name="T5"> são pessoas que foram dadas à Igreja para o trabalho do ministério e para a edificação dos santos na mais santíssima fé. A pessoa em si é vista como o dom para a Igreja. Aqueles mencionados em </text:span><text:a xlink:type="simple" xlink:href="http://mysword.info/b?r=Eph_4/" text:style-name="Internet_20_link" text:visited-style-name="Visited_20_Internet_20_Link"><text:span text:style-name="T5">Efésios 4</text:span></text:a><text:span text:style-name="T5"> possuirão uma ou mais manifestações espirituais como mencionadas aqui. Por exemplo, “</text:span><text:span text:style-name="T8">a palavra de sabedoria”</text:span><text:span text:style-name="T5"> é o dom espiritual que um pastor teria (</text:span><text:a xlink:type="simple" xlink:href="http://mysword.info/b?r=1Co_12:8" text:style-name="Internet_20_link" text:visited-style-name="Visited_20_Internet_20_Link"><text:span text:style-name="T5">v. 8</text:span></text:a><text:span text:style-name="T5">). A “</text:span><text:span text:style-name="T8">palavra”</text:span><text:span text:style-name="T5"> aqui não é a Palavra de Deus, mas a </text:span><text:soft-page-break/><text:span text:style-name="T5">capacidade de comunicar pensamentos espirituais. Todos os santos devem ter sabedoria (</text:span><text:a xlink:type="simple" xlink:href="http://mysword.info/b?r=1Co_1:30" text:style-name="Internet_20_link" text:visited-style-name="Visited_20_Internet_20_Link"><text:span text:style-name="T5">1 Co 1:30</text:span></text:a><text:span text:style-name="T5">; </text:span><text:a xlink:type="simple" xlink:href="http://mysword.info/b?r=Jas_1:5" text:style-name="Internet_20_link" text:visited-style-name="Visited_20_Internet_20_Link"><text:span text:style-name="T5">Tg 1:5</text:span></text:a><text:span text:style-name="T5">), mas todos os santos não têm a “</text:span><text:span text:style-name="T8">palavra”</text:span><text:span text:style-name="T5"> da sabedoria, que é um dom para expressar a sabedoria de Deus em termos simples. Da mesma forma, “</text:span><text:span text:style-name="T8">a palavra da ciência”</text:span><text:span text:style-name="T5"> é o dom espiritual que um mestre teria. Ele tem a capacidade de expressar a verdade de Deus de maneira ordenada e compreensível. Novamente, todos os santos devem conhecer a verdade (</text:span><text:a xlink:type="simple" xlink:href="http://mysword.info/b?r=Eph_1:17-23" text:style-name="Internet_20_link" text:visited-style-name="Visited_20_Internet_20_Link"><text:span text:style-name="T5">Ef 1:17-23</text:span></text:a><text:span text:style-name="T5">; </text:span><text:a xlink:type="simple" xlink:href="http://mysword.info/b?r=Jud_1:3,20" text:style-name="Internet_20_link" text:visited-style-name="Visited_20_Internet_20_Link"><text:span text:style-name="T5">Jd 3, 20</text:span></text:a><text:span text:style-name="T5">), mas nem todos terão a palavra do conhecimento para expressá-la verbalmente para o benefício de todos.</text:span></text:p>
          <text:p text:style-name="Text_20_body"><text:span text:style-name="T5">Nos versículos </text:span><text:a xlink:type="simple" xlink:href="http://mysword.info/b?r=1Co_12:9-10" text:style-name="Internet_20_link" text:visited-style-name="Visited_20_Internet_20_Link"><text:span text:style-name="T5">9-10</text:span></text:a><text:span text:style-name="T5">, o apóstolo cita alguns dos dons de “</text:span><text:span text:style-name="T8">sinal”</text:span><text:span text:style-name="T5"> (</text:span><text:a xlink:type="simple" xlink:href="http://mysword.info/b?r=1Co_14:22" text:style-name="Internet_20_link" text:visited-style-name="Visited_20_Internet_20_Link"><text:span text:style-name="T5">1 Co 14:22</text:span></text:a><text:span text:style-name="T5">) que o Espírito manifestou na Igreja primitiva antes que a revelação da Palavra escrita de Deus estivesse completa. Esses dons foram para a </text:span><text:span text:style-name="T7">inauguração</text:span><text:span text:style-name="T5"> do testemunho Cristão, enquanto pastores, mestres e evangelistas, como encontrados em </text:span><text:a xlink:type="simple" xlink:href="http://mysword.info/b?r=Eph_4/" text:style-name="Internet_20_link" text:visited-style-name="Visited_20_Internet_20_Link"><text:span text:style-name="T5">Efésios 4</text:span></text:a><text:span text:style-name="T5">, são para </text:span><text:span text:style-name="T7">Edificação</text:span><text:span text:style-name="T5"> espiritual. Nos é dito que os dons de sinais “</text:span><text:span text:style-name="T8">cessarão”</text:span><text:span text:style-name="T5"> (</text:span><text:a xlink:type="simple" xlink:href="http://mysword.info/b?r=1Co_13:8" text:style-name="Internet_20_link" text:visited-style-name="Visited_20_Internet_20_Link"><text:span text:style-name="T5">1 Co 13:8</text:span></text:a><text:span text:style-name="T5">), mas não há menção de que os dons para edificação cessariam. Eles estão presentes na Igreja hoje.</text:span></text:p>
          <text:p text:style-name="Text_20_body"><text:span text:style-name="T5">Aqueles que hoje afirmam ter tais dons como “</text:span><text:span text:style-name="T8">línguas”</text:span><text:span text:style-name="T5"> e “</text:span><text:span text:style-name="T8">dons de cura”</text:span><text:span text:style-name="T5">, etc., são impostores. Paulo nos diz que nos últimos dias haveria tais impostores no testemunho Cristão. Eles, como Janes e Jambres, farão imitação de sinais e prodígios e enganarão os corações dos simples (</text:span><text:a xlink:type="simple" xlink:href="http://mysword.info/b?r=2Ti_3:8" text:style-name="Internet_20_link" text:visited-style-name="Visited_20_Internet_20_Link"><text:span text:style-name="T5">2Tm 3:8</text:span></text:a><text:span text:style-name="T5">; </text:span><text:a xlink:type="simple" xlink:href="http://mysword.info/b?r=2Th_2:9" text:style-name="Internet_20_link" text:visited-style-name="Visited_20_Internet_20_Link"><text:span text:style-name="T5">2Ts 2:9</text:span></text:a><text:span text:style-name="T5">). O dom de “</text:span><text:span text:style-name="T8">línguas”</text:span><text:span text:style-name="T5"> é o poder de falar em uma língua estrangeira compreensível (</text:span><text:a xlink:type="simple" xlink:href="http://mysword.info/b?r=Act_2:6-8" text:style-name="Internet_20_link" text:visited-style-name="Visited_20_Internet_20_Link"><text:span text:style-name="T5">At 2:6-8</text:span></text:a><text:span text:style-name="T5">; </text:span><text:a xlink:type="simple" xlink:href="http://mysword.info/b?r=1Co_14:10" text:style-name="Internet_20_link" text:visited-style-name="Visited_20_Internet_20_Link"><text:span text:style-name="T5">1 Co 14:10</text:span></text:a><text:span text:style-name="T5">). As pessoas que hoje alegam que falam em línguas não falam em nenhuma língua conhecida. Alguns deles até afirmam ser apóstolos, mas são realmente “</text:span><text:span text:style-name="T8">falsos apóstolos”</text:span><text:span text:style-name="T5"> (</text:span><text:a xlink:type="simple" xlink:href="http://mysword.info/b?r=2Co_11:13" text:style-name="Internet_20_link" text:visited-style-name="Visited_20_Internet_20_Link"><text:span text:style-name="T5">2 Co 11:13</text:span></text:a><text:span text:style-name="T5">; </text:span><text:a xlink:type="simple" xlink:href="http://mysword.info/b?r=Rev_2:2" text:style-name="Internet_20_link" text:visited-style-name="Visited_20_Internet_20_Link"><text:span text:style-name="T5">Ap 2:2</text:span></text:a><text:span text:style-name="T5">). Apostolado (</text:span><text:a xlink:type="simple" xlink:href="http://mysword.info/b?r=Eph_4:11" text:style-name="Internet_20_link" text:visited-style-name="Visited_20_Internet_20_Link"><text:span text:style-name="T5">Ef 4:11</text:span></text:a><text:span text:style-name="T5">) não é um dom que está na Igreja hoje. Ele foi dado para construir a fundação da Igreja, e essa já foi estabelecida (</text:span><text:a xlink:type="simple" xlink:href="http://mysword.info/b?r=Eph_2:20" text:style-name="Internet_20_link" text:visited-style-name="Visited_20_Internet_20_Link"><text:span text:style-name="T5">Ef 2:20</text:span></text:a><text:span text:style-name="T5">). Contudo, o </text:span><text:span text:style-name="T7">ministério</text:span><text:span text:style-name="T5"> dos apóstolos ainda está conosco por aquilo que o Espírito de Deus lhes concedeu escrever no Novo Testamento.</text:span></text:p>
          <text:p text:style-name="Heading_20_1"><text:span text:style-name="T5">4) O Espírito de Deus Deve ter Liberdade na Assembleia para Usar Quem Ele Deseja ao Realizar Manifestações Espirituais <text:line-break/>(</text:span><text:a xlink:type="simple" xlink:href="http://mysword.info/b?r=1Co_12:11" text:style-name="Internet_20_link" text:visited-style-name="Visited_20_Internet_20_Link"><text:span text:style-name="T5">1 Co 12:11</text:span></text:a><text:span text:style-name="T5">)</text:span></text:p>
          <text:p text:style-name="Text_20_body"><text:a xlink:type="simple" xlink:href="http://mysword.info/b?r=1Co_12:11" text:style-name="Internet_20_link" text:visited-style-name="Visited_20_Internet_20_Link"><text:span text:style-name="T5">V. 11</text:span></text:a><text:span text:style-name="T5"> – O quarto grande princípio do ministério Cristão é que quando os santos se reúnem em assembleia, o Espírito de Deus deve ter Seu devido direito de usar quem Ele deseja para falar. Os dons devem operar na assembleia pelo “mesmo” Espírito que distribuiu o dom para o indivíduo quando ele foi salvo. Paulo diz: “</text:span><text:span text:style-name="T8">Mas um só e o mesmo Espírito </text:span><text:span text:style-name="T5">opera </text:span><text:span text:style-name="T8">todas estas coisas </text:span><text:span text:style-name="T5">[</text:span><text:span text:style-name="T8">dons</text:span><text:span text:style-name="T5">]</text:span><text:span text:style-name="T8">, repartindo particularmente a cada um como quer”</text:span><text:span text:style-name="T5">. O Novo Testamento não conhece outra ordem para o ministério senão a orientação soberana do Espírito Santo na assembleia. As Escrituras pressupõem que os santos têm a fé necessária para confiar na condução do Espírito no ministério. Se permitirmos que Ele conduza na assembleia, Ele tomará todos os dons que houver em uma reunião de Cristãos e os usará para a edificação de todos.</text:span></text:p>
          <text:p text:style-name="P5">O princípio é simples. O Espírito Santo está na assembleia procurando usar os dons como Ele escolhe para a edificação de todos. Esta é a ordem de Deus para o ministério Cristão. Infelizmente, o sistema clero/leigo feito pelo homem, presente na Igreja hoje, impede a livre ação do Espírito. Ele não pode usar cada homem separadamente como Ele escolhe, porque o denominacionalismo estabeleceu uma ordem de coisas onde um homem ocupa o lugar de conduzir a assembleia. Os homens falam de “conduzir” a adoração ou “conduzir” um serviço! A direção do Espírito Santo é negada em tal prática. Ele pode desejar chamar uma pessoa na reunião para o ministério, mas isso é <text:soft-page-break/>bloqueado e impedido pela ordem humana. Em muitas denominações da Igreja hoje, os serviços são pré-arranjados – às vezes com dias de antecedência. Isto pode ser feito com boas intenções, mas não é a ordem de Deus para o ministério na assembleia.</text:p>
          <text:p text:style-name="Heading_20_1"><text:span text:style-name="T5">O Veículo Pelo Qual o Espírito faz Suas Manifestações – o Corpo de Cristo <text:line-break/>(</text:span><text:a xlink:type="simple" xlink:href="http://mysword.info/b?r=1Co_12:12-31" text:style-name="Internet_20_link" text:visited-style-name="Visited_20_Internet_20_Link"><text:span text:style-name="T5">1 Co. 12:12-31</text:span></text:a><text:span text:style-name="T5">)</text:span></text:p>
          <text:p text:style-name="P5">O apóstolo continua falando do instrumento pelo qual o Espírito faria Suas “<text:span text:style-name="T4">manifestações”</text:span> – o corpo de Cristo com seus muitos membros. Em primeiro lugar ele volta ao começo e fala de como o corpo veio à existência.</text:p>
          <text:p text:style-name="Heading_20_1"><text:span text:style-name="T5">A Formação do Corpo de Cristo <text:line-break/>(</text:span><text:a xlink:type="simple" xlink:href="http://mysword.info/b?r=1Co_12:12-13" text:style-name="Internet_20_link" text:visited-style-name="Visited_20_Internet_20_Link"><text:span text:style-name="T5">1 Co 12:12-13</text:span></text:a><text:span text:style-name="T5">)</text:span></text:p>
          <text:p text:style-name="Text_20_body"><text:a xlink:type="simple" xlink:href="http://mysword.info/b?r=1Co_12:12-13" text:style-name="Internet_20_link" text:visited-style-name="Visited_20_Internet_20_Link"><text:span text:style-name="T5">Vs. 12-13</text:span></text:a><text:span text:style-name="T5"> – Ele usa a figura do corpo humano e conclui dizendo: “</text:span><text:span text:style-name="T8">... assim também é o Cristo” </text:span><text:span text:style-name="T5">(JND). “</text:span><text:span text:style-name="T8">O Cristo”</text:span><text:span text:style-name="T5"> é um termo usado pelo apóstolo em suas epístolas para denotar a união mística de Cristo e Sua Igreja – a cabeça em união com o corpo. É “místico” no sentido de que não pode ser visto com o olho humano. É bom notar que enquanto a palavra “corpo” é usada muitas vezes no capítulo, o corpo de Cristo é mencionado apenas duas vezes! No </text:span><text:a xlink:type="simple" xlink:href="http://mysword.info/b?r=1Co_12:13" text:style-name="Internet_20_link" text:visited-style-name="Visited_20_Internet_20_Link"><text:span text:style-name="T5">versículo 13</text:span></text:a><text:span text:style-name="T5"> é referido em seu aspecto </text:span><text:span text:style-name="T7">universal</text:span><text:span text:style-name="T5">, e no </text:span><text:a xlink:type="simple" xlink:href="http://mysword.info/b?r=1Co_12:27" text:style-name="Internet_20_link" text:visited-style-name="Visited_20_Internet_20_Link"><text:span text:style-name="T5">versículo 27</text:span></text:a><text:span text:style-name="T5"> é referido em seu aspecto </text:span><text:span text:style-name="T7">local</text:span><text:span text:style-name="T5">. Todas as outras menções a um “</text:span><text:span text:style-name="T8">corpo”</text:span><text:span text:style-name="T5"> no capítulo referem-se a um corpo humano como figura.</text:span></text:p>
          <text:p text:style-name="Text_20_body"><text:span text:style-name="T5">Ele fala de como o corpo de Cristo surgiu pela primeira vez, dizendo: “</text:span><text:span text:style-name="T8">Em um só Espírito fomos batizados todos nós em um só corpo”</text:span><text:span text:style-name="T5">. Foi uma ação corporativa do Espírito que teve lugar historicamente no dia de Pentecostes (</text:span><text:a xlink:type="simple" xlink:href="http://mysword.info/b?r=Act_2/" text:style-name="Internet_20_link" text:visited-style-name="Visited_20_Internet_20_Link"><text:span text:style-name="T5">At 2</text:span></text:a><text:span text:style-name="T5">) e foi estendida para receber os gentios em </text:span><text:a xlink:type="simple" xlink:href="http://mysword.info/b?r=Act_10/" text:style-name="Internet_20_link" text:visited-style-name="Visited_20_Internet_20_Link"><text:span text:style-name="T5">Atos 10</text:span></text:a><text:span text:style-name="T5">. O Espírito de Deus tomou os crentes individualmente que estavam no cenáculo e os vinculou em uma unidade por Sua habitação interior neles. Assim eles foram trazidos para uma união com Cristo, a Cabeça assunta ao céu. Isto foi algo que aconteceu de uma vez por todas. J. N. Darby observa que a ação do Espírito em batizar neste versículo está no </text:span><text:span text:style-name="T7">tempo</text:span><text:span text:style-name="T5"> </text:span><text:span text:style-name="T7">aoristo</text:span><text:span text:style-name="T5"> no grego, significando que foi um ato de uma vez por todas. O Espírito de Deus hoje não está mais agindo na função de batizar, porque a Sua obra de batizar foi para formar o corpo de Cristo. Isso foi feito de uma vez por todas. Se Ele ainda estivesse batizando hoje, Ele estaria formando mais e mais corpos, o que, claro, não é verdade, pois “</text:span><text:span text:style-name="T8">há </text:span><text:span text:style-name="T5">um </text:span><text:span text:style-name="T8">só corpo”</text:span><text:span text:style-name="T5"> (</text:span><text:a xlink:type="simple" xlink:href="http://mysword.info/b?r=Eph_4:4" text:style-name="Internet_20_link" text:visited-style-name="Visited_20_Internet_20_Link"><text:span text:style-name="T5">Ef 4:4</text:span></text:a><text:span text:style-name="T5">).</text:span></text:p>
          <text:p text:style-name="P5">O fato de que o batismo do Espírito é uma ação histórica para formar o único corpo de Cristo e não uma ação presente, pode ser visto observando-se as sete referências ao batismo do Espírito nas Escrituras.</text:p>
          <text:p text:style-name="Text_20_body"><text:span text:style-name="T5">Cinco dessas referências apontam para essa ação do Espírito no tempo futuro, posto que elas foram proferidas antes do Pentecostes (</text:span><text:a xlink:type="simple" xlink:href="http://mysword.info/b?r=Mat_3:11" text:style-name="Internet_20_link" text:visited-style-name="Visited_20_Internet_20_Link"><text:span text:style-name="T5">Mt 3:11</text:span></text:a><text:span text:style-name="T5">; </text:span><text:a xlink:type="simple" xlink:href="http://mysword.info/b?r=Mar_1:8" text:style-name="Internet_20_link" text:visited-style-name="Visited_20_Internet_20_Link"><text:span text:style-name="T5">Mc 1:8</text:span></text:a><text:span text:style-name="T5">; </text:span><text:a xlink:type="simple" xlink:href="http://mysword.info/b?r=Luk_3:16" text:style-name="Internet_20_link" text:visited-style-name="Visited_20_Internet_20_Link"><text:span text:style-name="T5">Lc 3:16</text:span></text:a><text:span text:style-name="T5">; </text:span><text:a xlink:type="simple" xlink:href="http://mysword.info/b?r=Joh_1:33" text:style-name="Internet_20_link" text:visited-style-name="Visited_20_Internet_20_Link"><text:span text:style-name="T5">Jo 1:33</text:span></text:a><text:span text:style-name="T5"> e </text:span><text:a xlink:type="simple" xlink:href="http://mysword.info/b?r=Act_1:5/" text:style-name="Internet_20_link" text:visited-style-name="Visited_20_Internet_20_Link"><text:span text:style-name="T5">At 1:5</text:span></text:a><text:span text:style-name="T5">). A sexta e a sétima referência ao batismo do Espírito foram proferidas após o Pentecostes (</text:span><text:a xlink:type="simple" xlink:href="http://mysword.info/b?r=Act_11:16" text:style-name="Internet_20_link" text:visited-style-name="Visited_20_Internet_20_Link"><text:span text:style-name="T5">At 11:16</text:span></text:a><text:span text:style-name="T5">; </text:span><text:a xlink:type="simple" xlink:href="http://mysword.info/b?r=1Co_12:13" text:style-name="Internet_20_link" text:visited-style-name="Visited_20_Internet_20_Link"><text:span text:style-name="T5">1 Co 12:13</text:span></text:a><text:span text:style-name="T5">) e apontam para o tempo passado, para algo que o Espírito já tinha feito.</text:span></text:p>
          <text:p text:style-name="P5">A única ação significativa do Espírito que aconteceu entre esses dois grupos de referências é o que aconteceu no Pentecostes, quando o Espírito de Deus veio para formar e habitar na Igreja.</text:p>
          <text:p text:style-name="Text_20_body"><text:span text:style-name="T5">Ao contrário do pensamento popular, o batismo do Espírito não é uma experiência pós-salvação, nem uma ação do Espírito para colocar um crente no único corpo quando é salvo. Nas Escrituras, </text:span><text:soft-page-break/><text:span text:style-name="T5">ser batizado com o Espírito não é visto como uma experiência individual. Não há sequer uma referência nas Escrituras a um indivíduo sendo batizado com o Espírito! “</text:span><text:span text:style-name="T8">Vos”</text:span><text:span text:style-name="T5"> em </text:span><text:a xlink:type="simple" xlink:href="http://mysword.info/b?r=Mat_3:11" text:style-name="Internet_20_link" text:visited-style-name="Visited_20_Internet_20_Link"><text:span text:style-name="T5">Mateus 3:11</text:span></text:a><text:span text:style-name="T5"> é coletivo e refere–se a uma companhia de crentes. O </text:span><text:a xlink:type="simple" xlink:href="http://mysword.info/b?r=1Co_12:13" text:style-name="Internet_20_link" text:visited-style-name="Visited_20_Internet_20_Link"><text:span text:style-name="T5">versículo 13</text:span></text:a><text:span text:style-name="T5"> não diz, como alguns imaginam, “fomos batizados no [em o] um corpo” (acrescentando o artigo “o”, que não está no texto). Adicionar o artigo (“o”) muda consideravelmente o significado e supõe que o corpo já existia antes que o batismo acontecesse. Se fosse esse o caso, então isso indicaria que os indivíduos hoje entram no corpo por meio do batismo do Espírito. No entanto, o versículo diz que eles foram “</text:span><text:span text:style-name="T8">batizados em um corpo”</text:span><text:span text:style-name="T5">, significando que o batismo é o que formou o único corpo. Os Cristãos de hoje fazem parte do “</text:span><text:span text:style-name="T8">um corpo”</text:span><text:span text:style-name="T5">, mas eles não chegaram lá pelo batismo do Espírito. Eles foram colocados no corpo quando creram no evangelho e foram “</text:span><text:span text:style-name="T8">selados com o Espírito Santo da promessa”</text:span><text:span text:style-name="T5"> (</text:span><text:a xlink:type="simple" xlink:href="http://mysword.info/b?r=Eph_1:13" text:style-name="Internet_20_link" text:visited-style-name="Visited_20_Internet_20_Link"><text:span text:style-name="T5">Ef 1:13</text:span></text:a><text:span text:style-name="T5">). Por isso, eles foram acrescentados a um corpo já batizado.</text:span></text:p>
          <text:p text:style-name="Text_20_body"><text:span text:style-name="T5">Alguns podem perguntar que, se fosse assim, por que Paulo falava de “</text:span><text:span text:style-name="T8">judeus”</text:span><text:span text:style-name="T5"> e “</text:span><text:span text:style-name="T8">gentios”</text:span><text:span text:style-name="T5"> sendo batizados em um corpo quando não havia gentios no Pentecostes. Isso porque Paulo estava falando de forma </text:span><text:span text:style-name="T7">representativa</text:span><text:span text:style-name="T5">. Ele disse: “</text:span><text:span text:style-name="T8">Nós”</text:span><text:span text:style-name="T5"> – a companhia Cristã como um todo – “</text:span><text:span text:style-name="T8">Em um só Espírito fomos batizados todos nós em um só corpo”</text:span><text:span text:style-name="T5"> (</text:span><text:a xlink:type="simple" xlink:href="http://mysword.info/b?r=1Co_12:13" text:style-name="Internet_20_link" text:visited-style-name="Visited_20_Internet_20_Link"><text:span text:style-name="T5">v. 13</text:span></text:a><text:span text:style-name="T5"> – ATB). Naquele dia inaugural, nem todos estavam lá, mas todos fazem parte do corpo de Cristo que foi então batizado.</text:span></text:p>
          <text:p text:style-name="P5">É algo como a fundação de uma empresa. É fundada apenas uma vez – e pode ter sido há cem anos. E agora que a empresa está formada, a cada vez que admite um novo funcionário, não precisa ser novamente fundada. Nem há qualquer coisa como a todo novo funcionário a empresa sendo fundada novamente. O novo funcionário é apenas acrescentado a uma empresa já fundada.</text:p>
          <text:p text:style-name="Text_20_body"><text:span text:style-name="T5">Para levar a ilustração um pouco mais adiante, suponhamos que ouvimos numa das reuniões da diretoria da empresa, um dos diretores dizer: “Nossa fundação foi há 125 anos”. Não teríamos dificuldade em entender o que quis dizer. Mas alguém que não entendesse muito bem o idioma poderia dizer: “O que essa pessoa quer dizer? Nenhuma das pessoas nesta reunião tem mais de 60 anos de idade. Como ele pode falar sobre o que fizeram há 125 anos?” Bom, é claro que é porque o diretor falava </text:span><text:span text:style-name="T7">representativamente</text:span><text:span text:style-name="T5"> da empresa como um todo. Da mesma forma, em </text:span><text:a xlink:type="simple" xlink:href="http://mysword.info/b?r=1Co_12:13" text:style-name="Internet_20_link" text:visited-style-name="Visited_20_Internet_20_Link"><text:span text:style-name="T5">1 Coríntios 12:13</text:span></text:a><text:span text:style-name="T5">, Paulo estava falando do que é verdade sobre o corpo de Cristo, do qual ele e os coríntios faziam parte. Como a companhia Cristã, Paulo e os coríntios (e nós também), estão todos incluídos no batismo que aconteceu no dia de Pentecostes, quando fomos salvos e trazidos para o único corpo pelo selo do Espírito.</text:span></text:p>
          <text:p text:style-name="Heading_20_1"><text:span text:style-name="T5">Dois Inimigos da Unidade no Corpo de Cristo <text:line-break/>(</text:span><text:a xlink:type="simple" xlink:href="http://mysword.info/b?r=1Co_12:14-27" text:style-name="Internet_20_link" text:visited-style-name="Visited_20_Internet_20_Link"><text:span text:style-name="T5">1 Co 12:14-27</text:span></text:a><text:span text:style-name="T5">)</text:span></text:p>
          <text:p text:style-name="Text_20_body"><text:span text:style-name="T5">Nos versículos </text:span><text:a xlink:type="simple" xlink:href="http://mysword.info/b?r=1Co_12:14-24" text:style-name="Internet_20_link" text:visited-style-name="Visited_20_Internet_20_Link"><text:span text:style-name="T5">14 a 24</text:span></text:a><text:span text:style-name="T5">, o apóstolo usa a figura do corpo humano para nos ensinar algumas lições práticas ligadas às manifestações do Espírito no corpo de Cristo. Ele adverte sobre dois inimigos específicos que rompem a unidade em um sentido prático e, assim, impedem as manifestações do Espírito na assembleia.</text:span></text:p>
          <text:p text:style-name="P12">Descontentamento</text:p>
          <text:p text:style-name="Text_20_body"><text:a xlink:type="simple" xlink:href="http://mysword.info/b?r=1Co_12:14-19" text:style-name="Internet_20_link" text:visited-style-name="Visited_20_Internet_20_Link"><text:span text:style-name="T5">Vs. 14-19</text:span></text:a><text:span text:style-name="T5"> – O primeiro inimigo da unidade nasce de um complexo de inferioridade. Isso é </text:span><text:span text:style-name="T7">descontentamento</text:span><text:span text:style-name="T5">. O apóstolo usa a figura de um corpo humano para explicar-lhes isso. Ele mostra que nunca há momento em que “</text:span><text:span text:style-name="T8">o pé”</text:span><text:span text:style-name="T5"> diga que, uma vez que não pode ter a função de “</text:span><text:span text:style-name="T8">mão”</text:span><text:span text:style-name="T5">, </text:span><text:soft-page-break/><text:span text:style-name="T5">deixará de fazer parte do corpo. Seria ridículo pensar que isso aconteceria no corpo humano. Mas é triste dizer que, no corpo de Cristo, há o perigo de alguns membros se tornarem descontentes com o lugar que têm. Muitas vezes, o descontentamento desse tipo levará uma pessoa a buscar uma função no corpo que não lhe foi dada, talvez desejando um lugar mais proeminente. Um exemplo pode ser um evangelista buscando o papel de mestre.</text:span></text:p>
          <text:p text:style-name="Text_20_body"><text:span text:style-name="T5">O apóstolo enfrenta este problema, mostrando que Deus pretende que haja </text:span><text:span text:style-name="T7">diversidade na unidade do corpo</text:span><text:span text:style-name="T5">, dizendo: “</text:span><text:span text:style-name="T8">Porque também o corpo não é um só membro, mas muitos”</text:span><text:span text:style-name="T5">. (</text:span><text:a xlink:type="simple" xlink:href="http://mysword.info/b?r=1Co_12:14" text:style-name="Internet_20_link" text:visited-style-name="Visited_20_Internet_20_Link"><text:span text:style-name="T5">v. 14</text:span></text:a><text:span text:style-name="T5">). Em outras palavras, o corpo humano não consiste em todos os seus membros sendo mãos ou pés; da mesma forma, os membros do corpo de Cristo não são todos mestres ou evangelistas. Se assim fosse, a diversidade no corpo estaria perdida.</text:span></text:p>
          <text:p text:style-name="Text_20_body"><text:span text:style-name="T5">O remédio para isso é reconhecer a ação soberana de Deus. Ele, e não o homem, nomeou o lugar dos membros em um corpo humano “</text:span><text:span text:style-name="T8">cada um deles como Lhe aprouve”</text:span><text:span text:style-name="T5"> (</text:span><text:a xlink:type="simple" xlink:href="http://mysword.info/b?r=1Co_12:18" text:style-name="Internet_20_link" text:visited-style-name="Visited_20_Internet_20_Link"><text:span text:style-name="T5">v. 18</text:span></text:a><text:span text:style-name="T5"> – ATB). E acontece o mesmo no corpo de Cristo. A cura para isso é entrar na presença de Deus e aprender d’Ele qual é o nosso lugar no corpo de Cristo e nos contentar com isso. Não seremos felizes até que aceitemos o lugar e a função que Deus nos deu. Até o momento em que venhamos a nos submeter à soberania de Deus, provavelmente seremos um incômodo para nossos irmãos no ministério e, assim, romperemos a unidade.</text:span></text:p>
          <text:p text:style-name="P12">Desprezo</text:p>
          <text:p text:style-name="Text_20_body"><text:a xlink:type="simple" xlink:href="http://mysword.info/b?r=1Co_12:20-24" text:style-name="Internet_20_link" text:visited-style-name="Visited_20_Internet_20_Link"><text:span text:style-name="T5">Vs. 20-24</text:span></text:a><text:span text:style-name="T5"> – O segundo inimigo da unidade nasce de um complexo de superioridade. Isso é </text:span><text:span text:style-name="T7">desprezo</text:span><text:span text:style-name="T5">. O apóstolo novamente usa a figura do corpo humano para explicar-lhes isso, dizendo: “</text:span><text:span text:style-name="T8">Agora pois há muitos membros, mas um corpo”</text:span><text:span text:style-name="T5">. (</text:span><text:a xlink:type="simple" xlink:href="http://mysword.info/b?r=1Co_12:20" text:style-name="Internet_20_link" text:visited-style-name="Visited_20_Internet_20_Link"><text:span text:style-name="T5">v. 20</text:span></text:a><text:span text:style-name="T5">). Isso mostra que há </text:span><text:span text:style-name="T7">unidade na diversidade dos membros</text:span><text:span text:style-name="T5"> de um corpo. Em um corpo humano, nunca há momento em que os membros mais proeminentes olhem com desprezo para os menos proeminentes e digam: “</text:span><text:span text:style-name="T8">Não tenho necessidade de vós”</text:span><text:span text:style-name="T5"> (</text:span><text:a xlink:type="simple" xlink:href="http://mysword.info/b?r=1Co_12:21" text:style-name="Internet_20_link" text:visited-style-name="Visited_20_Internet_20_Link"><text:span text:style-name="T5">v. 21</text:span></text:a><text:span text:style-name="T5">). Mas é triste dizer que existe esse perigo no corpo de Cristo. Esse espírito destrói a unidade.</text:span></text:p>
          <text:p text:style-name="Text_20_body"><text:span text:style-name="T5">O apóstolo adverte contra este perigo, apontando para o fato de que, ao fazer nossos corpos, Deus propositalmente concedeu “</text:span><text:span text:style-name="T8">muito mais honra”</text:span><text:span text:style-name="T5"> aos membros invisíveis do que àqueles vistos pelos olhos do público (</text:span><text:a xlink:type="simple" xlink:href="http://mysword.info/b?r=1Co_12:22-23" text:style-name="Internet_20_link" text:visited-style-name="Visited_20_Internet_20_Link"><text:span text:style-name="T5">vs. 22-23</text:span></text:a><text:span text:style-name="T5">). Os membros menos proeminentes do corpo humano são mais importantes que os proeminentes! Uma pessoa poderia sobreviver sem uma mão ou um pé, mas não pode viver sem um coração ou um fígado, </text:span><text:span text:style-name="T7">Etc.</text:span><text:span text:style-name="T5"> O apóstolo usa isso como uma ilustração de como não devemos desprezar os membros menos proeminentes do corpo de Cristo.</text:span></text:p>
          <text:p text:style-name="Text_20_body"><text:span text:style-name="T5">O remédio, novamente, para esse problema é reconhecer o trabalho soberano de Deus. “</text:span><text:span text:style-name="T8">Deus assim formou o corpo</text:span><text:span text:style-name="T5"> [humano]” (</text:span><text:a xlink:type="simple" xlink:href="http://mysword.info/b?r=1Co_12:24" text:style-name="Internet_20_link" text:visited-style-name="Visited_20_Internet_20_Link"><text:span text:style-name="T5">v. 24</text:span></text:a><text:span text:style-name="T5">). Ele o construiu de tal maneira que cada membro é valioso e tem algo a contribuir para o todo da pessoa. Similarmente, no corpo de Cristo, Deus o formou de modo que a contribuição de cada membro seja necessária para o bem estar do todo (</text:span><text:a xlink:type="simple" xlink:href="http://mysword.info/b?r=Eph_4:16" text:style-name="Internet_20_link" text:visited-style-name="Visited_20_Internet_20_Link"><text:span text:style-name="T5">Ef 4:16</text:span></text:a><text:span text:style-name="T5">). Nós, portanto, precisamos reconhecer isso e permitir que cada membro funcione em seu papel dado por Deus.</text:span></text:p>
          <text:p text:style-name="P5">Infelizmente, a ordem clerical de coisas feita pelo homem na Igreja hoje em dia (o sistema clero/leigo, onde uma pessoa – o chamado “Pastor” ou “Ministro” – controla o ministério público em nome da congregação) trata os membros do corpo de Cristo que poderiam ministrar a Palavra <text:soft-page-break/>publicamente, como se não fossem importantes. Ao impedir que tais membros atuem no ministério público na assembleia, esse sistema de coisas está essencialmente dizendo: “<text:span text:style-name="T4">Não tenho necessidade de ti”</text:span>. Não é feito com más intenções para com os outros membros do corpo de Cristo; no entanto, dificulta membros que podem ter um dom para ministrar a Palavra na assembleia, limitando o ministério para uma pessoa que tem o direito oficial a isso.</text:p>
          <text:p text:style-name="Text_20_body"><text:span text:style-name="T5">Como não há “</text:span><text:span text:style-name="T8">divisão</text:span><text:span text:style-name="T5"> [</text:span><text:span text:style-name="T8">cisma</text:span><text:span text:style-name="T5">]” no corpo humano e todos os membros agem em conjunto com “</text:span><text:span text:style-name="T8">igual cuidado uns dos outros”</text:span><text:span text:style-name="T5">, os membros do corpo de Cristo também deveriam trabalhar juntos em harmonia (</text:span><text:a xlink:type="simple" xlink:href="http://mysword.info/b?r=1Co_12:25" text:style-name="Internet_20_link" text:visited-style-name="Visited_20_Internet_20_Link"><text:span text:style-name="T5">v. 25</text:span></text:a><text:span text:style-name="T5">). Como há empatia e apoio no corpo humano – quando um “</text:span><text:span text:style-name="T8">membro padece, todos os membros padecem com ele”</text:span><text:span text:style-name="T5"> – assim também deve haver a mesma empatia e apoio entre os membros do corpo de Cristo (</text:span><text:a xlink:type="simple" xlink:href="http://mysword.info/b?r=1Co_12:26" text:style-name="Internet_20_link" text:visited-style-name="Visited_20_Internet_20_Link"><text:span text:style-name="T5">v. 26</text:span></text:a><text:span text:style-name="T5">). Podemos nos perguntar como é possível ter empatia por um membro do corpo de Cristo quando nunca ouvimos falar dessa pessoa. Talvez ela viva em outro continente e esteja em alguma comunhão divergente de crentes. A resposta, acreditamos, está no versículo seguinte. O apóstolo continua qualificando suas observações falando do corpo de Cristo em seu aspecto </text:span><text:span text:style-name="T7">local </text:span><text:span text:style-name="T5">(</text:span><text:a xlink:type="simple" xlink:href="http://mysword.info/b?r=1Co_12:27" text:style-name="Internet_20_link" text:visited-style-name="Visited_20_Internet_20_Link"><text:span text:style-name="T5">v. 27</text:span></text:a><text:span text:style-name="T5">). Se todos em uma vila ou cidade estivessem juntos na mesma comunhão, como eles estavam naquele dia, saberiam de uma determinada situação em que um membro estava sofrendo, e todos sofreriam com aquela pessoa.</text:span></text:p>
          <text:p text:style-name="Text_20_body"><text:span text:style-name="T5">O </text:span><text:a xlink:type="simple" xlink:href="http://mysword.info/b?r=1Co_12:27" text:style-name="Internet_20_link" text:visited-style-name="Visited_20_Internet_20_Link"><text:span text:style-name="T5">versículo 27</text:span></text:a><text:span text:style-name="T5"> diz: “</text:span><text:span text:style-name="T8">vós sois corpo de Cristo”</text:span><text:span text:style-name="T5"> (ATB). Observe que não diz “nós”, mas “</text:span><text:span text:style-name="T8">vós”</text:span><text:span text:style-name="T5"> – referindo-se aos coríntios. O versículo, conforme apresentado na ARC, que diz: “</text:span><text:span text:style-name="T8">Vós sois </text:span><text:span text:style-name="T5">o </text:span><text:span text:style-name="T8">corpo de Cristo”</text:span><text:span text:style-name="T5">, é bastante incorreto. O artigo “</text:span><text:span text:style-name="T7">o”</text:span><text:span text:style-name="T5"> deve ser deixado de fora, porque significaria todo o corpo de Cristo, o que os coríntios não eram. Nenhuma companhia local de Cristãos pode reivindicar ser o corpo de Cristo; ele é composto de todos os que na Terra creem no Senhor Jesus Cristo.</text:span></text:p>
          <text:p text:style-name="P5">Hamilton Smith ilustra a exortação do apóstolo, sugerindo que imaginemos um general de uma companhia local de soldados exortando seus homens. Ele diria: “Lembrem-se, homens, vocês são Guardas Coldstream” (tropa de elite da rainha da Inglaterra). Ele não diria: “Vocês são os Guardas Coldstream”, porque eles são apenas uma companhia local nesse vasto regimento. Neste versículo, Paulo está simplesmente afirmando que a assembleia local em Corinto representava todo o corpo de Cristo. E, no que diz respeito a uma companhia local, deveriam conhecer os membros do corpo naquela localidade que estavam sofrendo e sofrer com eles.</text:p>
          <text:p text:style-name="P5">Assim, o primeiro inimigo destrói a <text:span text:style-name="T3">diversidade</text:span> e o segundo inimigo rompe a <text:span text:style-name="T3">unidade</text:span>. Na verdade, nenhum membro é proeminente e todos os membros são indispensáveis.</text:p>
          <text:p text:style-name="P5">Essa passagem não deve ser aplicada a assembleias, mas a membros individuais do corpo. Isso é importante de se ver, porque podemos ter a ideia de que cada assembleia local deve consultar outras assembleias locais antes de agir administrativamente – por exemplo, em questões de disciplina. Uma assembleia local reunida biblicamente é a representante de todas as assembleias assim reunidas sob o terreno do corpo de Cristo e age em nome do corpo como um todo.</text:p>
          <text:p text:style-name="Heading_20_1"><text:span text:style-name="T5">A Ordem de Importância dos Dons no Corpo de Cristo <text:line-break/>(</text:span><text:a xlink:type="simple" xlink:href="http://mysword.info/b?r=1Co_12:28-31" text:style-name="Internet_20_link" text:visited-style-name="Visited_20_Internet_20_Link"><text:span text:style-name="T5">1 Co 12:28-31</text:span></text:a><text:span text:style-name="T5">)</text:span></text:p>
          <text:p text:style-name="Text_20_body"><text:a xlink:type="simple" xlink:href="http://mysword.info/b?r=1Co_12:28-31" text:style-name="Internet_20_link" text:visited-style-name="Visited_20_Internet_20_Link"><text:span text:style-name="T5">Vs. 28-31</text:span></text:a><text:span text:style-name="T5"> – Os coríntios tinham ideias distorcidas sobre a importância de certos dons na assembleia. Eles pendiam para os dons miraculosos porque eram chamativos e colocavam uma </text:span><text:soft-page-break/><text:span text:style-name="T5">pessoa no centro das atenções. Para corrigi-los nisso, o apóstolo declara a ordem de importância de Deus para dons. Não é uma lista completa. Deus estabeleceu como os primeiros em importância, os fundamentais dons não milagrosos. Eles são seguidos por dons para edificação e, em então, os dons de sinais milagrosos são dados por último. Os coríntios consideravam o contrário. Todos os dons são importantes, mas é significativo que cada vez que o apóstolo lista os dons, “</text:span><text:span text:style-name="T8">as línguas”</text:span><text:span text:style-name="T5"> – o dom com o qual os coríntios estavam enamorados – estão no final da lista (</text:span><text:a xlink:type="simple" xlink:href="http://mysword.info/b?r=1Co_12:6-10" text:style-name="Internet_20_link" text:visited-style-name="Visited_20_Internet_20_Link"><text:span text:style-name="T5">1 Co 12:6-10</text:span></text:a><text:span text:style-name="T5">, </text:span><text:a xlink:type="simple" xlink:href="http://mysword.info/b?r=1Co_12:28" text:style-name="Internet_20_link" text:visited-style-name="Visited_20_Internet_20_Link"><text:span text:style-name="T5">12:28</text:span></text:a><text:span text:style-name="T5">, </text:span><text:a xlink:type="simple" xlink:href="http://mysword.info/b?r=1Co_13:8" text:style-name="Internet_20_link" text:visited-style-name="Visited_20_Internet_20_Link"><text:span text:style-name="T5">13:8</text:span></text:a><text:span text:style-name="T5">, </text:span><text:a xlink:type="simple" xlink:href="http://mysword.info/b?r=1Co_14:26" text:style-name="Internet_20_link" text:visited-style-name="Visited_20_Internet_20_Link"><text:span text:style-name="T5">14:26</text:span></text:a><text:span text:style-name="T5">).</text:span></text:p>
          <text:p text:style-name="Text_20_body"><text:span text:style-name="T5">Ele conclui dizendo: “</text:span><text:span text:style-name="T8">desejai ardentemente os dons que são maiores”</text:span><text:span text:style-name="T5"> (ATB). O verbo neste versículo na língua original está no plural, e, portanto, a exortação refere-se à assembleia como um todo, não aos indivíduos cobiçando os melhores dons. Se fosse uma exortação para os indivíduos, ele nos estaria encorajando a cobiçar o dom de outra pessoa, o que contradiria o que ensinou no início do capítulo – a saber, que devemos nos contentar com o dom que nos foi dado. Paulo os está exortando a coletivamente “</text:span><text:span text:style-name="T8">desejarem”</text:span><text:span text:style-name="T5"> e orarem para que Deus levante um bom suprimento de dons de edificação (“</text:span><text:span text:style-name="T8">Os dons que são maiores”</text:span><text:span text:style-name="T5">) em seu meio, tais como ensinar e profetizar. Então a assembleia seria edificada e construída sobre a “</text:span><text:span text:style-name="T8">santíssima fé”</text:span><text:span text:style-name="T5"> (</text:span><text:a xlink:type="simple" xlink:href="http://mysword.info/b?r=Jud_1:20/" text:style-name="Internet_20_link" text:visited-style-name="Visited_20_Internet_20_Link"><text:span text:style-name="T5">Jd 20</text:span></text:a><text:span text:style-name="T5">).</text:span></text:p>
          <text:p text:style-name="P5">Ele continua dizendo que há algo ainda mais importante em uma assembleia do que a presença dos “<text:span text:style-name="T4">dons maiores”</text:span> – é “<text:span text:style-name="T4">caridade</text:span> [<text:span text:style-name="T4">Amor</text:span>]”. Servir uns aos outros em amor é verdadeiramente o “<text:span text:style-name="T4">caminho mais excelente”</text:span>.</text:p>
          <text:p text:style-name="Heading_20_1"><text:span text:style-name="T8">O </text:span><text:span text:style-name="T5">Motivo </text:span><text:span text:style-name="T8">para o Uso dos Dons – Amor <text:line-break/>(</text:span><text:a xlink:type="simple" xlink:href="http://mysword.info/b?r=1Co_13/" text:style-name="Internet_20_link" text:visited-style-name="Visited_20_Internet_20_Link"><text:span text:style-name="T8">1 Co 13</text:span></text:a><text:span text:style-name="T8">)</text:span></text:p>
          <text:p text:style-name="Text_20_body"><text:span text:style-name="T5">Ele prossegue explicando o “</text:span><text:span text:style-name="T8">caminho mais excelente”</text:span><text:span text:style-name="T5"> no </text:span><text:a xlink:type="simple" xlink:href="http://mysword.info/b?r=1Co_13" text:style-name="Internet_20_link" text:visited-style-name="Visited_20_Internet_20_Link"><text:span text:style-name="T5">capítulo 13</text:span></text:a><text:span text:style-name="T5">, dando uma bela explanação sobre o amor. As pessoas tendem a separar este capítulo de seu contexto e aplicá-lo a todos os tipos de situações na vida – como relacionamentos matrimoniais e vida familiar. Não queremos tirar nada dessas aplicações, pois elas têm o seu lugar, mas o contexto é </text:span><text:span text:style-name="T7">Amor em exercer nosso dom de ministrar a Palavra na assembleia</text:span><text:span text:style-name="T5">. Os dons devem ser exercidos em amor, que é o verdadeiro espírito do serviço. Como mencionado, este capítulo nos dá o “óleo” que faria com que o maquinário do </text:span><text:a xlink:type="simple" xlink:href="http://mysword.info/b?r=1Co_12" text:style-name="Internet_20_link" text:visited-style-name="Visited_20_Internet_20_Link"><text:span text:style-name="T5">capítulo 12</text:span></text:a><text:span text:style-name="T5"> (os dons) funcionasse suavemente na assembleia.</text:span></text:p>
          <text:p text:style-name="Heading_20_1"><text:span text:style-name="T5">A Preeminência do Amor <text:line-break/>(</text:span><text:a xlink:type="simple" xlink:href="http://mysword.info/b?r=1Co_13:1-3" text:style-name="Internet_20_link" text:visited-style-name="Visited_20_Internet_20_Link"><text:span text:style-name="T5">1 Co 13:1-3</text:span></text:a><text:span text:style-name="T5">)</text:span></text:p>
          <text:p text:style-name="Text_20_body"><text:a xlink:type="simple" xlink:href="http://mysword.info/b?r=1Co_13:1-3" text:style-name="Internet_20_link" text:visited-style-name="Visited_20_Internet_20_Link"><text:span text:style-name="T5">Vs. 1-3</text:span></text:a><text:span text:style-name="T5"> – O apóstolo começa afirmando que tudo o que podemos naturalmente pensar que seria necessário para uma assembleia local seguir proveitosamente não é tão importante quanto o amor. Mesmo se houvesse grande eloquência (</text:span><text:a xlink:type="simple" xlink:href="http://mysword.info/b?r=1Co_13:1" text:style-name="Internet_20_link" text:visited-style-name="Visited_20_Internet_20_Link"><text:span text:style-name="T5">v. 1</text:span></text:a><text:span text:style-name="T5">), grande dom (</text:span><text:a xlink:type="simple" xlink:href="http://mysword.info/b?r=1Co_13:2" text:style-name="Internet_20_link" text:visited-style-name="Visited_20_Internet_20_Link"><text:span text:style-name="T5">v. 2</text:span></text:a><text:span text:style-name="T5">a), grande conhecimento e compreensão da verdade (</text:span><text:a xlink:type="simple" xlink:href="http://mysword.info/b?r=1Co_13:2" text:style-name="Internet_20_link" text:visited-style-name="Visited_20_Internet_20_Link"><text:span text:style-name="T5">v. 2</text:span></text:a><text:span text:style-name="T5">b), fé heroica (</text:span><text:a xlink:type="simple" xlink:href="http://mysword.info/b?r=1Co_13:2" text:style-name="Internet_20_link" text:visited-style-name="Visited_20_Internet_20_Link"><text:span text:style-name="T5">v. 2</text:span></text:a><text:span text:style-name="T5">c) e tremendo sacrifício próprio para com os outros (</text:span><text:a xlink:type="simple" xlink:href="http://mysword.info/b?r=1Co_13:3" text:style-name="Internet_20_link" text:visited-style-name="Visited_20_Internet_20_Link"><text:span text:style-name="T5">v. 3</text:span></text:a><text:span text:style-name="T5">a) – mesmo convicção tal que levasse ao martírio (</text:span><text:a xlink:type="simple" xlink:href="http://mysword.info/b?r=1Co_13:3" text:style-name="Internet_20_link" text:visited-style-name="Visited_20_Internet_20_Link"><text:span text:style-name="T5">v. 3</text:span></text:a><text:span text:style-name="T5">b), tudo isso não nos seria de proveito se não fosse feito em amor. O apóstolo traz isso aqui porque essas eram coisas em que os coríntios estavam se gloriando. Mas mesmo com tudo o que tinham em questão de dom e conhecimento, ainda não era uma assembleia espiritualmente saudável. Isso mostra que as manifestações exteriores de poder e conhecimento não são o que constituem uma assembleia saudável.</text:span></text:p>
          <text:p text:style-name="P5">Paulo continua e mostra que há algo maior que todas essas coisas – é amor. Os coríntios usavam seus dons para se mostrar, o que realmente é a carne nas coisas de Deus. Se tudo o que foi dito <text:soft-page-break/>acima for feito para atrair a atenção para si próprio, tal exibição inútil seria sem valor. O amor não faria isso.</text:p>
          <text:p text:style-name="Heading_20_1"><text:span text:style-name="T5">As Qualidades do Amor <text:line-break/>(</text:span><text:a xlink:type="simple" xlink:href="http://mysword.info/b?r=1Co_13:4-7" text:style-name="Internet_20_link" text:visited-style-name="Visited_20_Internet_20_Link"><text:span text:style-name="T5">1 Co 13:4-7</text:span></text:a><text:span text:style-name="T5">)</text:span></text:p>
          <text:p text:style-name="Text_20_body"><text:span text:style-name="T5">Nos versículos </text:span><text:a xlink:type="simple" xlink:href="http://mysword.info/b?r=1Co_13:4-8" text:style-name="Internet_20_link" text:visited-style-name="Visited_20_Internet_20_Link"><text:span text:style-name="T5">4-8</text:span></text:a><text:span text:style-name="T5">a, Paulo fala de 16 qualidades do amor. As primeiras </text:span><text:span text:style-name="T7">sete</text:span><text:span text:style-name="T5"> qualidades apontam para a necessidade da completa renúncia ao “eu” – o manter o eu fora ao ministrar a Palavra. As últimas </text:span><text:span text:style-name="T7">nove</text:span><text:span text:style-name="T5"> qualidades dizem respeito a como devemos nos comportar na presença da carne manifestando–se no ministério.</text:span></text:p>
          <text:p text:style-name="Text_20_body"><text:span text:style-name="T5">1) “</text:span><text:span text:style-name="T8">É logâmino</text:span><text:span text:style-name="T5"> [Longa paciência]” (ATB, JND) – Isso reprova um espírito impaciente em ministrar a Palavra. A carne não pode esperar para falar, mas o amor é “</text:span><text:span text:style-name="T8">paciente por muito tempo”</text:span><text:span text:style-name="T5"> e esperará a condução do Espírito para trazer uma palavra “</text:span><text:span text:style-name="T8">a seu tempo”</text:span><text:span text:style-name="T5"> (</text:span><text:a xlink:type="simple" xlink:href="http://mysword.info/b?r=Mat_24:45" text:style-name="Internet_20_link" text:visited-style-name="Visited_20_Internet_20_Link"><text:span text:style-name="T5">Mt 24:45</text:span></text:a><text:span text:style-name="T5">). Aquele que não tem essa qualidade de amor manifestará uma falta de controle próprio em manter “</text:span><text:span text:style-name="T8">sujeito”</text:span><text:span text:style-name="T5"> seu espírito (</text:span><text:a xlink:type="simple" xlink:href="http://mysword.info/b?r=1Co_14:32" text:style-name="Internet_20_link" text:visited-style-name="Visited_20_Internet_20_Link"><text:span text:style-name="T5">1 Co 14:32</text:span></text:a><text:span text:style-name="T5">). Somos lembrados do sacerdote no Velho Testamento que tinha uma “</text:span><text:span text:style-name="T8">sarna </text:span><text:span text:style-name="T5">[</text:span><text:span text:style-name="T8">coceira</text:span><text:span text:style-name="T5">]” (</text:span><text:a xlink:type="simple" xlink:href="http://mysword.info/b?r=Lev_21:20" text:style-name="Internet_20_link" text:visited-style-name="Visited_20_Internet_20_Link"><text:span text:style-name="T5">Lv 21:20</text:span></text:a><text:span text:style-name="T5"> – JND); ele não deveria atuar no santuário. Uma pessoa com uma coceira como todos sabem, não pode ficar parada. Outro exemplo da falta de controle do espírito no ministério é o jovem “Aimaás”, que estava ansioso para correr com uma mensagem, e insistiu em fazê-lo. Mas quando ele chegou diante de sua audiência, ele não tinha nada a dizer (Compare </text:span><text:a xlink:type="simple" xlink:href="http://mysword.info/b?r=2Sa_18:19-32" text:style-name="Internet_20_link" text:visited-style-name="Visited_20_Internet_20_Link"><text:span text:style-name="T5">2 Sm 18:19-32</text:span></text:a><text:span text:style-name="T5">). O rei Salomão disse: “</text:span><text:span text:style-name="T8">Tens visto um homem precipitado nas suas palavras? maior esperança há dum tolo do que dele”</text:span><text:span text:style-name="T5"> (</text:span><text:a xlink:type="simple" xlink:href="http://mysword.info/b?r=Pro_29:20" text:style-name="Internet_20_link" text:visited-style-name="Visited_20_Internet_20_Link"><text:span text:style-name="T5">Pv 29:20</text:span></text:a><text:span text:style-name="T5">). O amor verdadeiro pode e irá esperar pelo tempo de Deus para falar, e quando é o tempo de Deus, a pessoa governada por tal amor trará algo que será proveitoso para a assembleia.</text:span></text:p>
          <text:p text:style-name="Text_20_body"><text:span text:style-name="T5">2) “</text:span><text:span text:style-name="T8">É benigno”</text:span><text:span text:style-name="T5"> – Isso reprova a tendência de ministrar sem considerar devidamente a situação dos santos. O amor divino levará em conta onde os santos estão, considerando o que estão passando (seus problemas, as tristezas, os sentimentos, etc.), e fará observações no ministério com devida consideração. Tal bondade tocará seus corações e receberão o ministério. Pode haver necessidade de repreensão, mas nunca para recriminar os santos; o que poderia fazer com que não ouvissem. Ezequiel “</text:span><text:span text:style-name="T8">sentei-me ali ... no meio deles”</text:span><text:span text:style-name="T5"> (ATB) antes de abrir a boca para falar aos seus ouvintes (</text:span><text:a xlink:type="simple" xlink:href="http://mysword.info/b?r=Eze_3:15" text:style-name="Internet_20_link" text:visited-style-name="Visited_20_Internet_20_Link"><text:span text:style-name="T5">Ez 3:15</text:span></text:a><text:span text:style-name="T5">). Se aqueles a quem ministramos veem que o que dizemos vem de verdadeiro amor e preocupação por eles, ganharemos seus ouvidos, e eles receberão o que temos a dizer. Se vier de nossos corações, irá para seus corações (</text:span><text:a xlink:type="simple" xlink:href="http://mysword.info/b?r=Rut_2:13" text:style-name="Internet_20_link" text:visited-style-name="Visited_20_Internet_20_Link"><text:span text:style-name="T5">Rt 2:13</text:span></text:a><text:span text:style-name="T5">; </text:span><text:a xlink:type="simple" xlink:href="http://mysword.info/b?r=2Sa_19:14" text:style-name="Internet_20_link" text:visited-style-name="Visited_20_Internet_20_Link"><text:span text:style-name="T5">2 Sm 19:14</text:span></text:a><text:span text:style-name="T5">). O Senhor Jesus é nosso grande exemplo. Ele ministrou na sinagoga com “</text:span><text:span text:style-name="T8">palavras de graça”</text:span><text:span text:style-name="T5"> (</text:span><text:a xlink:type="simple" xlink:href="http://mysword.info/b?r=Luk_4:22" text:style-name="Internet_20_link" text:visited-style-name="Visited_20_Internet_20_Link"><text:span text:style-name="T5">Lc 4:22</text:span></text:a><text:span text:style-name="T5">).</text:span></text:p>
          <text:p text:style-name="Text_20_body"><text:span text:style-name="T5">3) “</text:span><text:span text:style-name="T8">Não é rival dos outros”</text:span><text:span text:style-name="T5"> (JND) – Isso repreende o desejo de igualar ou superar alguém no ministério. A carne gostaria de superar outros em um ministério público; no entanto, a assembleia não é uma arena para competição. O amor não faria isso. Os dons são para complementar um ao outro em seu exercício para edificar os santos; não são rivais um do outro. Toda essa superioridade demonstra que o amor pelos santos não está agindo (</text:span><text:a xlink:type="simple" xlink:href="http://mysword.info/b?r=Php_1:15-16" text:style-name="Internet_20_link" text:visited-style-name="Visited_20_Internet_20_Link"><text:span text:style-name="T5">Fp 1:15-16</text:span></text:a><text:span text:style-name="T5">).</text:span></text:p>
          <text:p text:style-name="Text_20_body"><text:span text:style-name="T5">4) “</text:span><text:span text:style-name="T8">Não é insolente e áspero”</text:span><text:span text:style-name="T5"> (JND) – Isso repreende a tendência de fazer comentários ofensivos no ministério. Insolência é ser rude e insultante. Isso não tem lugar no ministério. Ser “</text:span><text:span text:style-name="T8">áspero”</text:span><text:span text:style-name="T5"> é ser rápido para dizer algo de uma maneira conflituosa. Talvez tenhamos de falar à consciência, mas não precisamos ser ofensivos. Se o Espírito de Deus está nos movendo no ministério, Ele tocará as consciências daqueles ouvintes e os levará ao convencimento. Alguns ministram como se fosse sua </text:span><text:soft-page-break/><text:span text:style-name="T5">responsabilidade levar pessoas ao convencimento e, como resultado, se tornam agressivos. Mas não é nosso trabalho convencer almas. Às vezes pensamos que, porque a consciência precisa ser alcançada, temos a liberdade de sermos ofensivos em nossos comentários e considerarmos isso como ser fiel. Isto não é de Deus. Não há lugar para chicotear (açoitar) os santos. Somos lembrados de que o “</text:span><text:span text:style-name="T8">boi”</text:span><text:span text:style-name="T5"> que “</text:span><text:span text:style-name="T8">escorneou”</text:span><text:span text:style-name="T5"> um homem ou uma mulher, deveria ser “</text:span><text:span text:style-name="T8">Apedrejado”</text:span><text:span text:style-name="T5"> até a morte sob a lei do Velho Testamento (ex </text:span><text:a xlink:type="simple" xlink:href="http://mysword.info/b?r=Exo_21:28-32" text:style-name="Internet_20_link" text:visited-style-name="Visited_20_Internet_20_Link"><text:span text:style-name="T5">21:28-32</text:span></text:a><text:span text:style-name="T5">). Um “</text:span><text:span text:style-name="T8">boi”</text:span><text:span text:style-name="T5"> é uma figura do servo do Senhor que tritura o milho para o seu dono (</text:span><text:a xlink:type="simple" xlink:href="http://mysword.info/b?r=1Co_9:9" text:style-name="Internet_20_link" text:visited-style-name="Visited_20_Internet_20_Link"><text:span text:style-name="T5">1 Co 9:9</text:span></text:a><text:span text:style-name="T5">). O apedrejamento é uma figura do julgamento (corporativo) da assembleia. Somos responsáveis em nossa assembleia local por nossas ações no ministério. Se nos comportarmos ofensivamente no ministério público, poderemos estar sob o julgamento corporativo da assembleia. </text:span></text:p>
          <text:p text:style-name="Text_20_body"><text:span text:style-name="T5">5) “</text:span><text:span text:style-name="T8">Não é soberbo”</text:span><text:span text:style-name="T5"> – Isso repreende a importância própria no ministério, que nada mais é que orgulho. Diótrefes amava ter a proeminência entre seus irmãos (</text:span><text:a xlink:type="simple" xlink:href="http://mysword.info/b?r=3Jo_1:9/" text:style-name="Internet_20_link" text:visited-style-name="Visited_20_Internet_20_Link"><text:span text:style-name="T5">3 Jo 9</text:span></text:a><text:span text:style-name="T5">). Podemos achar muito do nosso ministério, mas nos colocarmos à frente não é amor. Em Romanos </text:span><text:a xlink:type="simple" xlink:href="http://mysword.info/b?r=Rom_12:3" text:style-name="Internet_20_link" text:visited-style-name="Visited_20_Internet_20_Link"><text:span text:style-name="T5">12:3</text:span></text:a><text:span text:style-name="T5"> (ATB), o apóstolo adverte que não devemos pensar de nós mesmos e de nosso dom acima do que deveríamos. O desejo de ser visto e ouvido é carne. O amor, por outro lado, está contente com o lugar inferior.</text:span></text:p>
          <text:p text:style-name="P5">6) “<text:span text:style-name="T4">Não se porta com indecência [inconveniência]”</text:span> – Isso repreende a conduta inapropriada nas reuniões. Uma pessoa pode ter boa intenção, mas se seu comportamento é inadequado para quem ele é, não será um bom sinal aos olhos dos santos. Eles provavelmente não o levarão a sério. Talvez um exemplo de comportamento impróprio, seria um irmão mais novo tentando atuar (e ministrar) no papel de um irmão mais velho. Ele poderia falar tudo certo, mas há algo impróprio sobre isso. Ou talvez seja um evangelista tentando ministrar no papel de profeta ou mestre quando não tem o dom para isso. Não estamos dizendo que um evangelista não deveria ministrar a Palavra na assembleia, mas que não deve assumir o papel de um mestre ou um profeta. Todo esse comportamento é impróprio.</text:p>
          <text:p text:style-name="P5">7) “<text:span text:style-name="T4">Não busca os seus interesses”</text:span> – Isso repreende o egoísmo. A carne pensa primeiro em si e busca seus próprios interesses. Isso ficará evidente em alguém tomando uma quantidade excessiva de tempo nas reuniões no ministério e, assim, deixando pouco ou nenhum espaço para os outros falarem. Ser prolixo no ministério ou ter uma intensão pessoal nele é egoísmo. O amor não faria isso. Gostar de ouvir a própria voz, não é amor pelos santos.</text:p>
          <text:p text:style-name="P5">Em resumo, essas características morais do amor são realmente uma descrição da vida e do ministério do Senhor Jesus.</text:p>
          <text:p text:style-name="P5">~~~~~~~~~~~~~~~~~~~</text:p>
          <text:p text:style-name="Text_20_body"><text:span text:style-name="T5">Como mencionado, as </text:span><text:span text:style-name="T7">nove</text:span><text:span text:style-name="T5"> qualidades seguintes parecem estar mais relacionadas à como devemos nos comportar na presença da carne manifestando–se no ministério. Essas qualidades têm uma aplicação particular para aqueles na assembleia que estão sob a voz do ministério. Quando certas pessoas são impacientes, indelicadas, invejosas, competitivas, ofensivas, contendedoras, orgulhosas, inconvenientes e egoístas (que são realmente o oposto das primeiras sete qualidades), o amor encontrará uma maneira de lidar com isso. Tal é necessário para evitarmos confusões que desonram a Deus nas reuniões da assembleia. Igualmente, em </text:span><text:a xlink:type="simple" xlink:href="http://mysword.info/b?r=Eph_4:2/" text:style-name="Internet_20_link" text:visited-style-name="Visited_20_Internet_20_Link"><text:span text:style-name="T5">Efésios 4:2</text:span></text:a><text:span text:style-name="T5"> nos é dito para sermos humildes e mansos, mas quando nos deparamos com aqueles que não o são, prossegue dizendo que devemos ser longânimes e tolerantes diante de tais coisas.</text:span></text:p>
          <text:p text:style-name="Text_20_body"><text:soft-page-break/><text:span text:style-name="T5">8) “</text:span><text:span text:style-name="T8">Não se irrita”</text:span><text:span text:style-name="T5"> – Se ataques maliciosos vêm de alguma pessoa hostil em seu ministério, o amor não procurará retaliar. Salomão disse: “</text:span><text:span text:style-name="T8">O entendimento do homem retém a sua ira, e sua glória é passar sobre a transgressão”</text:span><text:span text:style-name="T5"> (Pv </text:span><text:a xlink:type="simple" xlink:href="http://mysword.info/b?r=Pro_19:11" text:style-name="Internet_20_link" text:visited-style-name="Visited_20_Internet_20_Link"><text:span text:style-name="T5">19:11</text:span></text:a><text:span text:style-name="T5">). Na presença de uma pessoa contenciosa, o amor não se deixará levar a uma contenda de palavras em uma reunião (ou depois de uma reunião), porque tudo isso é uma obra da carne.</text:span></text:p>
          <text:p text:style-name="P5">9) “<text:span text:style-name="T4">Não suspeita [não imputa] mal”</text:span> – Se forem feitas observações no ministério que sejam questionáveis, o amor não se adiantará numa conclusão e presumirá que a pessoa tem más intenções. A carne pode suportar muito pouco sem ressentimento. É rápida em imaginar motivos malignos, mas o amor não julgará os motivos dos outros em seu ministério.</text:p>
          <text:p text:style-name="P5">10) “<text:span text:style-name="T4">Não folga </text:span>[<text:span text:style-name="T4">não se regozija</text:span>] <text:span text:style-name="T4">com a injustiça”</text:span> – A carne ama estar ocupada com o mal. Há em cada um de nós algo que quer dar ouvidos para se informar dos erros dos outros. Mas não há lugar para isso na assembleia; isso nunca tenderá para uma feliz comunhão.</text:p>
          <text:p text:style-name="P5">11) “<text:span text:style-name="T4">Folga </text:span>[<text:span text:style-name="T4">se regozija</text:span>] <text:span text:style-name="T4">com a verdade”</text:span> – O amor sente alegria em ouvir a verdade ser apresentada – e não é ofendido se o Senhor usa outra pessoa para fazê-lo.</text:p>
          <text:p text:style-name="Text_20_body"><text:span text:style-name="T5">12) “</text:span><text:span text:style-name="T8">Tudo suporta </text:span><text:span text:style-name="T5">[</text:span><text:span text:style-name="T8">sofre</text:span><text:span text:style-name="T5">]” – A palavra “suporta” pode ser traduzida como “</text:span><text:span text:style-name="T7">cobre”</text:span><text:span text:style-name="T5">. Algumas versões traduzem esse versículo como “</text:span><text:span text:style-name="T7">protege”</text:span><text:span text:style-name="T5">. Suportar as coisas, nesse sentido, é guardar as falhas dos outros e não as divulgar desnecessariamente. O apóstolo Pedro confirma isto, dizendo: “</text:span><text:span text:style-name="T8">Caridade</text:span><text:span text:style-name="T5"> [</text:span><text:span text:style-name="T8">Amor</text:span><text:span text:style-name="T5">] </text:span><text:span text:style-name="T8">cobrirá a multidão de pecados”</text:span><text:span text:style-name="T5"> (</text:span><text:a xlink:type="simple" xlink:href="http://mysword.info/b?r=1Pe_4:8" text:style-name="Internet_20_link" text:visited-style-name="Visited_20_Internet_20_Link"><text:span text:style-name="T5">1 Pe 4:8</text:span></text:a><text:span text:style-name="T5">). O ponto aqui é que o ministério na assembleia nunca deve expor falhas pessoais de alguém.</text:span></text:p>
          <text:p text:style-name="Text_20_body"><text:span text:style-name="T5">13) “Tudo crê” – Isso não significa que o amor é cego, mas não é suspeitoso. O apóstolo, em outro lugar, adverte sobre o pecado de “</text:span><text:span text:style-name="T8">suspeitas malignas”</text:span><text:span text:style-name="T5"> (</text:span><text:a xlink:type="simple" xlink:href="http://mysword.info/b?r=1Ti_6:4" text:style-name="Internet_20_link" text:visited-style-name="Visited_20_Internet_20_Link"><text:span text:style-name="T5">1Tm 6:4</text:span></text:a><text:span text:style-name="T5"> – ARA). Em condições normais, o amor acreditará e receberá a verdade quando for apresentada em ministério na assembleia, sem discussão nem disputa. É triste dizer que algumas pessoas não podem receber nada sem antes relutar contra. O amor não faz isso. Os Bereanos são um exemplo da maneira de como devemos receber a verdade – especialmente quando conhecemos a pessoa de quem ela vem. Eles “</text:span><text:span text:style-name="T8">de bom grado receberam a palavra”</text:span><text:span text:style-name="T5"> e depois foram para casa e a confirmaram nas Escrituras (</text:span><text:a xlink:type="simple" xlink:href="http://mysword.info/b?r=Act_17:11" text:style-name="Internet_20_link" text:visited-style-name="Visited_20_Internet_20_Link"><text:span text:style-name="T5">At 17:11</text:span></text:a><text:span text:style-name="T5">).</text:span></text:p>
          <text:p text:style-name="P5">14) “Tudo espera” – Isso significa que o amor é positivo e encorajador. Se alguém ministrar na assembleia sem muita substância, o amor encontrará algo de positivo no ministério que poderá ser usado para edificação.</text:p>
          <text:p text:style-name="Text_20_body"><text:span text:style-name="T5">15) “Tudo sofre [suporta]” – Se a Palavra de Deus é ministrada à consciência no poder do Espírito, provavelmente haverá oposição a ela. A carne se ressente do ministério que atinge a consciência e, talvez, perseguirá aquele que o apresentar. Nesse caso, o amor suportará os ataques em silêncio diante do Senhor (</text:span><text:a xlink:type="simple" xlink:href="http://mysword.info/b?r=1Pe_2:23" text:style-name="Internet_20_link" text:visited-style-name="Visited_20_Internet_20_Link"><text:span text:style-name="T5">1 Pe 2:23</text:span></text:a><text:span text:style-name="T5">).</text:span></text:p>
          <text:p text:style-name="P5">16) “Nunca falha” – Se houver oposição ou falta de interesse na verdade que entregamos ao povo do Senhor no ministério, o amor nunca deixará de buscar a bênção daqueles que se opõem ou são indiferentes a ela. A carne vai tomar como pessoal e sentirá amargura com isso, mas o amor nunca falhará em buscar o bem daqueles de convivência difícil na assembleia.</text:p>
          <text:p text:style-name="P5">Assim, o apóstolo mostra que o amor é superior a todo dom e conhecimento e é verdadeiramente o “<text:span text:style-name="T4">caminho mais excelente”</text:span> para a vida e o ministério na assembleia.</text:p>
          <text:p text:style-name="Heading_20_1"><text:soft-page-break/><text:span text:style-name="T5">A Permanência do Amor <text:line-break/>(</text:span><text:a xlink:type="simple" xlink:href="http://mysword.info/b?r=1Co_13:8-13" text:style-name="Internet_20_link" text:visited-style-name="Visited_20_Internet_20_Link"><text:span text:style-name="T5">1 Co 13:8-13</text:span></text:a><text:span text:style-name="T5">)</text:span></text:p>
          <text:p text:style-name="Text_20_body"><text:a xlink:type="simple" xlink:href="http://mysword.info/b?r=1Co_13:1-13" text:style-name="Internet_20_link" text:visited-style-name="Visited_20_Internet_20_Link"><text:span text:style-name="T5">Vs. 8-13</text:span></text:a><text:span text:style-name="T5"> – O apóstolo conclui sua exposição sobre o amor falando de seu caráter duradouro. Todos os dons passarão, quer sejam dons de sinais, tal como “</text:span><text:span text:style-name="T8">línguas”</text:span><text:span text:style-name="T5"> ou os dons de edificação, tal como “</text:span><text:span text:style-name="T8">profecias”</text:span><text:span text:style-name="T5"> ou a palavra da “</text:span><text:span text:style-name="T8">ciência”</text:span><text:span text:style-name="T5">. Isso acontecerá quando vier “</text:span><text:span text:style-name="T8">o que é perfeito”</text:span><text:span text:style-name="T5">. Refere-se à perfeição da glória vindoura. Não precisaremos então dos dons para nos ministrar; teremos a Cristo diante de nós em nosso estado glorificado.</text:span></text:p>
          <text:p text:style-name="Text_20_body"><text:span text:style-name="T5">Mesmo que “</text:span><text:span text:style-name="T8">em parte, conhecemos”</text:span><text:span text:style-name="T5"> e “</text:span><text:span text:style-name="T8">em parte, profetizemos”</text:span><text:span text:style-name="T5">, toda a verdade já foi revelada na Palavra escrita de Deus. As revelações dadas ao apóstolo Paulo foram “</text:span><text:span text:style-name="T8">para completar a Palavra de Deus”</text:span><text:span text:style-name="T5"> em relação ao grande mistério de Cristo e da Igreja (</text:span><text:a xlink:type="simple" xlink:href="http://mysword.info/b?r=col_1:25-26" text:style-name="Internet_20_link" text:visited-style-name="Visited_20_Internet_20_Link"><text:span text:style-name="T5">Cl 1:25-26</text:span></text:a><text:span text:style-name="T5"> – JND). Outros foram inspirados a escrever epístolas depois da morte de Paulo, mas não acrescentaram àquelas revelações.</text:span></text:p>
          <text:p text:style-name="Text_20_body"><text:span text:style-name="T5">O apóstolo continua dizendo que, assim como uma criança amadurece e deixa de lado as coisas infantis, seria o mesmo com a Igreja (</text:span><text:a xlink:type="simple" xlink:href="http://mysword.info/b?r=1Co_13:11" text:style-name="Internet_20_link" text:visited-style-name="Visited_20_Internet_20_Link"><text:span text:style-name="T5">v. 11</text:span></text:a><text:span text:style-name="T5">). Uma vez que o fundamento foi estabelecido por meio do ministério dos apóstolos e profetas (</text:span><text:a xlink:type="simple" xlink:href="http://mysword.info/b?r=Eph_2:20" text:style-name="Internet_20_link" text:visited-style-name="Visited_20_Internet_20_Link"><text:span text:style-name="T5">Ef 2:20</text:span></text:a><text:span text:style-name="T5">) e a escrita da Palavra de Deus foi completada, os dons de sinais seriam colocados de lado. Ele menciona isso para exercitar os coríntios. Eles se gloriavam de possuir dons que estabeleceriam os santos (</text:span><text:a xlink:type="simple" xlink:href="http://mysword.info/b?r=1Co_1:4-7" text:style-name="Internet_20_link" text:visited-style-name="Visited_20_Internet_20_Link"><text:span text:style-name="T5">1 Co 1:4-7</text:span></text:a><text:span text:style-name="T5">), mas eles não amadureceram. Ainda estavam encantados com os dons que marcam a infância. Por que não estavam deixando de lado essas coisas e se concentrando no exercício de dons que estabeleceriam e edificariam os santos? Se eles realmente estivessem estabelecidos na fé e bem ensinados na verdade, como imaginavam, não teriam se ocupado do dom de línguas, </text:span><text:span text:style-name="T7">Etc.</text:span></text:p>
          <text:p text:style-name="P12">Três razões para a interrupção dos dons de “sinais”</text:p>
          <text:p text:style-name="Text_20_body"><text:span text:style-name="T5">1) Os dons de “</text:span><text:span text:style-name="T8">sinais”</text:span><text:span text:style-name="T5"> foram dados por Deus para render um testemunho a Israel de que Deus estava prestes a trazer o reino como prometido pelos profetas do Velho Testamento. </text:span><text:a xlink:type="simple" xlink:href="http://mysword.info/b?r=Heb_2:4" text:style-name="Internet_20_link" text:visited-style-name="Visited_20_Internet_20_Link"><text:span text:style-name="T5">Hebreus 2:4</text:span></text:a><text:span text:style-name="T5"> diz: “</text:span><text:span text:style-name="T8">Testificando também Deus com eles </text:span><text:span text:style-name="T5">[os judeus], </text:span><text:span text:style-name="T8">por sinais, e milagres, e várias maravilhas e dons do Espírito Santo”</text:span><text:span text:style-name="T5">. Também </text:span><text:a xlink:type="simple" xlink:href="http://mysword.info/b?r=1Co_14:21-22" text:style-name="Internet_20_link" text:visited-style-name="Visited_20_Internet_20_Link"><text:span text:style-name="T5">1 Coríntios 14:21-22</text:span></text:a><text:span text:style-name="T5"> diz: “</text:span><text:span text:style-name="T8">Por gente doutras línguas, e por outros lábios, falarei a este povo</text:span><text:span text:style-name="T5"> (Israel</text:span><text:span text:style-name="T8">); e ainda assim Me não ouvirão, diz o Senhor.</text:span><text:span text:style-name="T5"> </text:span><text:span text:style-name="T8">De sorte que as línguas são um sinal, não para os fiéis </text:span><text:span text:style-name="T5">[</text:span><text:span text:style-name="T8">crentes</text:span><text:span text:style-name="T5"> – JND]</text:span><text:span text:style-name="T8">, mas para os infiéis </text:span><text:span text:style-name="T5">[</text:span><text:span text:style-name="T8">incrédulos</text:span><text:span text:style-name="T5"> – JND]”. Veja também </text:span><text:a xlink:type="simple" xlink:href="http://mysword.info/b?r=Act_2:22" text:style-name="Internet_20_link" text:visited-style-name="Visited_20_Internet_20_Link"><text:span text:style-name="T5">Atos 2:22</text:span></text:a><text:span text:style-name="T5">. Curas, línguas e milagres foram uma demonstração das “</text:span><text:span text:style-name="T8">virtudes do século futuro”</text:span><text:span text:style-name="T5"> – o Milênio (</text:span><text:a xlink:type="simple" xlink:href="http://mysword.info/b?r=Heb_6:5" text:style-name="Internet_20_link" text:visited-style-name="Visited_20_Internet_20_Link"><text:span text:style-name="T5">Hb 6:5</text:span></text:a><text:span text:style-name="T5">). Se os judeus tivessem recebido o Messias (Cristo) conforme apresentado no evangelho, Ele teria estabelecido o reino com todas essas bênçãos exteriores.</text:span></text:p>
          <text:p text:style-name="Text_20_body"><text:span text:style-name="T5">O tempo da “</text:span><text:span text:style-name="T8">visitação”</text:span><text:span text:style-name="T5"> de Jeová à nação havia chegado com a vinda do Senhor Jesus (</text:span><text:a xlink:type="simple" xlink:href="http://mysword.info/b?r=Luk_1:78" text:style-name="Internet_20_link" text:visited-style-name="Visited_20_Internet_20_Link"><text:span text:style-name="T5">Lc 1:78</text:span></text:a><text:span text:style-name="T5">, </text:span><text:a xlink:type="simple" xlink:href="http://mysword.info/b?r=Luk_19:44" text:style-name="Internet_20_link" text:visited-style-name="Visited_20_Internet_20_Link"><text:span text:style-name="T5">19:44</text:span></text:a><text:span text:style-name="T5">), mas mesmo com todos aqueles sinais e maravilhas que rodeavam Seu ministério (Lc </text:span><text:a xlink:type="simple" xlink:href="http://mysword.info/b?r=Luk_2:22" text:style-name="Internet_20_link" text:visited-style-name="Visited_20_Internet_20_Link"><text:span text:style-name="T5">7:22</text:span></text:a><text:span text:style-name="T5">), a nação não iria reconhecê-la. Os judeus rejeitaram todos esses testemunhos de Deus – tanto no ministério do Senhor Jesus como registrado nos quatro evangelhos como no ministério dos apóstolos nos primeiros capítulos de Atos. Por isso, eles foram, como nação, colocados de lado por um tempo nos caminhos de Deus. Enquanto isso, Ele “</text:span><text:span text:style-name="T8">visitou os gentios, para tomar deles um povo para o Seu nome”</text:span><text:span text:style-name="T5">, que comporia a Igreja (</text:span><text:a xlink:type="simple" xlink:href="http://mysword.info/b?r=Act_15:14" text:style-name="Internet_20_link" text:visited-style-name="Visited_20_Internet_20_Link"><text:span text:style-name="T5">At 15:14</text:span></text:a><text:span text:style-name="T5">). Veja também Romanos </text:span><text:a xlink:type="simple" xlink:href="http://mysword.info/b?r=Rom_11:11" text:style-name="Internet_20_link" text:visited-style-name="Visited_20_Internet_20_Link"><text:span text:style-name="T5">11:11</text:span></text:a><text:span text:style-name="T5">. Como Deus não está mais oferecendo o reino para Israel, esses sinais não são mais necessários para esse propósito.</text:span></text:p>
          <text:p text:style-name="Text_20_body"><text:soft-page-break/><text:span text:style-name="T5">2) Visto que Israel foi colocado de lado nos caminhos dispensacionais de Deus, e Ele está alcançando os gentios com o evangelho, os dons de sinais também foram usados para dar testemunho ao mundo de que Deus havia estabelecido algo novo na Terra – o Testemunho Cristão. Eles eram um complemento à Palavra de Deus pregada, usada para autenticar o ministério dos apóstolos como sendo enviado por Deus. Romanos </text:span><text:a xlink:type="simple" xlink:href="http://mysword.info/b?r=Rom_15:18-19" text:style-name="Internet_20_link" text:visited-style-name="Visited_20_Internet_20_Link"><text:span text:style-name="T5">15:18-19</text:span></text:a><text:span text:style-name="T5"> diz: “</text:span><text:span text:style-name="T8">porque não ousarei falar de coisa alguma senão daquelas que Cristo fez por meio de mim, para obediência dos gentios, por palavra e por obra, no poder de milagres e prodígios, no poder do Espírito Santo”</text:span><text:span text:style-name="T5">. Marcos </text:span><text:a xlink:type="simple" xlink:href="http://mysword.info/b?r=Mat_16:16-20" text:style-name="Internet_20_link" text:visited-style-name="Visited_20_Internet_20_Link"><text:span text:style-name="T5">16:16-20</text:span></text:a><text:span text:style-name="T5"> – ATB confirma que essas coisas seguiriam os servos do Senhor quando alcançassem as nações.</text:span></text:p>
          <text:p text:style-name="Text_20_body"><text:span text:style-name="T5">Agora que o testemunho Cristão foi estabelecido na Terra e o fundamento da Igreja foi colocado (</text:span><text:a xlink:type="simple" xlink:href="http://mysword.info/b?r=Eph_2:20" text:style-name="Internet_20_link" text:visited-style-name="Visited_20_Internet_20_Link"><text:span text:style-name="T5">Ef 2:20</text:span></text:a><text:span text:style-name="T5">), essas coisas não são mais usadas. Um exame superficial da história da Igreja testemunha esse fato. Não há registro de dons miraculosos sendo usados após o primeiro século – exceto por algum raro apóstata ou impostor (</text:span><text:a xlink:type="simple" xlink:href="http://mysword.info/b?r=2Ti_3:8" text:style-name="Internet_20_link" text:visited-style-name="Visited_20_Internet_20_Link"><text:span text:style-name="T5">2Tm 3:8</text:span></text:a><text:span text:style-name="T5">). As Escrituras não prometem que os dons miraculosos de “</text:span><text:span text:style-name="T8">sinais”</text:span><text:span text:style-name="T5"> continuariam, mas diz que os dons para edificação continuarão até que a Igreja atinja a perfeição, que é quando o Senhor vier (</text:span><text:a xlink:type="simple" xlink:href="http://mysword.info/b?r=Eph_4:11-13" text:style-name="Internet_20_link" text:visited-style-name="Visited_20_Internet_20_Link"><text:span text:style-name="T5">Ef 4:11-13</text:span></text:a><text:span text:style-name="T5">).</text:span></text:p>
          <text:p text:style-name="Text_20_body"><text:span text:style-name="T5">3) Outra razão para a interrupção dos dons de “</text:span><text:span text:style-name="T8">sinais”</text:span><text:span text:style-name="T5"> é a ruína do testemunho da Igreja. No início, a Igreja era uma companhia separada, desposada com o Senhor como uma virgem casta que esperava a vinda do seu Senhor. Estava então, em um bom estado. O deleite do Senhor era regalar-lhe muitos sinais de Seu poder e glória naqueles primeiros dias (</text:span><text:a xlink:type="simple" xlink:href="http://mysword.info/b?r=Act_4:33" text:style-name="Internet_20_link" text:visited-style-name="Visited_20_Internet_20_Link"><text:span text:style-name="T5">At 4:33</text:span></text:a><text:span text:style-name="T5">; </text:span><text:a xlink:type="simple" xlink:href="http://mysword.info/b?r=1Co_1:7" text:style-name="Internet_20_link" text:visited-style-name="Visited_20_Internet_20_Link"><text:span text:style-name="T5">1 Co 1:7</text:span></text:a><text:span text:style-name="T5">). No entanto, com o passar do tempo, a Igreja começou a se desviar e a desavença, o pecado e o fracasso apareceram. Isso na verdade começou já no primeiro século. Naturalmente isso entristeceu o Senhor e houve alguma reserva de Sua parte em conceder à Igreja os sinais de Seu poder, como uma vez o fez. A Igreja hoje se afastou para bem longe das intenções originais de Deus com muita ruína, fracasso e infidelidade. De fato, há tanta indiferença aos apelos de Cristo na ordem feita pelo homem na Igreja hoje em dia, que uma pessoa não saberia que é a mesma Igreja que lemos na Palavra de Deus (Mt </text:span><text:a xlink:type="simple" xlink:href="http://mysword.info/b?r=Mat_13:31-32" text:style-name="Internet_20_link" text:visited-style-name="Visited_20_Internet_20_Link"><text:span text:style-name="T5">13:31-32</text:span></text:a><text:span text:style-name="T5">). Portanto, não podemos esperar ver hoje os dons miraculosos dos dias do Pentecostes. Se o fizesse, o Senhor estaria desculpando o fraco estado da Igreja. Na melhor das hipóteses, a Igreja hoje só pode se orgulhar de ter “</text:span><text:span text:style-name="T8">pouca força”</text:span><text:span text:style-name="T5"> (</text:span><text:a xlink:type="simple" xlink:href="http://mysword.info/b?r=Rev_3:8" text:style-name="Internet_20_link" text:visited-style-name="Visited_20_Internet_20_Link"><text:span text:style-name="T5">Ap 3:8</text:span></text:a><text:span text:style-name="T5">).</text:span></text:p>
          <text:p text:style-name="Text_20_body"><text:a xlink:type="simple" xlink:href="http://mysword.info/b?r=1Co_13:13" text:style-name="Internet_20_link" text:visited-style-name="Visited_20_Internet_20_Link"><text:span text:style-name="T5">V. 13</text:span></text:a><text:span text:style-name="T5"> – “</text:span><text:span text:style-name="T8">Fé”</text:span><text:span text:style-name="T5"> e “</text:span><text:span text:style-name="T8">esperança”</text:span><text:span text:style-name="T5"> são bons companheiros de viagem enquanto estamos aqui no deserto, mas nos separaremos delas à porta do céu. Somente o “</text:span><text:span text:style-name="T8">Amor”</text:span><text:span text:style-name="T5"> pode alcançar a distância da eternidade. Ele é superior a todos os dons.</text:span></text:p>
          <text:p text:style-name="Heading_20_1"><text:span text:style-name="T5">Quatro Coisas que Devem Governar o Exercício dos Dons na Assembleia <text:line-break/>(</text:span><text:a xlink:type="simple" xlink:href="http://mysword.info/b?r=1Co_14:1-33" text:style-name="Internet_20_link" text:visited-style-name="Visited_20_Internet_20_Link"><text:span text:style-name="T5">1 Co. 14:1-33</text:span></text:a><text:span text:style-name="T5">)</text:span></text:p>
          <text:p text:style-name="Text_20_body"><text:span text:style-name="T5">O apóstolo prossegue dando alguns princípios simples que devem governar o ministério oral na assembleia. Usando o “óleo” do </text:span><text:a xlink:type="simple" xlink:href="http://mysword.info/b?r=1Co_13" text:style-name="Internet_20_link" text:visited-style-name="Visited_20_Internet_20_Link"><text:span text:style-name="T5">capítulo 13</text:span></text:a><text:span text:style-name="T5">, os dons devem ser regulados pelo amor e discernimento. Ele dá </text:span><text:span text:style-name="T7">quatro</text:span><text:span text:style-name="T5"> princípios de governo.</text:span></text:p>
          <text:p text:style-name="Heading_20_1"><text:span text:style-name="T5">1) Profetizando (Ministrando) com Amor<text:line-break/>(</text:span><text:a xlink:type="simple" xlink:href="http://mysword.info/b?r=1Co_14:1" text:style-name="Internet_20_link" text:visited-style-name="Visited_20_Internet_20_Link"><text:span text:style-name="T5">1 Co 14:1</text:span></text:a><text:span text:style-name="T5">)</text:span></text:p>
          <text:p text:style-name="Text_20_body"><text:a xlink:type="simple" xlink:href="http://mysword.info/b?r=1Co_14:1" text:style-name="Internet_20_link" text:visited-style-name="Visited_20_Internet_20_Link"><text:span text:style-name="T5">V. 1</text:span></text:a><text:span text:style-name="T5"> – Ele exorta os coríntios a “</text:span><text:span text:style-name="T8">seguirem o amor”</text:span><text:span text:style-name="T5">, conforme descrito no </text:span><text:a xlink:type="simple" xlink:href="http://mysword.info/b?r=1Co_13" text:style-name="Internet_20_link" text:visited-style-name="Visited_20_Internet_20_Link"><text:span text:style-name="T5">capítulo 13</text:span></text:a><text:span text:style-name="T5">. Ele declarou as qualidades do amor, mas agora os exorta a aplicá-lo em suas reuniões para o ministério. É a </text:span><text:soft-page-break/><text:span text:style-name="T5">primeira coisa que deveria governar o exercício do dom na assembleia.</text:span></text:p>
          <text:p text:style-name="Text_20_body"><text:span text:style-name="T5">Todo movimento em direção aos santos no ministério deve ser motivado pelo amor por eles. Não deve ser o amor de ouvir a própria voz, mas o amor pelo bem-estar dos santos. Quando o que temos a dizer vem do nosso coração, isso irá para o coração de nossos irmãos. Assim, eles deveriam “</text:span><text:span text:style-name="T8">desejar”</text:span><text:span text:style-name="T5"> (ATB) e orar por “</text:span><text:span text:style-name="T8">dons </text:span><text:span text:style-name="T5">[</text:span><text:span text:style-name="T8">manifestações</text:span><text:span text:style-name="T5">] </text:span><text:span text:style-name="T8">espirituais”</text:span><text:span text:style-name="T5"> no meio deles, em forma de “</text:span><text:span text:style-name="T8">profecia”</text:span><text:span text:style-name="T5">, em vez da exibição exterior de dons de “</text:span><text:span text:style-name="T8">sinais”</text:span><text:span text:style-name="T5">. A profecia naquela época era a revelação da verdade Cristã que ainda não havia sido escrita no Novo Testamento. É também a revelação da mente de Deus para o momento, em uma linha prática de coisas. O último desses é o caráter da profecia que ainda está sendo exercitado hoje em dia no ministério, desde que as Escrituras do Novo Testamento foram completadas. Tal dom fortalece e encoraja os santos e os edifica na mais santíssima fé (</text:span><text:a xlink:type="simple" xlink:href="http://mysword.info/b?r=Jud_1:20/" text:style-name="Internet_20_link" text:visited-style-name="Visited_20_Internet_20_Link"><text:span text:style-name="T5">Jd 20</text:span></text:a><text:span text:style-name="T5">). O exercício dos dons de sinais, por outro lado, não firma uma pessoa na fé, mas tende a chamar a atenção para a pessoa que exerce esse dom, o que pode levar ao orgulho e à vangloria.</text:span></text:p>
          <text:p text:style-name="Heading_20_1"><text:span text:style-name="T5">2) Profetizando (Ministrando) com Substância <text:line-break/>(</text:span><text:a xlink:type="simple" xlink:href="http://mysword.info/b?r=1Co_14:2-6" text:style-name="Internet_20_link" text:visited-style-name="Visited_20_Internet_20_Link"><text:span text:style-name="T5">1 Co 14:2-6</text:span></text:a><text:span text:style-name="T5">)</text:span></text:p>
          <text:p text:style-name="Text_20_body"><text:a xlink:type="simple" xlink:href="http://mysword.info/b?r=1Co_13:2-4" text:style-name="Internet_20_link" text:visited-style-name="Visited_20_Internet_20_Link"><text:span text:style-name="T5">Vs. 2-4</text:span></text:a><text:span text:style-name="T5"> – A próxima coisa que deve governar o exercício dos dons na assembleia é que aqueles que ouvem devem ser edificados por meio do que é ministrado. Uma pessoa pode estar cheia de amor por seus irmãos, desejando o bem e a bênção deles, mas ao que ela tem a dizer, falta substância e, portanto, não é proveitoso. Infelizmente, era exatamente isso que estava acontecendo em Corinto. Havia aqueles que estavam falando na assembleia com o dom de “</text:span><text:span text:style-name="T8">línguas”</text:span><text:span text:style-name="T5"> (o poder de se comunicar em uma língua estrangeira compreensível – </text:span><text:a xlink:type="simple" xlink:href="http://mysword.info/b?r=1Co_14:11" text:style-name="Internet_20_link" text:visited-style-name="Visited_20_Internet_20_Link"><text:span text:style-name="T5">v. 11</text:span></text:a><text:span text:style-name="T5">; </text:span><text:a xlink:type="simple" xlink:href="http://mysword.info/b?r=Act_2:6-8" text:style-name="Internet_20_link" text:visited-style-name="Visited_20_Internet_20_Link"><text:span text:style-name="T5">At 2:6-8</text:span></text:a><text:span text:style-name="T5">), mas não tinham um intérprete. Consequentemente, ninguém sabia o que estava sendo dito – “</text:span><text:span text:style-name="T8">porque ninguém o entende”</text:span><text:span text:style-name="T5"> (</text:span><text:a xlink:type="simple" xlink:href="http://mysword.info/b?r=1Co_14:2" text:style-name="Internet_20_link" text:visited-style-name="Visited_20_Internet_20_Link"><text:span text:style-name="T5">v. 2</text:span></text:a><text:span text:style-name="T5">). O resultado foi que não houve proveito para a assembleia.</text:span></text:p>
          <text:p text:style-name="Text_20_body"><text:span text:style-name="T5">Uma pessoa que fala na assembleia com “</text:span><text:span text:style-name="T8">línguas”</text:span><text:span text:style-name="T5"> sem um intérprete não está falando aos homens, “</text:span><text:span text:style-name="T8">senão a Deus”</text:span><text:span text:style-name="T5">, pois somente Deus entende essa língua estrangeira. Por exemplo, se alguém se levantasse e falasse em língua Letã (da Letônia), mas não houvesse ninguém na assembleia que conhecesse o Letão, só Deus saberia o que estaria sendo dito, mesmo que a pessoa estivesse comunicando alguma verdade valiosa. Ele pode estar expondo os “</text:span><text:span text:style-name="T8">mistérios”</text:span><text:span text:style-name="T5"> de Deus – as verdades Cristãs não reveladas que estavam “</text:span><text:span text:style-name="T8">ocultas em Deus”</text:span><text:span text:style-name="T5"> antes que o Novo Testamento fosse completado (</text:span><text:a xlink:type="simple" xlink:href="http://mysword.info/b?r=Rom_16:25-26" text:style-name="Internet_20_link" text:visited-style-name="Visited_20_Internet_20_Link"><text:span text:style-name="T5">Rm 16:25-26</text:span></text:a><text:span text:style-name="T5">; </text:span><text:a xlink:type="simple" xlink:href="http://mysword.info/b?r=1Co_4:1" text:style-name="Internet_20_link" text:visited-style-name="Visited_20_Internet_20_Link"><text:span text:style-name="T5">1 Co 4:1</text:span></text:a><text:span text:style-name="T5">; </text:span><text:a xlink:type="simple" xlink:href="http://mysword.info/b?r=Eph_3:4-6" text:style-name="Internet_20_link" text:visited-style-name="Visited_20_Internet_20_Link"><text:span text:style-name="T5">Ef 3:4-6</text:span></text:a><text:span text:style-name="T5">; Cl </text:span><text:a xlink:type="simple" xlink:href="http://mysword.info/b?r=col_1:25-27" text:style-name="Internet_20_link" text:visited-style-name="Visited_20_Internet_20_Link"><text:span text:style-name="T5">1:25-27</text:span></text:a><text:span text:style-name="T5">; </text:span><text:a xlink:type="simple" xlink:href="http://mysword.info/b?r=1Ti_3:9" text:style-name="Internet_20_link" text:visited-style-name="Visited_20_Internet_20_Link"><text:span text:style-name="T5">1Tm 3:9</text:span></text:a><text:span text:style-name="T5">), mas ninguém na assembleia tiraria proveito disso.</text:span></text:p>
          <text:p text:style-name="Text_20_body"><text:span text:style-name="T5">Neste capítulo, Paulo não condena o </text:span><text:span text:style-name="T7">uso</text:span><text:span text:style-name="T5"> de “</text:span><text:span text:style-name="T8">línguas”</text:span><text:span text:style-name="T5">, mas sim o </text:span><text:span text:style-name="T7">abuso</text:span><text:span text:style-name="T5"> delas (</text:span><text:a xlink:type="simple" xlink:href="http://mysword.info/b?r=1Co_14:5,18-19,39" text:style-name="Internet_20_link" text:visited-style-name="Visited_20_Internet_20_Link"><text:span text:style-name="T5">vs. 5, 18-19, 39</text:span></text:a><text:span text:style-name="T5">). Seu objetivo era fazer com que os santos usassem esse dom nas reuniões apenas quando fosse para edificação. Isso exigiria um intérprete. O princípio no qual o apóstolo está insistindo aqui é monumental. Em qualquer dom que possamos nos exercitar na assembleia, devemos estar certos de não ocupar o tempo com coisas que tenham pouca ou nenhuma substância para os irmãos. Isso exigirá discernimento porque todos gostam de pensar que têm algo proveitoso.</text:span></text:p>
          <text:p text:style-name="Text_20_body"><text:span text:style-name="T5">No caso dos coríntios, foi o uso indevido do dom de “</text:span><text:span text:style-name="T8">línguas”</text:span><text:span text:style-name="T5">, mas, independentemente de qual dom possa ser o princípio que o apóstolo dá aqui é amplo o suficiente para ser aplicado a todos os dons. Todo dom espiritual pode ser mal utilizado. Alguém pode tomar parte numa reunião de uma forma que tenha pouco ou nenhum proveito espiritual para a assembleia. Paulo continua falando do </text:span><text:soft-page-break/><text:span text:style-name="T5">propósito triplo da profecia do </text:span><text:a xlink:type="simple" xlink:href="http://mysword.info/b?r=1Co_14:4" text:style-name="Internet_20_link" text:visited-style-name="Visited_20_Internet_20_Link"><text:span text:style-name="T5">versículo 4</text:span></text:a><text:span text:style-name="T5">.</text:span></text:p>
          <text:p text:style-name="P8"><text:span text:style-name="T5">“</text:span><text:span text:style-name="T8">Edificação”</text:span><text:span text:style-name="T5"> – edificando os santos na santíssima fé (</text:span><text:a xlink:type="simple" xlink:href="http://mysword.info/b?r=Jud_1:20" text:style-name="Internet_20_link" text:visited-style-name="Visited_20_Internet_20_Link"><text:span text:style-name="T5">Jd. 20</text:span></text:a><text:span text:style-name="T5">). Se os santos são deficientes em algum ponto da doutrina na fé Cristã, este tipo de ministério vai atender esta necessidade. Isto é para nosso </text:span><text:span text:style-name="T7">entendimento</text:span><text:span text:style-name="T5">. </text:span></text:p>
          <text:p text:style-name="P8"><text:span text:style-name="T5">“</text:span><text:span text:style-name="T8">Exortação”</text:span><text:span text:style-name="T5"> – despertando os santos em algum aspecto da prática Cristã. Se os santos estão deficientes em alguma área prática das suas vidas, isto atenderá esta necessidade (</text:span><text:a xlink:type="simple" xlink:href="http://mysword.info/b?r=Hag_1:13-14" text:style-name="Internet_20_link" text:visited-style-name="Visited_20_Internet_20_Link"><text:span text:style-name="T5">Ag 1:13-14</text:span></text:a><text:span text:style-name="T5">). Isto é para nossas </text:span><text:span text:style-name="T7">consciências</text:span><text:span text:style-name="T5">. </text:span></text:p>
          <text:p text:style-name="Text_20_body"><text:span text:style-name="T5">“</text:span><text:span text:style-name="T8">Consolação”</text:span><text:span text:style-name="T5"> – animando os santos. Este é ministério que encoraja os santos a continuarem no caminho da fé. Isto é para os nossos </text:span><text:span text:style-name="T7">corações</text:span><text:span text:style-name="T5"> (</text:span><text:a xlink:type="simple" xlink:href="http://mysword.info/b?r=Rut_2:13" text:style-name="Internet_20_link" text:visited-style-name="Visited_20_Internet_20_Link"><text:span text:style-name="T5">Rt 2:13</text:span></text:a><text:span text:style-name="T5"> – JND). </text:span></text:p>
          <text:p text:style-name="Text_20_body"><text:span text:style-name="T5">Essas três coisas são vistas em </text:span><text:a xlink:type="simple" xlink:href="http://mysword.info/b?r=Act_14:22" text:style-name="Internet_20_link" text:visited-style-name="Visited_20_Internet_20_Link"><text:span text:style-name="T5">Atos 14:22</text:span></text:a><text:span text:style-name="T5">. As escrituras dizem: “</text:span><text:span text:style-name="T8">Confirmando </text:span><text:span text:style-name="T5">[</text:span><text:span text:style-name="T8">estabelecendo</text:span><text:span text:style-name="T5">] </text:span><text:span text:style-name="T8">Os ânimos dos discípulos, exortando-os a permanecer na fé, pois que por muitas tribulações nos importa entrar no reino de Deus”</text:span><text:span text:style-name="T5">. Estabelecê-los é o efeito de “</text:span><text:span text:style-name="T8">Edificação”</text:span><text:span text:style-name="T5">. Exortando-os é, naturalmente, “</text:span><text:span text:style-name="T8">Exortação”</text:span><text:span text:style-name="T5">. E encorajá-los a respeito das tribulações pelas quais estavam passando é “</text:span><text:span text:style-name="T8">consolação”</text:span><text:span text:style-name="T5">. Podemos ver a partir disso que a profecia tem uma ampla aplicação em atender as necessidades espirituais dos santos.</text:span></text:p>
          <text:p text:style-name="Text_20_body"><text:span text:style-name="T5">Os </text:span><text:a xlink:type="simple" xlink:href="http://mysword.info/b?r=1Co_14:2,4" text:style-name="Internet_20_link" text:visited-style-name="Visited_20_Internet_20_Link"><text:span text:style-name="T5">versículos 2 e 4</text:span></text:a><text:span text:style-name="T5">a não estão falando de alguém que usa o dom de línguas para melhorar seu relacionamento espiritual com Deus. Esse dom não foi dado para fins devocionais, mas sim para fins de depoimento (</text:span><text:a xlink:type="simple" xlink:href="http://mysword.info/b?r=1Co_14:22" text:style-name="Internet_20_link" text:visited-style-name="Visited_20_Internet_20_Link"><text:span text:style-name="T5">v. 22</text:span></text:a><text:span text:style-name="T5">). Na verdade, nenhum dom espiritual é para uso pessoal do indivíduo, mas para “</text:span><text:span text:style-name="T8">o proveito de todos”</text:span><text:span text:style-name="T5">– os outros membros do corpo (</text:span><text:a xlink:type="simple" xlink:href="http://mysword.info/b?r=1Co_12:7" text:style-name="Internet_20_link" text:visited-style-name="Visited_20_Internet_20_Link"><text:span text:style-name="T5">1 Co 12:7</text:span></text:a><text:span text:style-name="T5"> – KJV). O apóstolo usa a palavra “</text:span><text:span text:style-name="T8">Edifica”</text:span><text:span text:style-name="T5"> em um sentido negativo no </text:span><text:a xlink:type="simple" xlink:href="http://mysword.info/b?r=1Co_14:4" text:style-name="Internet_20_link" text:visited-style-name="Visited_20_Internet_20_Link"><text:span text:style-name="T5">versículo 4</text:span></text:a><text:span text:style-name="T5">a, quando diz: “</text:span><text:span text:style-name="T8">O que fala língua estranha edifica–se a si mesmo”</text:span><text:span text:style-name="T5">. Edificar, como dissemos, significa construir. Mas, no caso deles, usavam o dom apenas para edificá-los em um espetáculo carnal, em vez de ministrar para o bem e bênção da assembleia.</text:span></text:p>
          <text:p text:style-name="Heading_20_1"><text:span text:style-name="T5">3) Profetizando (Ministrando) com Inteligibilidade <text:line-break/>(</text:span><text:a xlink:type="simple" xlink:href="http://mysword.info/b?r=1Co_14:5-25" text:style-name="Internet_20_link" text:visited-style-name="Visited_20_Internet_20_Link"><text:span text:style-name="T5">1 Co 14:5-25</text:span></text:a><text:span text:style-name="T5">)</text:span></text:p>
          <text:p text:style-name="Text_20_body"><text:a xlink:type="simple" xlink:href="http://mysword.info/b?r=1Co_14:5-25" text:style-name="Internet_20_link" text:visited-style-name="Visited_20_Internet_20_Link"><text:span text:style-name="T5">Vs. 5-25</text:span></text:a><text:span text:style-name="T5"> – O apóstolo toca em outro ponto. Uma pessoa pode ter amor genuíno pelos santos, e pode sentir que o que tem a dizer é de alguma real substância espiritual, mas pode não ter a capacidade de expressar seus pensamentos claramente (de uma maneira ordenada) e, portanto, isso ainda não seria para proveito. Assim, há necessidade de se falar com </text:span><text:span text:style-name="T7">Amor</text:span><text:span text:style-name="T5">, mas também com </text:span><text:span text:style-name="T7">Clareza</text:span><text:span text:style-name="T5">. Também é possível que uma pessoa esteja cheia de amor, mas seja completamente ignorante da verdade ou não tenha discernimento sobre como ela deve ser apresentada. Este não falaria para proveito na assembleia.</text:span></text:p>
          <text:p text:style-name="P5">Nesta parte do capítulo, ele mostra que, se uma pessoa não fala clara ou inteligentemente, está realmente dando “um som incerto” à assembleia. Três instrumentos musicais são usados para ilustrar a necessidade de clareza no ministério – uma “<text:span text:style-name="T4">flauta”</text:span>, uma “<text:span text:style-name="T4">cítara”</text:span> e uma “<text:span text:style-name="T4">trombeta”</text:span>. Seu ponto é que, se a verdade não for claramente apresentada, as pessoas não saberão como responder a ela porque não sabem o que está sendo dito. Isso mostra a necessidade do dom.</text:p>
          <text:p text:style-name="Text_20_body"><text:a xlink:type="simple" xlink:href="http://mysword.info/b?r=1Co_14:10-11" text:style-name="Internet_20_link" text:visited-style-name="Visited_20_Internet_20_Link"><text:span text:style-name="T5">Versículos 10-11</text:span></text:a><text:span text:style-name="T5"> – O ponto que está trazendo aqui é que, se não houver intérprete na assembleia quando uma pessoa usa seu dom de falar em línguas, então será como dois estrangeiros tentando falar um com o outro. Nenhum deles conhece o idioma do outro e, assim, não se entenderão. Paulo </text:span><text:soft-page-break/><text:span text:style-name="T5">diz: “</text:span><text:span text:style-name="T8">Há, por exemplo, tanta espécie de vozes </text:span><text:span text:style-name="T5">[</text:span><text:span text:style-name="T8">idiomas</text:span><text:span text:style-name="T5">] </text:span><text:span text:style-name="T8">no mundo, e nenhuma delas é sem significação </text:span><text:span text:style-name="T5">[</text:span><text:span text:style-name="T8">indistinguível</text:span><text:span text:style-name="T5">]</text:span><text:span text:style-name="T8">. Mas, se eu ignorar o sentido da voz </text:span><text:span text:style-name="T5">[</text:span><text:span text:style-name="T8">idioma</text:span><text:span text:style-name="T5">]</text:span><text:span text:style-name="T8">, serei bárbaro </text:span><text:span text:style-name="T5">[</text:span><text:span text:style-name="T8">estrangeiro</text:span><text:span text:style-name="T5">] </text:span><text:span text:style-name="T8">para aquele a quem falo, e o que fala será bárbaro </text:span><text:span text:style-name="T5">[</text:span><text:span text:style-name="T8">estrangeiro</text:span><text:span text:style-name="T5">] </text:span><text:span text:style-name="T8">para mim”</text:span><text:span text:style-name="T5">. Ele insiste que nenhuma língua é “</text:span><text:span text:style-name="T8">sem significação</text:span><text:span text:style-name="T5"> [indistinguível]”. Isso prova que o dom de línguas é o poder de falar em uma língua estrangeira compreensível. As línguas usadas quando se exerce o dom de línguas são linguagens inteligíveis. </text:span><text:a xlink:type="simple" xlink:href="http://mysword.info/b?r=Act_2:6-8" text:style-name="Internet_20_link" text:visited-style-name="Visited_20_Internet_20_Link"><text:span text:style-name="T5">Atos 2:6-8</text:span></text:a><text:span text:style-name="T5"> sustenta isso. Os versículos </text:span><text:a xlink:type="simple" xlink:href="http://mysword.info/b?r=1Co_14:10-11" text:style-name="Internet_20_link" text:visited-style-name="Visited_20_Internet_20_Link"><text:span text:style-name="T5">10-11</text:span></text:a><text:span text:style-name="T5"> destroem as falsas noções dos chamados Cristãos pentecostais e carismáticos que pensam que seu balbuciar ininteligível (que chamam de dom de línguas) são línguas que nenhum outro humano conhece.</text:span></text:p>
          <text:p text:style-name="Text_20_body"><text:span text:style-name="T5">Sendo gentios convertidos, os coríntios corriam o risco de pensar que o dom de línguas era algo com que estavam familiarizados em seus dias de não convertidos, quando cantavam e faziam suas devoções diante de seus ídolos (</text:span><text:a xlink:type="simple" xlink:href="http://mysword.info/b?r=1Co_12:2" text:style-name="Internet_20_link" text:visited-style-name="Visited_20_Internet_20_Link"><text:span text:style-name="T5">1 Co 12:2</text:span></text:a><text:span text:style-name="T5">). No entanto, o discurso em êxtase e ininteligível usado pelos idólatras não é o dom de línguas.</text:span></text:p>
          <text:p text:style-name="Text_20_body"><text:span text:style-name="T5">Nos versículos </text:span><text:a xlink:type="simple" xlink:href="http://mysword.info/b?r=1Co_14:13-17" text:style-name="Internet_20_link" text:visited-style-name="Visited_20_Internet_20_Link"><text:span text:style-name="T5">13-17</text:span></text:a><text:span text:style-name="T5"> Paulo amplia o assunto e aplica o princípio da necessidade de clareza ao sacerdócio, mesmo não sendo este o assunto do capítulo. Ele fala de cantar e orar e mostra que clareza é necessária naquela esfera na assembleia também, e não apenas na esfera do dom. Quando alguém ora audivelmente na assembleia deve falar como porta-voz da assembleia. Mas se a assembleia não o entende, não pode dar seu “amém” ao que está sendo dito.</text:span></text:p>
          <text:p text:style-name="Text_20_body"><text:span text:style-name="T5">Nos versículos </text:span><text:a xlink:type="simple" xlink:href="http://mysword.info/b?r=1Co_14:18-22" text:style-name="Internet_20_link" text:visited-style-name="Visited_20_Internet_20_Link"><text:span text:style-name="T5">18-22</text:span></text:a><text:span text:style-name="T5"> o apóstolo mostra que o lugar apropriado para o dom de línguas está no campo missionário. Ele diz: “</text:span><text:span text:style-name="T8">porque falo mais línguas do que vós todos. Todavia eu antes quero falar na igreja </text:span><text:span text:style-name="T5">[</text:span><text:span text:style-name="T8">assembleia</text:span><text:span text:style-name="T5">] </text:span><text:span text:style-name="T8">cinco palavras na minha própria inteligência”</text:span><text:span text:style-name="T5">. Aqui lhes diz que usou mais línguas do que todos; no entanto, foi quando estava </text:span><text:span text:style-name="T7">fora</text:span><text:span text:style-name="T5"> da assembleia, no campo missionário. Quando entrou na assembleia, ele preferiria falar “</text:span><text:span text:style-name="T8">cinco palavras”</text:span><text:span text:style-name="T5"> em uma língua que todos pudessem entender do que usar “</text:span><text:span text:style-name="T8">dez mil palavras”</text:span><text:span text:style-name="T5"> em uma língua (um idioma estrangeiro) que ninguém entendesse. Ele não estava menosprezando o dom de línguas, estava simplesmente lembrando-os de seu lugar apropriado de uso. Ele conclui dizendo que o dom de línguas deveria ser usado principalmente fora da assembleia como “</text:span><text:span text:style-name="T8">um sinal”</text:span><text:span text:style-name="T5"> para aqueles que não creem. Eles deveriam seguir seu exemplo nisto.</text:span></text:p>
          <text:p text:style-name="P12">Os Resultados do Ministério Dirigido pelo Espírito na Assembleia</text:p>
          <text:p text:style-name="Text_20_body"><text:a xlink:type="simple" xlink:href="http://mysword.info/b?r=1Co_14:23-25" text:style-name="Internet_20_link" text:visited-style-name="Visited_20_Internet_20_Link"><text:span text:style-name="T5">Vs. 23-25</text:span></text:a><text:span text:style-name="T5"> – Se a Igreja se reunir de acordo com a ordem de Deus para o ministério, onde ao Espírito de Deus é dado o Seu lugar na assembleia para dirigir em todas as coisas, então haveria um testemunho poderoso para aqueles que fossem a tais reuniões.</text:span></text:p>
          <text:p text:style-name="Text_20_body"><text:span text:style-name="T5">A mensagem na palavra profética apresentada no ministério deve ser tão clara que até o crente mais simples a entenda. Mesmo que alguém ministre “</text:span><text:span text:style-name="T8">as coisas profundas de Deus”</text:span><text:span text:style-name="T5"> (</text:span><text:a xlink:type="simple" xlink:href="http://mysword.info/b?r=1Co_2:10" text:style-name="Internet_20_link" text:visited-style-name="Visited_20_Internet_20_Link"><text:span text:style-name="T5">1 Co 2:10</text:span></text:a><text:span text:style-name="T5"> – ATB), tal ministério deve ser apresentado claramente. A obscuridade geralmente marca um ministério pobre. O bom ministério, por outro lado, caracteriza-se por expor a verdade “</text:span><text:span text:style-name="T8">evidentemente”</text:span><text:span text:style-name="T5">. Esse foi o caso do ministério do apóstolo Paulo (</text:span><text:a xlink:type="simple" xlink:href="http://mysword.info/b?r=Gal_3:1" text:style-name="Internet_20_link" text:visited-style-name="Visited_20_Internet_20_Link"><text:span text:style-name="T5">Gl 3:1</text:span></text:a><text:span text:style-name="T5"> – KJV). Quando é assim, um visitante (um incrédulo ou um crente “</text:span><text:span text:style-name="T8">indouto”</text:span><text:span text:style-name="T5">) que entra na assembleia será: 1) “</text:span><text:span text:style-name="T8">Convencido de tudo”</text:span><text:span text:style-name="T5"> (JND) – Sua consciência é tocada.</text:span></text:p>
          <text:p text:style-name="P5">2) “<text:span text:style-name="T4">Julgado” </text:span>– Ele é levado ao julgamento próprio.</text:p>
          <text:p text:style-name="P5">3) “<text:span text:style-name="T4">Os segredos do seu coração ficarão manifestos”</text:span> – Os motivos ocultos de seu coração são <text:soft-page-break/>expostos e inquiridos na presença de Deus.</text:p>
          <text:p text:style-name="P5">4) “<text:span text:style-name="T4">Lançando-se sobre o seu rosto”</text:span> – Ele terá um humilde reconhecimento de que tudo o que dali procede é de Deus.</text:p>
          <text:p text:style-name="P5">5) “<text:span text:style-name="T4">Reverenciará a Deus” </text:span>(JND) – Ele reconhece que a presença de Deus lá está.</text:p>
          <text:p text:style-name="P5">6) “<text:span text:style-name="T4">Publicando que Deus está verdadeiramente entre vós”</text:span> – Ele se torna uma testemunha, levando um relato de suas descobertas a outros.</text:p>
          <text:p text:style-name="P12">Os Resultados não Proveitosos de Falar em Línguas na Assembleia sem um Intérprete</text:p>
          <text:p text:style-name="P8"><text:a xlink:type="simple" xlink:href="http://mysword.info/b?r=1Co_14:13-15" text:style-name="Internet_20_link" text:visited-style-name="Visited_20_Internet_20_Link"><text:span text:style-name="T5">Vs. 13-15</text:span></text:a><text:span text:style-name="T5"> Do ponto de vista de quem fala – </text:span><text:span text:style-name="T7">infrutífero</text:span><text:span text:style-name="T5">. </text:span></text:p>
          <text:p text:style-name="P8"><text:a xlink:type="simple" xlink:href="http://mysword.info/b?r=1Co_14:16-20" text:style-name="Internet_20_link" text:visited-style-name="Visited_20_Internet_20_Link"><text:span text:style-name="T5">Vs. 16-20</text:span></text:a><text:span text:style-name="T5"> Do ponto de vista da assembleia – </text:span><text:span text:style-name="T7">não</text:span><text:span text:style-name="T5"> </text:span><text:span text:style-name="T7">Edificante</text:span><text:span text:style-name="T5">. </text:span></text:p>
          <text:p text:style-name="Text_20_body"><text:a xlink:type="simple" xlink:href="http://mysword.info/b?r=1Co_14:23-25" text:style-name="Internet_20_link" text:visited-style-name="Visited_20_Internet_20_Link"><text:span text:style-name="T5">Vs. 23-25</text:span></text:a><text:span text:style-name="T5"> Do ponto de vista do visitante – </text:span><text:span text:style-name="T7">não</text:span><text:span text:style-name="T5"> </text:span><text:span text:style-name="T7">convencido</text:span><text:span text:style-name="T5">. </text:span></text:p>
          <text:p text:style-name="Heading_20_1"><text:span text:style-name="T5">4) Profetizando (Ministrando) sob o Controle do Espírito <text:line-break/>(</text:span><text:a xlink:type="simple" xlink:href="http://mysword.info/b?r=1Co_14:26-33" text:style-name="Internet_20_link" text:visited-style-name="Visited_20_Internet_20_Link"><text:span text:style-name="T5">1 Co 14:26-33</text:span></text:a><text:span text:style-name="T5">)</text:span></text:p>
          <text:p text:style-name="Text_20_body"><text:a xlink:type="simple" xlink:href="http://mysword.info/b?r=1Co_14:26-33" text:style-name="Internet_20_link" text:visited-style-name="Visited_20_Internet_20_Link"><text:span text:style-name="T5">Vs. 26-33</text:span></text:a><text:span text:style-name="T5"> – Quando os santos estão juntos na assembleia para o ministério, deveria haver liberdade para vários tomarem parte conforme conduzidos pelo Espírito (</text:span><text:a xlink:type="simple" xlink:href="http://mysword.info/b?r=1Co_12:7-11" text:style-name="Internet_20_link" text:visited-style-name="Visited_20_Internet_20_Link"><text:span text:style-name="T5">1 Co 12:7-11</text:span></text:a><text:span text:style-name="T5">). Mas existe o perigo de abusar dessa liberdade, e isso é exatamente o que os coríntios estavam fazendo. Quando eles se reuniam para o ministério, um tinha “</text:span><text:span text:style-name="T8">salmo”</text:span><text:span text:style-name="T5">, um tinha “</text:span><text:span text:style-name="T8">doutrina”</text:span><text:span text:style-name="T5">, outro tinha “</text:span><text:span text:style-name="T8">língua”</text:span><text:span text:style-name="T5"> </text:span><text:span text:style-name="T7">Etc.</text:span><text:span text:style-name="T5"> Todos eles queriam mostrar e contar o que possuíam e clamavam por uma oportunidade de falar. As coisas eram tão desordenadas que, muitas vezes, uma pessoa na ânsia de falar, interrompia outra que já estava falando (</text:span><text:a xlink:type="simple" xlink:href="http://mysword.info/b?r=1Co_14:30" text:style-name="Internet_20_link" text:visited-style-name="Visited_20_Internet_20_Link"><text:span text:style-name="T5">v. 30</text:span></text:a><text:span text:style-name="T5">). Assim, eles transformaram suas reuniões em um “vale tudo”. Era uma confusão. O </text:span><text:a xlink:type="simple" xlink:href="http://mysword.info/b?r=1Co_14:26" text:style-name="Internet_20_link" text:visited-style-name="Visited_20_Internet_20_Link"><text:span text:style-name="T5">versículo 26</text:span></text:a><text:span text:style-name="T5"> poderia ser livremente parafraseado: “Que fareis, pois, irmãos, que suas reuniões são um vale tudo?” Este versículo, portanto, não é uma recomendação, mas uma triste exposição do clamoroso apelo carnal dos coríntios por uma oportunidade de falar.</text:span></text:p>
          <text:p text:style-name="P5">Esse abuso da liberdade Cristã no ministério não poderia ser atribuído à maioria das comunhões Cristãs hoje em dia, onde um homem – o Pastor ou Ministro – preside o ministério. Elas não têm uma ordem de coisas que permita que os vários membros do corpo ministrem a Palavra como forem conduzidos pelo Espírito. As igrejas na Cristandade não apenas usaram mal a ordem de Deus – elas a deixaram completamente de lado!</text:p>
          <text:p text:style-name="Text_20_body"><text:bookmark text:name="(10)"/><text:span text:style-name="T5">Para corrigir o problema em Corinto, Paulo disse-lhes que, embora todos pudessem ter algo a dizer, isso não significaria que todos devessem necessariamente falar. Eles devem esperar a condução do Espírito de Deus. O Espírito não é mencionado diretamente na passagem, mas Sua presença e obra estão implícitas no uso da palavra “</text:span><text:span text:style-name="T8">permita que”</text:span><text:a xlink:type="simple" xlink:href="#10" text:style-name="Internet_20_link" text:visited-style-name="Visited_20_Internet_20_Link"><text:span text:style-name="T8">(</text:span></text:a><text:a xlink:type="simple" xlink:href="#10" text:style-name="Internet_20_link" text:visited-style-name="Visited_20_Internet_20_Link"><text:span text:style-name="T5">10)</text:span></text:a><text:span text:style-name="T5"> (JND) que ocorre 12 vezes nestes poucos versículos.</text:span></text:p>
          <text:p text:style-name="P5">Quando o “<text:span text:style-name="T4">permita que”</text:span> é usado em várias exortações do Novo Testamento, refere-se à necessidade de os santos saírem do caminho, por assim dizer, e permitir que o Espírito de Deus conduza a nova vida neles em qualquer direção que Ele escolha.</text:p>
          <text:p text:style-name="P5">Alguns pensam que a liberdade do Espírito no ministério é liberdade para os santos falarem nas reuniões em oposição a ter-se um ministério de um só homem. No entanto, <text:span text:style-name="T3">a condução do Espírito não é a liberdade dos santos de falar como quiserem na assembleia, mas a liberdade do Espírito </text:span><text:soft-page-break/><text:span text:style-name="T3">para conduzir quem Ele quiser!</text:span> Assim, não devemos falar a menos que sejamos conduzidos pelo Espírito a fazê-lo. O problema na assembleia dos coríntios é que haviam transformado a liberdade Cristã dada por Deus no ministério, numa liberdade para a carne.</text:p>
          <text:p text:style-name="Text_20_body"><text:span text:style-name="T5">Alguns pensam que se todo irmão presente na assembleia falar na reunião de leitura da Bíblia, significa que o Espírito de Deus teve verdadeira liberdade. Isso também é um mal-entendido. Essa falsa ideia é às vezes chamada de “ministério de todo homem”. No Cristianismo, todos são sacerdotes, mas nem todos necessariamente são capazes de ministrar edificação aos santos pela Palavra. Tal ideia chamada de “ministério de todo homem”, em essência, nega que o Senhor tenha dado uma variedade de dons. As escrituras indicam que nem todos os dons são para o ministério público da Palavra. Alguns deles são para ensinar, pregar, exortar e profetizar, mas outros como pastorear, ajudar, dar, governar e mostrar misericórdia, etc., são de natureza mais privada (</text:span><text:a xlink:type="simple" xlink:href="http://mysword.info/b?r=Eph_4:11" text:style-name="Internet_20_link" text:visited-style-name="Visited_20_Internet_20_Link"><text:span text:style-name="T5">Ef 4:11</text:span></text:a><text:span text:style-name="T5">; </text:span><text:a xlink:type="simple" xlink:href="http://mysword.info/b?r=1Co_12:28" text:style-name="Internet_20_link" text:visited-style-name="Visited_20_Internet_20_Link"><text:span text:style-name="T5">1 Co 12:28</text:span></text:a><text:span text:style-name="T5">; </text:span><text:a xlink:type="simple" xlink:href="http://mysword.info/b?r=Rom_12:8" text:style-name="Internet_20_link" text:visited-style-name="Visited_20_Internet_20_Link"><text:span text:style-name="T5">Rm 12:8</text:span></text:a><text:span text:style-name="T5">). Insistir que todos os santos devem ministrar a Palavra publicamente nas reuniões é colocar aqueles que podem não ter dom para isso, numa situação onde poderiam se constranger, e não edificar a assembleia.</text:span></text:p>
          <text:p text:style-name="Text_20_body"><text:span text:style-name="T5">Esses versículos não encorajam o “ministério de todo homem” na assembleia; nem ensinam que “o ministério de um só homem” seja a vontade de Deus. Como mencionado, a liberdade do Espírito estava sendo abusada em Corinto no uso indevido de línguas. A resposta de Paulo é esperar na condução do Espírito, que se evidenciaria nos irmãos falando “</text:span><text:span text:style-name="T8">e por sua vez</text:span><text:span text:style-name="T5"> [</text:span><text:span text:style-name="T8">separadamente</text:span><text:span text:style-name="T5">]” – isto é, um de cada vez (</text:span><text:a xlink:type="simple" xlink:href="http://mysword.info/b?r=1Co_14:27" text:style-name="Internet_20_link" text:visited-style-name="Visited_20_Internet_20_Link"><text:span text:style-name="T5">v. 27</text:span></text:a><text:span text:style-name="T5">). Amar e cuidar da assembleia, como mencionado no </text:span><text:a xlink:type="simple" xlink:href="http://mysword.info/b?r=1Co_13" text:style-name="Internet_20_link" text:visited-style-name="Visited_20_Internet_20_Link"><text:span text:style-name="T5">capítulo 13</text:span></text:a><text:span text:style-name="T5">, faria com que aqueles que falassem tivessem um intérprete, caso contrário, deveriam “</text:span><text:span text:style-name="T8">estar calados”</text:span><text:span text:style-name="T5"> (</text:span><text:a xlink:type="simple" xlink:href="http://mysword.info/b?r=1Co_14:28" text:style-name="Internet_20_link" text:visited-style-name="Visited_20_Internet_20_Link"><text:span text:style-name="T5">v. 28</text:span></text:a><text:span text:style-name="T5">). Esta correção condena a prática do assim-chamado “movimento de línguas” de hoje em dia, onde a maioria da congregação fala em um balbuciar ininteligível, que imaginam ser o dom de línguas. Eles balbuciam todos ao mesmo tempo, o que a passagem condena (</text:span><text:a xlink:type="simple" xlink:href="http://mysword.info/b?r=1Co_14:27" text:style-name="Internet_20_link" text:visited-style-name="Visited_20_Internet_20_Link"><text:span text:style-name="T5">v. 27</text:span></text:a><text:span text:style-name="T5">). Além disso, uma grande porcentagem desses que balbuciam são mulheres, o que essa passagem também condena (</text:span><text:a xlink:type="simple" xlink:href="http://mysword.info/b?r=1Co_14:29,34" text:style-name="Internet_20_link" text:visited-style-name="Visited_20_Internet_20_Link"><text:span text:style-name="T5">vs. 29, 34</text:span></text:a><text:span text:style-name="T5">).</text:span></text:p>
          <text:p text:style-name="Text_20_body"><text:span text:style-name="T5">Quando se trata de profetizar, precisamos ser conduzidos pelo Espírito (</text:span><text:a xlink:type="simple" xlink:href="http://mysword.info/b?r=1Co_14:29" text:style-name="Internet_20_link" text:visited-style-name="Visited_20_Internet_20_Link"><text:span text:style-name="T5">v. 29</text:span></text:a><text:span text:style-name="T5">). A ordem divina na assembleia é tal que se o Senhor der algo “</text:span><text:span text:style-name="T8">a outro, que estiver assentado”</text:span><text:span text:style-name="T5">, então este deve esperar até que o primeiro “</text:span><text:span text:style-name="T8">cale-se”</text:span><text:span text:style-name="T5"> (</text:span><text:a xlink:type="simple" xlink:href="http://mysword.info/b?r=1Co_14:30" text:style-name="Internet_20_link" text:visited-style-name="Visited_20_Internet_20_Link"><text:span text:style-name="T5">v. 30</text:span></text:a><text:span text:style-name="T5">). Isso impediria que os irmãos se interrompessem uns aos outros. Além disso, o apóstolo diz que a profecia deve ser limitada a “</text:span><text:span text:style-name="T8">dois ou três”</text:span><text:span text:style-name="T5"> no máximo, porque os santos só podem receber um tanto de cada vez.</text:span></text:p>
          <text:p text:style-name="Text_20_body"><text:span text:style-name="T5">Se uma pessoa é estimulada pela carne, e se apressa e toma tempo com palavras sem proveito que não edificam os santos, isso deveria ser interrompido pelo julgamento dos “</text:span><text:span text:style-name="T8">outros” </text:span><text:span text:style-name="T5">(</text:span><text:a xlink:type="simple" xlink:href="http://mysword.info/b?r=1Co_14:29" text:style-name="Internet_20_link" text:visited-style-name="Visited_20_Internet_20_Link"><text:span text:style-name="T5">v. 29</text:span></text:a><text:span text:style-name="T5">). Esta é uma referência à autoridade administrativa na assembleia tendo o compromisso de calar uma pessoa pela disciplina do “silenciamento”. Se uma pessoa pensa que o que tem a dizer é proveitoso e edificante, e insiste em falar, mas tem pouco ou nenhuma substância e clareza, a assembleia deve intervir e exercer esse tipo de disciplina divina, pedindo que o irmão fique em silêncio nas reuniões. Uma assembleia bíblica é responsável por “</text:span><text:span text:style-name="T8">julgar”</text:span><text:span text:style-name="T5"> o ministério em seu meio.</text:span></text:p>
          <text:p text:style-name="Text_20_body"><text:span text:style-name="T5">Como mencionado, a assembleia não é uma plataforma para a carne. Paulo acrescenta no </text:span><text:a xlink:type="simple" xlink:href="http://mysword.info/b?r=1Co_14:32" text:style-name="Internet_20_link" text:visited-style-name="Visited_20_Internet_20_Link"><text:span text:style-name="T5">versículo 32</text:span></text:a><text:span text:style-name="T5"> que “</text:span><text:span text:style-name="T8">Os espíritos dos profetas estão sujeitos aos profetas”</text:span><text:span text:style-name="T5">. Isso significa que a pessoa deve saber como exercer o controle próprio e abster-se de falar em tais ocasiões. Às vezes, ouviremos um irmão dizer: “Não pude evitar; eu tinha que dizer isso e aquilo...”. O que ele está realmente dizendo é que não é capaz de controlar seu próprio espírito (</text:span><text:a xlink:type="simple" xlink:href="http://mysword.info/b?r=Pro_25:28" text:style-name="Internet_20_link" text:visited-style-name="Visited_20_Internet_20_Link"><text:span text:style-name="T5">Pv 25:28</text:span></text:a><text:span text:style-name="T5">).</text:span></text:p>
          <text:p text:style-name="P12"><text:soft-page-break/>Três coisas que restringirão o ministério carnal na assembleia</text:p>
          <text:p text:style-name="Text_20_body"><text:span text:style-name="T5">1) </text:span><text:a xlink:type="simple" xlink:href="http://mysword.info/b?r=1Co_14:26-30" text:style-name="Internet_20_link" text:visited-style-name="Visited_20_Internet_20_Link"><text:span text:style-name="T5">Vs. 26-30</text:span></text:a><text:span text:style-name="T5"> – Dando lugar à condução do Espírito</text:span></text:p>
          <text:p text:style-name="Text_20_body"><text:span text:style-name="T5">2) </text:span><text:a xlink:type="simple" xlink:href="http://mysword.info/b?r=1Co_14:32" text:style-name="Internet_20_link" text:visited-style-name="Visited_20_Internet_20_Link"><text:span text:style-name="T5">Vs. 32</text:span></text:a><text:span text:style-name="T5"> – Os profetas exercendo o controle próprio sobre seus espíritos.</text:span></text:p>
          <text:p text:style-name="Text_20_body"><text:span text:style-name="T5">3) </text:span><text:a xlink:type="simple" xlink:href="http://mysword.info/b?r=1Co_14:29" text:style-name="Internet_20_link" text:visited-style-name="Visited_20_Internet_20_Link"><text:span text:style-name="T5">Vs. 29</text:span></text:a><text:span text:style-name="T5"> – A assembleia exercendo disciplina administrativa sobre aqueles que não estão sujeitos à direção do Espírito e não controlam seus próprios espíritos.</text:span></text:p>
          <text:p text:style-name="P5">A liberdade deve ser dada a “<text:span text:style-name="T4">todos”</text:span> para “<text:span text:style-name="T4">profetizar”</text:span> na assembleia, mas deve ser feito “<text:span text:style-name="T4">uns depois dos outros”</text:span> – o que é um de cada vez. Em condições normais, o Espírito de Deus usará aqueles que têm um dom para ministrar a Palavra. Mas se não houver ninguém com o dom de profetizar na assembleia, ou aqueles que podem ministrar a Palavra estão em um estado espiritual fraco, o Espírito de Deus usará a quem Lhe aprouver.</text:p>
          <text:p text:style-name="Text_20_body"><text:span text:style-name="T5">Embora esses versículos refiram-se principalmente a uma reunião aberta, os princípios que ele dá aqui são amplos o suficiente para serem aplicados às reuniões de leitura bíblica também (1 Tm </text:span><text:a xlink:type="simple" xlink:href="http://mysword.info/b?r=1Ti_4:13" text:style-name="Internet_20_link" text:visited-style-name="Visited_20_Internet_20_Link"><text:span text:style-name="T5">4:13</text:span></text:a><text:span text:style-name="T5">). O resultado efetivo de reuniões com ordem, conduzidas pelo Espírito é “</text:span><text:span text:style-name="T8">Edificação”</text:span><text:span text:style-name="T5"> (</text:span><text:a xlink:type="simple" xlink:href="http://mysword.info/b?r=1Co_14:26" text:style-name="Internet_20_link" text:visited-style-name="Visited_20_Internet_20_Link"><text:span text:style-name="T5">v. 26</text:span></text:a><text:span text:style-name="T5">) e “</text:span><text:span text:style-name="T8">paz”</text:span><text:span text:style-name="T5"> (</text:span><text:a xlink:type="simple" xlink:href="http://mysword.info/b?r=1Co_14:33" text:style-name="Internet_20_link" text:visited-style-name="Visited_20_Internet_20_Link"><text:span text:style-name="T5">v. 33</text:span></text:a><text:span text:style-name="T5">) na assembleia.</text:span></text:p>
          <text:p text:style-name="P12">Resumo dos quatro grandes princípios que o apóstolo deu para o ministério na assembleia</text:p>
          <text:p text:style-name="P5">1) Deve ser feito em <text:span text:style-name="T3">Amor</text:span>. Isso requer verdadeiro cuidado e preocupação pelos santos.</text:p>
          <text:p text:style-name="P5">2) Deve ter alguma <text:span text:style-name="T3">substância espiritual</text:span> que edifique os santos. Isso requer ter algum conhecimento de assuntos divinos.</text:p>
          <text:p text:style-name="P5">3) Deve ser <text:span text:style-name="T3">compreensível</text:span>. Isso requer algum dom para comunicar a verdade.</text:p>
          <text:p text:style-name="P5">4) Deve estar <text:span text:style-name="T3">sob o controle do Espírito de Deus</text:span>. Isso requer um bom estado de alma para discernir a condução do Espírito.</text:p>
          <text:p text:style-name="P5">No ministério centrado em Cristo e cheio do Espírito na assembleia, o Espírito Santo <text:span text:style-name="T3">preside</text:span>, o amor <text:span text:style-name="T3">prevalece</text:span>, a edificação <text:span text:style-name="T3">prossegue</text:span> e a clareza <text:span text:style-name="T3">permeia</text:span> – e as manifestações espirituais são testemunhadas para o proveito dos presentes.</text:p>
          <text:p text:style-name="P12">Seis Restrições ao Uso de Línguas na Assembleia </text:p>
          <text:p text:style-name="Text_20_body"><text:span text:style-name="T5">1) O que é dito deve ser para a edificação de todos (</text:span><text:a xlink:type="simple" xlink:href="http://mysword.info/b?r=1Co_14:26,31" text:style-name="Internet_20_link" text:visited-style-name="Visited_20_Internet_20_Link"><text:span text:style-name="T5">vs. 26, 31</text:span></text:a><text:span text:style-name="T5">).</text:span></text:p>
          <text:p text:style-name="Text_20_body"><text:span text:style-name="T5">2) Apenas dois ou três no máximo (</text:span><text:a xlink:type="simple" xlink:href="http://mysword.info/b?r=1Co_14:27" text:style-name="Internet_20_link" text:visited-style-name="Visited_20_Internet_20_Link"><text:span text:style-name="T5">v. 27</text:span></text:a><text:span text:style-name="T5">).</text:span></text:p>
          <text:p text:style-name="Text_20_body"><text:span text:style-name="T5">3) Separadamente – um de cada vez (</text:span><text:a xlink:type="simple" xlink:href="http://mysword.info/b?r=1Co_14:27" text:style-name="Internet_20_link" text:visited-style-name="Visited_20_Internet_20_Link"><text:span text:style-name="T5">v. 27</text:span></text:a><text:span text:style-name="T5">).</text:span></text:p>
          <text:p text:style-name="Text_20_body"><text:span text:style-name="T5">4) Somente com um intérprete presente (</text:span><text:a xlink:type="simple" xlink:href="http://mysword.info/b?r=1Co_14:28" text:style-name="Internet_20_link" text:visited-style-name="Visited_20_Internet_20_Link"><text:span text:style-name="T5">v. 28</text:span></text:a><text:span text:style-name="T5">).</text:span></text:p>
          <text:p text:style-name="Text_20_body"><text:span text:style-name="T5">5) Somente sob completo controle próprio (</text:span><text:a xlink:type="simple" xlink:href="http://mysword.info/b?r=1Co_14:32" text:style-name="Internet_20_link" text:visited-style-name="Visited_20_Internet_20_Link"><text:span text:style-name="T5">v. 32</text:span></text:a><text:span text:style-name="T5">).</text:span></text:p>
          <text:p text:style-name="Text_20_body"><text:span text:style-name="T5">6) Somente irmãos falam em línguas (</text:span><text:a xlink:type="simple" xlink:href="http://mysword.info/b?r=1Co_14:29,34" text:style-name="Internet_20_link" text:visited-style-name="Visited_20_Internet_20_Link"><text:span text:style-name="T5">vs. 29, 34</text:span></text:a><text:span text:style-name="T5">).</text:span></text:p>
          <text:p text:style-name="Heading_20_1"><text:span text:style-name="T5">O Lugar das Irmãs em Reuniões Públicas <text:line-break/>(</text:span><text:a xlink:type="simple" xlink:href="http://mysword.info/b?r=1Co_14:34-40" text:style-name="Internet_20_link" text:visited-style-name="Visited_20_Internet_20_Link"><text:span text:style-name="T5">1 Co 14:34-40</text:span></text:a><text:span text:style-name="T5">)</text:span></text:p>
          <text:p text:style-name="Text_20_body"><text:a xlink:type="simple" xlink:href="http://mysword.info/b?r=1Co_14:34-35" text:style-name="Internet_20_link" text:visited-style-name="Visited_20_Internet_20_Link"><text:span text:style-name="T5">Vs. 34-35</text:span></text:a><text:span text:style-name="T5"> – Na igreja de Corinto, as irmãs estavam falando nas reuniões de ministério. Pode ser que </text:span><text:soft-page-break/><text:span text:style-name="T5">estivessem fazendo perguntas. O apóstolo aproveita esta oportunidade para mostrar o lugar que Deus quer que as irmãs tenham nas reuniões públicas. Elas não deveriam “</text:span><text:span text:style-name="T8">falar”</text:span><text:span text:style-name="T5">, mas “</text:span><text:span text:style-name="T8">estarem sujeitas, como também ordena a lei”</text:span><text:span text:style-name="T5">. Quando uma irmã exerce seu dom de ministrar a Palavra, é chamada de “</text:span><text:span text:style-name="T8">profetisa”</text:span><text:span text:style-name="T5"> (veja </text:span><text:a xlink:type="simple" xlink:href="http://mysword.info/b?r=2Ki_22:14" text:style-name="Internet_20_link" text:visited-style-name="Visited_20_Internet_20_Link"><text:span text:style-name="T5">2 Rs 22:14</text:span></text:a><text:span text:style-name="T5">). Mas Paulo disse no </text:span><text:a xlink:type="simple" xlink:href="http://mysword.info/b?r=1Co_14:29" text:style-name="Internet_20_link" text:visited-style-name="Visited_20_Internet_20_Link"><text:span text:style-name="T5">versículo 29</text:span></text:a><text:span text:style-name="T5">: “</text:span><text:span text:style-name="T8">E falem dois ou três profetas”</text:span><text:span text:style-name="T5">. Ele não disse: “E falem dois ou três profetas e profetisas”.</text:span></text:p>
          <text:p text:style-name="Text_20_body"><text:span text:style-name="T5">Alguns pensaram que Paulo não estava proibindo as irmãs de ministrar a Palavra, mas simplesmente restringindo sua tendência de conversar umas com as outras enquanto ocorriam as reuniões, e assim perturbando. No entanto, a palavra “</text:span><text:span text:style-name="T8">falar”</text:span><text:span text:style-name="T5"> aqui é a mesma palavra usada no </text:span><text:a xlink:type="simple" xlink:href="http://mysword.info/b?r=1Co_14:29" text:style-name="Internet_20_link" text:visited-style-name="Visited_20_Internet_20_Link"><text:span text:style-name="T5">versículo 29</text:span></text:a><text:span text:style-name="T5">, que se refere aos irmãos (profetas) falando das Escrituras. Se aqui isso significa conversar, então lá significa conversar! Achamos difícil acreditar que o apóstolo estava encorajando os “</text:span><text:span text:style-name="T8">profetas”</text:span><text:span text:style-name="T5"> a conversarem na reunião, em vez de ministrarem a Palavra. Portanto, concluímos que as irmãs estavam falando de coisas espirituais, talvez fazendo perguntas nas reuniões.</text:span></text:p>
          <text:p text:style-name="Text_20_body"><text:span text:style-name="T5">A solução de Paulo para as perguntas que as irmãs pudessem ter, seria perguntar aos seus maridos no ambiente doméstico, e não nas reuniões. Ele disse: “</text:span><text:span text:style-name="T8">interroguem em casa a seus próprios maridos”</text:span><text:span text:style-name="T5">. Alguns se perguntam o que as irmãs deveriam fazer se não tivessem marido. A resposta está no fato de que a palavra “</text:span><text:span text:style-name="T8">maridos”</text:span><text:span text:style-name="T5"> não se refere exclusivamente a homens casados, mas sim a homens da família. A palavra “</text:span><text:span text:style-name="T8">maridos”</text:span><text:span text:style-name="T5"> também pode ser traduzida como “</text:span><text:span text:style-name="T7">homens”</text:span><text:span text:style-name="T5"> e talvez devesse ser traduzida assim aqui (</text:span><text:a xlink:type="simple" xlink:href="http://mysword.info/b?r=Act_1:16" text:style-name="Internet_20_link" text:visited-style-name="Visited_20_Internet_20_Link"><text:span text:style-name="T5">At 1:16</text:span></text:a><text:span text:style-name="T5">; </text:span><text:a xlink:type="simple" xlink:href="http://mysword.info/b?r=Act_13:38" text:style-name="Internet_20_link" text:visited-style-name="Visited_20_Internet_20_Link"><text:span text:style-name="T5">13:38</text:span></text:a><text:span text:style-name="T5">). Portanto, se uma irmã não tivesse marido, ela poderia perguntar a um dos irmãos.</text:span></text:p>
          <text:p text:style-name="Text_20_body"><text:span text:style-name="T5">Paulo não proibiu as irmãs de orarem ou profetizarem. 1 Coríntios </text:span><text:a xlink:type="simple" xlink:href="http://mysword.info/b?r=1Co_11:5" text:style-name="Internet_20_link" text:visited-style-name="Visited_20_Internet_20_Link"><text:span text:style-name="T5">11:5</text:span></text:a><text:span text:style-name="T5"> permite tal atividade (veja também </text:span><text:a xlink:type="simple" xlink:href="http://mysword.info/b?r=Act_21:9" text:style-name="Internet_20_link" text:visited-style-name="Visited_20_Internet_20_Link"><text:span text:style-name="T5">At 21:9</text:span></text:a><text:span text:style-name="T5">). Contudo, este capítulo afirma claramente que tal ministério das mulheres não é permitido “</text:span><text:span text:style-name="T8">nas assembleias”</text:span><text:span text:style-name="T5">. A esfera das irmãs para profetizar é a esfera doméstica, fora das reuniões públicas da assembleia.</text:span></text:p>
          <text:p text:style-name="Text_20_body"><text:span text:style-name="T5">A maioria dos Cristãos concordará que Deus tem papéis distintos para o homem e a mulher, e acredita que devam ser observados, mas apenas em nossos relacionamentos naturais em casa. Quando se trata da assembleia, acham que tais distinções de macho e fêmea não devem ser consideradas, porque a Palavra de Deus diz: “</text:span><text:span text:style-name="T8">Nisto não há judeu nem grego; não há servo nem livre; não há macho nem fêmea; porque todos vós sois um em Cristo Jesus” </text:span><text:span text:style-name="T5">(</text:span><text:a xlink:type="simple" xlink:href="http://mysword.info/b?r=Gal_3:28" text:style-name="Internet_20_link" text:visited-style-name="Visited_20_Internet_20_Link"><text:span text:style-name="T5">Gl 3:28</text:span></text:a><text:span text:style-name="T5">). Muitos teólogos acreditam que essa declaração universal se sobrepõe às ordenanças mais específicas contidas em outras declarações de Paulo em </text:span><text:a xlink:type="simple" xlink:href="http://mysword.info/b?r=1Co_14:34-35" text:style-name="Internet_20_link" text:visited-style-name="Visited_20_Internet_20_Link"><text:span text:style-name="T5">1 Coríntios 14:34-35</text:span></text:a><text:span text:style-name="T5"> e 1 Timóteo </text:span><text:a xlink:type="simple" xlink:href="http://mysword.info/b?r=1Ti_2:11-12" text:style-name="Internet_20_link" text:visited-style-name="Visited_20_Internet_20_Link"><text:span text:style-name="T5">2:11-12</text:span></text:a><text:span text:style-name="T5">.</text:span></text:p>
          <text:p text:style-name="Text_20_body"><text:span text:style-name="T5">Esse mal-entendido vem da falha em se distinguir entre posição e prática. A chave que desfaz essa aparente contradição está em entender o que significa o termo “</text:span><text:span text:style-name="T8">em Cristo Jesus”</text:span><text:span text:style-name="T5">. O termo descreve o lugar de aceitação do crente diante de Deus na posição que Cristo ocupa agora como um Homem em glória. Simplificando: “</text:span><text:span text:style-name="T8">em Cristo” </text:span><text:span text:style-name="T5">significa estar no lugar de Cristo diante de Deus. É a nossa posição Cristã </text:span><text:span text:style-name="T7">diante de Deus</text:span><text:span text:style-name="T5"> na nova criação e está inseparavelmente ligada à habitação do Espírito Santo. Paulo usa isso muitas vezes em suas epístolas (</text:span><text:a xlink:type="simple" xlink:href="http://mysword.info/b?r=Rom_8:1" text:style-name="Internet_20_link" text:visited-style-name="Visited_20_Internet_20_Link"><text:span text:style-name="T5">Rm 8:1</text:span></text:a><text:span text:style-name="T5">; </text:span><text:a xlink:type="simple" xlink:href="http://mysword.info/b?r=Eph_1:3" text:style-name="Internet_20_link" text:visited-style-name="Visited_20_Internet_20_Link"><text:span text:style-name="T5">Ef 1:3</text:span></text:a><text:span text:style-name="T5">; </text:span><text:a xlink:type="simple" xlink:href="http://mysword.info/b?r=2Co_5:17" text:style-name="Internet_20_link" text:visited-style-name="Visited_20_Internet_20_Link"><text:span text:style-name="T5">2 Co 5:17</text:span></text:a><text:span text:style-name="T5">; </text:span><text:a xlink:type="simple" xlink:href="http://mysword.info/b?r=Gal_6:15" text:style-name="Internet_20_link" text:visited-style-name="Visited_20_Internet_20_Link"><text:span text:style-name="T5">Gl 6:15</text:span></text:a><text:span text:style-name="T5">; </text:span><text:a xlink:type="simple" xlink:href="http://mysword.info/b?r=Eph_2:13" text:style-name="Internet_20_link" text:visited-style-name="Visited_20_Internet_20_Link"><text:span text:style-name="T5">Ef 2:13</text:span></text:a><text:span text:style-name="T5">, etc.). O ponto em Gálatas </text:span><text:a xlink:type="simple" xlink:href="http://mysword.info/b?r=Gal_3:28" text:style-name="Internet_20_link" text:visited-style-name="Visited_20_Internet_20_Link"><text:span text:style-name="T5">3:28</text:span></text:a><text:span text:style-name="T5"> é que todos os crentes, independentemente de sua nacionalidade, origem social ou sexo, são todos igualmente abençoados naquele lugar de aceitação diante de Deus. É um termo </text:span><text:span text:style-name="T7">posicional</text:span><text:span text:style-name="T5">. No entanto, </text:span><text:a xlink:type="simple" xlink:href="http://mysword.info/b?r=1Co_14" text:style-name="Internet_20_link" text:visited-style-name="Visited_20_Internet_20_Link"><text:span text:style-name="T5">1 Coríntios 14</text:span></text:a><text:span text:style-name="T5"> e </text:span><text:a xlink:type="simple" xlink:href="http://mysword.info/b?r=1Ti_2" text:style-name="Internet_20_link" text:visited-style-name="Visited_20_Internet_20_Link"><text:span text:style-name="T5">1 Timóteo 2</text:span></text:a><text:span text:style-name="T5"> referem-se a uma ordem </text:span><text:span text:style-name="T7">prática </text:span><text:span text:style-name="T5">de coisas entre os Cristãos na Terra. </text:span><text:a xlink:type="simple" xlink:href="http://mysword.info/b?r=Gal_3" text:style-name="Internet_20_link" text:visited-style-name="Visited_20_Internet_20_Link"><text:span text:style-name="T5">Gálatas 3</text:span></text:a><text:span text:style-name="T5"> está falando do que somos “</text:span><text:span text:style-name="T8">em Cristo”</text:span><text:span text:style-name="T5">, mas </text:span><text:a xlink:type="simple" xlink:href="http://mysword.info/b?r=1Co_14" text:style-name="Internet_20_link" text:visited-style-name="Visited_20_Internet_20_Link"><text:span text:style-name="T5">1 Coríntios 14</text:span></text:a><text:span text:style-name="T5"> está falando do que devemos fazer “</text:span><text:span text:style-name="T8">nas assembleias”</text:span><text:span text:style-name="T5">. Um está diante de Deus no </text:span><text:span text:style-name="T7">céu</text:span><text:span text:style-name="T5">; o outro está entre os homens na </text:span><text:span text:style-name="T7">Terra</text:span><text:span text:style-name="T5">. Quando entendermos a diferença entre as </text:span><text:soft-page-break/><text:span text:style-name="T5">duas coisas, veremos que os lugares e serviços dos irmãos e irmãs na assembleia são bem distintos.</text:span></text:p>
          <text:p text:style-name="P5">Alguns acham que essa proibição de mulheres falarem na assembleia se aplicava apenas naquela época à Corinto, que era uma cidade particularmente famosa por ter mulheres escandalosas e despudoradas. É-nos dito que essas mulheres Coríntias continuavam em seus velhos hábitos depois de serem salvas e, assim, isso levou distúrbios às reuniões. A resposta de Paulo a esse problema local era que ficassem em silêncio até saberem como se comportar melhor. Assim, concluem que este preceito do apóstolo não tem aplicação às mulheres na Igreja hoje.</text:p>
          <text:p text:style-name="Text_20_body"><text:span text:style-name="T5">Mais uma vez, é pura suposição dizer que as mulheres estavam agindo assim. As Escrituras não dizem que este foi o problema. Além disso, simplesmente não há verdade na ideia de que essas instruções eram apenas para Corinto. O início desta epístola mostra que os princípios dados na epístola são para mais do que apenas aqueles naquela assembleia, mas para “todos os que em todo o lugar </text:span><text:span text:style-name="T8">invocam o nome de nosso Senhor Jesus Cristo”</text:span><text:span text:style-name="T5"> (</text:span><text:a xlink:type="simple" xlink:href="http://mysword.info/b?r=1Co_1:2" text:style-name="Internet_20_link" text:visited-style-name="Visited_20_Internet_20_Link"><text:span text:style-name="T5">1 Co 1:2</text:span></text:a><text:span text:style-name="T5">). Esta mesma passagem em questão em </text:span><text:a xlink:type="simple" xlink:href="http://mysword.info/b?r=1Co_14" text:style-name="Internet_20_link" text:visited-style-name="Visited_20_Internet_20_Link"><text:span text:style-name="T5">1 Coríntios 14</text:span></text:a><text:span text:style-name="T5"> nos diz claramente que esse preceito era para “</text:span><text:span text:style-name="T8">todas as assembleias dos santos”</text:span><text:span text:style-name="T5"> (JND) – não apenas aqueles em Corinto (</text:span><text:a xlink:type="simple" xlink:href="http://mysword.info/b?r=1Co_14:33-34" text:style-name="Internet_20_link" text:visited-style-name="Visited_20_Internet_20_Link"><text:span text:style-name="T5">1 Co 14:33-34</text:span></text:a><text:span text:style-name="T5">).</text:span></text:p>
          <text:p text:style-name="Text_20_body"><text:a xlink:type="simple" xlink:href="http://mysword.info/b?r=1Co_14:36-38" text:style-name="Internet_20_link" text:visited-style-name="Visited_20_Internet_20_Link"><text:span text:style-name="T5">Vs. 36-38</text:span></text:a><text:span text:style-name="T5"> – Paulo parece antecipar objeções às instruções que deu neste capítulo e, portanto, apressa-se em lembrar aos coríntios de que as coisas que ensinava eram “</text:span><text:span text:style-name="T8">mandamentos do Senhor”</text:span><text:span text:style-name="T5">. Não eram seus sentimentos ou crenças pessoais. Ele acrescenta que a prova da espiritualidade de uma pessoa será vista pelo seu reconhecimento de que essas coisas eram do Senhor.</text:span></text:p>
          <text:p text:style-name="Text_20_body"><text:span text:style-name="T5">Ele então conclui o assunto dando um princípio governante final: “</text:span><text:span text:style-name="T8">Mas faça-se tudo decentemente e com ordem”</text:span><text:span text:style-name="T5"> (</text:span><text:a xlink:type="simple" xlink:href="http://mysword.info/b?r=1Co_14:40" text:style-name="Internet_20_link" text:visited-style-name="Visited_20_Internet_20_Link"><text:span text:style-name="T5">1 Co 14:40</text:span></text:a><text:span text:style-name="T5">). </text:span></text:p>
        </text:section>
        <text:section text:style-name="Sect1" text:name="calibre_link-23">
          <text:p text:style-name="Heading_20_1"><text:span text:style-name="T5">9) FALHA EM MANTER A SÃ DOUTRINA <text:line-break/>(</text:span><text:a xlink:type="simple" xlink:href="http://mysword.info/b?r=1Co_15" text:style-name="Internet_20_link" text:visited-style-name="Visited_20_Internet_20_Link"><text:span text:style-name="T5">1 Co. 15</text:span></text:a><text:span text:style-name="T5">)</text:span></text:p>
          <text:p text:style-name="P12">A Assembleia Local é Responsável por Guardar a Sã Doutrina em seu Meio</text:p>
          <text:p text:style-name="Text_20_body"><text:span text:style-name="T5">O apóstolo se volta para enfatizar a importância de a assembleia local manter a sã doutrina. A assembleia como a casa de Deus deve ser “</text:span><text:span text:style-name="T8">a coluna e firmeza </text:span><text:span text:style-name="T5">[</text:span><text:span text:style-name="T8">base</text:span><text:span text:style-name="T5">] </text:span><text:span text:style-name="T8">da verdade”</text:span><text:span text:style-name="T5"> (</text:span><text:a xlink:type="simple" xlink:href="http://mysword.info/b?r=1Ti_3:15" text:style-name="Internet_20_link" text:visited-style-name="Visited_20_Internet_20_Link"><text:span text:style-name="T5">1Tm 3:15</text:span></text:a><text:span text:style-name="T5">). Como “</text:span><text:span text:style-name="T8">coluna”</text:span><text:span text:style-name="T5">, é para dar testemunho de toda a verdade de Deus por sustentá-la; como “</text:span><text:span text:style-name="T8">base”</text:span><text:span text:style-name="T5">, é apoiar a verdade pela piedade prática na vida dos santos. É triste dizer que os coríntios estavam desviados disso. Alguns deles haviam abandonado a doutrina fundamental da ressurreição e muitos outros deixando a desejar na prática da piedade.</text:span></text:p>
          <text:p text:style-name="Text_20_body"><text:span text:style-name="T5">Abandonar essa grande pedra angular da fé Cristã era algo sério, pois cortava pela raiz o próprio fundamento sobre o qual eles estavam. “</text:span><text:span text:style-name="T8">Se forem destruídos os fundamentos, que poderá fazer o justo</text:span><text:span text:style-name="T5"> (</text:span><text:a xlink:type="simple" xlink:href="http://mysword.info/b?r=Psa_11:3" text:style-name="Internet_20_link" text:visited-style-name="Visited_20_Internet_20_Link"><text:span text:style-name="T5">Sl 11:3</text:span></text:a><text:span text:style-name="T5"> – ARF). Talvez isso tenha vindo por meio da influência dos Saduceus que negam a ressurreição (Mt </text:span><text:a xlink:type="simple" xlink:href="http://mysword.info/b?r=Mat_22:23" text:style-name="Internet_20_link" text:visited-style-name="Visited_20_Internet_20_Link"><text:span text:style-name="T5">22:23</text:span></text:a><text:span text:style-name="T5">; </text:span><text:a xlink:type="simple" xlink:href="http://mysword.info/b?r=Act_23:8" text:style-name="Internet_20_link" text:visited-style-name="Visited_20_Internet_20_Link"><text:span text:style-name="T5">At 23:8</text:span></text:a><text:span text:style-name="T5">). Qualquer que tenha sido a fonte foi definitivamente pior que o que “</text:span><text:span text:style-name="T8">Himeneu e Fileto”</text:span><text:span text:style-name="T5"> estavam difundindo (2 Tm </text:span><text:a xlink:type="simple" xlink:href="http://mysword.info/b?r=2Ti_2:17-18" text:style-name="Internet_20_link" text:visited-style-name="Visited_20_Internet_20_Link"><text:span text:style-name="T5">2:17-18</text:span></text:a><text:span text:style-name="T5">). Esses dois mestres errôneos não negaram a ressurreição, mas tinham uma ordem errada dos eventos referentes à ressurreição. Eles estavam ensinando que a ressurreição já tinha acontecido. Os coríntios, no entanto, estavam sustentando algo muito pior – estavam negando a ressurreição completamente! O apóstolo sabiamente deixou este mais sério de todos os erros para corrigir no fim de sua epístola. O capítulo começa com a morte de </text:span><text:soft-page-break/><text:span text:style-name="T5">Cristo e termina com a vinda de Cristo.</text:span></text:p>
          <text:p text:style-name="Heading_20_1"><text:span text:style-name="T5">O Evangelho Fundado na Ressurreição de Cristo <text:line-break/>(</text:span><text:a xlink:type="simple" xlink:href="http://mysword.info/b?r=1Co_15:1-2" text:style-name="Internet_20_link" text:visited-style-name="Visited_20_Internet_20_Link"><text:span text:style-name="T5">1 Co 15:1-2</text:span></text:a><text:span text:style-name="T5">)</text:span></text:p>
          <text:p text:style-name="Text_20_body"><text:a xlink:type="simple" xlink:href="http://mysword.info/b?r=1Co_15:1-2" text:style-name="Internet_20_link" text:visited-style-name="Visited_20_Internet_20_Link"><text:span text:style-name="T5">Vs. 1-2</text:span></text:a><text:span text:style-name="T5"> – Ele volta para “</text:span><text:span text:style-name="T8">notificar”</text:span><text:span text:style-name="T5"> a eles os primeiros princípios do evangelho. Ele assegurou-lhes que aqueles que realmente “</text:span><text:span text:style-name="T8">receberam”</text:span><text:span text:style-name="T5"> o evangelho foram “</text:span><text:span text:style-name="T8">salvos”</text:span><text:span text:style-name="T5">. Mas acrescenta: “…</text:span><text:span text:style-name="T8">se o retiverdes tal como vo-lo tenho anunciado; se não é que crestes em vão”</text:span><text:span text:style-name="T5">. Isto foi para a consciência daqueles que entre eles eram meros professantes e que haviam abandonado a verdade da ressurreição. Reter a verdade do evangelho comprova a realidade da fé de uma pessoa. Um verdadeiro crente se apegará aos fundamentos do evangelho, mas o mero professante não. Desistir de algo tão fundamental quanto à ressurreição, põe em dúvida se tal pessoa é realmente salva. O que Paulo estava dizendo é que aquele que adultera os fundamentos do evangelho corta o próprio terreno abaixo de seus pés, sobre o qual professa estar! Ele estava dizendo: “Você tem certeza que realmente quer negar a ressurreição porque o fazendo, antes de mais nada, só prova que você nunca foi salvo?”</text:span></text:p>
          <text:p text:style-name="P5">Um Cristão pode se tornar deficitário em alguns pontos da verdade e abrir mão de algo que já defendeu, mas não desistirá dos pilares da fé. Somente um apóstata faria isso. O apóstolo não está dizendo que se alguém não “<text:span text:style-name="T4">retiver”</text:span> a verdade do evangelho, perderá sua salvação, mas se alguém não “<text:span text:style-name="T4">retiver”</text:span> os fundamentos do evangelho, é porque, antes de tudo, nunca foi salvo. Portanto, se a ressurreição fosse apenas um mito, então a crença dos coríntios era “<text:span text:style-name="T4">em vão”</text:span>, porque tudo o que eles tinham professamente recebido no Cristianismo dependia disso. Não era que eles eram deficientes na fé, mas que estavam errados no que eles acreditavam. Acreditar em algo “<text:span text:style-name="T4">em vão”</text:span> é acreditar em algo que não é verdade.</text:p>
          <text:p text:style-name="Heading_20_1"><text:span text:style-name="T8">O </text:span><text:span text:style-name="T5">FATO </text:span><text:span text:style-name="T8">da Ressurreição - Quatro Coisas que o Comprovam <text:line-break/>(</text:span><text:a xlink:type="simple" xlink:href="http://mysword.info/b?r=1Co_15:1-42" text:style-name="Internet_20_link" text:visited-style-name="Visited_20_Internet_20_Link"><text:span text:style-name="T8">1 Co 15:1-42</text:span></text:a><text:span text:style-name="T8">)</text:span></text:p>
          <text:p text:style-name="P5">O apóstolo ocupa-se em provar a realidade da ressurreição, apontando para <text:span text:style-name="T3">quatro</text:span> coisas.</text:p>
          <text:p text:style-name="Heading_20_1"><text:span text:style-name="T5">1) Ressurreição Atestada pela Escritura <text:line-break/>(</text:span><text:a xlink:type="simple" xlink:href="http://mysword.info/b?r=1Co_15:3-4" text:style-name="Internet_20_link" text:visited-style-name="Visited_20_Internet_20_Link"><text:span text:style-name="T5">1 Co 15:3-4</text:span></text:a><text:span text:style-name="T5">)</text:span></text:p>
          <text:p text:style-name="Text_20_body"><text:a xlink:type="simple" xlink:href="http://mysword.info/b?r=1Co_15:3-4" text:style-name="Internet_20_link" text:visited-style-name="Visited_20_Internet_20_Link"><text:span text:style-name="T5">Vs. 3-4</text:span></text:a><text:span text:style-name="T5"> – Ele começa com a mais confiável de todas as provas – as Sagradas Escrituras. Sem dúvida Paulo estava se referindo às Escrituras do Velho Testamento, pois o Novo Testamento ainda não havia sido escrito. Ele diz: “</text:span><text:span text:style-name="T8">Cristo morreu por nossos pecados, segundo as Escrituras”</text:span><text:span text:style-name="T5">. E então, “</text:span><text:span text:style-name="T8">ressuscitou ao terceiro dia, segundo as Escrituras”</text:span><text:span text:style-name="T5">. Ele não toma tempo citando várias passagens, pois eles, sendo cheios de todo conhecimento (</text:span><text:a xlink:type="simple" xlink:href="http://mysword.info/b?r=1Co_1:5" text:style-name="Internet_20_link" text:visited-style-name="Visited_20_Internet_20_Link"><text:span text:style-name="T5">1 Co 1:5</text:span></text:a><text:span text:style-name="T5">), eram conhecedores delas.</text:span></text:p>
          <text:p text:style-name="Text_20_body"><text:span text:style-name="T5">Não obstante, o Velho Testamento está repleto de passagens que nos dizem que o Messias morreria e ressuscitaria novamente. Ele seria um Messias sofredor antes de ser um Messias reinante. Há mais de 25 profecias do Velho Testamento cumpridas na morte e ressurreição de Cristo (</text:span><text:a xlink:type="simple" xlink:href="http://mysword.info/b?r=Psa_16:10-11" text:style-name="Internet_20_link" text:visited-style-name="Visited_20_Internet_20_Link"><text:span text:style-name="T5">Sl 16:10-11</text:span></text:a><text:span text:style-name="T5">, </text:span><text:a xlink:type="simple" xlink:href="http://mysword.info/b?r=Psa_18:4-5" text:style-name="Internet_20_link" text:visited-style-name="Visited_20_Internet_20_Link"><text:span text:style-name="T5">18:4-5</text:span></text:a><text:span text:style-name="T5">, </text:span><text:a xlink:type="simple" xlink:href="http://mysword.info/b?r=Psa_22:15,21" text:style-name="Internet_20_link" text:visited-style-name="Visited_20_Internet_20_Link"><text:span text:style-name="T5">22:15, 21</text:span></text:a><text:span text:style-name="T5">b, </text:span><text:a xlink:type="simple" xlink:href="http://mysword.info/b?r=Psa_31:1-5" text:style-name="Internet_20_link" text:visited-style-name="Visited_20_Internet_20_Link"><text:span text:style-name="T5">31:1-5</text:span></text:a><text:span text:style-name="T5">, </text:span><text:a xlink:type="simple" xlink:href="http://mysword.info/b?r=Psa_102:24" text:style-name="Internet_20_link" text:visited-style-name="Visited_20_Internet_20_Link"><text:span text:style-name="T5">102:24</text:span></text:a><text:span text:style-name="T5">; </text:span><text:a xlink:type="simple" xlink:href="http://mysword.info/b?r=Isa_53:9-11" text:style-name="Internet_20_link" text:visited-style-name="Visited_20_Internet_20_Link"><text:span text:style-name="T5">Is 53:9-11</text:span></text:a><text:span text:style-name="T5">, etc.). Somente um infiel negaria as Escrituras. “</text:span><text:span text:style-name="T8">As palavras do Senhor são palavras puras, como prata refinada em forno de barro, purificada sete vezes”</text:span><text:span text:style-name="T5"> (</text:span><text:a xlink:type="simple" xlink:href="http://mysword.info/b?r=Psa_12:6" text:style-name="Internet_20_link" text:visited-style-name="Visited_20_Internet_20_Link"><text:span text:style-name="T5">Sl 12:6</text:span></text:a><text:span text:style-name="T5">). “</text:span><text:span text:style-name="T8">O céu e a Terra passarão, mas as Minhas palavras não hão de passar” </text:span><text:span text:style-name="T5">(</text:span><text:a xlink:type="simple" xlink:href="http://mysword.info/b?r=Mat_24:35" text:style-name="Internet_20_link" text:visited-style-name="Visited_20_Internet_20_Link"><text:span text:style-name="T5">Mt 24:35</text:span></text:a><text:span text:style-name="T5">). “</text:span><text:span text:style-name="T8">Para sempre, ó Senhor, a Tua palavra permanece no céu”</text:span><text:span text:style-name="T5"> (sl </text:span><text:a xlink:type="simple" xlink:href="http://mysword.info/b?r=Psa_119:89" text:style-name="Internet_20_link" text:visited-style-name="Visited_20_Internet_20_Link"><text:span text:style-name="T5">119:89</text:span></text:a><text:span text:style-name="T5">).</text:span></text:p>
          <text:p text:style-name="P12"><text:soft-page-break/>Quatro fatos fundamentais do evangelho</text:p>
          <text:p text:style-name="Text_20_body"><text:span text:style-name="T5">1) “</text:span><text:span text:style-name="T8">Cristo morreu por nossos pecados”</text:span><text:span text:style-name="T5"> – para tirar os nossos pecados (</text:span><text:a xlink:type="simple" xlink:href="http://mysword.info/b?r=1Jo_3:5" text:style-name="Internet_20_link" text:visited-style-name="Visited_20_Internet_20_Link"><text:span text:style-name="T5">1 Jo 3:5</text:span></text:a><text:span text:style-name="T5">).</text:span></text:p>
          <text:p text:style-name="Text_20_body"><text:span text:style-name="T5">2) “</text:span><text:span text:style-name="T8">Ele foi sepultado”</text:span><text:span text:style-name="T5"> – para nos eximir (</text:span><text:a xlink:type="simple" xlink:href="http://mysword.info/b?r=Rom_6:5-6" text:style-name="Internet_20_link" text:visited-style-name="Visited_20_Internet_20_Link"><text:span text:style-name="T5">Rm 6:5-6</text:span></text:a><text:span text:style-name="T5">; </text:span><text:a xlink:type="simple" xlink:href="http://mysword.info/b?r=Gal_2:20" text:style-name="Internet_20_link" text:visited-style-name="Visited_20_Internet_20_Link"><text:span text:style-name="T5">Gl 2:20</text:span></text:a><text:span text:style-name="T5">).</text:span></text:p>
          <text:p text:style-name="Text_20_body"><text:span text:style-name="T5">3) “</text:span><text:span text:style-name="T8">Ele ressuscitou”</text:span><text:span text:style-name="T5"> – para nos levar a uma nova posição diante de Deus (rm </text:span><text:a xlink:type="simple" xlink:href="http://mysword.info/b?r=Rom_4:25" text:style-name="Internet_20_link" text:visited-style-name="Visited_20_Internet_20_Link"><text:span text:style-name="T5">4:25</text:span></text:a><text:span text:style-name="T5">-5:2).</text:span></text:p>
          <text:p text:style-name="Text_20_body"><text:span text:style-name="T5">4) “</text:span><text:span text:style-name="T8">Ele foi visto”</text:span><text:span text:style-name="T5"> – para ser um objeto da nossa fé (</text:span><text:a xlink:type="simple" xlink:href="http://mysword.info/b?r=Joh_20:20" text:style-name="Internet_20_link" text:visited-style-name="Visited_20_Internet_20_Link"><text:span text:style-name="T5">Jo 20:20</text:span></text:a><text:span text:style-name="T5">).</text:span></text:p>
          <text:p text:style-name="P12">Doze razões por que Deus ressuscitou o Senhor Jesus dos mortos</text:p>
          <text:p text:style-name="Text_20_body"><text:span text:style-name="T5">1) Para cumprir as Escrituras (</text:span><text:a xlink:type="simple" xlink:href="http://mysword.info/b?r=1Co_15:3-4" text:style-name="Internet_20_link" text:visited-style-name="Visited_20_Internet_20_Link"><text:span text:style-name="T5">1 Co 15:3-4</text:span></text:a><text:span text:style-name="T5">).</text:span></text:p>
          <text:p text:style-name="Text_20_body"><text:span text:style-name="T5">2) Para provar que o Senhor Jesus é o Filho de Deus (</text:span><text:a xlink:type="simple" xlink:href="http://mysword.info/b?r=Rom_1:4" text:style-name="Internet_20_link" text:visited-style-name="Visited_20_Internet_20_Link"><text:span text:style-name="T5">Rm 1:4</text:span></text:a><text:span text:style-name="T5">).</text:span></text:p>
          <text:p text:style-name="Text_20_body"><text:span text:style-name="T5">3) Para estabelecer um selo de aprovação na obra consumada do Senhor na cruz (</text:span><text:a xlink:type="simple" xlink:href="http://mysword.info/b?r=1Pe_1:21" text:style-name="Internet_20_link" text:visited-style-name="Visited_20_Internet_20_Link"><text:span text:style-name="T5">1 Pe 1:21</text:span></text:a><text:span text:style-name="T5">).</text:span></text:p>
          <text:p text:style-name="Text_20_body"><text:span text:style-name="T5">4) Para que o Senhor fosse posto como um objeto de fé para a salvação (</text:span><text:a xlink:type="simple" xlink:href="http://mysword.info/b?r=Rom_10:9" text:style-name="Internet_20_link" text:visited-style-name="Visited_20_Internet_20_Link"><text:span text:style-name="T5">Rm 10:9</text:span></text:a><text:span text:style-name="T5">).</text:span></text:p>
          <text:p text:style-name="Text_20_body"><text:span text:style-name="T5">5) Para a nossa justificação (</text:span><text:a xlink:type="simple" xlink:href="http://mysword.info/b?r=Rom_4:25" text:style-name="Internet_20_link" text:visited-style-name="Visited_20_Internet_20_Link"><text:span text:style-name="T5">Rm 4:25</text:span></text:a><text:span text:style-name="T5">).</text:span></text:p>
          <text:p text:style-name="Text_20_body"><text:span text:style-name="T5">6) Para que o Senhor seja a Cabeça da raça da nova criação (</text:span><text:a xlink:type="simple" xlink:href="http://mysword.info/b?r=col_1:18" text:style-name="Internet_20_link" text:visited-style-name="Visited_20_Internet_20_Link"><text:span text:style-name="T5">Cl 1:18</text:span></text:a><text:span text:style-name="T5">).</text:span></text:p>
          <text:p text:style-name="Text_20_body"><text:span text:style-name="T5">7) Para que o Senhor possa realizar Sua presente intercessão sumo sacerdotal (</text:span><text:a xlink:type="simple" xlink:href="http://mysword.info/b?r=Rom_8:34" text:style-name="Internet_20_link" text:visited-style-name="Visited_20_Internet_20_Link"><text:span text:style-name="T5">Rm 8:34</text:span></text:a><text:span text:style-name="T5">; </text:span><text:a xlink:type="simple" xlink:href="http://mysword.info/b?r=Heb_7:25" text:style-name="Internet_20_link" text:visited-style-name="Visited_20_Internet_20_Link"><text:span text:style-name="T5">Hb 7:25</text:span></text:a><text:span text:style-name="T5">).</text:span></text:p>
          <text:p text:style-name="Text_20_body"><text:span text:style-name="T5">8) Para que possamos dar fruto a Deus em nossas vidas (</text:span><text:a xlink:type="simple" xlink:href="http://mysword.info/b?r=Rom_7:4" text:style-name="Internet_20_link" text:visited-style-name="Visited_20_Internet_20_Link"><text:span text:style-name="T5">Rm 7:4</text:span></text:a><text:span text:style-name="T5">).</text:span></text:p>
          <text:p text:style-name="Text_20_body"><text:span text:style-name="T5">9) Para que o Senhor seja as primícias dos que dormem (1 Co </text:span><text:a xlink:type="simple" xlink:href="http://mysword.info/b?r=1Co_15:20" text:style-name="Internet_20_link" text:visited-style-name="Visited_20_Internet_20_Link"><text:span text:style-name="T5">15:20</text:span></text:a><text:span text:style-name="T5">).</text:span></text:p>
          <text:p text:style-name="Text_20_body"><text:span text:style-name="T5">10) Para fortalecer a fé de Seus discípulos para testemunhar por Ele (</text:span><text:a xlink:type="simple" xlink:href="http://mysword.info/b?r=Act_2:32-36" text:style-name="Internet_20_link" text:visited-style-name="Visited_20_Internet_20_Link"><text:span text:style-name="T5">At 2:32-36</text:span></text:a><text:span text:style-name="T5">).</text:span></text:p>
          <text:p text:style-name="Text_20_body"><text:span text:style-name="T5">11) Para demonstrar o poder de Deus para trazer o reino de acordo com as promessas do Velho Testamento (</text:span><text:a xlink:type="simple" xlink:href="http://mysword.info/b?r=Eph_1:19-20" text:style-name="Internet_20_link" text:visited-style-name="Visited_20_Internet_20_Link"><text:span text:style-name="T5">Ef 1:19-20</text:span></text:a><text:span text:style-name="T5">).</text:span></text:p>
          <text:p text:style-name="Text_20_body"><text:span text:style-name="T5">12) Para dar segurança a todos os homens do juízo vindouro (at </text:span><text:a xlink:type="simple" xlink:href="http://mysword.info/b?r=Act_17:31" text:style-name="Internet_20_link" text:visited-style-name="Visited_20_Internet_20_Link"><text:span text:style-name="T5">17:31</text:span></text:a><text:span text:style-name="T5">).</text:span></text:p>
          <text:p text:style-name="Heading_20_1"><text:span text:style-name="T5">2) Ressurreição Atestada por Testemunhas Oculares <text:line-break/>(</text:span><text:a xlink:type="simple" xlink:href="http://mysword.info/b?r=1Co_15:5-28" text:style-name="Internet_20_link" text:visited-style-name="Visited_20_Internet_20_Link"><text:span text:style-name="T5">1 Co 15:5-28</text:span></text:a><text:span text:style-name="T5">)</text:span></text:p>
          <text:p text:style-name="Text_20_body"><text:a xlink:type="simple" xlink:href="http://mysword.info/b?r=1Co_15:5-28" text:style-name="Internet_20_link" text:visited-style-name="Visited_20_Internet_20_Link"><text:span text:style-name="T5">Vs. 5-28</text:span></text:a><text:span text:style-name="T5"> – O apóstolo passa a enumerar fiéis testemunhas oculares que viram o Senhor depois que Ele ressuscitou dentre os mortos, confirmando assim a ressurreição. Todas essas aparições aconteceram nos “</text:span><text:span text:style-name="T8">quarenta dias”</text:span><text:span text:style-name="T5"> após a ressurreição do Senhor (</text:span><text:a xlink:type="simple" xlink:href="http://mysword.info/b?r=Act_1:3" text:style-name="Internet_20_link" text:visited-style-name="Visited_20_Internet_20_Link"><text:span text:style-name="T5">At 1:3</text:span></text:a><text:span text:style-name="T5">). Elas foram chamadas Cristofanias. Observe que ele não menciona as aparições do Senhor às mulheres (</text:span><text:a xlink:type="simple" xlink:href="http://mysword.info/b?r=Mat_28:9-10" text:style-name="Internet_20_link" text:visited-style-name="Visited_20_Internet_20_Link"><text:span text:style-name="T5">Mt 28:9-10</text:span></text:a><text:span text:style-name="T5">; Jo </text:span><text:a xlink:type="simple" xlink:href="http://mysword.info/b?r=Joh_20:11-18" text:style-name="Internet_20_link" text:visited-style-name="Visited_20_Internet_20_Link"><text:span text:style-name="T5">20:11-18</text:span></text:a><text:span text:style-name="T5">). Não é que elas não pudessem ser confiáveis, mas que não é lugar das irmãs serem testemunhas públicas na confirmação da ressurreição do Senhor.</text:span></text:p>
          <text:p text:style-name="P12">Seis testemunhas</text:p>
          <text:p text:style-name="Text_20_body"><text:span text:style-name="T5">1) </text:span><text:a xlink:type="simple" xlink:href="http://mysword.info/b?r=1Co_15:5" text:style-name="Internet_20_link" text:visited-style-name="Visited_20_Internet_20_Link"><text:span text:style-name="T5">V. 5</text:span></text:a><text:span text:style-name="T5">a – “</text:span><text:span text:style-name="T8">Cefas”</text:span><text:span text:style-name="T5">. Isso foi em relação à restauração privada de Pedro ao Senhor.</text:span></text:p>
          <text:p text:style-name="Text_20_body"><text:span text:style-name="T5">2) </text:span><text:a xlink:type="simple" xlink:href="http://mysword.info/b?r=1Co_15:5" text:style-name="Internet_20_link" text:visited-style-name="Visited_20_Internet_20_Link"><text:span text:style-name="T5">V. 5</text:span></text:a><text:span text:style-name="T5">b – “</text:span><text:span text:style-name="T8">Os doze”</text:span><text:span text:style-name="T5">. Este é um termo administrativo e não o número real de apóstolos. O Senhor realmente apareceu a apenas dez dos apóstolos nessa ocasião (</text:span><text:a xlink:type="simple" xlink:href="http://mysword.info/b?r=1Co_lc:24:36-48" text:style-name="Internet_20_link" text:visited-style-name="Visited_20_Internet_20_Link"><text:span text:style-name="T5">Lc 24:36-48</text:span></text:a><text:span text:style-name="T5">; </text:span><text:a xlink:type="simple" xlink:href="http://mysword.info/b?r=Joh_20:19-23" text:style-name="Internet_20_link" text:visited-style-name="Visited_20_Internet_20_Link"><text:span text:style-name="T5">Jo 20:19-23</text:span></text:a><text:span text:style-name="T5">). Judas havia se enforcado e Tomé não estava presente nessa ocasião. E Matias não havia sido escolhido até </text:span><text:span text:style-name="T7">Após</text:span><text:span text:style-name="T5"> serem concluídas todas as aparições da ressurreição do Senhor. Os dez outros representaram o </text:span><text:soft-page-break/><text:span text:style-name="T5">ofício administrativo de apostolado daquela época, o que significa “</text:span><text:span text:style-name="T8">Os doze”</text:span><text:span text:style-name="T5">.</text:span></text:p>
          <text:p text:style-name="Text_20_body"><text:span text:style-name="T5">3) </text:span><text:a xlink:type="simple" xlink:href="http://mysword.info/b?r=1Co_15:6" text:style-name="Internet_20_link" text:visited-style-name="Visited_20_Internet_20_Link"><text:span text:style-name="T5">V. 6</text:span></text:a><text:span text:style-name="T5"> – “</text:span><text:span text:style-name="T8">quinhentos irmãos”</text:span><text:span text:style-name="T5">. Estes aparentemente eram crentes Galileus.</text:span></text:p>
          <text:p text:style-name="Text_20_body"><text:span text:style-name="T5">4) </text:span><text:a xlink:type="simple" xlink:href="http://mysword.info/b?r=1Co_15:7" text:style-name="Internet_20_link" text:visited-style-name="Visited_20_Internet_20_Link"><text:span text:style-name="T5">V. 7</text:span></text:a><text:span text:style-name="T5">a – “</text:span><text:span text:style-name="T8">Tiago”</text:span><text:span text:style-name="T5">.</text:span></text:p>
          <text:p text:style-name="Text_20_body"><text:span text:style-name="T5">5) </text:span><text:a xlink:type="simple" xlink:href="http://mysword.info/b?r=1Co_15:7" text:style-name="Internet_20_link" text:visited-style-name="Visited_20_Internet_20_Link"><text:span text:style-name="T5">V. 7</text:span></text:a><text:span text:style-name="T5">b – “</text:span><text:span text:style-name="T8">Todos os apóstolos”</text:span><text:span text:style-name="T5">.</text:span></text:p>
          <text:p text:style-name="Text_20_body"><text:span text:style-name="T5">6) </text:span><text:a xlink:type="simple" xlink:href="http://mysword.info/b?r=1Co_15:8" text:style-name="Internet_20_link" text:visited-style-name="Visited_20_Internet_20_Link"><text:span text:style-name="T5">V. 8</text:span></text:a><text:span text:style-name="T5"> – “</text:span><text:span text:style-name="T8">me apareceu também a mim</text:span><text:span text:style-name="T5"> (Paulo)”.</text:span></text:p>
          <text:p text:style-name="Heading_20_1"><text:span text:style-name="T5">Os efeitos práticos da doutrina da ressurreição (</text:span><text:a xlink:type="simple" xlink:href="http://mysword.info/b?r=1Co_15:8-11" text:style-name="Internet_20_link" text:visited-style-name="Visited_20_Internet_20_Link"><text:span text:style-name="T5">1 Co 15:8-11</text:span></text:a><text:span text:style-name="T5">)</text:span></text:p>
          <text:p text:style-name="Text_20_body"><text:a xlink:type="simple" xlink:href="http://mysword.info/b?r=1Co_15:8-10" text:style-name="Internet_20_link" text:visited-style-name="Visited_20_Internet_20_Link"><text:span text:style-name="T5">Vs. 8-10</text:span></text:a><text:span text:style-name="T5"> – Caso alguém pense que a verdade da ressurreição é meramente um credo formal do Cristianismo que não tem nenhum significado prático na vida Cristã, Paulo abre um parêntese para mostrar que tal noção é falsa. A doutrina da ressurreição de Cristo tem grande poder prático em transformar vidas. Isso mudou a vida de Paulo dramaticamente.</text:span></text:p>
          <text:p text:style-name="Text_20_body"><text:bookmark text:name="(11)"/><text:span text:style-name="T5">1) </text:span><text:a xlink:type="simple" xlink:href="http://mysword.info/b?r=1Co_15:8" text:style-name="Internet_20_link" text:visited-style-name="Visited_20_Internet_20_Link"><text:span text:style-name="T5">V. 8</text:span></text:a><text:span text:style-name="T5"> – </text:span><text:span text:style-name="T7">Converteu–o</text:span><text:span text:style-name="T5">. Seu chamado era tal que ele era “</text:span><text:span text:style-name="T8">um nascido fora de tempo”</text:span><text:span text:style-name="T5"> (ARA) “</text:span><text:span text:style-name="T8">como a um abortivo”</text:span><text:span text:style-name="T5"> (</text:span><text:a xlink:type="simple" xlink:href="http://mysword.info/b?r=Act_9:1-9" text:style-name="Internet_20_link" text:visited-style-name="Visited_20_Internet_20_Link"><text:span text:style-name="T5">At 9:1-9</text:span></text:a><text:span text:style-name="T5">). Esta é uma referência dele nascer prematuramente antes de um remanescente da nação de Israel crer n’Ele em um dia futuro. Ele “</text:span><text:span text:style-name="T8">antecipadamente creu em ‘o Cristo’”</text:span><text:a xlink:type="simple" xlink:href="#11" text:style-name="Internet_20_link" text:visited-style-name="Visited_20_Internet_20_Link"><text:span text:style-name="T8">(</text:span></text:a><text:a xlink:type="simple" xlink:href="#11" text:style-name="Internet_20_link" text:visited-style-name="Visited_20_Internet_20_Link"><text:span text:style-name="T5">11)</text:span></text:a><text:span text:style-name="T5"> (</text:span><text:a xlink:type="simple" xlink:href="http://mysword.info/b?r=Eph_1:12" text:style-name="Internet_20_link" text:visited-style-name="Visited_20_Internet_20_Link"><text:span text:style-name="T5">Ef 1:12</text:span></text:a><text:span text:style-name="T5"> – JND).</text:span></text:p>
          <text:p text:style-name="P2"><text:span text:style-name="T5">2) </text:span><text:a xlink:type="simple" xlink:href="http://mysword.info/b?r=1Co_15:8" text:style-name="Internet_20_link" text:visited-style-name="Visited_20_Internet_20_Link"><text:span text:style-name="T5">V. 9</text:span></text:a><text:span text:style-name="T5"> – Produziu </text:span><text:span text:style-name="T7">humildade</text:span><text:span text:style-name="T5"> nele. Sua avaliação de si mesmo era de “</text:span><text:span text:style-name="T8">que não sou digno de ser chamado apóstolo”</text:span><text:span text:style-name="T5">.</text:span></text:p>
          <text:p text:style-name="Text_20_body"><text:span text:style-name="T5">3) </text:span><text:a xlink:type="simple" xlink:href="http://mysword.info/b?r=1Co_15:10" text:style-name="Internet_20_link" text:visited-style-name="Visited_20_Internet_20_Link"><text:span text:style-name="T5">V. 10</text:span></text:a><text:span text:style-name="T5">a – Isso deu a ele um profundo </text:span><text:span text:style-name="T7">senso de apreciação</text:span><text:span text:style-name="T5"> pela graça de Deus. Ele disse: “</text:span><text:span text:style-name="T8">Mas pela graça de Deus sou o que sou”</text:span><text:span text:style-name="T5">.</text:span></text:p>
          <text:p text:style-name="Text_20_body"><text:span text:style-name="T5">4) </text:span><text:a xlink:type="simple" xlink:href="http://mysword.info/b?r=1Co_15:10" text:style-name="Internet_20_link" text:visited-style-name="Visited_20_Internet_20_Link"><text:span text:style-name="T5">V. 10</text:span></text:a><text:span text:style-name="T5">b – Produziu um </text:span><text:span text:style-name="T7">desejo ardente de servir</text:span><text:span text:style-name="T5"> ao Senhor com toda a sua energia. Ele disse: “</text:span><text:span text:style-name="T8">antes trabalhei muito mais do que todos eles”</text:span><text:span text:style-name="T5">.</text:span></text:p>
          <text:p text:style-name="Text_20_body"><text:span text:style-name="T5">5) </text:span><text:a xlink:type="simple" xlink:href="http://mysword.info/b?r=1Co_15:11" text:style-name="Internet_20_link" text:visited-style-name="Visited_20_Internet_20_Link"><text:span text:style-name="T5">V. 11</text:span></text:a><text:span text:style-name="T5"> – </text:span><text:span text:style-name="T7">Deu poder </text:span><text:span text:style-name="T5">à mensagem do evangelho que ele pregou, para que as almas sejam levadas a crer. A conversão dos coríntios foi um exemplo. Ele diz: “</text:span><text:span text:style-name="T8">... e assim haveis crido”</text:span><text:span text:style-name="T5">.</text:span></text:p>
          <text:p text:style-name="Heading_20_1"><text:span text:style-name="T5">As consequências solenes de negar a ressurreição (</text:span><text:a xlink:type="simple" xlink:href="http://mysword.info/b?r=1Co_15:12-19" text:style-name="Internet_20_link" text:visited-style-name="Visited_20_Internet_20_Link"><text:span text:style-name="T5">1 Co 15:12-19</text:span></text:a><text:span text:style-name="T5">)</text:span></text:p>
          <text:p text:style-name="Text_20_body"><text:a xlink:type="simple" xlink:href="http://mysword.info/b?r=1Co_15:12-19" text:style-name="Internet_20_link" text:visited-style-name="Visited_20_Internet_20_Link"><text:span text:style-name="T5">Vs. 12-19</text:span></text:a><text:span text:style-name="T5"> – Paulo então se volta para declarar as consequências solenes de negar a ressurreição. As ramificações são devastadoras (Observe os sete “se” nesses versículos). Se não há ressurreição: </text:span></text:p>
          <text:p text:style-name="Text_20_body"><text:span text:style-name="T5">1) As Escrituras não são verdadeiras (</text:span><text:a xlink:type="simple" xlink:href="http://mysword.info/b?r=1Co_15:12" text:style-name="Internet_20_link" text:visited-style-name="Visited_20_Internet_20_Link"><text:span text:style-name="T5">v. 12</text:span></text:a><text:span text:style-name="T5">).</text:span></text:p>
          <text:p text:style-name="Text_20_body"><text:span text:style-name="T5">2) O próprio Cristo não ressuscitou e, portanto, não temos um Salvador (</text:span><text:a xlink:type="simple" xlink:href="http://mysword.info/b?r=1Co_15:13" text:style-name="Internet_20_link" text:visited-style-name="Visited_20_Internet_20_Link"><text:span text:style-name="T5">v. 13</text:span></text:a><text:span text:style-name="T5">).</text:span></text:p>
          <text:p text:style-name="Text_20_body"><text:span text:style-name="T5">3) A pregação dos apóstolos e a fé dos coríntios foram em vão – eles acreditaram em uma fábula (</text:span><text:a xlink:type="simple" xlink:href="http://mysword.info/b?r=1Co_15:14" text:style-name="Internet_20_link" text:visited-style-name="Visited_20_Internet_20_Link"><text:span text:style-name="T5">v. 14</text:span></text:a><text:span text:style-name="T5">).</text:span></text:p>
          <text:p text:style-name="Text_20_body"><text:span text:style-name="T5">4) Os apóstolos eram testemunhas falsas em quem não se podia confiar (</text:span><text:a xlink:type="simple" xlink:href="http://mysword.info/b?r=1Co_15:15-16" text:style-name="Internet_20_link" text:visited-style-name="Visited_20_Internet_20_Link"><text:span text:style-name="T5">vs. 15-16</text:span></text:a><text:span text:style-name="T5">).</text:span></text:p>
          <text:p text:style-name="Text_20_body"><text:span text:style-name="T5">5) Os coríntios ainda estavam em =seus pecados perante Deus e, portanto, rumo à uma eternidade perdida (</text:span><text:a xlink:type="simple" xlink:href="http://mysword.info/b?r=1Co_15:17" text:style-name="Internet_20_link" text:visited-style-name="Visited_20_Internet_20_Link"><text:span text:style-name="T5">v. 17</text:span></text:a><text:span text:style-name="T5">).</text:span></text:p>
          <text:p text:style-name="Text_20_body"><text:span text:style-name="T5">6) Os santos que dormem pereceram (</text:span><text:a xlink:type="simple" xlink:href="http://mysword.info/b?r=1Co_15:18" text:style-name="Internet_20_link" text:visited-style-name="Visited_20_Internet_20_Link"><text:span text:style-name="T5">v. 18</text:span></text:a><text:span text:style-name="T5">).</text:span></text:p>
          <text:p text:style-name="Text_20_body"><text:span text:style-name="T5">7) Os Cristãos seriam muito infelizes, não tendo esperança neste mundo (</text:span><text:a xlink:type="simple" xlink:href="http://mysword.info/b?r=1Co_15:19" text:style-name="Internet_20_link" text:visited-style-name="Visited_20_Internet_20_Link"><text:span text:style-name="T5">v. 19</text:span></text:a><text:span text:style-name="T5">).</text:span></text:p>
          <text:p text:style-name="Heading_20_1"><text:soft-page-break/><text:span text:style-name="T5">Os resultados de longo alcance da ressurreição (parêntese </text:span><text:a xlink:type="simple" xlink:href="http://mysword.info/b?r=1Co_15:20-28" text:style-name="Internet_20_link" text:visited-style-name="Visited_20_Internet_20_Link"><text:span text:style-name="T5">cap. 15:20-28</text:span></text:a><text:span text:style-name="T5">)</text:span></text:p>
          <text:p text:style-name="Text_20_body"><text:a xlink:type="simple" xlink:href="http://mysword.info/b?r=1Co_15:20-28" text:style-name="Internet_20_link" text:visited-style-name="Visited_20_Internet_20_Link"><text:span text:style-name="T5">Vs. 20-28</text:span></text:a><text:span text:style-name="T5"> – Ele então abre um parêntese (JND) onde traça os resultados de longo alcance da ressurreição. Ele mostra que Deus não apenas vencerá a morte por meio da ressurreição, mas também vencerá </text:span><text:span text:style-name="T7">a causa </text:span><text:span text:style-name="T5">da morte, que é o pecado.</text:span></text:p>
          <text:p text:style-name="Text_20_body"><text:span text:style-name="T5">Não só Cristo ressuscitou dentre os mortos, mas também </text:span><text:span text:style-name="T7">todos</text:span><text:span text:style-name="T5"> os homens ressuscitarão dentre os mortos – tanto os salvos como os perdidos. Ele usa dois termos para indicar isso; ele fala da ressurreição “dentre </text:span><text:span text:style-name="T8">Os mortos”</text:span><text:span text:style-name="T5"> (</text:span><text:a xlink:type="simple" xlink:href="http://mysword.info/b?r=1Co_15:20" text:style-name="Internet_20_link" text:visited-style-name="Visited_20_Internet_20_Link"><text:span text:style-name="T5">v. 20 </text:span></text:a><text:span text:style-name="T5">– ATB) e “</text:span><text:span text:style-name="T8">a ressurreição dos mortos”</text:span><text:span text:style-name="T5"> (</text:span><text:a xlink:type="simple" xlink:href="http://mysword.info/b?r=1Co_15:21" text:style-name="Internet_20_link" text:visited-style-name="Visited_20_Internet_20_Link"><text:span text:style-name="T5">v. 21</text:span></text:a><text:span text:style-name="T5">).</text:span></text:p>
          <text:p text:style-name="Text_20_body"><text:span text:style-name="T5">A ressurreição “</text:span><text:span text:style-name="T8">dentre os mortos”</text:span><text:span text:style-name="T5"> também é chamada de “</text:span><text:span text:style-name="T8">primeira ressurreição”</text:span><text:span text:style-name="T5"> e envolve somente pessoas justas (</text:span><text:a xlink:type="simple" xlink:href="http://mysword.info/b?r=Rev_20:5" text:style-name="Internet_20_link" text:visited-style-name="Visited_20_Internet_20_Link"><text:span text:style-name="T5">Ap 20:5</text:span></text:a><text:span text:style-name="T5">). Há pelo menos dez relatos nas Escrituras de pessoas sendo ressuscitadas dentre os mortos, mas </text:span><text:span text:style-name="T7">Nenhuma</text:span><text:span text:style-name="T5"> delas pertenceu à primeira ressurreição (</text:span><text:a xlink:type="simple" xlink:href="http://mysword.info/b?r=1Ki_17:21-22" text:style-name="Internet_20_link" text:visited-style-name="Visited_20_Internet_20_Link"><text:span text:style-name="T5">1 Rs 17:21-22</text:span></text:a><text:span text:style-name="T5">; 2 Rs </text:span><text:a xlink:type="simple" xlink:href="http://mysword.info/b?r=2Ki_4:34-36" text:style-name="Internet_20_link" text:visited-style-name="Visited_20_Internet_20_Link"><text:span text:style-name="T5">4:34-36</text:span></text:a><text:span text:style-name="T5">, </text:span><text:a xlink:type="simple" xlink:href="http://mysword.info/b?r=2Ki_13:20-21" text:style-name="Internet_20_link" text:visited-style-name="Visited_20_Internet_20_Link"><text:span text:style-name="T5">13:20-21</text:span></text:a><text:span text:style-name="T5">; </text:span><text:a xlink:type="simple" xlink:href="http://mysword.info/b?r=Mat_9:24-25" text:style-name="Internet_20_link" text:visited-style-name="Visited_20_Internet_20_Link"><text:span text:style-name="T5">Mt 9:24-25</text:span></text:a><text:span text:style-name="T5">; </text:span><text:a xlink:type="simple" xlink:href="http://mysword.info/b?r=Mat_27:52-53" text:style-name="Internet_20_link" text:visited-style-name="Visited_20_Internet_20_Link"><text:span text:style-name="T5">27:52-53</text:span></text:a><text:span text:style-name="T5">; </text:span><text:a xlink:type="simple" xlink:href="http://mysword.info/b?r=Luk_7:11-15" text:style-name="Internet_20_link" text:visited-style-name="Visited_20_Internet_20_Link"><text:span text:style-name="T5">Lc 7:11-15</text:span></text:a><text:span text:style-name="T5">; </text:span><text:a xlink:type="simple" xlink:href="http://mysword.info/b?r=Joh_11:38-44" text:style-name="Internet_20_link" text:visited-style-name="Visited_20_Internet_20_Link"><text:span text:style-name="T5">Jo 11:38-44</text:span></text:a><text:span text:style-name="T5">; At </text:span><text:a xlink:type="simple" xlink:href="http://mysword.info/b?r=Act_9:36-41" text:style-name="Internet_20_link" text:visited-style-name="Visited_20_Internet_20_Link"><text:span text:style-name="T5">9:36-41</text:span></text:a><text:span text:style-name="T5">, </text:span><text:a xlink:type="simple" xlink:href="http://mysword.info/b?r=Act_14:19-20" text:style-name="Internet_20_link" text:visited-style-name="Visited_20_Internet_20_Link"><text:span text:style-name="T5">14:19-20</text:span></text:a><text:span text:style-name="T5">, </text:span><text:a xlink:type="simple" xlink:href="http://mysword.info/b?r=Act_20:9-12" text:style-name="Internet_20_link" text:visited-style-name="Visited_20_Internet_20_Link"><text:span text:style-name="T5">20:9-12</text:span></text:a><text:span text:style-name="T5">). Aqueles que se levantarem “</text:span><text:span text:style-name="T8">dentre os mortos”</text:span><text:span text:style-name="T5"> na “</text:span><text:span text:style-name="T8">primeira ressurreição”</text:span><text:span text:style-name="T5"> ressuscitarão em seus corpos glorificados (</text:span><text:a xlink:type="simple" xlink:href="http://mysword.info/b?r=Php_3:21" text:style-name="Internet_20_link" text:visited-style-name="Visited_20_Internet_20_Link"><text:span text:style-name="T5">Fp 3:21</text:span></text:a><text:span text:style-name="T5">). Cada um desses dez relatos mencionados, onde pessoas ressuscitaram dentre os mortos, tornaram a morrer e ainda aguardam a primeira ressurreição.</text:span></text:p>
          <text:p text:style-name="Text_20_body"><text:span text:style-name="T5">A “</text:span><text:span text:style-name="T8">primeira ressurreição”</text:span><text:span text:style-name="T5"> tem três fases. Cristo foi ressuscitado primeiro como “</text:span><text:span text:style-name="T8">as primícias”</text:span><text:span text:style-name="T5"> (</text:span><text:a xlink:type="simple" xlink:href="http://mysword.info/b?r=1Co_15:23" text:style-name="Internet_20_link" text:visited-style-name="Visited_20_Internet_20_Link"><text:span text:style-name="T5">v. 23</text:span></text:a><text:span text:style-name="T5">; </text:span><text:a xlink:type="simple" xlink:href="http://mysword.info/b?r=Act_26:23" text:style-name="Internet_20_link" text:visited-style-name="Visited_20_Internet_20_Link"><text:span text:style-name="T5">At 26:23</text:span></text:a><text:span text:style-name="T5">). A segunda fase ocorrerá em Sua vinda (o Arrebatamento) quando Ele ressuscitará os justos que morreram no longo intervalo de tempo – “</text:span><text:span text:style-name="T8">Os que são de Cristo, na Sua vinda”</text:span><text:span text:style-name="T5"> (</text:span><text:a xlink:type="simple" xlink:href="http://mysword.info/b?r=1Co_15:23" text:style-name="Internet_20_link" text:visited-style-name="Visited_20_Internet_20_Link"><text:span text:style-name="T5">v. 23</text:span></text:a><text:span text:style-name="T5">; </text:span><text:a xlink:type="simple" xlink:href="http://mysword.info/b?r=1Th_4:15-18" text:style-name="Internet_20_link" text:visited-style-name="Visited_20_Internet_20_Link"><text:span text:style-name="T5">1Ts 4:15-18</text:span></text:a><text:span text:style-name="T5">). A terceira fase envolverá aqueles que morrerão a morte de um mártir durante o período da Tribulação. Eles serão ressuscitados ao final da Grande Tribulação (</text:span><text:a xlink:type="simple" xlink:href="http://mysword.info/b?r=Rev_6:9-11" text:style-name="Internet_20_link" text:visited-style-name="Visited_20_Internet_20_Link"><text:span text:style-name="T5">Ap 6:9-11</text:span></text:a><text:span text:style-name="T5">; </text:span><text:a xlink:type="simple" xlink:href="http://mysword.info/b?r=Rev_14:13" text:style-name="Internet_20_link" text:visited-style-name="Visited_20_Internet_20_Link"><text:span text:style-name="T5">14:13</text:span></text:a><text:span text:style-name="T5">).</text:span></text:p>
          <text:p text:style-name="Text_20_body"><text:span text:style-name="T5">“</text:span><text:span text:style-name="T8">A ressurreição dos mortos”</text:span><text:span text:style-name="T5"> é um termo que fala da ressurreição de uma maneira geral, que inclui os perdidos. Ele diz: “</text:span><text:span text:style-name="T8">assim também todos serão vivificados em</text:span><text:span text:style-name="T5"> [por] </text:span><text:span text:style-name="T8">Cristo”</text:span><text:span text:style-name="T5"> (</text:span><text:a xlink:type="simple" xlink:href="http://mysword.info/b?r=1Co_15:22" text:style-name="Internet_20_link" text:visited-style-name="Visited_20_Internet_20_Link"><text:span text:style-name="T5">v. 22</text:span></text:a><text:span text:style-name="T5">). Os perdidos serão ressuscitados ao final dos tempos (depois do Milênio) e então serão julgados (Ap </text:span><text:a xlink:type="simple" xlink:href="http://mysword.info/b?r=Rev_20:11-15" text:style-name="Internet_20_link" text:visited-style-name="Visited_20_Internet_20_Link"><text:span text:style-name="T5">20:11-15</text:span></text:a><text:span text:style-name="T5">).</text:span></text:p>
          <text:p text:style-name="Text_20_body"><text:span text:style-name="T5">Quando o “</text:span><text:span text:style-name="T8">fim”</text:span><text:span text:style-name="T5"> do tempo é alcançado, que é depois que o Milênio tiver terminado, o Senhor entregará o reino a Deus em um estado de perfeição. Nem Adão, Moisés, Salomão, Israel nem a Igreja mantiveram o testemunho que lhes foi confiado. Todo vaso de testemunho ao longo do tempo foi quebrado. Haverá apenas Um Administrador fiel do que foi colocado em Sua mão – Cristo. Tendo de Deus recebido o reino (</text:span><text:a xlink:type="simple" xlink:href="http://mysword.info/b?r=Luk_19:12" text:style-name="Internet_20_link" text:visited-style-name="Visited_20_Internet_20_Link"><text:span text:style-name="T5">Lc 19:12</text:span></text:a><text:span text:style-name="T5">), manterá perfeitamente a glória de Deus nele por 1.000 anos (</text:span><text:a xlink:type="simple" xlink:href="http://mysword.info/b?r=Isa_32:1" text:style-name="Internet_20_link" text:visited-style-name="Visited_20_Internet_20_Link"><text:span text:style-name="T5">Is 32:1</text:span></text:a><text:span text:style-name="T5">). Então, depois que o tempo tiver terminado, Ele o entregará de volta a Deus, não apenas na condição em que foi recebido, mas com uma glória aprimorada! Quando Ele o receber, nem todos os inimigos serão abatidos. Ele vai colocá-los todos sob Seus pés e reinar por 1.000 anos. “</text:span><text:span text:style-name="T8">Todo o império, e toda a potestade e força”</text:span><text:span text:style-name="T5"> no céu e na Terra serão tratados em justiça por Cristo. A “</text:span><text:span text:style-name="T8">Morte”</text:span><text:span text:style-name="T5"> em si será o último inimigo a ser removido (</text:span><text:a xlink:type="simple" xlink:href="http://mysword.info/b?r=1Co_15:26" text:style-name="Internet_20_link" text:visited-style-name="Visited_20_Internet_20_Link"><text:span text:style-name="T5">v. 26</text:span></text:a><text:span text:style-name="T5">). O Senhor não devolverá o reino até que o tenha levado a um estado de perfeição. Este será o fruto da reconciliação no seu sentido mais pleno (Cl </text:span><text:a xlink:type="simple" xlink:href="http://mysword.info/b?r=col_1:20" text:style-name="Internet_20_link" text:visited-style-name="Visited_20_Internet_20_Link"><text:span text:style-name="T5">1:20</text:span></text:a><text:span text:style-name="T5">). No final, tudo na criação estará livre dos efeitos do pecado. Poderíamos imaginar que Ele entregaria a Deus um estado desordenado de coisas?</text:span></text:p>
          <text:p text:style-name="Text_20_body"><text:span text:style-name="T5">O reino será entregue ao Pai para que o Filho seja livre para dedicar-Se plenamente à Sua noiva (</text:span><text:a xlink:type="simple" xlink:href="http://mysword.info/b?r=Rev_21:2" text:style-name="Internet_20_link" text:visited-style-name="Visited_20_Internet_20_Link"><text:span text:style-name="T5">Ap 21:2</text:span></text:a><text:span text:style-name="T5">). Ser um Homem para sempre significará que Ele “</text:span><text:span text:style-name="T8">Se sujeitará àqu’Ele”</text:span><text:span text:style-name="T5"> (Deus) </text:span><text:span text:style-name="T8">para sempre</text:span><text:span text:style-name="T5"> (</text:span><text:a xlink:type="simple" xlink:href="http://mysword.info/b?r=1Co_15:28" text:style-name="Internet_20_link" text:visited-style-name="Visited_20_Internet_20_Link"><text:span text:style-name="T5">v. 28</text:span></text:a><text:span text:style-name="T5">).</text:span></text:p>
          <text:p text:style-name="Heading_20_1"><text:soft-page-break/><text:span text:style-name="T5">3) Ressurreição Atestada nas Convicções de Cristãos Piedosos <text:line-break/>(</text:span><text:a xlink:type="simple" xlink:href="http://mysword.info/b?r=1Co_15:29-34" text:style-name="Internet_20_link" text:visited-style-name="Visited_20_Internet_20_Link"><text:span text:style-name="T5">1 Co. 15:29-34</text:span></text:a><text:span text:style-name="T5">)</text:span></text:p>
          <text:p text:style-name="Text_20_body"><text:a xlink:type="simple" xlink:href="http://mysword.info/b?r=1Co_15:29-34" text:style-name="Internet_20_link" text:visited-style-name="Visited_20_Internet_20_Link"><text:span text:style-name="T5">Vs. 29-34</text:span></text:a><text:span text:style-name="T5"> – O apóstolo retoma seu argumento para o fato da ressurreição, fazendo algumas perguntas. Elas giram em torno das convicções de Cristãos piedosos e sinceros.</text:span></text:p>
          <text:p text:style-name="Text_20_body"><text:span text:style-name="T5">Ao falar sobre ser “</text:span><text:span text:style-name="T8">batizado</text:span><text:span text:style-name="T5"> </text:span><text:span text:style-name="T8">pelos </text:span><text:span text:style-name="T5">[no lugar de] </text:span><text:span text:style-name="T8">mortos”</text:span><text:span text:style-name="T5">, Paulo não estava ensinando que se uma pessoa morresse em seus pecados, ela poderia ser ajudada por alguém sendo batizado em seu nome. Se a Escritura ensina que uma pessoa não pode salvar-se ao ser batizada (</text:span><text:a xlink:type="simple" xlink:href="http://mysword.info/b?r=1Pe_3:21" text:style-name="Internet_20_link" text:visited-style-name="Visited_20_Internet_20_Link"><text:span text:style-name="T5">1 Pe 3:21</text:span></text:a><text:span text:style-name="T5">), então certamente não pode salvar outra pessoa por meio desse ato. Os “</text:span><text:span text:style-name="T8">mortos”</text:span><text:span text:style-name="T5"> mencionados aqui não são pessoas perdidas, mas Cristãos que terminaram sua vida de serviço no testemunho pelo Senhor e foram estar com Ele. Aqueles que estavam sendo “</text:span><text:span text:style-name="T8">batizados</text:span><text:span text:style-name="T5"> </text:span><text:span text:style-name="T8">pelos </text:span><text:span text:style-name="T5">[no lugar dos] </text:span><text:span text:style-name="T8">mortos”</text:span><text:span text:style-name="T5"> eram novos crentes que estavam sendo salvos e entrando nas fileiras do testemunho Cristão “</text:span><text:span text:style-name="T8">em lugar de”</text:span><text:span text:style-name="T5"> aqueles que haviam morrido. O batismo é a maneira formal pela qual alguém ocupa seu lugar nas fileiras Cristãs.</text:span></text:p>
          <text:p text:style-name="Text_20_body"><text:span text:style-name="T5">Naqueles dias, havia uma probabilidade muito alta de que, se alguém recebesse a Cristo como seu Salvador, e então fosse batizado, pudesse morrer como um mártir. Paulo menciona esse risco em sua vida, dizendo: “</text:span><text:span text:style-name="T8">cada dia morro”</text:span><text:span text:style-name="T5">. Ele estava se referindo ao seu encontro com homens bárbaros em Éfeso, a quem ele chama de “</text:span><text:span text:style-name="T8">bestas” </text:span><text:span text:style-name="T5">(</text:span><text:a xlink:type="simple" xlink:href="http://mysword.info/b?r=Act_19:23-41" text:style-name="Internet_20_link" text:visited-style-name="Visited_20_Internet_20_Link"><text:span text:style-name="T5">At 19:23-41</text:span></text:a><text:span text:style-name="T5">; </text:span><text:a xlink:type="simple" xlink:href="http://mysword.info/b?r=1Co_16:8-9" text:style-name="Internet_20_link" text:visited-style-name="Visited_20_Internet_20_Link"><text:span text:style-name="T5">1 Co 16:8-9</text:span></text:a><text:span text:style-name="T5">). Ele estava falando de sua exposição à morte física diariamente, e não alguma aplicação experimental da morte em sua alma, como alguns pensavam. Não há exortação para o Cristão morrer. Ele está morto posicionalmente (</text:span><text:a xlink:type="simple" xlink:href="http://mysword.info/b?r=Rom_6:2" text:style-name="Internet_20_link" text:visited-style-name="Visited_20_Internet_20_Link"><text:span text:style-name="T5">Rm 6:2</text:span></text:a><text:span text:style-name="T5">).</text:span></text:p>
          <text:p text:style-name="P5">O ponto que Paulo estava frisando era que havia uma possibilidade muito real de ser morto ao entrar no terreno do testemunho Cristão. Sua pergunta era: por que alguém iria querer entrar naquele terreno e provavelmente morrer se não houvesse esperança após a morte? Por que alguém iria querer colocar sua vida “<text:span text:style-name="T4">toda a hora em perigo”</text:span> se não houvesse nada além dessa vida para o que se viver? Por que então os crentes estariam dispostos a suportar a perseguição e fazer sacrifícios?</text:p>
          <text:p text:style-name="Text_20_body"><text:span text:style-name="T5">O ponto do apóstolo é que as convicções dos Cristãos ao estarem dispostos a defender Cristo sustentam um testemunho convincente do fato de que existe tal coisa como ressurreição. Essas pessoas estavam tão profundamente convencidas disso que estavam dispostas a colocar suas vidas em risco. Negar a ressurreição apenas destrói os incentivos para se viver e servir ao Senhor. Se não houvesse nada além da morte, a pessoa poderia simplesmente dizer: “</text:span><text:span text:style-name="T8">Comamos e bebamos, que amanhã morreremos”</text:span><text:span text:style-name="T5"> (</text:span><text:a xlink:type="simple" xlink:href="http://mysword.info/b?r=1Co_15:32" text:style-name="Internet_20_link" text:visited-style-name="Visited_20_Internet_20_Link"><text:span text:style-name="T5">v. 32</text:span></text:a><text:span text:style-name="T5">). O motivo que compele à correta vida e serviço Cristão é que há tudo para o que se viver depois da morte. Por que se preocupar em viver uma vida santa? Por que se preocupar em servir ao Senhor, se não fosse assim?</text:span></text:p>
          <text:p text:style-name="Text_20_body"><text:span text:style-name="T5">Paulo relaciona a falta de entendimento deles sobre este ponto fundamental da fé Cristã com as más associações. Ele diz: “</text:span><text:span text:style-name="T8">as más conversações corrompem os bons costumes”</text:span><text:span text:style-name="T5"> (</text:span><text:a xlink:type="simple" xlink:href="http://mysword.info/b?r=1Co_15:33" text:style-name="Internet_20_link" text:visited-style-name="Visited_20_Internet_20_Link"><text:span text:style-name="T5">v. 33</text:span></text:a><text:span text:style-name="T5">). Os coríntios tiveram contato com maus mestres, e isso os afetou de maneira negativa. O apóstolo adverte que as consequências de se absorver tal doutrina errônea sobre a ressurreição também leva à má moral. (Algumas versões traduzem “</text:span><text:span text:style-name="T8">costumes”</text:span><text:span text:style-name="T5"> como “</text:span><text:span text:style-name="T8">moral”</text:span><text:span text:style-name="T5">) É um fato; má doutrina leva à má prática. Isso corrompe a boa moral. Ele os exorta, portanto, a “</text:span><text:span text:style-name="T8">vigiar”</text:span><text:span text:style-name="T5"> para a justiça prática “</text:span><text:span text:style-name="T8">e não pecar”</text:span><text:span text:style-name="T5">. Tais más conversações eram um pecado, e os estavam corrompendo. Eles precisavam se separar de tais mestres que os estavam corrompendo. Ele trata longamente disso em sua segunda epístola.</text:span></text:p>
          <text:p text:style-name="Heading_20_1"><text:soft-page-break/><text:span text:style-name="T5">4) Ressurreição Atestada na Criação <text:line-break/>(</text:span><text:a xlink:type="simple" xlink:href="http://mysword.info/b?r=1Co_15:35-41" text:style-name="Internet_20_link" text:visited-style-name="Visited_20_Internet_20_Link"><text:span text:style-name="T5">1 Co 15:35-41</text:span></text:a><text:span text:style-name="T5">)</text:span></text:p>
          <text:p text:style-name="Text_20_body"><text:a xlink:type="simple" xlink:href="http://mysword.info/b?r=1Co_15:35-41" text:style-name="Internet_20_link" text:visited-style-name="Visited_20_Internet_20_Link"><text:span text:style-name="T5">Vs. 35-41</text:span></text:a><text:span text:style-name="T5"> – O apóstolo se volta para dar outra evidência da ressurreição – a própria criação. Ele trata com as objeções racionalistas daqueles que negaram a ressurreição, apontando para a natureza (</text:span><text:a xlink:type="simple" xlink:href="http://mysword.info/b?r=1Co_15:35" text:style-name="Internet_20_link" text:visited-style-name="Visited_20_Internet_20_Link"><text:span text:style-name="T5">v. 35</text:span></text:a><text:span text:style-name="T5">). Os racionalistas tentam explorar o fato de que os crentes não podem realmente explicar a ressurreição. Mas ele diz que é uma posição tola de se tomar (“</text:span><text:span text:style-name="T8">insensato”</text:span><text:span text:style-name="T5">) porque nem eles podem explicar muitas coisas na criação de Deus.</text:span></text:p>
          <text:p text:style-name="P5">Paulo fala de <text:span text:style-name="T3">três</text:span> semelhanças na criação que mostram que Deus é capaz de fazer corpos de ressurreição.</text:p>
          <text:p text:style-name="P5"> </text:p>
          <text:p text:style-name="Text_20_body"><text:span text:style-name="T5">1) “</text:span><text:span text:style-name="T8">Grão”</text:span><text:span text:style-name="T5"> – o método criador de Deus de germinar sementes reflete a ressurreição (</text:span><text:a xlink:type="simple" xlink:href="http://mysword.info/b?r=1Co_15:36-37" text:style-name="Internet_20_link" text:visited-style-name="Visited_20_Internet_20_Link"><text:span text:style-name="T5">vs. 36-37</text:span></text:a><text:span text:style-name="T5">). A semente que é plantada no solo morre, mas dela brota a vida de uma nova planta (Jo </text:span><text:a xlink:type="simple" xlink:href="http://mysword.info/b?r=Joh_12:24" text:style-name="Internet_20_link" text:visited-style-name="Visited_20_Internet_20_Link"><text:span text:style-name="T5">12:24</text:span></text:a><text:span text:style-name="T5">). Deus faz um novo corpo com isso (</text:span><text:a xlink:type="simple" xlink:href="http://mysword.info/b?r=1Co_15:38" text:style-name="Internet_20_link" text:visited-style-name="Visited_20_Internet_20_Link"><text:span text:style-name="T5">v. 38</text:span></text:a><text:span text:style-name="T5">).</text:span></text:p>
          <text:p text:style-name="P5"> </text:p>
          <text:p text:style-name="Text_20_body"><text:span text:style-name="T5">2) “</text:span><text:span text:style-name="T8">Carne”</text:span><text:span text:style-name="T5"> – o método criador de Deus nas menores criações reflete seu poder de transformar corpos em novas formas. Muitas criaturas começam em uma forma particular, mas com o tempo, Deus lhes dá um corpo diferente. Tome a borboleta, por exemplo; a lagarta entra em seu casulo e permanece em um estado dormente por um tempo e então surge de uma forma completamente diferente (</text:span><text:a xlink:type="simple" xlink:href="http://mysword.info/b?r=1Co_15:39" text:style-name="Internet_20_link" text:visited-style-name="Visited_20_Internet_20_Link"><text:span text:style-name="T5">v. 39</text:span></text:a><text:span text:style-name="T5">).</text:span></text:p>
          <text:p text:style-name="P5"> </text:p>
          <text:p text:style-name="Text_20_body"><text:span text:style-name="T5">3) “</text:span><text:span text:style-name="T8">Corpos celestes”</text:span><text:span text:style-name="T5"> e “</text:span><text:span text:style-name="T8">terrestres”</text:span><text:span text:style-name="T5"> – vemos a obra de Deus na criação inanimada. Os corpos “</text:span><text:span text:style-name="T8">terrestres”</text:span><text:span text:style-name="T5"> são as montanhas e colinas, etc., que permeiam a paisagem. Muitos destes já foram de uma forma diferente, mas por meio de atividade vulcânica sua forma foi alterada inteiramente. Os corpos “</text:span><text:span text:style-name="T8">celestes”</text:span><text:span text:style-name="T5"> são o “</text:span><text:span text:style-name="T8">Sol”</text:span><text:span text:style-name="T5"> e a “</text:span><text:span text:style-name="T8">Lua”</text:span><text:span text:style-name="T5"> e as “</text:span><text:span text:style-name="T8">estrelas”</text:span><text:span text:style-name="T5">. Eles também tiveram formas diferentes, mas por meio do que os astrônomos chamam de “nascimento estelar”, eles se desenvolvem em novas e diferentes formas (</text:span><text:a xlink:type="simple" xlink:href="http://mysword.info/b?r=1Co_15:40-41" text:style-name="Internet_20_link" text:visited-style-name="Visited_20_Internet_20_Link"><text:span text:style-name="T5">vs. 40-41</text:span></text:a><text:span text:style-name="T5">). “</text:span><text:span text:style-name="T8">Corpos celestes”</text:span><text:span text:style-name="T5"> não são anjos, como alguns pensaram. Anjos não têm corpos; eles são “</text:span><text:span text:style-name="T8">espíritos”</text:span><text:span text:style-name="T5"> (</text:span><text:a xlink:type="simple" xlink:href="http://mysword.info/b?r=Heb_1:7" text:style-name="Internet_20_link" text:visited-style-name="Visited_20_Internet_20_Link"><text:span text:style-name="T5">Hb 1:7</text:span></text:a><text:span text:style-name="T5">).</text:span></text:p>
          <text:p text:style-name="Heading_20_1"><text:span text:style-name="T8">A </text:span><text:span text:style-name="T5">MANEIRA </text:span><text:span text:style-name="T8">da Ressurreição <text:line-break/>(</text:span><text:a xlink:type="simple" xlink:href="http://mysword.info/b?r=1Co_15:42-50" text:style-name="Internet_20_link" text:visited-style-name="Visited_20_Internet_20_Link"><text:span text:style-name="T8">1 Co 15:42-50</text:span></text:a><text:span text:style-name="T8">)</text:span></text:p>
          <text:p text:style-name="Text_20_body"><text:a xlink:type="simple" xlink:href="http://mysword.info/b?r=1Co_15:42-50" text:style-name="Internet_20_link" text:visited-style-name="Visited_20_Internet_20_Link"><text:span text:style-name="T5">Vs. 42-50</text:span></text:a><text:span text:style-name="T5"> – Paulo fala então da realidade da ressurreição do corpo humano, dizendo: “</text:span><text:span text:style-name="T8">Assim também a ressurreição dos mortos”</text:span><text:span text:style-name="T5"> (</text:span><text:a xlink:type="simple" xlink:href="http://mysword.info/b?r=1Co_15:42" text:style-name="Internet_20_link" text:visited-style-name="Visited_20_Internet_20_Link"><text:span text:style-name="T5">v. 42</text:span></text:a><text:span text:style-name="T5">). Se Deus pode fazer isso de várias maneiras na criação, Ele também pode fazê-lo com o corpo humano.</text:span></text:p>
          <text:p text:style-name="Text_20_body"><text:span text:style-name="T5">Ele prossegue a nos dizer da </text:span><text:span text:style-name="T7">maneira</text:span><text:span text:style-name="T5"> como isso acontecerá. Paulo mostra que, na ressurreição, os santos não recebem um “novo” corpo, como dizem alguns, mas uma “</text:span><text:span text:style-name="T8">transformação”</text:span><text:span text:style-name="T5"> milagrosa ocorre no mesmo corpo em que eles viviam (</text:span><text:a xlink:type="simple" xlink:href="http://mysword.info/b?r=Php_3:21" text:style-name="Internet_20_link" text:visited-style-name="Visited_20_Internet_20_Link"><text:span text:style-name="T5">Fp 3:21</text:span></text:a><text:span text:style-name="T5">). Para enfatizar isso, ele diz: “</text:span><text:span text:style-name="T8">Ele</text:span><text:span text:style-name="T5"> – exatamente o mesmo corpo que morreu – </text:span><text:span text:style-name="T8">é ressuscitado…” </text:span><text:span text:style-name="T5">(JND) (mencionado </text:span><text:span text:style-name="T7">quatro</text:span><text:span text:style-name="T5"> vezes nos </text:span><text:a xlink:type="simple" xlink:href="http://mysword.info/b?r=1Co_15:42-44" text:style-name="Internet_20_link" text:visited-style-name="Visited_20_Internet_20_Link"><text:span text:style-name="T5">vs. 42-44</text:span></text:a><text:span text:style-name="T5">). Isso é importante, porque dizer que os santos recebem novos corpos realmente nega a ressurreição dos corpos em que eles viveram. Se eles adquirem novos corpos, então, seus corpos antigos, afinal, não ressuscitam dos mortos! Para guardar-se contra isso, as Escrituras são </text:span><text:soft-page-break/><text:span text:style-name="T5">cuidadosas em </text:span><text:span text:style-name="T7">nunca </text:span><text:span text:style-name="T5">dizer que os corpos da ressurreição dos santos são “novos” nesse sentido. Quando se fala em ressurreição, sempre diz: “</text:span><text:span text:style-name="T8">transformado”</text:span><text:span text:style-name="T5"> (</text:span><text:a xlink:type="simple" xlink:href="http://mysword.info/b?r=1Co_15:51-52" text:style-name="Internet_20_link" text:visited-style-name="Visited_20_Internet_20_Link"><text:span text:style-name="T5">1 Co 15:51-52</text:span></text:a><text:span text:style-name="T5">; </text:span><text:a xlink:type="simple" xlink:href="http://mysword.info/b?r=Php_3:21" text:style-name="Internet_20_link" text:visited-style-name="Visited_20_Internet_20_Link"><text:span text:style-name="T5">Fp 3:21</text:span></text:a><text:span text:style-name="T5">; </text:span><text:a xlink:type="simple" xlink:href="http://mysword.info/b?r=Job_14:14" text:style-name="Internet_20_link" text:visited-style-name="Visited_20_Internet_20_Link"><text:span text:style-name="T5">Jó 14:14</text:span></text:a><text:span text:style-name="T5">). Isso define o que acontece no momento da ressurreição com mais precisão. Esse velho corpo será ressuscitado, transformado e glorificado, tudo “</text:span><text:span text:style-name="T8">Num momento, num abrir e fechar </text:span><text:span text:style-name="T5">[</text:span><text:span text:style-name="T8">piscar</text:span><text:span text:style-name="T5"> – JND] </text:span><text:span text:style-name="T8">de olhos, ante a última trombeta”</text:span><text:span text:style-name="T5"> (</text:span><text:a xlink:type="simple" xlink:href="http://mysword.info/b?r=1Co_15:52" text:style-name="Internet_20_link" text:visited-style-name="Visited_20_Internet_20_Link"><text:span text:style-name="T5">1 Co 15:52</text:span></text:a><text:span text:style-name="T5">).</text:span></text:p>
          <text:p text:style-name="P5">Ele dá <text:span text:style-name="T3">quatro</text:span> descrições de morte e sepultamento e, em seguida, quatro descrições correspondentes da ressurreição e do estado glorificado do corpo humano.</text:p>
          <text:p text:style-name="Text_20_body"><text:span text:style-name="T5">1) “</text:span><text:span text:style-name="T8">Corrupção”</text:span><text:span text:style-name="T5"> – “</text:span><text:span text:style-name="T8">incorrupção”</text:span><text:span text:style-name="T5"> (</text:span><text:a xlink:type="simple" xlink:href="http://mysword.info/b?r=1Co_15:42" text:style-name="Internet_20_link" text:visited-style-name="Visited_20_Internet_20_Link"><text:span text:style-name="T5">v. 42</text:span></text:a><text:span text:style-name="T5">). Isso tem a ver com a </text:span><text:span text:style-name="T7">condição</text:span><text:span text:style-name="T5">.</text:span></text:p>
          <text:p text:style-name="Text_20_body"><text:span text:style-name="T5">2) “</text:span><text:span text:style-name="T8">Desonra”</text:span><text:span text:style-name="T5"> (JND) – “</text:span><text:span text:style-name="T8">Glória”</text:span><text:span text:style-name="T5"> (</text:span><text:a xlink:type="simple" xlink:href="http://mysword.info/b?r=1Co_15:43" text:style-name="Internet_20_link" text:visited-style-name="Visited_20_Internet_20_Link"><text:span text:style-name="T5">v. 43</text:span></text:a><text:span text:style-name="T5">). Isso tem a ver com a </text:span><text:span text:style-name="T7">Aparência</text:span><text:span text:style-name="T5">.</text:span></text:p>
          <text:p text:style-name="Text_20_body"><text:span text:style-name="T5">3) “</text:span><text:span text:style-name="T8">Fraqueza”</text:span><text:span text:style-name="T5"> – “</text:span><text:span text:style-name="T8">vigor”</text:span><text:span text:style-name="T5"> (</text:span><text:a xlink:type="simple" xlink:href="http://mysword.info/b?r=1Co_15:43" text:style-name="Internet_20_link" text:visited-style-name="Visited_20_Internet_20_Link"><text:span text:style-name="T5">v. 43</text:span></text:a><text:span text:style-name="T5">). Isso tem a ver com </text:span><text:span text:style-name="T7">capacidade.</text:span></text:p>
          <text:p text:style-name="Text_20_body"><text:span text:style-name="T5">4) “</text:span><text:span text:style-name="T8">Natural”</text:span><text:span text:style-name="T5"> (JND) – “</text:span><text:span text:style-name="T8">espiritual”</text:span><text:span text:style-name="T5"> (</text:span><text:a xlink:type="simple" xlink:href="http://mysword.info/b?r=1Co_15:44" text:style-name="Internet_20_link" text:visited-style-name="Visited_20_Internet_20_Link"><text:span text:style-name="T5">v. 44</text:span></text:a><text:span text:style-name="T5">). Isso tem a ver com o </text:span><text:span text:style-name="T7">caráter.</text:span></text:p>
          <text:p text:style-name="Text_20_body"><text:span text:style-name="T5">Não devemos confundir o que é natural com o que é pecaminoso. Do “</text:span><text:span text:style-name="T8">primeiro</text:span><text:span text:style-name="T5"> </text:span><text:span text:style-name="T8">homem”</text:span><text:span text:style-name="T5"> (</text:span><text:a xlink:type="simple" xlink:href="http://mysword.info/b?r=1Co_15:45" text:style-name="Internet_20_link" text:visited-style-name="Visited_20_Internet_20_Link"><text:span text:style-name="T5">v. 45</text:span></text:a><text:span text:style-name="T5">) nunca é dito ser pecador, enquanto o “</text:span><text:span text:style-name="T8">velho</text:span><text:span text:style-name="T5"> </text:span><text:span text:style-name="T8">homem” </text:span><text:span text:style-name="T5">é nada senão pecado (</text:span><text:a xlink:type="simple" xlink:href="http://mysword.info/b?r=Rom_6:6" text:style-name="Internet_20_link" text:visited-style-name="Visited_20_Internet_20_Link"><text:span text:style-name="T5">Rm 6:6</text:span></text:a><text:span text:style-name="T5">; </text:span><text:a xlink:type="simple" xlink:href="http://mysword.info/b?r=Eph_4:22" text:style-name="Internet_20_link" text:visited-style-name="Visited_20_Internet_20_Link"><text:span text:style-name="T5">Ef 4:22</text:span></text:a><text:span text:style-name="T5">). Quando Cristo veio a este mundo, Ele Se tornou o “</text:span><text:span text:style-name="T8">segundo</text:span><text:span text:style-name="T5"> </text:span><text:span text:style-name="T8">Homem”, </text:span><text:span text:style-name="T5">mas não foi até que Ele ressuscitasse dentre os mortos que Se tornou o “</text:span><text:span text:style-name="T8">último</text:span><text:span text:style-name="T5"> </text:span><text:span text:style-name="T8">Adão”. </text:span><text:span text:style-name="T5">Como o “</text:span><text:span text:style-name="T8">segundo</text:span><text:span text:style-name="T5"> </text:span><text:span text:style-name="T8">Homem” </text:span><text:span text:style-name="T5">Ele exibiu uma nova ordem de humanidade em perfeição moral na Sua vida aqui. Na ressurreição, como o “</text:span><text:span text:style-name="T8">último</text:span><text:span text:style-name="T5"> </text:span><text:span text:style-name="T8">Adão”</text:span><text:span text:style-name="T5">, nada O sobrepujará e à Sua nova raça da criação sob Ele. Não haverá outra cabeça nem outra raça de homens depois. Esta nova raça de criação dos homens é a última raça de homens que Deus fará. É uma raça perfeita que não pode ser tocada com pecado, nem pode ser melhorada, e assim, não haverá necessidade de qualquer outra raça para substituí-la.</text:span></text:p>
          <text:p text:style-name="P5">Alguns contrastes nos são dados para ajudar a entender a vasta diferença entre as duas raças de homens sob Adão e sob Cristo.</text:p>
          <text:p text:style-name="P9">Adão foi “<text:span text:style-name="T4">feito”</text:span>. </text:p>
          <text:p text:style-name="P8"><text:bookmark text:name="(12)"/><text:span text:style-name="T5">Cristo não foi feito [a palavra está em itálico e não deve estar no texto – KJV</text:span><text:a xlink:type="simple" xlink:href="#12" text:style-name="Internet_20_link" text:visited-style-name="Visited_20_Internet_20_Link"><text:span text:style-name="T5">(12)</text:span></text:a><text:span text:style-name="T5"> </text:span></text:p>
          <text:p text:style-name="P9">Adão era uma alma (natural). </text:p>
          <text:p text:style-name="P9">Cristo é “<text:span text:style-name="T4">um espírito vivificante”</text:span> (espiritual). </text:p>
          <text:p text:style-name="P9">Adão era uma criatura. </text:p>
          <text:p text:style-name="P5">Cristo é o Criador. </text:p>
          <text:p text:style-name="Text_20_body"><text:span text:style-name="T5">Como “</text:span><text:span text:style-name="T8">um espírito vivificante”</text:span><text:span text:style-name="T5">, o Senhor como o último Adão soprou sobre os discípulos e, assim, simbolicamente os ligou a Ele sob Sua liderança nesta raça da nova criação de homens (</text:span><text:a xlink:type="simple" xlink:href="http://mysword.info/b?r=Joh_20:22" text:style-name="Internet_20_link" text:visited-style-name="Visited_20_Internet_20_Link"><text:span text:style-name="T5">Jo 20:22</text:span></text:a><text:span text:style-name="T5">). Agora, para todos os que creem no Senhor Jesus Cristo, são feitos parte dessa raça e são novas criaturas em Cristo em virtude do novo nascimento e da habitação do Espírito Santo (</text:span><text:a xlink:type="simple" xlink:href="http://mysword.info/b?r=2Co_5:17" text:style-name="Internet_20_link" text:visited-style-name="Visited_20_Internet_20_Link"><text:span text:style-name="T5">2 Co 5:17</text:span></text:a><text:span text:style-name="T5">). Haverá plena conformidade de todos os membros desta raça com a Cabeça – Cristo – embora ainda não seja vista. Eles têm agora a nova vida que pertence a essa nova ordem de criação, mas em breve “</text:span><text:span text:style-name="T8">traremos também a imagem do celestial”</text:span><text:span text:style-name="T5"> (</text:span><text:a xlink:type="simple" xlink:href="http://mysword.info/b?r=1Co_15:49" text:style-name="Internet_20_link" text:visited-style-name="Visited_20_Internet_20_Link"><text:span text:style-name="T5">v. 49</text:span></text:a><text:span text:style-name="T5">) no sentido de que todos serão fisicamente glorificados como Cristo em Sua vinda (</text:span><text:a xlink:type="simple" xlink:href="http://mysword.info/b?r=1Jo_3:2" text:style-name="Internet_20_link" text:visited-style-name="Visited_20_Internet_20_Link"><text:span text:style-name="T5">1 Jo 3:2</text:span></text:a><text:span text:style-name="T5">). A nova ordem da humanidade trazida por Cristo em ressurreição é: </text:span><text:a xlink:type="simple" xlink:href="http://mysword.info/b?r=1Co_15:47" text:style-name="Internet_20_link" text:visited-style-name="Visited_20_Internet_20_Link"><text:span text:style-name="T5">V. 47</text:span></text:a><text:span text:style-name="T5"> – celestial na </text:span><text:span text:style-name="T7">origem</text:span><text:span text:style-name="T5">.</text:span></text:p>
          <text:p text:style-name="Text_20_body"><text:a xlink:type="simple" xlink:href="http://mysword.info/b?r=1Co_15:48" text:style-name="Internet_20_link" text:visited-style-name="Visited_20_Internet_20_Link"><text:span text:style-name="T5">V. 48</text:span></text:a><text:span text:style-name="T5"> – celestial em </text:span><text:span text:style-name="T7">caráter</text:span><text:span text:style-name="T5">.</text:span></text:p>
          <text:p text:style-name="Text_20_body"><text:a xlink:type="simple" xlink:href="http://mysword.info/b?r=1Co_15:49" text:style-name="Internet_20_link" text:visited-style-name="Visited_20_Internet_20_Link"><text:span text:style-name="T5">V. 49</text:span></text:a><text:span text:style-name="T5"> – celestial no </text:span><text:span text:style-name="T7">destino</text:span><text:span text:style-name="T5">.</text:span></text:p>
          <text:p text:style-name="P1"><text:soft-page-break/><text:span text:style-name="T5">Quando glorificados, os santos não terão suas doenças e velhice, </text:span><text:span text:style-name="T7">Etc.</text:span><text:span text:style-name="T5"> Eles estarão no “</text:span><text:span text:style-name="T8">orvalho”</text:span><text:span text:style-name="T5"> de sua “</text:span><text:span text:style-name="T8">mocidade”</text:span><text:span text:style-name="T5"> como Cristo, que estará no “</text:span><text:span text:style-name="T8">orvalho”</text:span><text:span text:style-name="T5"> de Sua “</text:span><text:span text:style-name="T8">mocidade”</text:span><text:span text:style-name="T5"> (Compare com o </text:span><text:a xlink:type="simple" xlink:href="http://mysword.info/b?r=Psa_110:3" text:style-name="Internet_20_link" text:visited-style-name="Visited_20_Internet_20_Link"><text:span text:style-name="T5">Salmo 110:3</text:span></text:a><text:span text:style-name="T5"> com Filipenses </text:span><text:a xlink:type="simple" xlink:href="http://mysword.info/b?r=Php_3:21" text:style-name="Internet_20_link" text:visited-style-name="Visited_20_Internet_20_Link"><text:span text:style-name="T5">3:21</text:span></text:a><text:span text:style-name="T5">). Suas naturezas pecaminosas caídas serão erradicadas para sempre, e não pecarão mais (</text:span><text:a xlink:type="simple" xlink:href="http://mysword.info/b?r=Heb_11:40" text:style-name="Internet_20_link" text:visited-style-name="Visited_20_Internet_20_Link"><text:span text:style-name="T5">Hb 11:40</text:span></text:a><text:span text:style-name="T5">, </text:span><text:a xlink:type="simple" xlink:href="http://mysword.info/b?r=Heb_12:23" text:style-name="Internet_20_link" text:visited-style-name="Visited_20_Internet_20_Link"><text:span text:style-name="T5">12:23 </text:span></text:a><text:span text:style-name="T5">– “</text:span><text:span text:style-name="T8">Aperfeiçoados </text:span><text:span text:style-name="T5">[</text:span><text:span text:style-name="T8">feitos perfeitos</text:span><text:span text:style-name="T5"> – JND]”).</text:span></text:p>
          <text:p text:style-name="P5">Os frágeis corpos de humilhação que temos agora “<text:span text:style-name="T4">não podem herdar o reino de Deus”</text:span> em sua condição atual; eles exigirão uma mudança. Isso leva o apóstolo a nos dizer <text:span text:style-name="T3">como</text:span> e <text:span text:style-name="T3">quando</text:span> obteremos esses corpos espirituais e incorruptíveis.</text:p>
          <text:p text:style-name="Heading_20_1"><text:span text:style-name="T8">O </text:span><text:span text:style-name="T5">MOMENTO </text:span><text:span text:style-name="T8">da Ressurreição <text:line-break/>(</text:span><text:a xlink:type="simple" xlink:href="http://mysword.info/b?r=1Co_15:51-58" text:style-name="Internet_20_link" text:visited-style-name="Visited_20_Internet_20_Link"><text:span text:style-name="T8">1 Co 15:51-58</text:span></text:a><text:span text:style-name="T8">)</text:span></text:p>
          <text:p text:style-name="Text_20_body"><text:a xlink:type="simple" xlink:href="http://mysword.info/b?r=1Co_15:51-58" text:style-name="Internet_20_link" text:visited-style-name="Visited_20_Internet_20_Link"><text:span text:style-name="T5">Vs. 51-58</text:span></text:a><text:span text:style-name="T5"> – Ele prossegue para nos dizer sobre o “</text:span><text:span text:style-name="T8">mistério”</text:span><text:span text:style-name="T5"> da ressurreição e glorificação dos santos. Ele diz: “</text:span><text:span text:style-name="T8">Nem todos dormiremos”</text:span><text:span text:style-name="T5">, o que significa que nem todos os santos morrerão e, portanto, não precisarão de ressurreição. Mas nos assegura que “todos </text:span><text:span text:style-name="T8">seremos transformados”</text:span><text:span text:style-name="T5"> para esse estado glorificado.</text:span></text:p>
          <text:p text:style-name="P5">Ele identifica duas classes de santos que estão atualmente em dois estados diferentes: aqueles que <text:span text:style-name="T3">morreram</text:span> e aqueles que estão <text:span text:style-name="T3">vivos</text:span> na Terra. Um é o “<text:span text:style-name="T4">corruptível”</text:span> e o outro é o “<text:span text:style-name="T4">mortal”</text:span>. O “<text:span text:style-name="T4">corruptível”</text:span> refere-se aos corpos dos santos que morreram. Seus corpos estão se decompondo na sepultura, mas “<text:span text:style-name="T4">num momento, num abrir e fechar de olhos”</text:span>, o “<text:span text:style-name="T4">corruptível”</text:span> se revestirá de “<text:span text:style-name="T4">incorruptibilidade”</text:span>. O “<text:span text:style-name="T4">mortal”</text:span> refere-se aos corpos dos santos que ainda estão vivos. Naquele mesmo momento, o “<text:span text:style-name="T4">mortal”</text:span> se revestirá de “<text:span text:style-name="T4">imortalidade”</text:span>. Isso mostra que somente aqueles cujos corpos estão em estado de corrupção (os mortos em Cristo) experimentam a ressurreição. Os santos vivos não precisam de ressurreição, mas precisam ser “<text:span text:style-name="T4">transformados”</text:span> para seu estado glorificado.</text:p>
          <text:p text:style-name="Text_20_body"><text:span text:style-name="T5">Ao contrário do que muitos pensam essa passagem </text:span><text:span text:style-name="T7">não fala</text:span><text:span text:style-name="T5"> do arrebatamento. É verdade que a glorificação dos santos e o arrebatamento acontecem ao mesmo tempo – “</text:span><text:span text:style-name="T8">Num momento, num abrir e fechar de olhos”</text:span><text:span text:style-name="T5"> – mas o chamado dos santos para o céu não é mencionado aqui. A palavra “</text:span><text:span text:style-name="T8">arrebatamento”</text:span><text:span text:style-name="T5"> significa </text:span><text:span text:style-name="T7">arrancar</text:span><text:span text:style-name="T5"> ou </text:span><text:span text:style-name="T7">raptar</text:span><text:span text:style-name="T5">. Isto é o que acontecerá aos santos na vinda do Senhor. Esta passagem, no entanto, não chega a falar dos santos sendo levados para o céu, mas se concentra apenas na mudança de seus corpos. Trata estritamente de sua mudança ao seu estado glorificado. A menção da “</text:span><text:span text:style-name="T8">última trombeta”</text:span><text:span text:style-name="T5"> sincroniza esta passagem com 1 Tessalonicenses </text:span><text:a xlink:type="simple" xlink:href="http://mysword.info/b?r=1Th_4:15-17" text:style-name="Internet_20_link" text:visited-style-name="Visited_20_Internet_20_Link"><text:span text:style-name="T5">4:15-17</text:span></text:a><text:span text:style-name="T5">, que fala do arrebatamento dos santos para o céu, por isso sabemos que isso acontece neste momento. É o “</text:span><text:span text:style-name="T8">último”</text:span><text:span text:style-name="T5"> evento na Terra em relação aos tratamentos atuais de Deus com os homens no dia da graça.</text:span></text:p>
          <text:p text:style-name="Text_20_body"><text:span text:style-name="T5">Os versículos </text:span><text:a xlink:type="simple" xlink:href="http://mysword.info/b?r=1Co_15:55-56" text:style-name="Internet_20_link" text:visited-style-name="Visited_20_Internet_20_Link"><text:span text:style-name="T5">55-56</text:span></text:a><text:span text:style-name="T5"> nos dizem que na própria cena em que a morte reinou (neste mundo) haverá uma vitória triunfante, e a exclamação será feita: “</text:span><text:span text:style-name="T8">Onde está, ó morte, o teu aguilhão? Onde está, ó Hades </text:span><text:span text:style-name="T5">(JND)</text:span><text:span text:style-name="T8">, a tua vitória?”</text:span><text:span text:style-name="T5"> É uma dupla “</text:span><text:span text:style-name="T8">vitória”</text:span><text:span text:style-name="T5">. A “</text:span><text:span text:style-name="T8">morte”</text:span><text:span text:style-name="T5"> que reivindicou o corpo, e o “</text:span><text:span text:style-name="T8">Hades”</text:span><text:span text:style-name="T5"> (JND) que segurou os espíritos desencarnados dos santos, sucumbirão à vitória de Cristo.</text:span></text:p>
          <text:p text:style-name="P12">Três Fases da Vitória sobre a Morte</text:p>
          <text:p text:style-name="Text_20_body"><text:span text:style-name="T5">A remoção completa e final da morte na criação ocorre em </text:span><text:span text:style-name="T7">três </text:span><text:span text:style-name="T5">fases: </text:span><text:span text:style-name="T7">Primeiramente</text:span><text:span text:style-name="T5">, para o crente, a morte é “</text:span><text:span text:style-name="T8">anulada”</text:span><text:span text:style-name="T5"> agora pela ressurreição de Cristo (</text:span><text:a xlink:type="simple" xlink:href="http://mysword.info/b?r=2Ti_1:10" text:style-name="Internet_20_link" text:visited-style-name="Visited_20_Internet_20_Link"><text:span text:style-name="T5">2Tm 1:10</text:span></text:a><text:span text:style-name="T5"> – JND). Isto é, o terrível fator da </text:span><text:soft-page-break/><text:span text:style-name="T5">morte foi retirado. Visto que Cristo desceu ao “</text:span><text:span text:style-name="T8">pó da morte”</text:span><text:span text:style-name="T5"> e a anulou (</text:span><text:a xlink:type="simple" xlink:href="http://mysword.info/b?r=Psa_22:15" text:style-name="Internet_20_link" text:visited-style-name="Visited_20_Internet_20_Link"><text:span text:style-name="T5">Sl 22:15</text:span></text:a><text:span text:style-name="T5">), resta apenas sua “</text:span><text:span text:style-name="T8">sombra”</text:span><text:span text:style-name="T5"> para os filhos de Deus passarem (</text:span><text:a xlink:type="simple" xlink:href="http://mysword.info/b?r=Psa_23:4" text:style-name="Internet_20_link" text:visited-style-name="Visited_20_Internet_20_Link"><text:span text:style-name="T5">Sl 23:4</text:span></text:a><text:span text:style-name="T5">). Antes da morte e ressurreição de Cristo, Satanás exerceu “</text:span><text:span text:style-name="T8">o poder da morte”</text:span><text:span text:style-name="T5"> sobre as consciências dos homens, fazendo-os temer o que está além dela. Ele usou “</text:span><text:span text:style-name="T8">o rei dos terrores”</text:span><text:span text:style-name="T5">, que é o medo da morte, para sua vantagem, mantendo os homens em cativeiro e medo (</text:span><text:a xlink:type="simple" xlink:href="http://mysword.info/b?r=Job_18:14" text:style-name="Internet_20_link" text:visited-style-name="Visited_20_Internet_20_Link"><text:span text:style-name="T5">Jó 18:14</text:span></text:a><text:span text:style-name="T5">). Mas Cristo entrou na morte e roubou do diabo seu poder para aterrorizar o crente com a morte. No outro lado da morte, o Senhor agora está com as “</text:span><text:span text:style-name="T8">chaves da morte e do Hades” </text:span><text:span text:style-name="T5">(ATB) em Suas mãos, e Ele está dizendo: “</text:span><text:span text:style-name="T8">mas eis que estou vivo pelos séculos dos séculos, e tenho as chaves da morte e do Hades” </text:span><text:span text:style-name="T5">(</text:span><text:a xlink:type="simple" xlink:href="http://mysword.info/b?r=Rev_1:18" text:style-name="Internet_20_link" text:visited-style-name="Visited_20_Internet_20_Link"><text:span text:style-name="T5">Ap 1:18</text:span></text:a><text:span text:style-name="T5"> – ATB). Ele conquistou a morte tendo soltado suas “</text:span><text:span text:style-name="T8">ânsias” </text:span><text:span text:style-name="T5">(</text:span><text:a xlink:type="simple" xlink:href="http://mysword.info/b?r=Act_2:24" text:style-name="Internet_20_link" text:visited-style-name="Visited_20_Internet_20_Link"><text:span text:style-name="T5">At 2:24</text:span></text:a><text:span text:style-name="T5">). As ânsias são medos em conexão com o que está além da morte. Desde que Cristo soltou as ânsias da morte, o crente iluminado que a enfrenta não precisa temer.</text:span></text:p>
          <text:p text:style-name="Text_20_body"><text:span text:style-name="T5">Em </text:span><text:span text:style-name="T7">segundo lugar</text:span><text:span text:style-name="T5">, na vinda do Senhor, Ele efetuará uma grande “</text:span><text:span text:style-name="T8">vitória”</text:span><text:span text:style-name="T5"> sobre a morte e o Hades. Os corpos dos santos vivos serão “</text:span><text:span text:style-name="T8">transformados” </text:span><text:span text:style-name="T5">para um estado glorificado, onde não serão mais afetados pela morte (</text:span><text:a xlink:type="simple" xlink:href="http://mysword.info/b?r=Php_3:21" text:style-name="Internet_20_link" text:visited-style-name="Visited_20_Internet_20_Link"><text:span text:style-name="T5">Fp 3:21</text:span></text:a><text:span text:style-name="T5">). Os santos que terão morrido serão ressuscitados e glorificados, e “</text:span><text:span text:style-name="T8">transformados”</text:span><text:span text:style-name="T5"> para um estado glorificado. Assim, também não estarão mais sujeitos à morte.</text:span></text:p>
          <text:p text:style-name="Text_20_body"><text:span text:style-name="T5">Em </text:span><text:span text:style-name="T7">terceiro lugar</text:span><text:span text:style-name="T5">, após o milênio, o Senhor destruirá a morte completamente, lançando “</text:span><text:span text:style-name="T8">a morte e o Hades”</text:span><text:span text:style-name="T5"> (JND) no “</text:span><text:span text:style-name="T8">lago de fogo”</text:span><text:span text:style-name="T5"> (</text:span><text:a xlink:type="simple" xlink:href="http://mysword.info/b?r=Rev_20:14" text:style-name="Internet_20_link" text:visited-style-name="Visited_20_Internet_20_Link"><text:span text:style-name="T5">Ap 20:14</text:span></text:a><text:span text:style-name="T5">; </text:span><text:a xlink:type="simple" xlink:href="http://mysword.info/b?r=1Co_15:26" text:style-name="Internet_20_link" text:visited-style-name="Visited_20_Internet_20_Link"><text:span text:style-name="T5">1 Co 15:26</text:span></text:a><text:span text:style-name="T5">).</text:span></text:p>
          <text:p text:style-name="P5">Portanto, houve uma <text:span text:style-name="T3">anulação</text:span> da morte agora, mas haverá uma grande <text:span text:style-name="T3">vitória </text:span>sobre a morte na vinda do Senhor (no que diz respeito aos santos); e depois do Milênio, haverá a completa <text:span text:style-name="T3">destruição </text:span>da morte.</text:p>
          <text:p text:style-name="Text_20_body"><text:span text:style-name="T5">Esses fatos concernentes à vitória de Cristo sobre a morte levaram o apóstolo a falar de dois efeitos práticos que devem resultar em todo Cristão de mente correta. A primeira é dar </text:span><text:span text:style-name="T7">graças</text:span><text:span text:style-name="T5"> (</text:span><text:a xlink:type="simple" xlink:href="http://mysword.info/b?r=1Co_15:57" text:style-name="Internet_20_link" text:visited-style-name="Visited_20_Internet_20_Link"><text:span text:style-name="T5">v. 57</text:span></text:a><text:span text:style-name="T5">) e a segunda é </text:span><text:span text:style-name="T7">a energia em servir ao Senhor</text:span><text:span text:style-name="T5"> (</text:span><text:a xlink:type="simple" xlink:href="http://mysword.info/b?r=1Co_15:58" text:style-name="Internet_20_link" text:visited-style-name="Visited_20_Internet_20_Link"><text:span text:style-name="T5">v. 58</text:span></text:a><text:span text:style-name="T5">).</text:span></text:p>
          <text:p text:style-name="Text_20_body"><text:span text:style-name="T5">Que tremendo poder a ressurreição tem em nossas vidas praticamente, e que maravilhosa esperança ela dá. Cristo está vivo por meio da ressurreição e Ele nos ressuscitará para viver com Ele (</text:span><text:a xlink:type="simple" xlink:href="http://mysword.info/b?r=1Th_5:10" text:style-name="Internet_20_link" text:visited-style-name="Visited_20_Internet_20_Link"><text:span text:style-name="T5">1Ts </text:span></text:a><text:a xlink:type="simple" xlink:href="http://mysword.info/b?r=1Th_5:10" text:style-name="Internet_20_link" text:visited-style-name="Visited_20_Internet_20_Link"><text:span text:style-name="T5">5:10</text:span></text:a><text:span text:style-name="T5">). Que maior incentivo, que maior motivo poderíamos ter para viver e servi–Lo?</text:span></text:p>
        </text:section>
        <text:section text:style-name="Sect1" text:name="calibre_link-43">
          <text:p text:style-name="Heading_20_1"><text:span text:style-name="T5">10) FALHA EM RELAÇÃO ÀS COLETAS <text:line-break/>(</text:span><text:a xlink:type="simple" xlink:href="http://mysword.info/b?r=1Co_16:1-4" text:style-name="Internet_20_link" text:visited-style-name="Visited_20_Internet_20_Link"><text:span text:style-name="T5">1 Co 16:1-4</text:span></text:a><text:span text:style-name="T5">)</text:span></text:p>
          <text:p text:style-name="Text_20_body"><text:a xlink:type="simple" xlink:href="http://mysword.info/b?r=1Co_16:1-4" text:style-name="Internet_20_link" text:visited-style-name="Visited_20_Internet_20_Link"><text:span text:style-name="T5">Vs. 1-4</text:span></text:a><text:span text:style-name="T5"> – O apóstolo trata de mais uma coisa que precisava ser colocada em ordem em Corinto – “</text:span><text:span text:style-name="T8">a coleta”</text:span><text:span text:style-name="T5">. O que estava prestes a lhes dizer em relação à coleta não era algo específico apenas para eles. Ele havia dito o mesmo “</text:span><text:span text:style-name="T8">as igrejas da Galácia”</text:span><text:span text:style-name="T5">.</text:span></text:p>
          <text:p text:style-name="Text_20_body"><text:span text:style-name="T5">As coletas dos santos devem ser usadas para as necessidades do povo do Senhor. Pode ser para Seus servos dos quais recebemos ajuda espiritual (</text:span><text:a xlink:type="simple" xlink:href="http://mysword.info/b?r=Gal_6:6" text:style-name="Internet_20_link" text:visited-style-name="Visited_20_Internet_20_Link"><text:span text:style-name="T5">Gl 6:6</text:span></text:a><text:span text:style-name="T5">), ou para necessidades especiais dos pobres do rebanho (</text:span><text:a xlink:type="simple" xlink:href="http://mysword.info/b?r=2Co_8/-9" text:style-name="Internet_20_link" text:visited-style-name="Visited_20_Internet_20_Link"><text:span text:style-name="T5">2 Co 8-9</text:span></text:a><text:span text:style-name="T5">). Nesta ocasião Paulo não estava falando de uma coleta para aqueles que ministravam a Palavra, mas para “</text:span><text:span text:style-name="T8">Os pobres dentre os santos que estão em Jerusalém” </text:span><text:span text:style-name="T5">(Rm </text:span><text:a xlink:type="simple" xlink:href="http://mysword.info/b?r=Rom_15:25-26" text:style-name="Internet_20_link" text:visited-style-name="Visited_20_Internet_20_Link"><text:span text:style-name="T5">15:25-26</text:span></text:a><text:span text:style-name="T5">). Vemos a sabedoria do apóstolo Paulo aqui ao ter esperado que esta situação surgisse antes de dirigir-se aos santos sobre este assunto. Se fosse para os cooperadores, teria parecido afinal que Paulo realmente queria uma oferta dos coríntios. Mas essa não era sua intenção (</text:span><text:a xlink:type="simple" xlink:href="http://mysword.info/b?r=2Co_12:17" text:style-name="Internet_20_link" text:visited-style-name="Visited_20_Internet_20_Link"><text:span text:style-name="T5">2 Co 12:17</text:span></text:a><text:span text:style-name="T5">). Assim, prudentemente esperou por esse momento, quando houvesse necessidade para outros. Então falaria sobre a coleta e a distribuição dela.</text:span></text:p>
          <text:p text:style-name="Text_20_body"><text:soft-page-break/><text:span text:style-name="T5">Os santos em Jerusalém eram pobres por várias razões. Sua fé no Senhor Jesus os havia levado a uma severa “</text:span><text:span text:style-name="T8">perseguição”</text:span><text:span text:style-name="T5"> (</text:span><text:a xlink:type="simple" xlink:href="http://mysword.info/b?r=Act_8:1" text:style-name="Internet_20_link" text:visited-style-name="Visited_20_Internet_20_Link"><text:span text:style-name="T5">At 8:1</text:span></text:a><text:span text:style-name="T5">), e muitos deles tiveram suas posses terrenas confiscadas (</text:span><text:a xlink:type="simple" xlink:href="http://mysword.info/b?r=Heb_10:34" text:style-name="Internet_20_link" text:visited-style-name="Visited_20_Internet_20_Link"><text:span text:style-name="T5">Hb 10:34</text:span></text:a><text:span text:style-name="T5">). Alguns deles foram mortos e, portanto, deixaram para trás viúvas e órfãos que precisavam de apoio. Havia também uma “</text:span><text:span text:style-name="T8">grande fome”</text:span><text:span text:style-name="T5"> nessa área, e isso pressionava os santos além da medida (</text:span><text:a xlink:type="simple" xlink:href="http://mysword.info/b?r=Act_11:28-30" text:style-name="Internet_20_link" text:visited-style-name="Visited_20_Internet_20_Link"><text:span text:style-name="T5">At 11:28-30</text:span></text:a><text:span text:style-name="T5">). O que piorou as coisas foi que os santos em Jerusalém, em seu zelo pelo Senhor, haviam vendido seus bens e suas terras e casas (</text:span><text:a xlink:type="simple" xlink:href="http://mysword.info/b?r=Act_2:44-45" text:style-name="Internet_20_link" text:visited-style-name="Visited_20_Internet_20_Link"><text:span text:style-name="T5">At 2:44-45</text:span></text:a><text:span text:style-name="T5">, </text:span><text:a xlink:type="simple" xlink:href="http://mysword.info/b?r=Act_4:34-35" text:style-name="Internet_20_link" text:visited-style-name="Visited_20_Internet_20_Link"><text:span text:style-name="T5">4:34-35</text:span></text:a><text:span text:style-name="T5">). Quando o problema surgiu, ampliou o problema deles, pois não tinham para onde ir para comer e se abrigar.</text:span></text:p>
          <text:p text:style-name="Text_20_body"><text:span text:style-name="T5">Nosso Todo-sábio Deus teve Suas boas razões ao permitir surgir necessidade em Jerusalém e na Judéia. Tornou-se uma ocasião para os Cristãos gentios terem comunhão com os crentes judeus, unindo-os de uma maneira muito prática. Os santos judeus podem ter tido ideia de não precisarem dos crentes gentios, ou que os gentios estavam em uma classe abaixo deles, mas esta oferta dos crentes gentios para os pobres santos judeus em Jerusalém ajudou a dissipar isso. Isso fez com que os crentes judeus elevassem seus corações em agradecimento e apreciação genuína por seus irmãos gentios (2 Co </text:span><text:a xlink:type="simple" xlink:href="http://mysword.info/b?r=2Co_9:11-13" text:style-name="Internet_20_link" text:visited-style-name="Visited_20_Internet_20_Link"><text:span text:style-name="T5">9:11-13</text:span></text:a><text:span text:style-name="T5">). Se houvesse alguma reserva em relação aos gentios convertidos antes desta provação, essa expressão de amor e companheirismo a dissipou.</text:span></text:p>
          <text:p text:style-name="Text_20_body"><text:span text:style-name="T5">Paulo lhes disse que deveriam ter cuidado em ter uma coleta regular “</text:span><text:span text:style-name="T8">no primeiro dia da semana”</text:span><text:span text:style-name="T5">. Este era o dia em que os santos se reuniam universalmente para partir o pão (</text:span><text:a xlink:type="simple" xlink:href="http://mysword.info/b?r=Act_20:7" text:style-name="Internet_20_link" text:visited-style-name="Visited_20_Internet_20_Link"><text:span text:style-name="T5">At 20:7</text:span></text:a><text:span text:style-name="T5">). Hebreus </text:span><text:a xlink:type="simple" xlink:href="http://mysword.info/b?r=Heb_13:15-16" text:style-name="Internet_20_link" text:visited-style-name="Visited_20_Internet_20_Link"><text:span text:style-name="T5">13:15-16</text:span></text:a><text:span text:style-name="T5"> conecta esse tipo de oferta com “</text:span><text:span text:style-name="T8">sacrifício de louvor a Deus”</text:span><text:span text:style-name="T5"> (KJV). Ambos são uma função sacerdotal. De fato, ambos são considerados um “</text:span><text:span text:style-name="T8">sacrifício”</text:span><text:span text:style-name="T5"> a Deus. Todas essas ofertas monetárias são dadas ao Senhor como parte de nossa adoração. Uma vez que esta passagem em </text:span><text:a xlink:type="simple" xlink:href="http://mysword.info/b?r=1Co_16" text:style-name="Internet_20_link" text:visited-style-name="Visited_20_Internet_20_Link"><text:span text:style-name="T5">1 Coríntios 16</text:span></text:a><text:span text:style-name="T5"> corresponde com </text:span><text:a xlink:type="simple" xlink:href="http://mysword.info/b?r=Act_20:7" text:style-name="Internet_20_link" text:visited-style-name="Visited_20_Internet_20_Link"><text:span text:style-name="T5">Atos 20:7</text:span></text:a><text:span text:style-name="T5">, quando os santos estivessem reunidos para partir o pão, é justo supor que ambas as ofertas a Deus seriam dadas ao mesmo tempo na festa da lembrança.</text:span></text:p>
          <text:p text:style-name="P5">Paulo disse que “<text:span text:style-name="T4">cada um de vós”</text:span> em comunhão deveria ofertar. Alguns erroneamente pensaram que o marido, que é o cabeça da casa (e aquele que geralmente traz o dinheiro para a casa), deveria dar em nome de sua casa. Portanto, não haveria necessidade de a esposa também contribuir.</text:p>
          <text:p text:style-name="Text_20_body"><text:span text:style-name="T5">Isto é o que foi feito no judaísmo (</text:span><text:a xlink:type="simple" xlink:href="http://mysword.info/b?r=Num_7:2" text:style-name="Internet_20_link" text:visited-style-name="Visited_20_Internet_20_Link"><text:span text:style-name="T5">Nm 7:2</text:span></text:a><text:span text:style-name="T5">), e era certo e apropriado para os judeus em uma religião natural. No entanto, o Cristianismo é um contraste direto com o judaísmo, e não nos aproximamos de Deus naquele terreno hoje em dia (</text:span><text:a xlink:type="simple" xlink:href="http://mysword.info/b?r=Joh_4:21-24" text:style-name="Internet_20_link" text:visited-style-name="Visited_20_Internet_20_Link"><text:span text:style-name="T5">Jo 4:21-24</text:span></text:a><text:span text:style-name="T5">). Praticar tal coisa no Cristianismo é confundir relacionamentos naturais com os novos relacionamentos espirituais para os quais fomos trazidos. No Cristianismo, não adoramos a Deus como membros de uma família, mas como membros do corpo de Cristo (</text:span><text:a xlink:type="simple" xlink:href="http://mysword.info/b?r=1Co_10:17" text:style-name="Internet_20_link" text:visited-style-name="Visited_20_Internet_20_Link"><text:span text:style-name="T5">1 Co 10:17</text:span></text:a><text:span text:style-name="T5">). A esposa é um membro do corpo de Cristo tanto quanto seu marido e deve participar desse aspecto da adoração. Essa ideia equivocada pode ter sido emprestada inadvertidamente do denominacionalismo Cristão. Tais organizações se aproximam de Deus no que eles chamam de “Adoração em Família”, mas é mal entendimento da verdadeira adoração Cristã. Uma vez que ambos, irmãos e irmãs, são sacerdotes, nenhum deles deve ser impedido nesta função sacerdotal (</text:span><text:a xlink:type="simple" xlink:href="http://mysword.info/b?r=Heb_13:15-16" text:style-name="Internet_20_link" text:visited-style-name="Visited_20_Internet_20_Link"><text:span text:style-name="T5">Hb 13:15-16</text:span></text:a><text:span text:style-name="T5">). Ser casado não deve impedir uma irmã desse privilégio. Ela ainda continua sacerdotisa depois de casada.</text:span></text:p>
          <text:p text:style-name="Text_20_body"><text:span text:style-name="T5">As dádivas deveriam ser guardadas até que alguém que estivesse viajando para Jerusalém pudesse levar-lhes a oferta. Note que tudo que tem a ver com o manuseio do dinheiro do Senhor deve ser feito acima de qualquer suspeita. Uma vez que conheciam melhor o caráter dos que estavam naquela assembleia, Paulo disse que deveriam escolher “</text:span><text:span text:style-name="T8">quem quer que”</text:span><text:span text:style-name="T5"> (JND) achassem melhor para levar as dádivas (</text:span><text:a xlink:type="simple" xlink:href="http://mysword.info/b?r=1Co_16:3" text:style-name="Internet_20_link" text:visited-style-name="Visited_20_Internet_20_Link"><text:span text:style-name="T5">v. 3</text:span></text:a><text:span text:style-name="T5">; </text:span><text:a xlink:type="simple" xlink:href="http://mysword.info/b?r=2Co_8:19" text:style-name="Internet_20_link" text:visited-style-name="Visited_20_Internet_20_Link"><text:span text:style-name="T5">2 Co 8:19</text:span></text:a><text:span text:style-name="T5">). Desta forma, estariam “</text:span><text:span text:style-name="T8">zelando do que é honesto, não só </text:span><text:soft-page-break/><text:span text:style-name="T8">diante do Senhor, mas também diante dos homens”</text:span><text:span text:style-name="T5"> (</text:span><text:a xlink:type="simple" xlink:href="http://mysword.info/b?r=2Co_8:21" text:style-name="Internet_20_link" text:visited-style-name="Visited_20_Internet_20_Link"><text:span text:style-name="T5">2 Co 8:21</text:span></text:a><text:span text:style-name="T5">).</text:span></text:p>
        </text:section>
        <text:section text:style-name="Sect1" text:name="calibre_link-50">
          <text:p text:style-name="Heading_20_1"><text:span text:style-name="T5">EXORTAÇÕES PRÁTICAS DE ENCERRAMENTO <text:line-break/>(</text:span><text:a xlink:type="simple" xlink:href="http://mysword.info/b?r=1Co_16:5-24" text:style-name="Internet_20_link" text:visited-style-name="Visited_20_Internet_20_Link"><text:span text:style-name="T5">1 Co. 16:5-24</text:span></text:a><text:span text:style-name="T5">)</text:span></text:p>
          <text:p text:style-name="P5">Antes de encerrar a epístola, o apóstolo dá aos coríntios algumas exortações práticas que esperava que os encorajassem a fazer a vontade de Deus e as coisas que exortou na epístola.</text:p>
          <text:p text:style-name="Heading_20_1"><text:span text:style-name="T5">A Visita Planejada de Paulo a Corinto foi Adiada <text:line-break/>(</text:span><text:a xlink:type="simple" xlink:href="http://mysword.info/b?r=1Co_16:5-9" text:style-name="Internet_20_link" text:visited-style-name="Visited_20_Internet_20_Link"><text:span text:style-name="T5">1 Co 16:5-9</text:span></text:a><text:span text:style-name="T5">)</text:span></text:p>
          <text:p text:style-name="Text_20_body"><text:a xlink:type="simple" xlink:href="http://mysword.info/b?r=1Co_16:5-9" text:style-name="Internet_20_link" text:visited-style-name="Visited_20_Internet_20_Link"><text:span text:style-name="T5">Vs. 5-9</text:span></text:a><text:span text:style-name="T5"> – Paulo fala sobre seus planos de visitar as assembleias na “</text:span><text:span text:style-name="T8">Macedônia”</text:span><text:span text:style-name="T5"> e de ir ter com eles em Corinto, mas por enquanto ficaria em “</text:span><text:span text:style-name="T8">Éfeso”</text:span><text:span text:style-name="T5"> porque ali havia uma porta aberta no evangelho (</text:span><text:a xlink:type="simple" xlink:href="http://mysword.info/b?r=1Co_16:8-9" text:style-name="Internet_20_link" text:visited-style-name="Visited_20_Internet_20_Link"><text:span text:style-name="T5">vs. 8-9</text:span></text:a><text:span text:style-name="T5">). Isso mostra que não é errado para o servo do Senhor ter um itinerário ao servi-Lo.</text:span></text:p>
          <text:p text:style-name="Text_20_body"><text:span text:style-name="T5">O </text:span><text:a xlink:type="simple" xlink:href="http://mysword.info/b?r=1Co_16:6" text:style-name="Internet_20_link" text:visited-style-name="Visited_20_Internet_20_Link"><text:span text:style-name="T5">versículo 6</text:span></text:a><text:span text:style-name="T5"> indica que, embora o servo possa ter planos definidos em suas viagens, também deve ser flexível nesses planos. Ele disse que gostaria de ir a Corinto se o Senhor permitisse (</text:span><text:a xlink:type="simple" xlink:href="http://mysword.info/b?r=1Co_16:5-6" text:style-name="Internet_20_link" text:visited-style-name="Visited_20_Internet_20_Link"><text:span text:style-name="T5">vs. 5-6</text:span></text:a><text:span text:style-name="T5">), mas, por enquanto, havia adiado a viagem (</text:span><text:a xlink:type="simple" xlink:href="http://mysword.info/b?r=1Co_16:7" text:style-name="Internet_20_link" text:visited-style-name="Visited_20_Internet_20_Link"><text:span text:style-name="T5">v. 7</text:span></text:a><text:span text:style-name="T5">). Se tivesse ido a Corinto, teria que usar sua autoridade apostólica como uma vara de correção e julgar muitos deles que estavam em falha. Em vez disso, esperou e procurou arrependimento neles e a correção das desordens na assembleia. Ele apareceu dizendo diretamente essas coisas, porque isso poderia ter-lhes dado uma razão errada para corrigir as coisas. Portanto, sabiamente desistiu e esperou que o Espírito de Deus agisse neles, produzindo os frutos necessários do arrependimento. Mais tarde, quando corrigiram as desordens no meio deles, ele escreveu a segunda epístola e estava livre para lhes dizer por que não foi naquele momento. Era para “</text:span><text:span text:style-name="T8">poupá-los”</text:span><text:span text:style-name="T5"> (</text:span><text:a xlink:type="simple" xlink:href="http://mysword.info/b?r=2Co_1:23" text:style-name="Internet_20_link" text:visited-style-name="Visited_20_Internet_20_Link"><text:span text:style-name="T5">2 Co 1:23</text:span></text:a><text:span text:style-name="T5">). Ele teria que ter usado seu poder apostólico de maneira disciplinar (</text:span><text:a xlink:type="simple" xlink:href="http://mysword.info/b?r=1Co_4:21" text:style-name="Internet_20_link" text:visited-style-name="Visited_20_Internet_20_Link"><text:span text:style-name="T5">1 Co 4:21</text:span></text:a><text:span text:style-name="T5"> – “</text:span><text:span text:style-name="T8">uma vara”</text:span><text:span text:style-name="T5">).</text:span></text:p>
          <text:p text:style-name="Heading_20_1"><text:span text:style-name="T5">Serviço Sob o Senhorio de Cristo <text:line-break/>(</text:span><text:a xlink:type="simple" xlink:href="http://mysword.info/b?r=1Co_16:10-18" text:style-name="Internet_20_link" text:visited-style-name="Visited_20_Internet_20_Link"><text:span text:style-name="T5">1 Co 16:10-18</text:span></text:a><text:span text:style-name="T5">)</text:span></text:p>
          <text:p text:style-name="Text_20_body"><text:a xlink:type="simple" xlink:href="http://mysword.info/b?r=1Co_16:10-18" text:style-name="Internet_20_link" text:visited-style-name="Visited_20_Internet_20_Link"><text:span text:style-name="T5">Vs. 10-18</text:span></text:a><text:span text:style-name="T5"> – Em toda esta passagem de encerramento, vemos uma bela imagem dos vários servos do Senhor trabalhando em Sua vinha. Alguns viajavam de um lugar para outro ministrando ao povo do Senhor – como “</text:span><text:span text:style-name="T8">Paulo”</text:span><text:span text:style-name="T5">, “</text:span><text:span text:style-name="T8">Timóteo”</text:span><text:span text:style-name="T5"> e “</text:span><text:span text:style-name="T8">Apolo”</text:span><text:span text:style-name="T5">. Outros serviam localmente, como “</text:span><text:span text:style-name="T8">Estéfanas”</text:span><text:span text:style-name="T5">, “</text:span><text:span text:style-name="T8">Fortunato”</text:span><text:span text:style-name="T5"> e “</text:span><text:span text:style-name="T8">Acaico”</text:span><text:span text:style-name="T5">. Eles são todos encontrados trabalhando sob o senhorio de Cristo e sendo dirigidos por Ele em seu trabalho. Não há nenhuma menção deles se reportando a um conselho missionário que os enviaria para seu local de trabalho designado, como geralmente é feito hoje. Tal é uma ideia feita pelo homem que interfere com as responsabilidades imediatas dos servos sob o senhorio de Cristo.</text:span></text:p>
          <text:p text:style-name="Text_20_body"><text:span text:style-name="T5">Este capítulo mostra que quando Cristo dá dons (</text:span><text:a xlink:type="simple" xlink:href="http://mysword.info/b?r=Eph_4:11" text:style-name="Internet_20_link" text:visited-style-name="Visited_20_Internet_20_Link"><text:span text:style-name="T5">Ef 4:11</text:span></text:a><text:span text:style-name="T5">) os homens são diretamente responsáveis para com Ele em seu ministério. A Cabeça da Igreja está no céu, e dirigirá os membros de Seu corpo em sua esfera do ministério, se olharem para Ele. Descobrimos que nos primeiros dias do Cristianismo a obra do Senhor não foi realizada sob uma organização de homens – nem mesmo dos apóstolos. Isso foi, e ainda é apenas obra do Espírito de Deus. O que o Espírito então fez, podemos contar com Ele para fazer agora. As escrituras dizem: “</text:span><text:span text:style-name="T8">Rogai pois ao Senhor da seara que </text:span><text:span text:style-name="T5">mande ceifeiros </text:span><text:span text:style-name="T8">para a Sua seara.”</text:span><text:span text:style-name="T5"> (</text:span><text:a xlink:type="simple" xlink:href="http://mysword.info/b?r=Mat_9:38" text:style-name="Internet_20_link" text:visited-style-name="Visited_20_Internet_20_Link"><text:span text:style-name="T5">Mt 9:38</text:span></text:a><text:span text:style-name="T5">). E novamente: “</text:span><text:span text:style-name="T8">E, servindo eles ao Senhor, e jejuando, </text:span><text:soft-page-break/><text:span text:style-name="T8">disse o Espírito Santo: Apartai–Me a Barnabé e a Saulo para a obra a que os tenho chamado. Então, jejuando e orando, e pondo sobre eles as mãos, </text:span><text:span text:style-name="T5">Os despediram</text:span><text:span text:style-name="T8">. E assim estes, </text:span><text:span text:style-name="T5">enviados </text:span><text:span text:style-name="T8">pelo Espírito Santo, desceram a Selêucia”</text:span><text:span text:style-name="T5"> (</text:span><text:a xlink:type="simple" xlink:href="http://mysword.info/b?r=Act_13:2-4" text:style-name="Internet_20_link" text:visited-style-name="Visited_20_Internet_20_Link"><text:span text:style-name="T5">At 13:2-4</text:span></text:a><text:span text:style-name="T5">).</text:span></text:p>
          <text:p text:style-name="Text_20_body"><text:span text:style-name="T5">Essas referências indicam que os servos do Senhor devem estar livres para agir sob Sua direção imediata. As Escrituras não dizem nada sobre servos do Senhor sendo controlados por uma organização terrena de homens, mas pelo Senhor por meio do Espírito Santo. O Senhor, pelo Espírito, enviou Paulo e Barnabé para o campo, e não há menção deles reportando-se a um conselho para direção e apoio nesse serviço. Nem há qualquer menção dos servos do Senhor naquela época frequentando um seminário antes de ministrarem. A posse de um dom para ministrar a Palavra era a autorização deles para usarem esse dom (</text:span><text:a xlink:type="simple" xlink:href="http://mysword.info/b?r=1Pe_4:10-11" text:style-name="Internet_20_link" text:visited-style-name="Visited_20_Internet_20_Link"><text:span text:style-name="T5">1 Pe 4:10-11</text:span></text:a><text:span text:style-name="T5">). Deveria ser o mesmo hoje.</text:span></text:p>
          <text:p text:style-name="Text_20_body"><text:span text:style-name="T5">A Igreja deveria reconhecer um dom como sendo enviado pelo Senhor e deveria dar à pessoa “</text:span><text:span text:style-name="T8">as destras em comunhão”</text:span><text:span text:style-name="T5"> nessa obra que faz, como foi o caso em Antioquia a respeito de Barnabé e Saulo (</text:span><text:a xlink:type="simple" xlink:href="http://mysword.info/b?r=Act_13:3" text:style-name="Internet_20_link" text:visited-style-name="Visited_20_Internet_20_Link"><text:span text:style-name="T5">At 13:3</text:span></text:a><text:span text:style-name="T5">; </text:span><text:a xlink:type="simple" xlink:href="http://mysword.info/b?r=Gal_2:9" text:style-name="Internet_20_link" text:visited-style-name="Visited_20_Internet_20_Link"><text:span text:style-name="T5">Gl 2:9</text:span></text:a><text:span text:style-name="T5">). Pode ser um dom prático ou apoio financeiro. Mas a Igreja ou qualquer organização paraeclesiástica envolvida no trabalho de enviar servos está realmente interferindo na responsabilidade imediata do servo de agir sob a direção do Senhor. Eles tendem a se tornar servos dessa organização para cumprir seus objetivos e respondem a ela em seu ministério.</text:span></text:p>
          <text:p text:style-name="Text_20_body"><text:span text:style-name="T5">Não vemos nada disso nesta passagem ou em qualquer passagem nas Escrituras. Anteriormente na epístola, Paulo disse que encorajaria Timóteo a ir a Corinto e lembrar-lhes de seus caminhos em Cristo, e os exortou quanto à sua responsabilidade de colocar as coisas em ordem (</text:span><text:a xlink:type="simple" xlink:href="http://mysword.info/b?r=1Co_4:17" text:style-name="Internet_20_link" text:visited-style-name="Visited_20_Internet_20_Link"><text:span text:style-name="T5">1 Co 4:17</text:span></text:a><text:span text:style-name="T5">). Este era um belo desejo de Paulo, mas era o máximo que podia dizer. Nenhum apóstolo tinha autoridade sobre outro servo para mandá-lo para um trabalho se não se sentisse conduzido a fazê-lo. Eles poderiam recomendar e encorajar alguém nessa direção, mas, em última instância, a pessoa tem de se sentir guiada pelo Senhor. Ele diz aqui: “</text:span><text:span text:style-name="T8">E, se for Timóteo...”</text:span><text:span text:style-name="T5"> (</text:span><text:a xlink:type="simple" xlink:href="http://mysword.info/b?r=1Co_16:10" text:style-name="Internet_20_link" text:visited-style-name="Visited_20_Internet_20_Link"><text:span text:style-name="T5">v. 10</text:span></text:a><text:span text:style-name="T5">). Isso mostra que, embora o apóstolo desejasse que Timóteo fosse a Corinto, entendia que ele tinha de ser dirigido pelo Senhor nisso. Havia uma possibilidade de que Timóteo não se sentisse conduzido a ir.</text:span></text:p>
          <text:p text:style-name="Text_20_body"><text:span text:style-name="T5">Paulo exortou os coríntios que “</text:span><text:span text:style-name="T8">se”</text:span><text:span text:style-name="T5"> ele fosse, que o deixassem estar entre eles “</text:span><text:span text:style-name="T8">sem temor”</text:span><text:span text:style-name="T5">. Timóteo era um jovem trabalhador tímido e precisavam dar-lhe espaço para exercitar seu dom no ministério. Com a confusão acontecendo em suas reuniões (</text:span><text:a xlink:type="simple" xlink:href="http://mysword.info/b?r=1Co_14:26" text:style-name="Internet_20_link" text:visited-style-name="Visited_20_Internet_20_Link"><text:span text:style-name="T5">1 Co 14:26</text:span></text:a><text:span text:style-name="T5">), alguém como Timóteo nunca seria capaz de trazer uma palavra. Então Paulo disse: “</text:span><text:span text:style-name="T8">Portanto, ninguém o despreze”</text:span><text:span text:style-name="T5"> (</text:span><text:a xlink:type="simple" xlink:href="http://mysword.info/b?r=1Co_16:11" text:style-name="Internet_20_link" text:visited-style-name="Visited_20_Internet_20_Link"><text:span text:style-name="T5">v. 11</text:span></text:a><text:span text:style-name="T5">). Timóteo não apenas fez “</text:span><text:span text:style-name="T8">a obra do Senhor”</text:span><text:span text:style-name="T5">, mas a fez da mesma maneira e espírito “</text:span><text:span text:style-name="T8">como”</text:span><text:span text:style-name="T5"> o apóstolo Paulo. Esta foi uma alta recomendação.</text:span></text:p>
          <text:p text:style-name="Text_20_body"><text:span text:style-name="T5">Vemos aqui que “</text:span><text:span text:style-name="T8">Apolo”</text:span><text:span text:style-name="T5"> não estava sob a direção apostólica (</text:span><text:a xlink:type="simple" xlink:href="http://mysword.info/b?r=1Co_16:12" text:style-name="Internet_20_link" text:visited-style-name="Visited_20_Internet_20_Link"><text:span text:style-name="T5">v. 12</text:span></text:a><text:span text:style-name="T5">). Paulo disse que “</text:span><text:span text:style-name="T8">desejou grandemente”</text:span><text:span text:style-name="T5"> (KJV) que Apolo fosse a Corinto, mas ele tinha outros lugares em seu coração. Apolo recorreu ao Senhor e sentiu-se direcionado a não ir naquele momento. O apóstolo, tendo expressado seu desejo, respeita suas convicções e deixa o servo do Senhor livre para agir diante de seu Mestre.</text:span></text:p>
          <text:p text:style-name="P5">Poderíamos nos perguntar se Paulo não iria a Corinto por causa dos problemas e por que ele incentivava outros servos a irem? A razão, acreditamos, é que ele era um apóstolo e seria forçado a agir em juízo entre eles. Portando essa responsabilidade, desejava que os outros fossem e procurassem trazê-los ao arrependimento, de modo que quando ele fosse, ele não teria de agir em julgamento.</text:p>
          <text:p text:style-name="Text_20_body"><text:soft-page-break/><text:span text:style-name="T5">Os versículos </text:span><text:a xlink:type="simple" xlink:href="http://mysword.info/b?r=1Co_16:13-14" text:style-name="Internet_20_link" text:visited-style-name="Visited_20_Internet_20_Link"><text:span text:style-name="T5">13-14</text:span></text:a><text:span text:style-name="T5"> indicam que a assembleia em Corinto não dependia da vinda dos servos do Senhor para corrigirem as coisas; eles eram diretamente responsáveis perante o Senhor para colocar as coisas em ordem. Cinco pequenas exortações se seguem. Todas visavam incitar os coríntios a agirem em relação à necessidade de corrigir as desordens em sua assembleia. Ele diz: “</text:span><text:span text:style-name="T8">Vigiai, estai firmes na fé: portai-vos varonilmente, e fortalecei–vos. Todas as vossas coisas sejam feitas com caridade </text:span><text:span text:style-name="T5">[</text:span><text:span text:style-name="T8">Amor</text:span><text:span text:style-name="T5">]”.</text:span></text:p>
          <text:p text:style-name="Text_20_body"><text:span text:style-name="T5">Vemos no caso de “</text:span><text:span text:style-name="T8">Estéfanas”</text:span><text:span text:style-name="T5">, “</text:span><text:span text:style-name="T8">Fortunato”</text:span><text:span text:style-name="T5"> e “</text:span><text:span text:style-name="T8">Acaico”</text:span><text:span text:style-name="T5">, que também estavam fazendo a obra do Senhor. Mas foi principalmente em um sentido local. “</text:span><text:span text:style-name="T8">A família </text:span><text:span text:style-name="T5">[</text:span><text:span text:style-name="T8">casa</text:span><text:span text:style-name="T5">] </text:span><text:span text:style-name="T8">de Estéfanas”</text:span><text:span text:style-name="T5"> é colocada diante de nós como modelo de liderança na assembleia. Eles se destacaram por cuidar do rebanho. Eles tinham “</text:span><text:span text:style-name="T8">se dedicado</text:span><text:span text:style-name="T5"> [devotado] </text:span><text:span text:style-name="T8">ao ministério </text:span><text:span text:style-name="T5">[serviço] </text:span><text:span text:style-name="T8">dos santos”</text:span><text:span text:style-name="T5"> (</text:span><text:a xlink:type="simple" xlink:href="http://mysword.info/b?r=1Co_16:15" text:style-name="Internet_20_link" text:visited-style-name="Visited_20_Internet_20_Link"><text:span text:style-name="T5">v. 15</text:span></text:a><text:span text:style-name="T5">). Esta é uma bela recomendação. Nós não lemos que Paulo tivesse nomeado anciãos naquela assembleia (talvez por causa da carnalidade deles), mas mesmo que não houvesse ninguém naquele lugar oficialmente, o trabalho de supervisão continuou.</text:span></text:p>
          <text:p text:style-name="Text_20_body"><text:span text:style-name="T5">Este é um exemplo para nós hoje, já que não temos nenhum apóstolo para indicar os anciãos em nossas assembleias. O Espírito de Deus ainda pode levantar aqueles que vão liderar e cuidar do rebanho, e, o trabalho de supervisão ainda pode continuar (at </text:span><text:a xlink:type="simple" xlink:href="http://mysword.info/b?r=Act_20:28" text:style-name="Internet_20_link" text:visited-style-name="Visited_20_Internet_20_Link"><text:span text:style-name="T5">20:28</text:span></text:a><text:span text:style-name="T5">). Simplesmente é que não temos nenhum poder apostólico para designá-los oficialmente para esse lugar. Os coríntios deviam se “</text:span><text:span text:style-name="T8">sujeitar”</text:span><text:span text:style-name="T5"> aos tais (</text:span><text:a xlink:type="simple" xlink:href="http://mysword.info/b?r=1Co_16:16" text:style-name="Internet_20_link" text:visited-style-name="Visited_20_Internet_20_Link"><text:span text:style-name="T5">v. 16</text:span></text:a><text:span text:style-name="T5">) e “</text:span><text:span text:style-name="T8">reconhecê-los”</text:span><text:span text:style-name="T5"> naquela posição (</text:span><text:a xlink:type="simple" xlink:href="http://mysword.info/b?r=1Co_16:18" text:style-name="Internet_20_link" text:visited-style-name="Visited_20_Internet_20_Link"><text:span text:style-name="T5">v. 18</text:span></text:a><text:span text:style-name="T5">). Compare também </text:span><text:a xlink:type="simple" xlink:href="http://mysword.info/b?r=Heb_13:17" text:style-name="Internet_20_link" text:visited-style-name="Visited_20_Internet_20_Link"><text:span text:style-name="T5">Hebreus 13:17</text:span></text:a><text:span text:style-name="T5"> e 1 Tessalonicenses </text:span><text:a xlink:type="simple" xlink:href="http://mysword.info/b?r=1Th_5:11-12" text:style-name="Internet_20_link" text:visited-style-name="Visited_20_Internet_20_Link"><text:span text:style-name="T5">5:11-12</text:span></text:a><text:span text:style-name="T5">.</text:span></text:p>
          <text:p text:style-name="Text_20_body"><text:span text:style-name="T5">Descobrimos que, como era o caso com os outros servos do Senhor, “</text:span><text:span text:style-name="T8">Estéfanas”</text:span><text:span text:style-name="T5">, “</text:span><text:span text:style-name="T8">Fortunato”</text:span><text:span text:style-name="T5"> e “</text:span><text:span text:style-name="T8">Acaico”</text:span><text:span text:style-name="T5"> não estavam sob nenhuma direção apostólica. Eles tinham ido ao apóstolo por sua própria vontade, como guiados pelo Senhor, e supriram coisas que estavam “</text:span><text:span text:style-name="T8">faltando”</text:span><text:span text:style-name="T5"> por parte da assembleia dos coríntios (</text:span><text:a xlink:type="simple" xlink:href="http://mysword.info/b?r=1Co_16:17" text:style-name="Internet_20_link" text:visited-style-name="Visited_20_Internet_20_Link"><text:span text:style-name="T5">v. 17</text:span></text:a><text:span text:style-name="T5">). Esta é uma referência à comunhão prática deles com o apóstolo que a assembleia, como um todo, não exercitava. Diante dessa falta, esses três irmãos proviam de seus próprios bolsos.</text:span></text:p>
          <text:p text:style-name="Heading_20_1"><text:span text:style-name="T5">Saudações Finais <text:line-break/>(</text:span><text:a xlink:type="simple" xlink:href="http://mysword.info/b?r=1Co_16:19-24" text:style-name="Internet_20_link" text:visited-style-name="Visited_20_Internet_20_Link"><text:span text:style-name="T5">1 Co 16:19-24</text:span></text:a><text:span text:style-name="T5">)</text:span></text:p>
          <text:p text:style-name="Text_20_body"><text:a xlink:type="simple" xlink:href="http://mysword.info/b?r=1Co_16:19-24" text:style-name="Internet_20_link" text:visited-style-name="Visited_20_Internet_20_Link"><text:span text:style-name="T5">Vs. 19-24</text:span></text:a><text:span text:style-name="T5"> – Várias saudações de várias assembleias e indivíduos são dadas pelo apóstolo quando ele encerra a epístola. Paulo queria que os coríntios soubessem que, embora houvesse -coisas sérias em sua assembleia que precisassem ser corrigidas, as outras assembleias ainda estavam em comunhão com eles e os saudavam. Isso foi para confirmar aos coríntios que as assembleias de outras partes não os haviam abandonado. Se eles se recusassem a corrigir aquelas coisas, ações teriam de ser tomadas por meio das quais eles seriam repudiados como uma assembleia, mas até então ainda estavam em comunhão. Este é um princípio importante. A presença do pecado em uma assembleia não faz com que ela deixe automaticamente de ser uma assembleia reunida ao nome do Senhor (Mt </text:span><text:a xlink:type="simple" xlink:href="http://mysword.info/b?r=Mat_18:20" text:style-name="Internet_20_link" text:visited-style-name="Visited_20_Internet_20_Link"><text:span text:style-name="T5">18:20</text:span></text:a><text:span text:style-name="T5">). É só depois de muita paciência e admoestação a tal assembleia, que prova estar abrigando mal em seu meio em obstinação, que uma ação deve ser feita para limpar o nome do Senhor. Outra assembleia que está moralmente mais próxima do problema– no sentido de ter tido alguma interação anterior com eles em relação ao problema em questão – deve agir em nome das assembleias em geral para rejeitar a assembleia em falta. Eles podem não ser a assembleia </text:span><text:span text:style-name="T7">geograficamente </text:span><text:span text:style-name="T5">mais próxima, mas estão moralmente mais próximos do problema.</text:span></text:p>
          <text:p text:style-name="Text_20_body"><text:soft-page-break/><text:span text:style-name="T5">Paulo encerra com uma advertência solene a qualquer um deles que pudesse não ser salvo. Ele diz: “</text:span><text:span text:style-name="T8">Se alguém não ama ao Senhor Jesus Cristo, seja anátema; Maranata”</text:span><text:span text:style-name="T5"> (</text:span><text:a xlink:type="simple" xlink:href="http://mysword.info/b?r=1Co_16:22" text:style-name="Internet_20_link" text:visited-style-name="Visited_20_Internet_20_Link"><text:span text:style-name="T5">v. 22</text:span></text:a><text:span text:style-name="T5">). “</text:span><text:span text:style-name="T8">Anátema Maranata”</text:span><text:span text:style-name="T5"> significa ser maldito quando o Senhor vier. Ele mencionou em vários lugares da epístola que havia uma forte probabilidade de que houvesse alguns dentre eles que eram meros professantes. Todo verdadeiro crente “</text:span><text:span text:style-name="T8">Amará”</text:span><text:span text:style-name="T5"> o Senhor Jesus Cristo. Eles provam seu amor a Ele guardando Seus mandamentos (</text:span><text:a xlink:type="simple" xlink:href="http://mysword.info/b?r=Joh_14:15" text:style-name="Internet_20_link" text:visited-style-name="Visited_20_Internet_20_Link"><text:span text:style-name="T5">Jo 14:15</text:span></text:a><text:span text:style-name="T5">; </text:span><text:a xlink:type="simple" xlink:href="http://mysword.info/b?r=1Co_14:37" text:style-name="Internet_20_link" text:visited-style-name="Visited_20_Internet_20_Link"><text:span text:style-name="T5">1 Co 14:37</text:span></text:a><text:span text:style-name="T5">). Aqueles que não andam em obediência provam que são falsos, e Paulo adverte que sem dúvida julgamento estava esperando por eles.</text:span></text:p>
          <text:p text:style-name="Text_20_body"><text:span text:style-name="T5">A “</text:span><text:span text:style-name="T8">graça”</text:span><text:span text:style-name="T5"> do Senhor Jesus Cristo e o “</text:span><text:span text:style-name="T8">Amor”</text:span><text:span text:style-name="T5"> do apóstolo são recomendados aos coríntios como o motivo final para forçá-los a agir lidando com as várias coisas que precisavam ser tratadas em relação às desordens em sua assembleia (</text:span><text:a xlink:type="simple" xlink:href="http://mysword.info/b?r=1Co_16:23-24" text:style-name="Internet_20_link" text:visited-style-name="Visited_20_Internet_20_Link"><text:span text:style-name="T5">vs. 23-24</text:span></text:a><text:span text:style-name="T5">).</text:span></text:p>
        </text:section>
        <text:section text:style-name="Sect1" text:name="calibre_link-2">
          <text:p text:style-name="P12">CONTRACAPA</text:p>
          <text:p text:style-name="P5">Graves desordens existiam na assembleia de Corinto e elas foram a razão desta epístola ter sido escrita. O apóstolo Paulo havia estado com os coríntios por 18 meses e certamente não teria permitido tais coisas acontecerem em seu meio enquanto esteve ali. Então é razoável assumir que as coisas na assembleia de Corinto se deterioraram muito em sua ausência.</text:p>
          <text:p text:style-name="P5">Paulo preferiu escrever aos coríntios com relação aos problemas entre eles ao invés de visitá-los pessoalmente. Se ele tivesse ido a Corinto, teria que usar a sua autoridade apostólica como uma vara de correção e julgar muitos deles que estavam em falta. Na epístola são tratados vários assuntos que precisavam ser corrigidos em relação à ordem interna da assembleia e à sua responsabilidade pública. Assim somos supridos com instrução divina para a manutenção da ordem na assembleia local de Cristãos. A epístola contempla a Igreja de Deus em seus privilégios e responsabilidades na Terra e apresenta a ordem indicada por Deus para o seu funcionamento normal.</text:p>
        </text:section>
        <text:section text:style-name="Sect1" text:name="calibre_link-47">
          <text:p text:style-name="P12">Notas</text:p>
          <text:p text:style-name="P4"><text:bookmark text:name="1"/><text:a xlink:type="simple" xlink:href="#(1)" text:style-name="Internet_20_link" text:visited-style-name="Visited_20_Internet_20_Link"><text:span text:style-name="T5">[←1]</text:span></text:a></text:p>
          <text:p text:style-name="P11">Como regra geral, quando a Escritura diz “<text:span text:style-name="T4">Jesus Cristo”</text:span>, está se referindo a Ele descendo a este mundo para cumprir a vontade de Deus; quando a Escritura diz “<text:span text:style-name="T4">Cristo Jesus”</text:span>, está se referindo a Ele ressuscitado, retornado ao céu e sentado à direita de Seu Pai.</text:p>
        </text:section>
        <text:section text:style-name="Sect1" text:name="calibre_link-44">
          <text:p text:style-name="P4"><text:bookmark text:name="2"/><text:a xlink:type="simple" xlink:href="#(2)" text:style-name="Internet_20_link" text:visited-style-name="Visited_20_Internet_20_Link"><text:span text:style-name="T5">[←2]</text:span></text:a></text:p>
          <text:p text:style-name="P11">A sabedoria é colocada em primeiro lugar porque esse é o assunto da discussão. A redenção é colocada por último porque se refere aos nossos corpos sendo redimidos na vinda do Senhor.</text:p>
        </text:section>
        <text:section text:style-name="Sect1" text:name="calibre_link-11">
          <text:p text:style-name="P4"><text:bookmark text:name="3"/><text:a xlink:type="simple" xlink:href="#(3)" text:style-name="Internet_20_link" text:visited-style-name="Visited_20_Internet_20_Link"><text:span text:style-name="T5">[←3]</text:span></text:a></text:p>
          <text:p text:style-name="P3"><text:span text:style-name="T5">“</text:span><text:span text:style-name="T8">Perfeito”</text:span><text:span text:style-name="T5"> aqui não significa que eles conheciam toda a verdade, mas que eles tinham “</text:span><text:span text:style-name="T8">este pensamento”</text:span><text:span text:style-name="T5"> (“estavam assim dispostos” – JND) nas coisas de Deus, como Paulo, não tendo nenhum outro objetivo em suas vidas – “</text:span><text:span text:style-name="T8">uma coisa faço...”</text:span><text:span text:style-name="T5"> (</text:span><text:a xlink:type="simple" xlink:href="http://mysword.info/b?r=Php_3:15" text:style-name="Internet_20_link" text:visited-style-name="Visited_20_Internet_20_Link"><text:span text:style-name="T5">Fp 3:15</text:span></text:a><text:span text:style-name="T5">). Alguns entre eles eram evidentemente assim, como mostra o capítulo </text:span><text:a xlink:type="simple" xlink:href="http://mysword.info/b?r=1Co_16:15-18" text:style-name="Internet_20_link" text:visited-style-name="Visited_20_Internet_20_Link"><text:span text:style-name="T5">16:15-18</text:span></text:a><text:span text:style-name="T5">. Mesmo um jovem crente pode ser “</text:span><text:span text:style-name="T8">perfeito”</text:span><text:span text:style-name="T5"> nesse sentido.</text:span></text:p>
        </text:section>
        <text:section text:style-name="Sect1" text:name="calibre_link-14">
          <text:p text:style-name="P4"><text:bookmark text:name="4"/><text:a xlink:type="simple" xlink:href="#(4)" text:style-name="Internet_20_link" text:visited-style-name="Visited_20_Internet_20_Link"><text:span text:style-name="T5">[←4]</text:span></text:a></text:p>
          <text:p text:style-name="P3"><text:soft-page-break/><text:span text:style-name="T5">Os gregos eram os “</text:span><text:span text:style-name="T8">príncipes”</text:span><text:span text:style-name="T5"> intelectuais naquela época, e os judeus eram os “</text:span><text:span text:style-name="T8">príncipes”</text:span><text:span text:style-name="T5"> inigualáveis em assuntos relacionados com a religião. Tanto os judeus como os gentios, liderados por seus príncipes, uniram–se para rejeitar e crucificar Cristo (</text:span><text:a xlink:type="simple" xlink:href="http://mysword.info/b?r=Act_2:23" text:style-name="Internet_20_link" text:visited-style-name="Visited_20_Internet_20_Link"><text:span text:style-name="T5">At 2:23</text:span></text:a><text:span text:style-name="T5">). Esta é a maior prova de que a sabedoria que emana do homem caído é inútil.</text:span></text:p>
        </text:section>
        <text:section text:style-name="Sect1" text:name="calibre_link-21">
          <text:p text:style-name="P4"><text:bookmark text:name="5"/><text:a xlink:type="simple" xlink:href="#(5)" text:style-name="Internet_20_link" text:visited-style-name="Visited_20_Internet_20_Link"><text:span text:style-name="T5">[←5]</text:span></text:a></text:p>
          <text:p text:style-name="P3"><text:span text:style-name="T5">Há três ocasiões em que o apóstolo fala de uma criança de uma maneira indesejável. Os Cristãos judeus ainda estavam nesse estado porque não haviam abandonado as formas e rituais da religião terrena – o judaísmo (</text:span><text:a xlink:type="simple" xlink:href="http://mysword.info/b?r=Heb_5:11-14" text:style-name="Internet_20_link" text:visited-style-name="Visited_20_Internet_20_Link"><text:span text:style-name="T5">Hb 5:11-14</text:span></text:a><text:span text:style-name="T5">). Os coríntios ainda eram criancinhas por causa de seu mundanismo e carnalidade (</text:span><text:a xlink:type="simple" xlink:href="http://mysword.info/b?r=1Co_3:1-2" text:style-name="Internet_20_link" text:visited-style-name="Visited_20_Internet_20_Link"><text:span text:style-name="T5">1 Co 3:1-2</text:span></text:a><text:span text:style-name="T5"> – ATB). E então, em </text:span><text:a xlink:type="simple" xlink:href="http://mysword.info/b?r=Eph_4:14" text:style-name="Internet_20_link" text:visited-style-name="Visited_20_Internet_20_Link"><text:span text:style-name="T5">Efésios 4:14</text:span></text:a><text:span text:style-name="T5">, ele fala de uma pessoa que permanece sendo um menino, por não valer-se dos dons dados à Igreja, que ajudam a pessoa a se desenvolver nas coisas de Deus. Nenhum destes é louvável. A única vez que a infância espiritual é aceitável é quando alguém é jovem na fé, sendo recém–salvo (</text:span><text:a xlink:type="simple" xlink:href="http://mysword.info/b?r=1Jo_2:18-27" text:style-name="Internet_20_link" text:visited-style-name="Visited_20_Internet_20_Link"><text:span text:style-name="T5">1 Jo 2:18-27</text:span></text:a><text:span text:style-name="T5">).</text:span></text:p>
        </text:section>
        <text:section text:style-name="Sect1" text:name="calibre_link-28">
          <text:p text:style-name="P4"><text:bookmark text:name="6"/><text:a xlink:type="simple" xlink:href="#(6)" text:style-name="Internet_20_link" text:visited-style-name="Visited_20_Internet_20_Link"><text:span text:style-name="T5">[←6]</text:span></text:a></text:p>
          <text:p text:style-name="P3"><text:span text:style-name="T5">Ele participa do Espírito somente de uma maneira exterior. Há duas palavras no grego para a palavra “participar” que não são distinguidas na tradução para o inglês. Uma </text:span><text:span text:style-name="T7">(koinoneo)</text:span><text:span text:style-name="T5">, refere–se a um compartilhamento igual, completo e comum, em alguma coisa. A outra </text:span><text:span text:style-name="T7">(metecho)</text:span><text:span text:style-name="T5">, indica um compartilhamento, mas não especifica em que grau o compartilhamento ocorre, implicando um mero compartilhamento superficial. É metecho que é usado em Hebreus </text:span><text:a xlink:type="simple" xlink:href="http://bibliaonline.com.br/hb:6:4" text:style-name="Internet_20_link" text:visited-style-name="Visited_20_Internet_20_Link"><text:span text:style-name="T5">6:4</text:span></text:a><text:span text:style-name="T5"> em conexão com meros professantes vazios participando do Espírito</text:span></text:p>
        </text:section>
        <text:section text:style-name="Sect1" text:name="calibre_link-41">
          <text:p text:style-name="P4"><text:bookmark text:name="7"/><text:a xlink:type="simple" xlink:href="#(7)" text:style-name="Internet_20_link" text:visited-style-name="Visited_20_Internet_20_Link"><text:span text:style-name="T5">[←7]</text:span></text:a></text:p>
          <text:p text:style-name="P3"><text:span text:style-name="T5">Podemos nos perguntar de que maneira “vida ou morte” é nossa. Estando em uma posição tão elevada “em Cristo”, o crente é visto acima de tudo na vida e na morte. Tudo o que enfrentamos na vida serve ao propósito de Deus em promover nossa educação e formação espiritual. As experiências da vida, que são ordenadas por Deus, têm finalidade de preparar o Cristão para a cena vindoura de glória. A morte em si mesma é uma inimiga (1 Co </text:span><text:a xlink:type="simple" xlink:href="http://mysword.info/b?r=1Co_15:26" text:style-name="Internet_20_link" text:visited-style-name="Visited_20_Internet_20_Link"><text:span text:style-name="T5">15:26</text:span></text:a><text:span text:style-name="T5">), mas foi anulada (</text:span><text:a xlink:type="simple" xlink:href="http://mysword.info/b?r=2Ti_1:10" text:style-name="Internet_20_link" text:visited-style-name="Visited_20_Internet_20_Link"><text:span text:style-name="T5">2Tm 1:10</text:span></text:a><text:span text:style-name="T5">) e foi colocada em um lugar de serventia para os filhos de Deus. Quando as experiências da vida se acabam e terminamos nosso curso neste mundo, a morte é convocada para agir como um serviçal para fazer nada mais do que nos levar para o céu.</text:span></text:p>
        </text:section>
        <text:section text:style-name="Sect1" text:name="calibre_link-30">
          <text:p text:style-name="P4"><text:bookmark text:name="8"/><text:a xlink:type="simple" xlink:href="#(8)" text:style-name="Internet_20_link" text:visited-style-name="Visited_20_Internet_20_Link"><text:span text:style-name="T5">[←8]</text:span></text:a></text:p>
          <text:p text:style-name="P11"><text:span text:style-name="T1">A. P. Cecil, </text:span>“<text:span text:style-name="T2">The First Epistle to the Corinthians”</text:span> <text:span text:style-name="T1">p. 23</text:span></text:p>
        </text:section>
        <text:section text:style-name="Sect1" text:name="calibre_link-16">
          <text:p text:style-name="P4"><text:bookmark text:name="9"/><text:a xlink:type="simple" xlink:href="#(9)" text:style-name="Internet_20_link" text:visited-style-name="Visited_20_Internet_20_Link"><text:span text:style-name="T5">[←9]</text:span></text:a></text:p>
          <text:p text:style-name="P11">N. do T.: A palavra grega Aoristos significa sem limite. Numa tradução mais livre, significa indefinido ou indeterminado. Indica uma ação que ocorreu pontualmente em algum momento do passado, sem relacioná-la com o presente. A ação ocorre uma única vez, de uma vez por todas.</text:p>
        </text:section>
        <text:section text:style-name="Sect1" text:name="calibre_link-0">
          <text:p text:style-name="P4"><text:bookmark text:name="10"/><text:a xlink:type="simple" xlink:href="#(10)" text:style-name="Internet_20_link" text:visited-style-name="Visited_20_Internet_20_Link"><text:span text:style-name="T5">[←10]</text:span></text:a></text:p>
          <text:p text:style-name="P3"><text:soft-page-break/><text:span text:style-name="T5">N. do T.: Nas versões inglesas KJV e JND é incluído o verbo “</text:span><text:span text:style-name="T7">let”</text:span><text:span text:style-name="T5"> (permita). A seguir há uma sugestão de onde ele se encontraria, numa versão livre dos versículos de 1 Coríntios </text:span><text:a xlink:type="simple" xlink:href="http://mysword.info/b?r=1Co_14:26-30" text:style-name="Internet_20_link" text:visited-style-name="Visited_20_Internet_20_Link"><text:span text:style-name="T5">14:26-30</text:span></text:a><text:span text:style-name="T5">: “Que farei, pois, irmãos? Quando vos congregais, cada um tem salmo, tem ensino, tem revelação, tem língua, tem interpretação; </text:span><text:span text:style-name="T7">[permita]</text:span><text:span text:style-name="T5"> que tudo se faça para edificação. Se alguém falar em língua, </text:span><text:span text:style-name="T7">[permita que]</text:span><text:span text:style-name="T5"> não falem senão dois ou, quando muito, três, e cada um por sua vez; </text:span><text:span text:style-name="T7">[permita que]</text:span><text:span text:style-name="T5"> haja um que interprete; mas se não houver intérprete, </text:span><text:span text:style-name="T7">[permita que]</text:span><text:span text:style-name="T5"> esteja calado na igreja, e </text:span><text:span text:style-name="T7">[permita que]</text:span><text:span text:style-name="T5"> fale consigo e com Deus. </text:span><text:span text:style-name="T7">[Permita que]</text:span><text:span text:style-name="T5"> falem os profetas, dois ou três, e </text:span><text:span text:style-name="T7">[permita que]</text:span><text:span text:style-name="T5"> os outros julguem; se for dada alguma revelação a outrem que estiver sentado, </text:span><text:span text:style-name="T7">[permita que]</text:span><text:span text:style-name="T5"> cale-se o primeiro.”</text:span></text:p>
        </text:section>
        <text:section text:style-name="Sect1" text:name="calibre_link-6">
          <text:p text:style-name="P4"><text:bookmark text:name="11"/><text:a xlink:type="simple" xlink:href="#(11)" text:style-name="Internet_20_link" text:visited-style-name="Visited_20_Internet_20_Link"><text:span text:style-name="T5">[←11]</text:span></text:a></text:p>
          <text:p text:style-name="P3"><text:span text:style-name="T5">“</text:span><text:span text:style-name="T8">O Cristo”</text:span><text:span text:style-name="T5"> é uma expressão nos escritos de Paulo que se refere à união mística de Cristo, a Cabeça, e os membros do Seu corpo, pela habitação do Espírito Santo (</text:span><text:a xlink:type="simple" xlink:href="http://mysword.info/b?r=1Co_12:12-13" text:style-name="Internet_20_link" text:visited-style-name="Visited_20_Internet_20_Link"><text:span text:style-name="T5">1 Co 12:12-13</text:span></text:a><text:span text:style-name="T5"> – JND).</text:span></text:p>
        </text:section>
        <text:section text:style-name="Sect1" text:name="calibre_link-9">
          <text:p text:style-name="P4"><text:bookmark text:name="12"/><text:a xlink:type="simple" xlink:href="#(12)" text:style-name="Internet_20_link" text:visited-style-name="Visited_20_Internet_20_Link"><text:span text:style-name="T5">[←12]</text:span></text:a></text:p>
          <text:p text:style-name="P11">N. do T.: Nem subentendida como na ARC e ATB.</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2" svg:font-family="FreeSans"/>
    <style:font-face style:name="Liberation Serif1" svg:font-family="'Liberation Serif', serif"/>
    <style:font-face style:name="Noto Sans CJK SC Regular1" svg:font-family="'Noto Sans CJK SC Regular'"/>
    <style:font-face style:name="FreeSans1" svg:font-family="FreeSans" style:font-family-generic="swiss"/>
    <style:font-face style:name="Liberation Serif" svg:font-family="'Liberation Serif'" style:font-family-generic="roman" style:font-pitch="variable"/>
    <style:font-face style:name="Albany" svg:font-family="Albany"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font-name-asian="Noto Sans CJK SC Regular"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size-asian="13pt" style:font-size-complex="13pt"/>
    </style:style>
    <style:style style:name="Text_20_body" style:display-name="Text body" style:family="paragraph" style:parent-style-name="Standard" style:class="text">
      <style:paragraph-properties fo:margin-top="0cm" fo:margin-bottom="0.25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class="text">
      <style:paragraph-properties fo:margin-top="0.423cm" fo:margin-bottom="0.21cm" loext:contextual-spacing="false"/>
      <style:text-properties style:font-name="Liberation Serif1" fo:font-family="'Liberation Serif', serif" fo:font-size="24pt" fo:font-weight="bold" style:font-name-asian="Noto Sans CJK SC Regular1" style:font-family-asian="'Noto Sans CJK SC Regular'" style:font-size-asian="24pt" style:font-weight-asian="bold" style:font-name-complex="FreeSans2" style:font-family-complex="FreeSans" style:font-size-complex="24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9-15T16:14:54.194202986</dc:date>
    <meta:editing-duration>PT2M10S</meta:editing-duration>
    <meta:editing-cycles>3</meta:editing-cycles>
    <meta:generator>LibreOffice/5.1.6.2$Linux_X86_64 LibreOffice_project/10m0$Build-2</meta:generator>
    <meta:document-statistic meta:table-count="0" meta:image-count="0" meta:object-count="0" meta:page-count="86" meta:paragraph-count="821" meta:word-count="46093" meta:character-count="271275" meta:non-whitespace-character-count="225370"/>
  </office:meta>
</office:document-meta>
</file>